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elvetica Neue" svg:font-family="'Helvetica Neue', 'Nimbus Sans', Helvetica, Arial, sans-serif"/>
    <style:font-face style:name="Mangal1" svg:font-family="Mangal"/>
    <style:font-face style:name="New Athena Unicode" svg:font-family="'New Athena Unicode', Gentium, 'Palatino Linotype', 'Lucida Grande', Galilee, 'Arial Unicode MS', sans-serif"/>
    <style:font-face style:name="S hne" svg:font-family="'S hne', ui-sans-serif, system-ui, apple-system, 'Segoe UI', Roboto, Ubuntu, Cantarell, 'Noto Sans', sans-serif, 'Helvetica Neue', Arial, 'Apple Color Emoji', 'Segoe UI Emoji', 'Segoe UI Symbol', 'Noto Color Emoji'"/>
    <style:font-face style:name="sans-serif" svg:font-family="sans-serif"/>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5167in" fo:margin-left="0.0035in" fo:margin-top="0in" fo:margin-bottom="0in" table:align="left" style:writing-mode="lr-tb"/>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style>
    <style:style style:name="Table1.A1" style:family="table-cell">
      <style:table-cell-properties fo:background-color="#ffffff" fo:padding-left="0.1528in" fo:padding-right="0.15in" fo:padding-top="0in" fo:padding-bottom="0in" fo:border="0.5pt solid #000000">
        <style:background-image/>
      </style:table-cell-properties>
    </style:style>
    <style:style style:name="Table2" style:family="table">
      <style:table-properties style:width="7.5167in" fo:margin-left="0.0035in" fo:margin-top="0in" fo:margin-bottom="0in" table:align="left" style:writing-mode="lr-tb"/>
    </style:style>
    <style:style style:name="Table2.A" style:family="table-column">
      <style:table-column-properties style:column-width="3.8028in"/>
    </style:style>
    <style:style style:name="Table2.B" style:family="table-column">
      <style:table-column-properties style:column-width="3.7139in"/>
    </style:style>
    <style:style style:name="Table2.1" style:family="table-row">
      <style:table-row-properties style:min-row-height="0.0139in" fo:keep-together="always"/>
    </style:style>
    <style:style style:name="Table2.A1" style:family="table-cell">
      <style:table-cell-properties fo:background-color="#ffffff" fo:padding-left="0.1528in" fo:padding-right="0.15in" fo:padding-top="0in" fo:padding-bottom="0in" fo:border="0.5pt solid #000000">
        <style:background-image/>
      </style:table-cell-properties>
    </style:style>
    <style:style style:name="Table2.A2" style:family="table-cell">
      <style:table-cell-properties fo:background-color="#ffffff" fo:padding-left="0.1528in" fo:padding-right="0.15in" fo:padding-top="0in" fo:padding-bottom="0in"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131ac2"/>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854in"/>
        </style:tab-stops>
      </style:paragraph-properties>
      <style:text-properties officeooo:paragraph-rsid="00131ac2"/>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937in"/>
        </style:tab-stops>
      </style:paragraph-properties>
      <style:text-properties officeooo:paragraph-rsid="00131ac2"/>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0.9791in"/>
        </style:tab-stops>
      </style:paragraph-properties>
      <style:text-properties officeooo:paragraph-rsid="00131ac2"/>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131ac2"/>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2811in"/>
        </style:tab-stops>
      </style:paragraph-properties>
      <style:text-properties officeooo:paragraph-rsid="00131ac2"/>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4374in"/>
        </style:tab-stops>
      </style:paragraph-properties>
      <style:text-properties officeooo:paragraph-rsid="00131ac2"/>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2083in"/>
        </style:tab-stops>
      </style:paragraph-properties>
      <style:text-properties officeooo:paragraph-rsid="00131ac2"/>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1354in"/>
        </style:tab-stops>
      </style:paragraph-properties>
      <style:text-properties officeooo:paragraph-rsid="00131ac2"/>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665in"/>
        </style:tab-stops>
      </style:paragraph-properties>
      <style:text-properties officeooo:paragraph-rsid="00131ac2"/>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417in"/>
        </style:tab-stops>
      </style:paragraph-properties>
      <style:text-properties officeooo:paragraph-rsid="00131ac2"/>
    </style:style>
    <style:style style:name="P1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ab-stops>
      </style:paragraph-properties>
      <style:text-properties officeooo:paragraph-rsid="00131ac2"/>
    </style:style>
    <style:style style:name="P1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7398in"/>
        </style:tab-stops>
      </style:paragraph-properties>
      <style:text-properties officeooo:paragraph-rsid="00131ac2"/>
    </style:style>
    <style:style style:name="P1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835in"/>
        </style:tab-stops>
      </style:paragraph-properties>
      <style:text-properties officeooo:paragraph-rsid="00131ac2"/>
    </style:style>
    <style:style style:name="P1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2602in"/>
        </style:tab-stops>
      </style:paragraph-properties>
      <style:text-properties officeooo:paragraph-rsid="00131ac2"/>
    </style:style>
    <style:style style:name="P1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02in"/>
        </style:tab-stops>
      </style:paragraph-properties>
      <style:text-properties officeooo:paragraph-rsid="00131ac2"/>
    </style:style>
    <style:style style:name="P1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0937in"/>
        </style:tab-stops>
      </style:paragraph-properties>
      <style:text-properties officeooo:paragraph-rsid="00131ac2"/>
    </style:style>
    <style:style style:name="P1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937in"/>
        </style:tab-stops>
      </style:paragraph-properties>
      <style:text-properties officeooo:paragraph-rsid="00131ac2"/>
    </style:style>
    <style:style style:name="P1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0311in"/>
        </style:tab-stops>
      </style:paragraph-properties>
      <style:text-properties officeooo:paragraph-rsid="00131ac2"/>
    </style:style>
    <style:style style:name="P2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2709in"/>
        </style:tab-stops>
      </style:paragraph-properties>
      <style:text-properties officeooo:paragraph-rsid="00131ac2"/>
    </style:style>
    <style:style style:name="P2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398in"/>
        </style:tab-stops>
      </style:paragraph-properties>
      <style:text-properties officeooo:paragraph-rsid="00131ac2"/>
    </style:style>
    <style:style style:name="P2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543in"/>
        </style:tab-stops>
      </style:paragraph-properties>
      <style:text-properties officeooo:paragraph-rsid="00131ac2"/>
    </style:style>
    <style:style style:name="P2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9689in"/>
        </style:tab-stops>
      </style:paragraph-properties>
      <style:text-properties officeooo:paragraph-rsid="00131ac2"/>
    </style:style>
    <style:style style:name="P2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6354in"/>
        </style:tab-stops>
      </style:paragraph-properties>
      <style:text-properties officeooo:paragraph-rsid="00131ac2"/>
    </style:style>
    <style:style style:name="P25" style:family="paragraph" style:parent-style-name="Standard">
      <style:paragraph-properties fo:margin-left="0in" fo:margin-right="0in" fo:text-align="center" style:justify-single-word="false" fo:orphans="0" fo:widows="0" fo:text-indent="0in" style:auto-text-indent="false" fo:keep-with-next="always">
        <style:tab-stops>
          <style:tab-stop style:position="0.8543in"/>
        </style:tab-stops>
      </style:paragraph-properties>
      <style:text-properties officeooo:paragraph-rsid="00131ac2"/>
    </style:style>
    <style:style style:name="P2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052in"/>
        </style:tab-stops>
      </style:paragraph-properties>
      <style:text-properties officeooo:paragraph-rsid="00131ac2"/>
    </style:style>
    <style:style style:name="P2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335in"/>
        </style:tab-stops>
      </style:paragraph-properties>
      <style:text-properties officeooo:paragraph-rsid="00131ac2"/>
    </style:style>
    <style:style style:name="P2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1252in"/>
        </style:tab-stops>
      </style:paragraph-properties>
      <style:text-properties officeooo:paragraph-rsid="00131ac2"/>
    </style:style>
    <style:style style:name="P29"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835in"/>
        </style:tab-stops>
      </style:paragraph-properties>
      <style:text-properties officeooo:paragraph-rsid="00131ac2"/>
    </style:style>
    <style:style style:name="P3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228in"/>
        </style:tab-stops>
      </style:paragraph-properties>
      <style:text-properties officeooo:paragraph-rsid="00131ac2"/>
    </style:style>
    <style:style style:name="P31" style:family="paragraph" style:parent-style-name="Standard">
      <style:paragraph-properties fo:margin-left="0in" fo:margin-right="0in" fo:text-align="center" style:justify-single-word="false" fo:orphans="0" fo:widows="0" fo:text-indent="0in" style:auto-text-indent="false" fo:keep-with-next="always">
        <style:tab-stops>
          <style:tab-stop style:position="0.9689in"/>
          <style:tab-stop style:position="1in" style:type="center"/>
        </style:tab-stops>
      </style:paragraph-properties>
      <style:text-properties officeooo:paragraph-rsid="00131ac2"/>
    </style:style>
    <style:style style:name="P3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228in"/>
        </style:tab-stops>
      </style:paragraph-properties>
      <style:text-properties officeooo:paragraph-rsid="00131ac2"/>
    </style:style>
    <style:style style:name="P3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7709in"/>
        </style:tab-stops>
      </style:paragraph-properties>
      <style:text-properties officeooo:paragraph-rsid="00131ac2"/>
    </style:style>
    <style:style style:name="P3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126in"/>
        </style:tab-stops>
      </style:paragraph-properties>
      <style:text-properties officeooo:paragraph-rsid="00131ac2"/>
    </style:style>
    <style:style style:name="P3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335in"/>
        </style:tab-stops>
      </style:paragraph-properties>
      <style:text-properties officeooo:paragraph-rsid="00131ac2"/>
    </style:style>
    <style:style style:name="P3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563in"/>
        </style:tab-stops>
      </style:paragraph-properties>
      <style:text-properties officeooo:paragraph-rsid="00131ac2"/>
    </style:style>
    <style:style style:name="P3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563in"/>
        </style:tab-stops>
      </style:paragraph-properties>
      <style:text-properties officeooo:paragraph-rsid="00131ac2"/>
    </style:style>
    <style:style style:name="P3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854in"/>
        </style:tab-stops>
      </style:paragraph-properties>
      <style:text-properties officeooo:paragraph-rsid="00131ac2"/>
    </style:style>
    <style:style style:name="P3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5in"/>
        </style:tab-stops>
      </style:paragraph-properties>
      <style:text-properties officeooo:paragraph-rsid="00131ac2"/>
    </style:style>
    <style:style style:name="P4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7709in"/>
        </style:tab-stops>
      </style:paragraph-properties>
      <style:text-properties officeooo:paragraph-rsid="00131ac2"/>
    </style:style>
    <style:style style:name="P4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543in"/>
        </style:tab-stops>
      </style:paragraph-properties>
      <style:text-properties officeooo:paragraph-rsid="00131ac2"/>
    </style:style>
    <style:style style:name="P4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835in"/>
        </style:tab-stops>
      </style:paragraph-properties>
      <style:text-properties officeooo:paragraph-rsid="00131ac2"/>
    </style:style>
    <style:style style:name="P4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291in"/>
        </style:tab-stops>
      </style:paragraph-properties>
      <style:text-properties officeooo:paragraph-rsid="00131ac2"/>
    </style:style>
    <style:style style:name="P4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102in"/>
        </style:tab-stops>
      </style:paragraph-properties>
      <style:text-properties officeooo:paragraph-rsid="00131ac2"/>
    </style:style>
    <style:style style:name="P4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728in"/>
        </style:tab-stops>
      </style:paragraph-properties>
      <style:text-properties officeooo:paragraph-rsid="00131ac2"/>
    </style:style>
    <style:style style:name="P4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689in"/>
        </style:tab-stops>
      </style:paragraph-properties>
      <style:text-properties officeooo:paragraph-rsid="00131ac2"/>
    </style:style>
    <style:style style:name="P4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131ac2"/>
    </style:style>
    <style:style style:name="P4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131ac2"/>
    </style:style>
    <style:style style:name="P4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165in"/>
        </style:tab-stops>
      </style:paragraph-properties>
      <style:text-properties officeooo:paragraph-rsid="00131ac2"/>
    </style:style>
    <style:style style:name="P5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6563in"/>
        </style:tab-stops>
      </style:paragraph-properties>
      <style:text-properties officeooo:paragraph-rsid="00131ac2"/>
    </style:style>
    <style:style style:name="P5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752in"/>
        </style:tab-stops>
      </style:paragraph-properties>
      <style:text-properties officeooo:paragraph-rsid="00131ac2"/>
    </style:style>
    <style:style style:name="P5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957in"/>
        </style:tab-stops>
      </style:paragraph-properties>
      <style:text-properties officeooo:paragraph-rsid="00131ac2"/>
    </style:style>
    <style:style style:name="P5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437in"/>
        </style:tab-stops>
      </style:paragraph-properties>
      <style:text-properties officeooo:paragraph-rsid="00131ac2"/>
    </style:style>
    <style:style style:name="P5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9272in"/>
        </style:tab-stops>
      </style:paragraph-properties>
      <style:text-properties officeooo:paragraph-rsid="00131ac2"/>
    </style:style>
    <style:style style:name="P5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1665in"/>
        </style:tab-stops>
      </style:paragraph-properties>
      <style:text-properties officeooo:paragraph-rsid="00131ac2"/>
    </style:style>
    <style:style style:name="P5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6874in"/>
        </style:tab-stops>
      </style:paragraph-properties>
      <style:text-properties officeooo:paragraph-rsid="00131ac2"/>
    </style:style>
    <style:style style:name="P5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937in"/>
        </style:tab-stops>
      </style:paragraph-properties>
      <style:text-properties officeooo:paragraph-rsid="00131ac2"/>
    </style:style>
    <style:style style:name="P5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0937in"/>
        </style:tab-stops>
      </style:paragraph-properties>
      <style:text-properties officeooo:paragraph-rsid="00131ac2"/>
    </style:style>
    <style:style style:name="P5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665in"/>
        </style:tab-stops>
      </style:paragraph-properties>
      <style:text-properties officeooo:paragraph-rsid="00131ac2"/>
    </style:style>
    <style:style style:name="P6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646in"/>
        </style:tab-stops>
      </style:paragraph-properties>
      <style:text-properties officeooo:paragraph-rsid="00131ac2"/>
    </style:style>
    <style:style style:name="P6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252in"/>
        </style:tab-stops>
      </style:paragraph-properties>
      <style:text-properties officeooo:paragraph-rsid="00131ac2"/>
    </style:style>
    <style:style style:name="P6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7398in"/>
        </style:tab-stops>
      </style:paragraph-properties>
      <style:text-properties officeooo:paragraph-rsid="00131ac2"/>
    </style:style>
    <style:style style:name="P63" style:family="paragraph" style:parent-style-name="Standard">
      <style:paragraph-properties fo:margin-left="0in" fo:margin-right="0in" fo:text-align="center" style:justify-single-word="false" fo:orphans="0" fo:widows="0" fo:text-indent="0in" style:auto-text-indent="false" fo:keep-with-next="always">
        <style:tab-stops>
          <style:tab-stop style:position="0.7811in"/>
          <style:tab-stop style:position="1in" style:type="center"/>
        </style:tab-stops>
      </style:paragraph-properties>
      <style:text-properties officeooo:paragraph-rsid="00131ac2"/>
    </style:style>
    <style:style style:name="P6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3in"/>
        </style:tab-stops>
      </style:paragraph-properties>
      <style:text-properties officeooo:paragraph-rsid="00131ac2"/>
    </style:style>
    <style:style style:name="P6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791in"/>
        </style:tab-stops>
      </style:paragraph-properties>
      <style:text-properties officeooo:paragraph-rsid="00131ac2"/>
    </style:style>
    <style:style style:name="P66" style:family="paragraph" style:parent-style-name="Standard">
      <style:paragraph-properties fo:margin-left="0in" fo:margin-right="0in" fo:text-align="center" style:justify-single-word="false" fo:orphans="0" fo:widows="0" fo:text-indent="0in" style:auto-text-indent="false" fo:keep-with-next="always"/>
      <style:text-properties officeooo:paragraph-rsid="00131ac2"/>
    </style:style>
    <style:style style:name="P67" style:family="paragraph" style:parent-style-name="Standard">
      <style:paragraph-properties fo:margin-left="0in" fo:margin-right="0in" fo:orphans="0" fo:widows="0" fo:text-indent="0in" style:auto-text-indent="false" fo:keep-with-next="always">
        <style:tab-stops>
          <style:tab-stop style:position="2.198in"/>
        </style:tab-stops>
      </style:paragraph-properties>
      <style:text-properties fo:language="el" fo:country="GR" officeooo:paragraph-rsid="00131ac2" style:font-size-complex="14pt" style:font-weight-complex="bold"/>
    </style:style>
    <style:style style:name="P68" style:family="paragraph" style:parent-style-name="Standard">
      <style:paragraph-properties fo:margin-left="0in" fo:margin-right="0in" fo:orphans="0" fo:widows="0" fo:text-indent="0in" style:auto-text-indent="false">
        <style:tab-stops>
          <style:tab-stop style:position="1.3854in"/>
        </style:tab-stops>
      </style:paragraph-properties>
      <style:text-properties officeooo:paragraph-rsid="00131ac2"/>
    </style:style>
    <style:style style:name="P69" style:family="paragraph" style:parent-style-name="Standard">
      <style:paragraph-properties fo:margin-left="0in" fo:margin-right="0in" fo:orphans="0" fo:widows="0" fo:text-indent="0in" style:auto-text-indent="false">
        <style:tab-stops>
          <style:tab-stop style:position="2.5937in"/>
        </style:tab-stops>
      </style:paragraph-properties>
      <style:text-properties officeooo:paragraph-rsid="00131ac2"/>
    </style:style>
    <style:style style:name="P70" style:family="paragraph" style:parent-style-name="Standard">
      <style:paragraph-properties fo:margin-left="0in" fo:margin-right="0in" fo:orphans="0" fo:widows="0" fo:text-indent="0in" style:auto-text-indent="false">
        <style:tab-stops>
          <style:tab-stop style:position="0.9791in"/>
        </style:tab-stops>
      </style:paragraph-properties>
      <style:text-properties officeooo:paragraph-rsid="00131ac2"/>
    </style:style>
    <style:style style:name="P71" style:family="paragraph" style:parent-style-name="Standard">
      <style:paragraph-properties fo:margin-left="0in" fo:margin-right="0in" fo:orphans="0" fo:widows="0" fo:text-indent="0in" style:auto-text-indent="false">
        <style:tab-stops>
          <style:tab-stop style:position="1.2811in"/>
        </style:tab-stops>
      </style:paragraph-properties>
      <style:text-properties officeooo:paragraph-rsid="00131ac2"/>
    </style:style>
    <style:style style:name="P72" style:family="paragraph" style:parent-style-name="Standard">
      <style:paragraph-properties fo:margin-left="0in" fo:margin-right="0in" fo:orphans="0" fo:widows="0" fo:text-indent="0in" style:auto-text-indent="false">
        <style:tab-stops>
          <style:tab-stop style:position="2.4374in"/>
        </style:tab-stops>
      </style:paragraph-properties>
      <style:text-properties officeooo:paragraph-rsid="00131ac2"/>
    </style:style>
    <style:style style:name="P73" style:family="paragraph" style:parent-style-name="Standard">
      <style:paragraph-properties fo:margin-left="0in" fo:margin-right="0in" fo:orphans="0" fo:widows="0" fo:text-indent="0in" style:auto-text-indent="false">
        <style:tab-stops>
          <style:tab-stop style:position="2.2083in"/>
        </style:tab-stops>
      </style:paragraph-properties>
      <style:text-properties officeooo:paragraph-rsid="00131ac2"/>
    </style:style>
    <style:style style:name="P74" style:family="paragraph" style:parent-style-name="Standard">
      <style:paragraph-properties fo:margin-left="0in" fo:margin-right="0in" fo:orphans="0" fo:widows="0" fo:text-indent="0in" style:auto-text-indent="false">
        <style:tab-stops>
          <style:tab-stop style:position="1.1354in"/>
        </style:tab-stops>
      </style:paragraph-properties>
      <style:text-properties officeooo:paragraph-rsid="00131ac2"/>
    </style:style>
    <style:style style:name="P75" style:family="paragraph" style:parent-style-name="Standard">
      <style:paragraph-properties fo:margin-left="0in" fo:margin-right="0in" fo:orphans="0" fo:widows="0" fo:text-indent="0in" style:auto-text-indent="false">
        <style:tab-stops>
          <style:tab-stop style:position="2.1665in"/>
        </style:tab-stops>
      </style:paragraph-properties>
      <style:text-properties officeooo:paragraph-rsid="00131ac2"/>
    </style:style>
    <style:style style:name="P76"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131ac2"/>
    </style:style>
    <style:style style:name="P77" style:family="paragraph" style:parent-style-name="Standard">
      <style:paragraph-properties fo:margin-left="0in" fo:margin-right="0in" fo:orphans="0" fo:widows="0" fo:text-indent="0in" style:auto-text-indent="false">
        <style:tab-stops>
          <style:tab-stop style:position="1in"/>
        </style:tab-stops>
      </style:paragraph-properties>
      <style:text-properties officeooo:paragraph-rsid="00131ac2"/>
    </style:style>
    <style:style style:name="P78" style:family="paragraph" style:parent-style-name="Standard">
      <style:paragraph-properties fo:margin-left="0in" fo:margin-right="0in" fo:orphans="0" fo:widows="0" fo:text-indent="0in" style:auto-text-indent="false">
        <style:tab-stops>
          <style:tab-stop style:position="2.7398in"/>
        </style:tab-stops>
      </style:paragraph-properties>
      <style:text-properties officeooo:paragraph-rsid="00131ac2"/>
    </style:style>
    <style:style style:name="P79" style:family="paragraph" style:parent-style-name="Standard">
      <style:paragraph-properties fo:margin-left="0in" fo:margin-right="0in" fo:orphans="0" fo:widows="0" fo:text-indent="0in" style:auto-text-indent="false">
        <style:tab-stops>
          <style:tab-stop style:position="2.0835in"/>
        </style:tab-stops>
      </style:paragraph-properties>
      <style:text-properties officeooo:paragraph-rsid="00131ac2"/>
    </style:style>
    <style:style style:name="P80" style:family="paragraph" style:parent-style-name="Standard">
      <style:paragraph-properties fo:margin-left="0in" fo:margin-right="0in" fo:orphans="0" fo:widows="0" fo:text-indent="0in" style:auto-text-indent="false">
        <style:tab-stops>
          <style:tab-stop style:position="2.2602in"/>
        </style:tab-stops>
      </style:paragraph-properties>
      <style:text-properties officeooo:paragraph-rsid="00131ac2"/>
    </style:style>
    <style:style style:name="P81" style:family="paragraph" style:parent-style-name="Standard">
      <style:paragraph-properties fo:margin-left="0in" fo:margin-right="0in" fo:orphans="0" fo:widows="0" fo:text-indent="0in" style:auto-text-indent="false">
        <style:tab-stops>
          <style:tab-stop style:position="2.302in"/>
        </style:tab-stops>
      </style:paragraph-properties>
      <style:text-properties officeooo:paragraph-rsid="00131ac2"/>
    </style:style>
    <style:style style:name="P82" style:family="paragraph" style:parent-style-name="Standard">
      <style:paragraph-properties fo:margin-left="0in" fo:margin-right="0in" fo:orphans="0" fo:widows="0" fo:text-indent="0in" style:auto-text-indent="false">
        <style:tab-stops>
          <style:tab-stop style:position="2.0937in"/>
        </style:tab-stops>
      </style:paragraph-properties>
      <style:text-properties officeooo:paragraph-rsid="00131ac2"/>
    </style:style>
    <style:style style:name="P83" style:family="paragraph" style:parent-style-name="Standard">
      <style:paragraph-properties fo:margin-left="0in" fo:margin-right="0in" fo:orphans="0" fo:widows="0" fo:text-indent="0in" style:auto-text-indent="false">
        <style:tab-stops>
          <style:tab-stop style:position="1.0311in"/>
        </style:tab-stops>
      </style:paragraph-properties>
      <style:text-properties officeooo:paragraph-rsid="00131ac2"/>
    </style:style>
    <style:style style:name="P84" style:family="paragraph" style:parent-style-name="Standard">
      <style:paragraph-properties fo:margin-left="0in" fo:margin-right="0in" fo:orphans="0" fo:widows="0" fo:text-indent="0in" style:auto-text-indent="false">
        <style:tab-stops>
          <style:tab-stop style:position="1.2709in"/>
        </style:tab-stops>
      </style:paragraph-properties>
      <style:text-properties officeooo:paragraph-rsid="00131ac2"/>
    </style:style>
    <style:style style:name="P85" style:family="paragraph" style:parent-style-name="Standard">
      <style:paragraph-properties fo:margin-left="0in" fo:margin-right="0in" fo:orphans="0" fo:widows="0" fo:text-indent="0in" style:auto-text-indent="false">
        <style:tab-stops>
          <style:tab-stop style:position="2.2398in"/>
        </style:tab-stops>
      </style:paragraph-properties>
      <style:text-properties officeooo:paragraph-rsid="00131ac2"/>
    </style:style>
    <style:style style:name="P86" style:family="paragraph" style:parent-style-name="Standard">
      <style:paragraph-properties fo:margin-left="0in" fo:margin-right="0in" fo:orphans="0" fo:widows="0" fo:text-indent="0in" style:auto-text-indent="false">
        <style:tab-stops>
          <style:tab-stop style:position="1.3543in"/>
        </style:tab-stops>
      </style:paragraph-properties>
      <style:text-properties officeooo:paragraph-rsid="00131ac2"/>
    </style:style>
    <style:style style:name="P87" style:family="paragraph" style:parent-style-name="Standard">
      <style:paragraph-properties fo:margin-left="0in" fo:margin-right="0in" fo:orphans="0" fo:widows="0" fo:text-indent="0in" style:auto-text-indent="false">
        <style:tab-stops>
          <style:tab-stop style:position="2.9689in"/>
        </style:tab-stops>
      </style:paragraph-properties>
      <style:text-properties officeooo:paragraph-rsid="00131ac2"/>
    </style:style>
    <style:style style:name="P88" style:family="paragraph" style:parent-style-name="Standard">
      <style:paragraph-properties fo:margin-left="0in" fo:margin-right="0in" fo:orphans="0" fo:widows="0" fo:text-indent="0in" style:auto-text-indent="false">
        <style:tab-stops>
          <style:tab-stop style:position="2.6354in"/>
        </style:tab-stops>
      </style:paragraph-properties>
      <style:text-properties officeooo:paragraph-rsid="00131ac2"/>
    </style:style>
    <style:style style:name="P89" style:family="paragraph" style:parent-style-name="Standard">
      <style:paragraph-properties fo:margin-left="0in" fo:margin-right="0in" fo:orphans="0" fo:widows="0" fo:text-indent="0in" style:auto-text-indent="false">
        <style:tab-stops>
          <style:tab-stop style:position="0.8543in"/>
        </style:tab-stops>
      </style:paragraph-properties>
      <style:text-properties officeooo:paragraph-rsid="00131ac2"/>
    </style:style>
    <style:style style:name="P90" style:family="paragraph" style:parent-style-name="Standard">
      <style:paragraph-properties fo:margin-left="0in" fo:margin-right="0in" fo:orphans="0" fo:widows="0" fo:text-indent="0in" style:auto-text-indent="false">
        <style:tab-stops>
          <style:tab-stop style:position="1.052in"/>
        </style:tab-stops>
      </style:paragraph-properties>
      <style:text-properties officeooo:paragraph-rsid="00131ac2"/>
    </style:style>
    <style:style style:name="P91" style:family="paragraph" style:parent-style-name="Standard">
      <style:paragraph-properties fo:margin-left="0in" fo:margin-right="0in" fo:orphans="0" fo:widows="0" fo:text-indent="0in" style:auto-text-indent="false">
        <style:tab-stops>
          <style:tab-stop style:position="2.3335in"/>
        </style:tab-stops>
      </style:paragraph-properties>
      <style:text-properties officeooo:paragraph-rsid="00131ac2"/>
    </style:style>
    <style:style style:name="P92" style:family="paragraph" style:parent-style-name="Standard">
      <style:paragraph-properties fo:margin-left="0in" fo:margin-right="0in" fo:orphans="0" fo:widows="0" fo:text-indent="0in" style:auto-text-indent="false">
        <style:tab-stops>
          <style:tab-stop style:position="1.1252in"/>
        </style:tab-stops>
      </style:paragraph-properties>
      <style:text-properties officeooo:paragraph-rsid="00131ac2"/>
    </style:style>
    <style:style style:name="P93"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131ac2"/>
    </style:style>
    <style:style style:name="P94" style:family="paragraph" style:parent-style-name="Standard">
      <style:paragraph-properties fo:margin-left="0in" fo:margin-right="0in" fo:orphans="0" fo:widows="0" fo:text-indent="0in" style:auto-text-indent="false">
        <style:tab-stops>
          <style:tab-stop style:position="2.3228in"/>
        </style:tab-stops>
      </style:paragraph-properties>
      <style:text-properties officeooo:paragraph-rsid="00131ac2"/>
    </style:style>
    <style:style style:name="P95" style:family="paragraph" style:parent-style-name="Standard">
      <style:paragraph-properties fo:margin-left="0in" fo:margin-right="0in" fo:orphans="0" fo:widows="0" fo:text-indent="0in" style:auto-text-indent="false">
        <style:tab-stops>
          <style:tab-stop style:position="0.9689in"/>
        </style:tab-stops>
      </style:paragraph-properties>
      <style:text-properties officeooo:paragraph-rsid="00131ac2"/>
    </style:style>
    <style:style style:name="P96" style:family="paragraph" style:parent-style-name="Standard">
      <style:paragraph-properties fo:margin-left="0in" fo:margin-right="0in" fo:orphans="0" fo:widows="0" fo:text-indent="0in" style:auto-text-indent="false">
        <style:tab-stops>
          <style:tab-stop style:position="1.3228in"/>
        </style:tab-stops>
      </style:paragraph-properties>
      <style:text-properties officeooo:paragraph-rsid="00131ac2"/>
    </style:style>
    <style:style style:name="P97" style:family="paragraph" style:parent-style-name="Standard">
      <style:paragraph-properties fo:margin-left="0in" fo:margin-right="0in" fo:orphans="0" fo:widows="0" fo:text-indent="0in" style:auto-text-indent="false">
        <style:tab-stops>
          <style:tab-stop style:position="2.7709in"/>
        </style:tab-stops>
      </style:paragraph-properties>
      <style:text-properties officeooo:paragraph-rsid="00131ac2"/>
    </style:style>
    <style:style style:name="P98" style:family="paragraph" style:parent-style-name="Standard">
      <style:paragraph-properties fo:margin-left="0in" fo:margin-right="0in" fo:orphans="0" fo:widows="0" fo:text-indent="0in" style:auto-text-indent="false">
        <style:tab-stops>
          <style:tab-stop style:position="2.3126in"/>
        </style:tab-stops>
      </style:paragraph-properties>
      <style:text-properties officeooo:paragraph-rsid="00131ac2"/>
    </style:style>
    <style:style style:name="P99" style:family="paragraph" style:parent-style-name="Standard">
      <style:paragraph-properties fo:margin-left="0in" fo:margin-right="0in" fo:orphans="0" fo:widows="0" fo:text-indent="0in" style:auto-text-indent="false">
        <style:tab-stops>
          <style:tab-stop style:position="2.1563in"/>
        </style:tab-stops>
      </style:paragraph-properties>
      <style:text-properties officeooo:paragraph-rsid="00131ac2"/>
    </style:style>
    <style:style style:name="P100" style:family="paragraph" style:parent-style-name="Standard">
      <style:paragraph-properties fo:margin-left="0in" fo:margin-right="0in" fo:orphans="0" fo:widows="0" fo:text-indent="0in" style:auto-text-indent="false">
        <style:tab-stops>
          <style:tab-stop style:position="2.3854in"/>
        </style:tab-stops>
      </style:paragraph-properties>
      <style:text-properties officeooo:paragraph-rsid="00131ac2"/>
    </style:style>
    <style:style style:name="P101" style:family="paragraph" style:parent-style-name="Standard">
      <style:paragraph-properties fo:margin-left="0in" fo:margin-right="0in" fo:orphans="0" fo:widows="0" fo:text-indent="0in" style:auto-text-indent="false">
        <style:tab-stops>
          <style:tab-stop style:position="2.25in"/>
        </style:tab-stops>
      </style:paragraph-properties>
      <style:text-properties officeooo:paragraph-rsid="00131ac2"/>
    </style:style>
    <style:style style:name="P102" style:family="paragraph" style:parent-style-name="Standard">
      <style:paragraph-properties fo:margin-left="0in" fo:margin-right="0in" fo:orphans="0" fo:widows="0" fo:text-indent="0in" style:auto-text-indent="false">
        <style:tab-stops>
          <style:tab-stop style:position="2.3543in"/>
        </style:tab-stops>
      </style:paragraph-properties>
      <style:text-properties officeooo:paragraph-rsid="00131ac2"/>
    </style:style>
    <style:style style:name="P103" style:family="paragraph" style:parent-style-name="Standard">
      <style:paragraph-properties fo:margin-left="0in" fo:margin-right="0in" fo:orphans="0" fo:widows="0" fo:text-indent="0in" style:auto-text-indent="false">
        <style:tab-stops>
          <style:tab-stop style:position="2.2291in"/>
        </style:tab-stops>
      </style:paragraph-properties>
      <style:text-properties officeooo:paragraph-rsid="00131ac2"/>
    </style:style>
    <style:style style:name="P104" style:family="paragraph" style:parent-style-name="Standard">
      <style:paragraph-properties fo:margin-left="0in" fo:margin-right="0in" fo:orphans="0" fo:widows="0" fo:text-indent="0in" style:auto-text-indent="false">
        <style:tab-stops>
          <style:tab-stop style:position="2.5102in"/>
        </style:tab-stops>
      </style:paragraph-properties>
      <style:text-properties officeooo:paragraph-rsid="00131ac2"/>
    </style:style>
    <style:style style:name="P105" style:family="paragraph" style:parent-style-name="Standard">
      <style:paragraph-properties fo:margin-left="0in" fo:margin-right="0in" fo:orphans="0" fo:widows="0" fo:text-indent="0in" style:auto-text-indent="false">
        <style:tab-stops>
          <style:tab-stop style:position="2.0728in"/>
        </style:tab-stops>
      </style:paragraph-properties>
      <style:text-properties officeooo:paragraph-rsid="00131ac2"/>
    </style:style>
    <style:style style:name="P106" style:family="paragraph" style:parent-style-name="Standard">
      <style:paragraph-properties fo:margin-left="0in" fo:margin-right="0in" fo:orphans="0" fo:widows="0" fo:text-indent="0in" style:auto-text-indent="false">
        <style:tab-stops>
          <style:tab-stop style:position="2.4689in"/>
        </style:tab-stops>
      </style:paragraph-properties>
      <style:text-properties officeooo:paragraph-rsid="00131ac2"/>
    </style:style>
    <style:style style:name="P107"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131ac2"/>
    </style:style>
    <style:style style:name="P108" style:family="paragraph" style:parent-style-name="Standard">
      <style:paragraph-properties fo:margin-left="0in" fo:margin-right="0in" fo:orphans="0" fo:widows="0" fo:text-indent="0in" style:auto-text-indent="false">
        <style:tab-stops>
          <style:tab-stop style:position="1in" style:type="center"/>
          <style:tab-stop style:position="2.198in"/>
        </style:tab-stops>
      </style:paragraph-properties>
      <style:text-properties officeooo:paragraph-rsid="00131ac2"/>
    </style:style>
    <style:style style:name="P109" style:family="paragraph" style:parent-style-name="Standard">
      <style:paragraph-properties fo:margin-left="0in" fo:margin-right="0in" fo:orphans="0" fo:widows="0" fo:text-indent="0in" style:auto-text-indent="false">
        <style:tab-stops>
          <style:tab-stop style:position="2.4165in"/>
        </style:tab-stops>
      </style:paragraph-properties>
      <style:text-properties officeooo:paragraph-rsid="00131ac2"/>
    </style:style>
    <style:style style:name="P110" style:family="paragraph" style:parent-style-name="Standard">
      <style:paragraph-properties fo:margin-left="0in" fo:margin-right="0in" fo:orphans="0" fo:widows="0" fo:text-indent="0in" style:auto-text-indent="false">
        <style:tab-stops>
          <style:tab-stop style:position="2.6563in"/>
        </style:tab-stops>
      </style:paragraph-properties>
      <style:text-properties officeooo:paragraph-rsid="00131ac2"/>
    </style:style>
    <style:style style:name="P111" style:family="paragraph" style:parent-style-name="Standard">
      <style:paragraph-properties fo:margin-left="0in" fo:margin-right="0in" fo:orphans="0" fo:widows="0" fo:text-indent="0in" style:auto-text-indent="false">
        <style:tab-stops>
          <style:tab-stop style:position="2.3957in"/>
        </style:tab-stops>
      </style:paragraph-properties>
      <style:text-properties officeooo:paragraph-rsid="00131ac2"/>
    </style:style>
    <style:style style:name="P112" style:family="paragraph" style:parent-style-name="Standard">
      <style:paragraph-properties fo:margin-left="0in" fo:margin-right="0in" fo:orphans="0" fo:widows="0" fo:text-indent="0in" style:auto-text-indent="false">
        <style:tab-stops>
          <style:tab-stop style:position="2.3437in"/>
        </style:tab-stops>
      </style:paragraph-properties>
      <style:text-properties officeooo:paragraph-rsid="00131ac2"/>
    </style:style>
    <style:style style:name="P113" style:family="paragraph" style:parent-style-name="Standard">
      <style:paragraph-properties fo:margin-left="0in" fo:margin-right="0in" fo:orphans="0" fo:widows="0" fo:text-indent="0in" style:auto-text-indent="false">
        <style:tab-stops>
          <style:tab-stop style:position="2.9272in"/>
        </style:tab-stops>
      </style:paragraph-properties>
      <style:text-properties officeooo:paragraph-rsid="00131ac2"/>
    </style:style>
    <style:style style:name="P114" style:family="paragraph" style:parent-style-name="Standard">
      <style:paragraph-properties fo:margin-left="0in" fo:margin-right="0in" fo:orphans="0" fo:widows="0" fo:text-indent="0in" style:auto-text-indent="false">
        <style:tab-stops>
          <style:tab-stop style:position="1.1665in"/>
        </style:tab-stops>
      </style:paragraph-properties>
      <style:text-properties officeooo:paragraph-rsid="00131ac2"/>
    </style:style>
    <style:style style:name="P115" style:family="paragraph" style:parent-style-name="Standard">
      <style:paragraph-properties fo:margin-left="0in" fo:margin-right="0in" fo:orphans="0" fo:widows="0" fo:text-indent="0in" style:auto-text-indent="false">
        <style:tab-stops>
          <style:tab-stop style:position="2.6874in"/>
        </style:tab-stops>
      </style:paragraph-properties>
      <style:text-properties officeooo:paragraph-rsid="00131ac2"/>
    </style:style>
    <style:style style:name="P116" style:family="paragraph" style:parent-style-name="Standard">
      <style:paragraph-properties fo:margin-left="0in" fo:margin-right="0in" fo:orphans="0" fo:widows="0" fo:text-indent="0in" style:auto-text-indent="false">
        <style:tab-stops>
          <style:tab-stop style:position="1.0937in"/>
        </style:tab-stops>
      </style:paragraph-properties>
      <style:text-properties officeooo:paragraph-rsid="00131ac2"/>
    </style:style>
    <style:style style:name="P117" style:family="paragraph" style:parent-style-name="Standard">
      <style:paragraph-properties fo:margin-left="0in" fo:margin-right="0in" fo:orphans="0" fo:widows="0" fo:text-indent="0in" style:auto-text-indent="false">
        <style:tab-stops>
          <style:tab-stop style:position="2.3646in"/>
        </style:tab-stops>
      </style:paragraph-properties>
      <style:text-properties officeooo:paragraph-rsid="00131ac2"/>
    </style:style>
    <style:style style:name="P118" style:family="paragraph" style:parent-style-name="Standard">
      <style:paragraph-properties fo:margin-left="0in" fo:margin-right="0in" fo:orphans="0" fo:widows="0" fo:text-indent="0in" style:auto-text-indent="false">
        <style:tab-stops>
          <style:tab-stop style:position="2.1252in"/>
        </style:tab-stops>
      </style:paragraph-properties>
      <style:text-properties officeooo:paragraph-rsid="00131ac2"/>
    </style:style>
    <style:style style:name="P119" style:family="paragraph" style:parent-style-name="Standard">
      <style:paragraph-properties fo:margin-left="0in" fo:margin-right="0in" fo:orphans="0" fo:widows="0" fo:text-indent="0in" style:auto-text-indent="false">
        <style:tab-stops>
          <style:tab-stop style:position="0.7811in"/>
        </style:tab-stops>
      </style:paragraph-properties>
      <style:text-properties officeooo:paragraph-rsid="00131ac2"/>
    </style:style>
    <style:style style:name="P120" style:family="paragraph" style:parent-style-name="Standard">
      <style:paragraph-properties fo:margin-left="0in" fo:margin-right="0in" fo:orphans="0" fo:widows="0" fo:text-indent="0in" style:auto-text-indent="false">
        <style:tab-stops>
          <style:tab-stop style:position="3in"/>
        </style:tab-stops>
      </style:paragraph-properties>
      <style:text-properties officeooo:paragraph-rsid="00131ac2"/>
    </style:style>
    <style:style style:name="P121" style:family="paragraph" style:parent-style-name="Standard">
      <style:paragraph-properties fo:margin-left="0in" fo:margin-right="0in" fo:orphans="0" fo:widows="0" fo:text-indent="0in" style:auto-text-indent="false">
        <style:tab-stops>
          <style:tab-stop style:position="2.4791in"/>
        </style:tab-stops>
      </style:paragraph-properties>
      <style:text-properties officeooo:paragraph-rsid="00131ac2"/>
    </style:style>
    <style:style style:name="P122" style:family="paragraph" style:parent-style-name="Standard">
      <style:paragraph-properties fo:margin-left="0in" fo:margin-right="0in" fo:orphans="0" fo:widows="0" fo:text-indent="0in" style:auto-text-indent="false"/>
      <style:text-properties officeooo:paragraph-rsid="00131ac2"/>
    </style:style>
    <style:style style:name="P123" style:family="paragraph" style:parent-style-name="Standard">
      <style:paragraph-properties fo:margin-left="0in" fo:margin-right="0in" fo:orphans="0" fo:widows="0" fo:text-indent="0in" style:auto-text-indent="false"/>
      <style:text-properties style:font-name="AncientGreek" fo:language="el" fo:country="GR" officeooo:paragraph-rsid="00131ac2"/>
    </style:style>
    <style:style style:name="P124" style:family="paragraph" style:parent-style-name="Standard">
      <style:paragraph-properties fo:margin-left="0in" fo:margin-right="0in" fo:orphans="0" fo:widows="0" fo:text-indent="0in" style:auto-text-indent="false"/>
      <style:text-properties style:font-name="AncientGreek" officeooo:paragraph-rsid="00131ac2"/>
    </style:style>
    <style:style style:name="P125" style:family="paragraph" style:parent-style-name="Standard">
      <style:paragraph-properties fo:margin-left="0in" fo:margin-right="0in" fo:orphans="0" fo:widows="0" fo:text-indent="0in" style:auto-text-indent="false"/>
      <style:text-properties style:font-name="AncientGreek" officeooo:paragraph-rsid="001e5c32"/>
    </style:style>
    <style:style style:name="P126" style:family="paragraph" style:parent-style-name="Standard">
      <style:paragraph-properties fo:margin-left="0in" fo:margin-right="0in" fo:orphans="0" fo:widows="0" fo:text-indent="0in" style:auto-text-indent="false"/>
      <style:text-properties style:font-name="AncientGreek" fo:language="en" fo:country="US" officeooo:rsid="0013bdb0" officeooo:paragraph-rsid="0013bdb0"/>
    </style:style>
    <style:style style:name="P127" style:family="paragraph" style:parent-style-name="Standard">
      <style:paragraph-properties fo:margin-left="0in" fo:margin-right="0in" fo:orphans="0" fo:widows="0" fo:text-indent="0in" style:auto-text-indent="false"/>
      <style:text-properties style:font-name="AncientGreek" fo:language="en" fo:country="US" officeooo:rsid="0013e633" officeooo:paragraph-rsid="0013e633"/>
    </style:style>
    <style:style style:name="P128" style:family="paragraph" style:parent-style-name="Standard">
      <style:paragraph-properties fo:margin-left="0in" fo:margin-right="0in" fo:orphans="0" fo:widows="0" fo:text-indent="0in" style:auto-text-indent="false"/>
      <style:text-properties style:font-name="AncientGreek" fo:language="en" fo:country="US" officeooo:rsid="0015ef35" officeooo:paragraph-rsid="0015ef35"/>
    </style:style>
    <style:style style:name="P129" style:family="paragraph" style:parent-style-name="Standard">
      <style:paragraph-properties fo:margin-left="0in" fo:margin-right="0in" fo:orphans="0" fo:widows="0" fo:text-indent="0in" style:auto-text-indent="false"/>
      <style:text-properties style:font-name="AncientGreek" fo:language="en" fo:country="US" officeooo:rsid="0017420a" officeooo:paragraph-rsid="00197071"/>
    </style:style>
    <style:style style:name="P130" style:family="paragraph" style:parent-style-name="Standard">
      <style:paragraph-properties fo:margin-left="0in" fo:margin-right="0in" fo:orphans="0" fo:widows="0" fo:text-indent="0in" style:auto-text-indent="false"/>
      <style:text-properties style:font-name="AncientGreek" fo:language="en" fo:country="US" officeooo:rsid="001b40d4" officeooo:paragraph-rsid="001b40d4"/>
    </style:style>
    <style:style style:name="P131" style:family="paragraph" style:parent-style-name="Standard">
      <style:paragraph-properties fo:margin-left="0in" fo:margin-right="0in" fo:orphans="0" fo:widows="0" fo:text-indent="0in" style:auto-text-indent="false"/>
      <style:text-properties style:font-name="AncientGreek" fo:language="en" fo:country="US" officeooo:rsid="001be370" officeooo:paragraph-rsid="001be370"/>
    </style:style>
    <style:style style:name="P132" style:family="paragraph" style:parent-style-name="Standard">
      <style:paragraph-properties fo:margin-left="0in" fo:margin-right="0in" fo:orphans="0" fo:widows="0" fo:text-indent="0in" style:auto-text-indent="false"/>
      <style:text-properties style:font-name="AncientGreek" fo:language="en" fo:country="US" officeooo:rsid="001c17f5" officeooo:paragraph-rsid="001c17f5"/>
    </style:style>
    <style:style style:name="P133" style:family="paragraph" style:parent-style-name="Standard">
      <style:paragraph-properties fo:margin-left="0in" fo:margin-right="0in" fo:orphans="0" fo:widows="0" fo:text-indent="0in" style:auto-text-indent="false"/>
      <style:text-properties style:font-name="AncientGreek" fo:language="en" fo:country="US" officeooo:rsid="001e5c32" officeooo:paragraph-rsid="001e5c32"/>
    </style:style>
    <style:style style:name="P134"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1ec166"/>
    </style:style>
    <style:style style:name="P135"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201bc6"/>
    </style:style>
    <style:style style:name="P136"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217107"/>
    </style:style>
    <style:style style:name="P137" style:family="paragraph" style:parent-style-name="Standard">
      <style:paragraph-properties fo:margin-left="0in" fo:margin-right="0in" fo:orphans="0" fo:widows="0" fo:text-indent="0in" style:auto-text-indent="false"/>
      <style:text-properties style:font-name="AncientGreek" fo:language="en" fo:country="US" officeooo:rsid="0021d6cb" officeooo:paragraph-rsid="0021d6cb"/>
    </style:style>
    <style:style style:name="P138" style:family="paragraph" style:parent-style-name="Standard">
      <style:paragraph-properties fo:margin-left="0in" fo:margin-right="0in" fo:orphans="0" fo:widows="0" fo:text-indent="0in" style:auto-text-indent="false"/>
      <style:text-properties style:font-name="AncientGreek" fo:language="en" fo:country="US" officeooo:rsid="00251d12" officeooo:paragraph-rsid="00251d12"/>
    </style:style>
    <style:style style:name="P139" style:family="paragraph" style:parent-style-name="Standard">
      <style:paragraph-properties fo:margin-left="0in" fo:margin-right="0in" fo:orphans="0" fo:widows="0" fo:text-indent="0in" style:auto-text-indent="false"/>
      <style:text-properties style:font-name="AncientGreek" fo:language="en" fo:country="US" officeooo:rsid="00271219" officeooo:paragraph-rsid="00271219"/>
    </style:style>
    <style:style style:name="P140" style:family="paragraph" style:parent-style-name="Standard">
      <style:paragraph-properties fo:margin-left="0in" fo:margin-right="0in" fo:orphans="0" fo:widows="0" fo:text-indent="0in" style:auto-text-indent="false"/>
      <style:text-properties style:font-name="AncientGreek" fo:language="en" fo:country="US" officeooo:rsid="00271219" officeooo:paragraph-rsid="0029aefd"/>
    </style:style>
    <style:style style:name="P141" style:family="paragraph" style:parent-style-name="Standard">
      <style:paragraph-properties fo:margin-left="0in" fo:margin-right="0in" fo:orphans="0" fo:widows="0" fo:text-indent="0in" style:auto-text-indent="false"/>
      <style:text-properties style:font-name="AncientGreek" fo:language="en" fo:country="US" officeooo:rsid="002ab803" officeooo:paragraph-rsid="002ab803"/>
    </style:style>
    <style:style style:name="P142" style:family="paragraph" style:parent-style-name="Standard">
      <style:paragraph-properties fo:margin-left="0in" fo:margin-right="0in" fo:orphans="0" fo:widows="0" fo:text-indent="0in" style:auto-text-indent="false"/>
      <style:text-properties style:font-name="AncientGreek" fo:language="en" fo:country="US" officeooo:rsid="002ab803" officeooo:paragraph-rsid="002bff1e"/>
    </style:style>
    <style:style style:name="P143" style:family="paragraph" style:parent-style-name="Standard">
      <style:paragraph-properties fo:margin-left="0in" fo:margin-right="0in" fo:orphans="0" fo:widows="0" fo:text-indent="0in" style:auto-text-indent="false"/>
      <style:text-properties style:font-name="AncientGreek" fo:language="en" fo:country="US" officeooo:rsid="002bff1e" officeooo:paragraph-rsid="002bff1e"/>
    </style:style>
    <style:style style:name="P144" style:family="paragraph" style:parent-style-name="Standard">
      <style:paragraph-properties fo:margin-left="0in" fo:margin-right="0in" fo:orphans="0" fo:widows="0" fo:text-indent="0in" style:auto-text-indent="false"/>
      <style:text-properties style:font-name="AncientGreek" fo:language="en" fo:country="US" officeooo:rsid="002db3a4" officeooo:paragraph-rsid="002db3a4"/>
    </style:style>
    <style:style style:name="P145" style:family="paragraph" style:parent-style-name="Standard">
      <style:paragraph-properties fo:margin-left="0in" fo:margin-right="0in" fo:orphans="0" fo:widows="0" fo:text-indent="0in" style:auto-text-indent="false"/>
      <style:text-properties style:font-name="AncientGreek" fo:language="en" fo:country="US" officeooo:rsid="00321736" officeooo:paragraph-rsid="00321736"/>
    </style:style>
    <style:style style:name="P146" style:family="paragraph" style:parent-style-name="Standard">
      <style:paragraph-properties fo:margin-left="0in" fo:margin-right="0in" fo:orphans="0" fo:widows="0" fo:text-indent="0in" style:auto-text-indent="false"/>
      <style:text-properties style:font-name="AncientGreek" fo:language="en" fo:country="US" officeooo:rsid="00334b21" officeooo:paragraph-rsid="00334b21"/>
    </style:style>
    <style:style style:name="P147"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1e5c32" officeooo:paragraph-rsid="001ec166" style:font-size-asian="16pt" style:font-weight-asian="bold" style:font-size-complex="16pt" style:font-weight-complex="bold"/>
    </style:style>
    <style:style style:name="P148"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1ec166" officeooo:paragraph-rsid="001ec166" style:font-size-asian="16pt" style:font-weight-asian="bold" style:font-size-complex="16pt" style:font-weight-complex="bold"/>
    </style:style>
    <style:style style:name="P149"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1d6cb" officeooo:paragraph-rsid="0021d6cb" style:font-size-asian="16pt" style:font-weight-asian="bold" style:font-size-complex="16pt" style:font-weight-complex="bold"/>
    </style:style>
    <style:style style:name="P150"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ab803" officeooo:paragraph-rsid="002ab803" style:font-size-asian="16pt" style:font-weight-asian="bold" style:font-size-complex="16pt" style:font-weight-complex="bold"/>
    </style:style>
    <style:style style:name="P151"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db3a4" officeooo:paragraph-rsid="002db3a4" style:font-size-asian="16pt" style:font-weight-asian="bold" style:font-size-complex="16pt" style:font-weight-complex="bold"/>
    </style:style>
    <style:style style:name="P152"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334b21" officeooo:paragraph-rsid="00334b21" style:font-size-asian="16pt" style:font-weight-asian="bold" style:font-size-complex="16pt" style:font-weight-complex="bold"/>
    </style:style>
    <style:style style:name="P153"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321736" officeooo:paragraph-rsid="00321736" style:font-size-asian="16pt" style:font-weight-asian="bold" style:font-size-complex="16pt" style:font-weight-complex="bold"/>
    </style:style>
    <style:style style:name="P154"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71219" officeooo:paragraph-rsid="00271219" style:font-size-asian="16pt" style:font-weight-asian="bold" style:font-size-complex="16pt" style:font-weight-complex="bold"/>
    </style:style>
    <style:style style:name="P155"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51d12" officeooo:paragraph-rsid="00251d12" style:font-size-asian="16pt" style:font-weight-asian="bold" style:font-size-complex="16pt" style:font-weight-complex="bold"/>
    </style:style>
    <style:style style:name="P156" style:family="paragraph" style:parent-style-name="Standard">
      <style:paragraph-properties fo:margin-left="0in" fo:margin-right="0in" fo:orphans="0" fo:widows="0" fo:text-indent="0in" style:auto-text-indent="false"/>
      <style:text-properties fo:language="el" fo:country="GR" officeooo:paragraph-rsid="00131ac2" style:font-size-complex="14pt" style:font-weight-complex="bold"/>
    </style:style>
    <style:style style:name="P157" style:family="paragraph" style:parent-style-name="Standard">
      <style:paragraph-properties fo:margin-left="0in" fo:margin-right="0in" fo:text-align="center" style:justify-single-word="false" fo:orphans="0" fo:widows="0" fo:text-indent="0in" style:auto-text-indent="false">
        <style:tab-stops>
          <style:tab-stop style:position="1in" style:type="center"/>
          <style:tab-stop style:position="2.198in"/>
        </style:tab-stops>
      </style:paragraph-properties>
      <style:text-properties officeooo:paragraph-rsid="00131ac2"/>
    </style:style>
    <style:style style:name="P158"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1ec166"/>
    </style:style>
    <style:style style:name="P159" style:family="paragraph" style:parent-style-name="Standard">
      <style:paragraph-properties fo:margin-left="0in" fo:margin-right="0in" fo:orphans="0" fo:widows="0" fo:text-indent="0in" style:auto-text-indent="false"/>
      <style:text-properties style:font-name="AncientGreek" fo:language="en" fo:country="US" officeooo:rsid="0035e435" officeooo:paragraph-rsid="0035e435"/>
    </style:style>
    <style:style style:name="P160" style:family="paragraph" style:parent-style-name="Standard">
      <style:paragraph-properties fo:margin-left="0in" fo:margin-right="0in" fo:orphans="0" fo:widows="0" fo:text-indent="0in" style:auto-text-indent="false"/>
      <style:text-properties style:font-name="AncientGreek" fo:language="en" fo:country="US" officeooo:rsid="003645ce" officeooo:paragraph-rsid="003645ce"/>
    </style:style>
    <style:style style:name="P161" style:family="paragraph" style:parent-style-name="Standard">
      <style:paragraph-properties fo:margin-left="0in" fo:margin-right="0in" fo:orphans="0" fo:widows="0" fo:text-indent="0in" style:auto-text-indent="false"/>
      <style:text-properties style:font-name="AncientGreek" fo:language="en" fo:country="US" officeooo:rsid="00373779" officeooo:paragraph-rsid="00373779"/>
    </style:style>
    <style:style style:name="P162" style:family="paragraph" style:parent-style-name="Standard">
      <style:paragraph-properties fo:margin-left="0in" fo:margin-right="0in" fo:orphans="0" fo:widows="0" fo:text-indent="0in" style:auto-text-indent="false"/>
      <style:text-properties style:font-name="AncientGreek" fo:language="en" fo:country="US" officeooo:rsid="00373779" officeooo:paragraph-rsid="003829ec"/>
    </style:style>
    <style:style style:name="P163" style:family="paragraph" style:parent-style-name="Standard">
      <style:paragraph-properties fo:margin-left="0in" fo:margin-right="0in" fo:orphans="0" fo:widows="0" fo:text-indent="0in" style:auto-text-indent="false"/>
      <style:text-properties style:font-name="AncientGreek" fo:language="en" fo:country="US" officeooo:rsid="00387e7f" officeooo:paragraph-rsid="00387e7f"/>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style:font-size-asian="18pt" style:font-weight-asian="bold" style:font-size-complex="18pt" style:font-weight-complex="bold"/>
    </style:style>
    <style:style style:name="T3" style:family="text">
      <style:text-properties fo:font-size="18pt" fo:font-weight="bold" style:font-size-asian="18pt" style:font-weight-asian="bold" style:font-size-complex="14pt" style:font-weight-complex="bold"/>
    </style:style>
    <style:style style:name="T4" style:family="text">
      <style:text-properties fo:language="el" fo:country="GR" style:font-weight-complex="bold"/>
    </style:style>
    <style:style style:name="T5" style:family="text">
      <style:text-properties fo:language="el" fo:country="GR" officeooo:rsid="0017ee7c" style:font-weight-complex="bold"/>
    </style:style>
    <style:style style:name="T6" style:family="text">
      <style:text-properties fo:language="el" fo:country="GR" officeooo:rsid="00217107" style:font-weight-complex="bold"/>
    </style:style>
    <style:style style:name="T7" style:family="text">
      <style:text-properties fo:language="el" fo:country="GR" officeooo:rsid="00284564" style:font-weight-complex="bold"/>
    </style:style>
    <style:style style:name="T8" style:family="text">
      <style:text-properties fo:language="el" fo:country="GR" officeooo:rsid="002bff1e" style:font-weight-complex="bold"/>
    </style:style>
    <style:style style:name="T9" style:family="text">
      <style:text-properties fo:language="el" fo:country="GR" style:font-size-complex="14pt" style:font-weight-complex="bold"/>
    </style:style>
    <style:style style:name="T10" style:family="text">
      <style:text-properties style:font-size-complex="14pt" style:font-weight-complex="bold"/>
    </style:style>
    <style:style style:name="T11" style:family="text">
      <style:text-properties style:font-name="Cambria Math" fo:language="el" fo:country="GR" style:font-name-complex="Cambria Math1" style:font-size-complex="14pt" style:font-weight-complex="bold"/>
    </style:style>
    <style:style style:name="T12" style:family="text">
      <style:text-properties style:font-name="Cambria Math" fo:font-size="18pt" fo:language="el" fo:country="GR" fo:font-weight="bold" style:font-size-asian="18pt" style:font-weight-asian="bold" style:font-name-complex="Cambria Math1" style:font-size-complex="14pt" style:font-weight-complex="bold"/>
    </style:style>
    <style:style style:name="T13" style:family="text">
      <style:text-properties fo:font-variant="normal" fo:text-transform="none" fo:color="#000000" loext:opacity="100%" style:font-name="New Athena Unicode" fo:font-size="12pt" fo:letter-spacing="normal" fo:font-style="normal" fo:font-weight="normal" officeooo:rsid="001cdc8a"/>
    </style:style>
    <style:style style:name="T14" style:family="text">
      <style:text-properties fo:font-variant="normal" fo:text-transform="none" fo:color="#000000" loext:opacity="100%" style:font-name="New Athena Unicode" fo:font-size="12pt" fo:letter-spacing="normal" fo:language="el" fo:country="GR" fo:font-style="normal" fo:font-weight="normal" officeooo:rsid="001cdc8a"/>
    </style:style>
    <style:style style:name="T15" style:family="text">
      <style:text-properties fo:font-variant="normal" fo:text-transform="none" fo:color="#000000" loext:opacity="100%" style:font-name="New Athena Unicode" fo:font-size="12pt" fo:letter-spacing="normal" fo:language="en" fo:country="US" fo:font-style="normal" fo:font-weight="normal" officeooo:rsid="001cdc8a"/>
    </style:style>
    <style:style style:name="T16" style:family="text">
      <style:text-properties fo:font-variant="normal" fo:text-transform="none" fo:color="#000000" loext:opacity="100%" style:font-name="New Athena Unicode" fo:font-size="12pt" fo:letter-spacing="normal" fo:language="en" fo:country="US" fo:font-style="normal" fo:font-weight="normal" officeooo:rsid="001c17f5"/>
    </style:style>
    <style:style style:name="T17" style:family="text">
      <style:text-properties fo:font-variant="normal" fo:text-transform="none" fo:color="#000000" loext:opacity="100%" fo:font-size="12pt" fo:letter-spacing="normal" fo:font-style="normal" fo:font-weight="normal" officeooo:rsid="0017ee7c" style:font-weight-complex="bold"/>
    </style:style>
    <style:style style:name="T18" style:family="text">
      <style:text-properties fo:font-variant="normal" fo:text-transform="none" fo:color="#000000" loext:opacity="100%" fo:font-size="12pt" fo:letter-spacing="normal" fo:font-style="normal" fo:font-weight="normal" officeooo:rsid="00197071" style:font-weight-complex="bold"/>
    </style:style>
    <style:style style:name="T19" style:family="text">
      <style:text-properties fo:font-variant="normal" fo:text-transform="none" fo:color="#000000" loext:opacity="100%" fo:font-size="12pt" fo:letter-spacing="normal" fo:font-style="normal" fo:font-weight="normal" officeooo:rsid="00201bc6" style:font-weight-complex="bold"/>
    </style:style>
    <style:style style:name="T20" style:family="text">
      <style:text-properties fo:font-variant="normal" fo:text-transform="none" fo:color="#000000" loext:opacity="100%" fo:font-size="12pt" fo:letter-spacing="normal" fo:language="en" fo:country="US" fo:font-style="normal" fo:font-weight="normal" officeooo:rsid="001cdc8a" style:font-weight-complex="bold"/>
    </style:style>
    <style:style style:name="T21" style:family="text">
      <style:text-properties fo:font-variant="normal" fo:text-transform="none" fo:color="#000000" loext:opacity="100%" fo:font-size="12pt" fo:letter-spacing="normal" fo:language="en" fo:country="US" fo:font-style="normal" fo:font-weight="normal" officeooo:rsid="001e5c32" style:font-weight-complex="bold"/>
    </style:style>
    <style:style style:name="T22" style:family="text">
      <style:text-properties fo:font-variant="normal" fo:text-transform="none" fo:color="#000000" loext:opacity="100%" fo:font-size="12pt" fo:letter-spacing="normal" fo:language="el" fo:country="GR" fo:font-style="normal" fo:font-weight="normal" officeooo:rsid="0017ee7c" style:font-weight-complex="bold"/>
    </style:style>
    <style:style style:name="T23" style:family="text">
      <style:text-properties fo:font-variant="normal" fo:text-transform="none" fo:color="#000000" loext:opacity="100%" fo:font-size="12pt" fo:letter-spacing="normal" fo:language="el" fo:country="GR" fo:font-style="normal" fo:font-weight="normal" officeooo:rsid="00197071" style:font-weight-complex="bold"/>
    </style:style>
    <style:style style:name="T24" style:family="text">
      <style:text-properties fo:font-variant="normal" fo:text-transform="none" fo:color="#000000" loext:opacity="100%" fo:font-size="12pt" fo:letter-spacing="normal" fo:language="el" fo:country="GR" fo:font-style="normal" fo:font-weight="normal" officeooo:rsid="001c17f5" style:font-weight-complex="bold"/>
    </style:style>
    <style:style style:name="T25" style:family="text">
      <style:text-properties fo:font-variant="normal" fo:text-transform="none" fo:color="#000000" loext:opacity="100%" fo:font-size="12pt" fo:letter-spacing="normal" fo:language="el" fo:country="GR" fo:font-style="normal" fo:font-weight="normal" officeooo:rsid="001cdc8a" style:font-weight-complex="bold"/>
    </style:style>
    <style:style style:name="T26" style:family="text">
      <style:text-properties fo:font-variant="normal" fo:text-transform="none" fo:color="#000000" loext:opacity="100%" style:font-name="AncientGreek" fo:font-size="12pt" fo:letter-spacing="normal" fo:font-style="normal" fo:font-weight="normal" officeooo:rsid="00201bc6" style:font-weight-complex="bold"/>
    </style:style>
    <style:style style:name="T27" style:family="text">
      <style:text-properties fo:language="en" fo:country="US" officeooo:rsid="001c17f5"/>
    </style:style>
    <style:style style:name="T28" style:family="text">
      <style:text-properties style:font-weight-complex="bold"/>
    </style:style>
    <style:style style:name="T29" style:family="text">
      <style:text-properties officeooo:rsid="0017ee7c" style:font-weight-complex="bold"/>
    </style:style>
    <style:style style:name="T30" style:family="text">
      <style:text-properties officeooo:rsid="00197071" style:font-weight-complex="bold"/>
    </style:style>
    <style:style style:name="T31" style:family="text">
      <style:text-properties officeooo:rsid="00201bc6" style:font-weight-complex="bold"/>
    </style:style>
    <style:style style:name="T32" style:family="text">
      <style:text-properties officeooo:rsid="00217107" style:font-weight-complex="bold"/>
    </style:style>
    <style:style style:name="T33" style:family="text">
      <style:text-properties officeooo:rsid="002ab803" style:font-weight-complex="bold"/>
    </style:style>
    <style:style style:name="T34" style:family="text">
      <style:text-properties officeooo:rsid="002bff1e" style:font-weight-complex="bold"/>
    </style:style>
    <style:style style:name="T35" style:family="text">
      <style:text-properties officeooo:rsid="003829ec" style:font-weight-complex="bold"/>
    </style:style>
    <style:style style:name="T36" style:family="text">
      <style:text-properties officeooo:rsid="003830fb" style:font-weight-complex="bold"/>
    </style:style>
    <style:style style:name="T37" style:family="text">
      <style:text-properties officeooo:rsid="0013e633"/>
    </style:style>
    <style:style style:name="T38" style:family="text">
      <style:text-properties officeooo:rsid="0014adf0"/>
    </style:style>
    <style:style style:name="T39" style:family="text">
      <style:text-properties officeooo:rsid="0017ee7c"/>
    </style:style>
    <style:style style:name="T40" style:family="text">
      <style:text-properties officeooo:rsid="0017ffa6"/>
    </style:style>
    <style:style style:name="T41" style:family="text">
      <style:text-properties officeooo:rsid="00197071"/>
    </style:style>
    <style:style style:name="T42" style:family="text">
      <style:text-properties officeooo:rsid="001b40d4"/>
    </style:style>
    <style:style style:name="T43" style:family="text">
      <style:text-properties officeooo:rsid="001be370"/>
    </style:style>
    <style:style style:name="T44" style:family="text">
      <style:text-properties officeooo:rsid="001cdc8a"/>
    </style:style>
    <style:style style:name="T45" style:family="text">
      <style:text-properties officeooo:rsid="001e5c32"/>
    </style:style>
    <style:style style:name="T46" style:family="text">
      <style:text-properties officeooo:rsid="001ec166"/>
    </style:style>
    <style:style style:name="T47" style:family="text">
      <style:text-properties officeooo:rsid="00201bc6"/>
    </style:style>
    <style:style style:name="T48" style:family="text">
      <style:text-properties officeooo:rsid="00217107"/>
    </style:style>
    <style:style style:name="T49" style:family="text">
      <style:text-properties officeooo:rsid="0022f279"/>
    </style:style>
    <style:style style:name="T50" style:family="text">
      <style:text-properties officeooo:rsid="002359d1"/>
    </style:style>
    <style:style style:name="T51" style:family="text">
      <style:text-properties officeooo:rsid="00251d12"/>
    </style:style>
    <style:style style:name="T52" style:family="text">
      <style:text-properties officeooo:rsid="00271219"/>
    </style:style>
    <style:style style:name="T53" style:family="text">
      <style:text-properties officeooo:rsid="00284564"/>
    </style:style>
    <style:style style:name="T54" style:family="text">
      <style:text-properties officeooo:rsid="0029aefd"/>
    </style:style>
    <style:style style:name="T55" style:family="text">
      <style:text-properties officeooo:rsid="002ab803"/>
    </style:style>
    <style:style style:name="T56" style:family="text">
      <style:text-properties officeooo:rsid="002db3a4"/>
    </style:style>
    <style:style style:name="T57" style:family="text">
      <style:text-properties officeooo:rsid="002e606e"/>
    </style:style>
    <style:style style:name="T58" style:family="text">
      <style:text-properties officeooo:rsid="00325bd4"/>
    </style:style>
    <style:style style:name="T59" style:family="text">
      <style:text-properties officeooo:rsid="00334b21"/>
    </style:style>
    <style:style style:name="T60" style:family="text">
      <style:text-properties officeooo:rsid="00345957"/>
    </style:style>
    <style:style style:name="T61" style:family="text">
      <style:text-properties officeooo:rsid="0035d249"/>
    </style:style>
    <style:style style:name="T62" style:family="text">
      <style:text-properties style:font-name="AncientGreek" officeooo:rsid="003830fb" style:font-weight-complex="bold"/>
    </style:style>
    <style:style style:name="T63" style:family="text">
      <style:text-properties officeooo:rsid="00373779"/>
    </style:style>
    <style:style style:name="T64" style:family="text">
      <style:text-properties officeooo:rsid="003829ec"/>
    </style:style>
    <style:style style:name="T65" style:family="text">
      <style:text-properties officeooo:rsid="003830fb"/>
    </style:style>
    <style:style style:name="T66" style:family="text">
      <style:text-properties style:text-position="super 58%" officeooo:rsid="003830fb" style:font-weight-complex="bold"/>
    </style:style>
    <style:style style:name="T67"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100. Δρυτόμοι καὶ πεύκη.</text:span></text:span></text:p>
            <text:p text:style-name="P68"><text:span text:style-name="AncientGreek_3a__20_Ἀρχαία_20_ἑλληνικά"><text:span text:style-name="T4">Δρυτόμοι ἔσχιζόν τινα πεύκην• σφῆνας δὲ ἐξ αὐτῆς πεποιηκότες εὐκόλως ἔσχιζον. Ἡ δὲ εἶπεν• « Οὐ τοσοῦτον τὸν κόψαντα πέλεκυν μέμφομαι ὅσον τοὺς ἐξ ἐμοῦ γεννηθέντας σφῆνας. »</text:span></text:span></text:p>
            <text:p text:style-name="P68"><text:span text:style-name="AncientGreek_3a__20_Ἀρχαία_20_ἑλληνικά"><text:span text:style-name="T4">Ὅτι οὐ τοσοῦτόν ἐστι δεινόν, ὅτε τις ὑπὸ ἀλλοτρίων ἀνθρώπων πάθῃ τι τῶν ἀπαισίων ὅσον ὑπὸ τῶν οἰκείων.</text:span></text:span></text:p>
          </table:table-cell>
          <table:table-cell table:style-name="Table1.A1" office:value-type="string">
            <text:p text:style-name="P126">Some Loggers and a Pine Tree</text:p>
            <text:p text:style-name="P126">Some woodcutters were splitting a pine tree. And wedges from it having made, they easily split [it]. I do not slander so much the cutting axe, as the wedges produced from me. Because it is not as terrible when someone suffers something ill omened from unfamiliar people as it is by those who are familiar.</text:p>
            <text:p text:style-name="P126"/>
            <text:p text:style-name="P126"><text:span text:style-name="AncientGreek_3a__20_Ἀρχαία_20_ἑλληνικά"><text:span text:style-name="T4">σφῆνας = </text:span></text:span>ὁ σφήν, σφηνός<text:line-break/><text:span text:style-name="AncientGreek_3a__20_Ἀρχαία_20_ἑλληνικά"><text:span text:style-name="T4">ἀπαισίων </text:span></text:span><text:span text:style-name="AncientGreek_3a__20_Ἀρχαία_20_ἑλληνικά"><text:span text:style-name="T28">= </text:span></text:span>ἀπαίσιος , ον,</text:p>
          </table:table-cell>
        </table:table-row>
        <table:table-row table:style-name="Table1.1">
          <table:table-cell table:style-name="Table1.A1" office:value-type="string">
            <text:p text:style-name="P3"><text:span text:style-name="AncientGreek_3a__20_Ἀρχαία_20_ἑλληνικά"><text:span text:style-name="T1">101. Ἐλάτη καὶ βάτος.</text:span></text:span></text:p>
            <text:p text:style-name="P69"><text:span text:style-name="AncientGreek_3a__20_Ἀρχαία_20_ἑλληνικά"><text:span text:style-name="T4">Ἤριζον πρὸς ἀλλήλας ἐλάτη καὶ βάτος. Ἡ δὲ ἐλάτη ἑαυτὴν ἐπαινοῦσα ἔφη ὅτι « καλή εἰμι καὶ εὐμήκης καὶ ὑψηλὴ καὶ χρησιμεύω εἰς ναῶν στέγη καὶ εἰς πλοῖα• καὶ πῶς ἐμοὶ συγκρίνῃ; » Ἡ δὲ βάτος εἶπεν• « Εἰ μνησθῇς τῶν πελέκεων καὶ τῶν πριόνων τῶν σε κοπτόντων, βάτος γενέσθαι καὶ σὺ μᾶλλον θελήσεις. »</text:span></text:span></text:p>
            <text:p text:style-name="P69"><text:span text:style-name="AncientGreek_3a__20_Ἀρχαία_20_ἑλληνικά"><text:span text:style-name="T4">Ὅτι οὐ δεῖ ἐν βίῳ ὄντας ἐπαίρεσθαι ἐν τῇ δόξῃ• τῶν γὰρ εὐτελῶν ἀκίνδυνός ἐστιν ὁ βίος.</text:span></text:span></text:p>
          </table:table-cell>
          <table:table-cell table:style-name="Table1.A1" office:value-type="string">
            <text:p text:style-name="P126">A Fir Tree and <text:span text:style-name="T37">Thorn Bush</text:span></text:p>
            <text:p text:style-name="P127">A fir tree and a thorn bush were arguing with each other. And the fir tree praising itself, said that: “I am beautiful and well formed and tall and I am useful for roofs of temples and for ships. Yet how do you compare yourself to me?” And the bramble said: “if you would remember the axes and saws which cut you, you would also wish to become a Thorn Bush”</text:p>
            <text:p text:style-name="P127">Because <text:span text:style-name="T38">those in life should not lift themselves up in glory, for the life of the frugal is without danger</text:span></text:p>
          </table:table-cell>
        </table:table-row>
        <text:soft-page-break/>
        <table:table-row table:style-name="Table1.1">
          <table:table-cell table:style-name="Table1.A1" office:value-type="string">
            <text:p text:style-name="P4"><text:span text:style-name="AncientGreek_3a__20_Ἀρχαία_20_ἑλληνικά"><text:span text:style-name="T1">102. Ἔλαφος <text:s/>ἐπὶ νάματος <text:s/>καὶ λέων.</text:span></text:span></text:p>
            <text:p text:style-name="P70"><text:span text:style-name="AncientGreek_3a__20_Ἀρχαία_20_ἑλληνικά"><text:span text:style-name="T4">Ἔλαφος δίψῃ συσχεθεῖσα παρεγένετο ἐπί τινα πηγήν• πιοῦσα δέ, ὡς ἐθεάσατο τὴν ἑαυτῆς σκιὰν ἐπὶ τοῦ ὕδατος, ἐπὶ μὲν τοῖς κέρασιν ἠγάλλετο, ὁρῶσα τὸ μέγεθος καὶ τὴν ποικιλίαν, ἐπὶ δὲ τοῖς ποσὶ πάνυ ἤχθετο ὡς λεπτοῖς οὖσι καὶ ἀσθενέσιν. Ἔτι δὲ αὐτῆς διανοουμένης, λέων ἐπιφανεὶς ἐδίωκεν αὐτήν• κἀκείνη εἰς φυγὴν τραπεῖσα κατὰ πολὺ αὐτοῦ προεῖχεν• ἀλκὴ γὰρ ἐλάφων μὲν ἐν τοῖς ποσί, λεόντων δὲ ἐν καρδίᾳ. Μέχρι μὲν οὖν ψιλὸν ἦν τὸ πεδίον, ἡ μὲν προθέουσα διεσώζετο• ἐπειδὴ δὲ ἐγένετο κατά τινα ὑλώδη τόπον, τηνικαῦτα συνέβη, τῶν κεράτων αὐτῆς ἐμπλακέντων τοῖς κλάδοις, μὴ δυναμένην τρέχειν συλληφθῆναι. Μέλλουσα δὲ ἀναιρεῖσθαι ἔφη πρὸς ἑαυτήν• « Δειλαία ἔγωγε, ἥτις ὑφ᾿ ὧν μὲν προδοθήσεσθαι ἔμελλον, ὑπὸ τούτων ἐσῳζόμην, οἷς δὲ καὶ σφόδρα ἐπεποίθειν,ὑπὸ τούτων ἀπόλλυμαι. »</text:span></text:span></text:p>
            <text:p text:style-name="P70"><text:span text:style-name="AncientGreek_3a__20_Ἀρχαία_20_ἑλληνικά"><text:span text:style-name="T4">Οὕτω πολλάκις ἐν κινδύνοις οἱ μὲν ὕποπτοι τῶν φίλων σωτῆρες ἐγένοντο, οἱδὲ σφόδρα ἐμπιστευθέντες προδόται.</text:span></text:span></text:p>
          </table:table-cell>
          <table:table-cell table:style-name="Table1.A1" office:value-type="string">
            <text:p text:style-name="P128">A Deer at a Stream and a Lion</text:p>
            <text:p text:style-name="P129">A deer being held by thirst he came upon a fount. <text:span text:style-name="T39">And while drinking, when he saw his shadow upon the water, he rejoiced over his horns, seeing the stature [of them] and the adornment [of them], but he was very grieved with his legs as they are delicate and weak. And yet while he was thinking this, a lion appearing, he pursued her. And </text:span><text:span text:style-name="T40">as she was being turned in flight </text:span><text:span text:style-name="T41">through a great distance she kept ahead. For the strength of deer is in their feet, and the strength of lions is in the heart. Therefore while the plane was bare, as she was running was saved. But when she arrived in a wooded place, at that time it came about, while her horns were tangled in branches, not being able to run was caught. And as she was about to be killed she said to herself: “Wretched I myself am, who was saved by those things which I was doomed to be betrayed, and in those things I had very much trusted, by those things I am destroyed.</text:span><text:span text:style-name="T39"><text:line-break/><text:line-break/></text:span><text:span text:style-name="T41">Thus often in dangers, the suspicious ones of our friends become saviors, and the those who are very much trustworthy become tra</text:span><text:span text:style-name="T42">t</text:span><text:span text:style-name="T41">ors.</text:span><text:span text:style-name="T39"><text:line-break/><text:line-break/></text:span><text:span text:style-name="AncientGreek_3a__20_Ἀρχαία_20_ἑλληνικά"><text:span text:style-name="T5">συσχεθεῖσα </text:span></text:span><text:span text:style-name="AncientGreek_3a__20_Ἀρχαία_20_ἑλληνικά"><text:span text:style-name="T30">= συνέχω (aor. pass. part.)</text:span></text:span><text:span text:style-name="T39"><text:line-break/></text:span><text:span text:style-name="AncientGreek_3a__20_Ἀρχαία_20_ἑλληνικά"><text:span text:style-name="T5">ἤχθετο </text:span></text:span><text:span text:style-name="AncientGreek_3a__20_Ἀρχαία_20_ἑλληνικά"><text:span text:style-name="T29">= ἄχθομαι</text:span></text:span><text:span text:style-name="AncientGreek_3a__20_Ἀρχαία_20_ἑλληνικά"><text:span text:style-name="T17">: to be grieved, to be loaded</text:span></text:span></text:p>
            <text:p text:style-name="P129"><text:span text:style-name="AncientGreek_3a__20_Ἀρχαία_20_ἑλληνικά"><text:span text:style-name="T22">προεῖχεν </text:span></text:span><text:span text:style-name="AncientGreek_3a__20_Ἀρχαία_20_ἑλληνικά"><text:span text:style-name="T18">= προέχω</text:span></text:span></text:p>
            <text:p text:style-name="P129"><text:span text:style-name="AncientGreek_3a__20_Ἀρχαία_20_ἑλληνικά"><text:span text:style-name="T22">τηνικαῦτα </text:span></text:span><text:span text:style-name="AncientGreek_3a__20_Ἀρχαία_20_ἑλληνικά"><text:span text:style-name="T18">= at that time (adv.)</text:span></text:span><text:span text:style-name="AncientGreek_3a__20_Ἀρχαία_20_ἑλληνικά"><text:span text:style-name="T23"><text:line-break/>Δειλαία </text:span></text:span><text:span text:style-name="AncientGreek_3a__20_Ἀρχαία_20_ἑλληνικά"><text:span text:style-name="T18">= δείλαιος: wretched</text:span></text:span><text:span text:style-name="AncientGreek_3a__20_Ἀρχαία_20_ἑλληνικά"><text:span text:style-name="T17"><text:line-break/></text:span></text:span></text:p>
          </table:table-cell>
        </table:table-row>
        <table:table-row table:style-name="Table1.1">
          <table:table-cell table:style-name="Table1.A1" office:value-type="string">
            <text:p text:style-name="P66"><text:span text:style-name="AncientGreek_3a__20_Ἀρχαία_20_ἑλληνικά"><text:span text:style-name="T2">103. Ἔλαφος καὶ ἄμπελος.</text:span></text:span></text:p>
            <text:p text:style-name="P122"><text:span text:style-name="AncientGreek_3a__20_Ἀρχαία_20_ἑλληνικά"><text:span text:style-name="T4">Ἔλαφος κυνηγοὺς φεύγουσα ὑπ᾿ ἀμπέλῳ ἐκρύβη. Παρελθόντων δ᾿ ὀλίγον ἐκείνων, ἡ ἔλαφος τελέως ἤδη λαθεῖν δόξασα, τῶν τῆς ἀμπέλου φύλλων ἐσθίειν ἤρξατο. Τούτων δὲ σειομένων, οἱ κυνηγοὶ ἐπιστραφέντες καί, ὅπερ ἦν ἀληθές, νομίσαντες τῶν ζῴων ὑπὸ τοῖς φύλλοις τι κρύπτεσθαι, βέλεσιν ἀνεῖλον τὴν ἔλαφον. Ἡ δὲ θνῄσκουσα τοιαῦτ᾿ ἔλεγε• « Δίκαια πέπονθα• οὐ γὰρ ἔδει τὴν σώσασάν με λυμαίνεσθαι. »</text:span></text:span></text:p>
            <text:p text:style-name="P122"><text:span text:style-name="AncientGreek_3a__20_Ἀρχαία_20_ἑλληνικά"><text:span text:style-name="T4">Ὁ μῦθος δηλοῖ ὅτι οἱ ἀδικοῦντες τοὺς εὐεργέτας ὑπὸ θεοῦ κολάζονται.</text:span></text:span></text:p>
          </table:table-cell>
          <table:table-cell table:style-name="Table1.A1" office:value-type="string">
            <text:p text:style-name="P130">A Deer and a Vine</text:p>
            <text:p text:style-name="P130">A deer fleeing hunters hide under a vine. And when they had passed a little way, the deer assuming it had already completely evaded [them], began to eat the leaves of the vine. But as these were shaking, the hunters turning and assuming, that which was true, something was being hidden in the leaves by the animals, they killed the deer with an arrow. And as she was dying, she said something of this sort: “I suffer just things, for I should not istreat the one who saves.<text:line-break/>The tale makes clear that those who do wrong to the benefactors are punished by god.</text:p>
          </table:table-cell>
        </table:table-row>
        <text:soft-page-break/>
        <table:table-row table:style-name="Table1.1">
          <table:table-cell table:style-name="Table1.A1" office:value-type="string">
            <text:p text:style-name="P66"><text:span text:style-name="AncientGreek_3a__20_Ἀρχαία_20_ἑλληνικά"><text:span text:style-name="T2">104. Ἔλαφος καὶ λέων <text:s/>ἐν σπηλαίῳ .</text:span></text:span></text:p>
            <text:p text:style-name="P122"><text:span text:style-name="AncientGreek_3a__20_Ἀρχαία_20_ἑλληνικά"><text:span text:style-name="T4">Ἔλαφος κυνηγοὺς φεύγουσα ἐγένετο κατά τι σπήλαιον, ἐν ᾧ λέων ἦν, καὶ ἐνταῦθα εἰσῄει κρυβησομένη. Συλληφθεῖσα δὲ ὑπὸ τοῦ λέοντος καὶ ἀναιρουμένη ἔφη• « Βαρυδαίμων ἔγωγε, ἥτις ἀνθρώπους φεύγουσα ἐμαυτὴν θηρίῳ ἐνεχείρισα. »</text:span></text:span></text:p>
            <text:p text:style-name="P122"><text:span text:style-name="AncientGreek_3a__20_Ἀρχαία_20_ἑλληνικά"><text:span text:style-name="T4">Οὕτως ἔνιοι τῶν ἀνθρώπων διὰ φόβον ἐλάττονος εἰς κίνδυνον μείζονα ἑαυτοὺς ἐμβάλλουσιν.</text:span></text:span></text:p>
          </table:table-cell>
          <table:table-cell table:style-name="Table1.A1" office:value-type="string">
            <text:p text:style-name="P130">A Deer and a Lion in a Cave</text:p>
            <text:p text:style-name="P130">A deer fleeing a hunter arrived at a cave, in which there was a lion and <text:span text:style-name="T43">entered</text:span> in there <text:span text:style-name="T43">in order to hide</text:span>. Bu<text:span text:style-name="T43">t being caught by the lion and being killed said: “I myself am luckless, who fleeing men entrusted myslef to a beast.”<text:line-break/>Thus, some among mankind, because of fear of worse things cast themselves into greater danger.</text:span></text:p>
            <text:p text:style-name="P130"/>
            <text:p text:style-name="P130">βαρυδαίμων <text:span text:style-name="T43">= pressed by a heavy fate, luckless<text:line-break/>ἐνεχείρισα = ἐγχειρίζω: entrusted, put into one’s hands</text:span></text:p>
          </table:table-cell>
        </table:table-row>
        <table:table-row table:style-name="Table1.1">
          <table:table-cell table:style-name="Table1.A1" office:value-type="string">
            <text:p text:style-name="P5"><text:span text:style-name="AncientGreek_3a__20_Ἀρχαία_20_ἑλληνικά"><text:span text:style-name="T1">105. Ἔλαφος πηρωθεῖσα.</text:span></text:span></text:p>
            <text:p text:style-name="P122"><text:span text:style-name="AncientGreek_3a__20_Ἀρχαία_20_ἑλληνικά"><text:span text:style-name="T4">Ἔλαφος πηρωθεῖσα τὸν ἕτερον τῶν ὀφθαλμῶν παρεγένετο εἴς τινα αἰγιαλὸν καὶ ἐνταῦθα ἐνέμετο, τὸν μὲν ὁλόκληρον πρὸς τὴν γῆν ἔχουσα καὶ τὴν τῶν κυνηγῶν ἔφοδον παρατηρουμένη, τὸν δὲ πεπηρωμένον πρὸς τὴν θάλασσαν• ἔνθεν γὰρ οὐδένα ὑφωρᾶτο κίνδυνον. Καὶ δή τινες παραπλέοντες ἐκεῖνον τὸν τόπον καὶ θεασάμενοι αὐτὴν κατηυστόχησαν. Καὶ ἐπειδὴ ἐλιποψύχει, εἶπε πρὸς αὑτήν• « Ἀλλ᾿ ἐγὼ ἀθλία, ἥτις τὴν γῆν ὡς ἐπίβουλον φυλαττομένη πολὺ χαλεπωτέραν ἔσχον τὴν θάλασσαν ἐφ᾿ ἣν κατέφυγον. »</text:span></text:span></text:p>
            <text:p text:style-name="P122"><text:span text:style-name="AncientGreek_3a__20_Ἀρχαία_20_ἑλληνικά"><text:span text:style-name="T4">Οὕτω πολλάκις παρὰ τὴν ἡμετέραν ὑπόληψιν τὰ μὲν χαλεπὰ τῶν πραγμάτων δοκοῦντα εἶναι ὠφέλιμα εὑρίσκεται, τὰ δὲ σωτήρια νομιζόμενα ἐπισφαλῆ.</text:span></text:span></text:p>
          </table:table-cell>
          <table:table-cell table:style-name="Table1.A1" office:value-type="string">
            <text:p text:style-name="P131">A Deer being maimed</text:p>
            <text:p text:style-name="P132">A deer being maimed in respect of one of the eyes arrived at a sea shore and grazed there, having the intact [eye] to the land and keeping watch for the attach of the hunters, the maimed eye to the sea. For from their he suspected no danger. And right then some sailing past that place and seeing her, <text:span text:style-name="T44">they struck her. And when she swooned, she said to herself: “But I am wretched, who fleeing the land as one plotting, I h</text:span><text:span text:style-name="T45">old the sea as very difficult upon which I fled.</text:span><text:span text:style-name="T44">”</text:span></text:p>
            <text:p text:style-name="P133">Thus, often concerning our assumption, while the </text:p>
            <text:p text:style-name="P133">things that seem difficult among our affairs are found to be profitable, and the things considered [to be] safe are dubious. </text:p>
            <text:p text:style-name="P132"/>
            <text:p text:style-name="P132"/>
            <text:p text:style-name="P125"><text:span text:style-name="T27">ὑφωρᾶτο = </text:span><text:span text:style-name="T16">ὑφοράω: to view with suspicion<text:line-break/></text:span><text:span text:style-name="AncientGreek_3a__20_Ἀρχαία_20_ἑλληνικά"><text:span text:style-name="T24">κατηυστόχησαν </text:span></text:span><text:span text:style-name="AncientGreek_3a__20_Ἀρχαία_20_ἑλληνικά"><text:span text:style-name="T20">= </text:span></text:span><text:span text:style-name="T16">εὐστοχέω: </text:span><text:span text:style-name="T15">to hit the target<text:line-break/></text:span><text:bookmark text:name="firstHeading"/><text:span text:style-name="AncientGreek_3a__20_Ἀρχαία_20_ἑλληνικά"><text:span text:style-name="T25">ἐλιποψύχει </text:span></text:span><text:span text:style-name="AncientGreek_3a__20_Ἀρχαία_20_ἑλληνικά"><text:span text:style-name="T20">= </text:span></text:span><text:span text:style-name="T13">λιποψυχέω</text:span><text:span text:style-name="T14">: </text:span><text:span text:style-name="T15">to swoon (aor.)<text:line-break/></text:span><text:span text:style-name="AncientGreek_3a__20_Ἀρχαία_20_ἑλληνικά"><text:span text:style-name="T25">ἀθλία </text:span></text:span><text:span text:style-name="AncientGreek_3a__20_Ἀρχαία_20_ἑλληνικά"><text:span text:style-name="T20">= ἄθλιος: wretched, struggling, winning<text:line-break/></text:span></text:span><text:span text:style-name="AncientGreek_3a__20_Ἀρχαία_20_ἑλληνικά"><text:span text:style-name="T25">ἐπισφαλῆ </text:span></text:span><text:span text:style-name="AncientGreek_3a__20_Ἀρχαία_20_ἑλληνικά"><text:span text:style-name="T21">= </text:span></text:span><text:span text:style-name="AncientGreek_3a__20_Ἀρχαία_20_ἑλληνικά"><text:span text:style-name="T20">ἐπισφαλής: </text:span></text:span><text:span text:style-name="AncientGreek_3a__20_Ἀρχαία_20_ἑλληνικά"><text:span text:style-name="T21">prone to fall, dubious (acc. plur.)<text:line-break/>ὑπόληψιν = ὑπόληψις: assumption, taking up</text:span></text:span></text:p>
          </table:table-cell>
        </table:table-row>
        <table:table-row table:style-name="Table1.1">
          <table:table-cell table:style-name="Table1.A1" office:value-type="string">
            <text:p text:style-name="P66"><text:span text:style-name="AncientGreek_3a__20_Ἀρχαία_20_ἑλληνικά"><text:span text:style-name="T2">106. Ἔριφος <text:s/>ἐπὶ δώματος ἑστὼς <text:s/>καὶ λύκος.</text:span></text:span></text:p>
            <text:p text:style-name="P122"><text:span text:style-name="AncientGreek_3a__20_Ἀρχαία_20_ἑλληνικά"><text:span text:style-name="T4">Ἔριφος ἐπί τινος δώματος ἑστώς, ἐπειδὴ λύκον παριόντα εἶδεν, ἐλοιδόρει καὶ ἔσκωπτεν αὐτόν. Ὁ δὲ λύκος ἔφη• « Ὦ οὗτος, οὐ σύ με λοιδορεῖς, ἀλλ᾿ ὁ τόπος. »</text:span></text:span></text:p>
            <text:p text:style-name="P122"><text:span text:style-name="AncientGreek_3a__20_Ἀρχαία_20_ἑλληνικά"><text:span text:style-name="T4">Ὁ μῦθος δηλοῖ ὅτι πολλάκις καὶ ὁ τόπος καὶ ὁ καιρὸς δίδωσι τὸ θράσος κατὰ τῶν ἀμεινόνων.</text:span></text:span></text:p>
          </table:table-cell>
          <table:table-cell table:style-name="Table1.A1" office:value-type="string">
            <text:p text:style-name="P147">A Baby <text:span text:style-name="T46">G</text:span>oat <text:span text:style-name="T46">Standing on the House and a Wolf</text:span></text:p>
            <text:p text:style-name="P134">A baby goat standing on a house, when he saw a wolf passing by, he slandered had mad fun of him. And the wolf said: “oh you, you do not slander me, but the place [does]. <text:line-break/>The tale reveals that often both the place and the occasion provide bravery against those who are stronger.</text:p>
          </table:table-cell>
        </table:table-row>
        <text:soft-page-break/>
        <table:table-row table:style-name="Table1.1">
          <table:table-cell table:style-name="Table1.A1" office:value-type="string">
            <text:p text:style-name="P66"><text:span text:style-name="AncientGreek_3a__20_Ἀρχαία_20_ἑλληνικά"><text:span text:style-name="T2">107. Ἔριφος καὶ λύκος <text:s/>αὐλῶν .</text:span></text:span></text:p>
            <text:p text:style-name="P122"><text:span text:style-name="AncientGreek_3a__20_Ἀρχαία_20_ἑλληνικά"><text:span text:style-name="T4">Ἔριφος ὑστερήσας ἀπὸ ποίμνης ὑπὸ λύκου κατεδιώκετο• ἐπιστραφεὶς δὲ ὁ ἔριφος λέγει τῷ λύκῳ• « Πέπεισμαι, λύκε, ὅτι σὸν βρῶμά εἰμι• ἀλλ᾿ ἵνα μὴ ἀδόξως ἀποθάνω, αὔλησον, ὅπως ὀρχήσωμαι ». Αὐλοῦντος δὲ τοῦ λύκου καὶ ὀρχουμένου τοῦ ἐρίφου, οἱ κύνες ἀκούσαντες καὶ ἐξελθόντες κατεδίωκον τὸν λύκον. Ἐπιστραφεὶς δὲ ὁ λύκος λέγει τῷ ἐρίφῳ• « Ταῦτα ἐμοὶ καλῶς γίνεται• ἔδει γάρ με μακελλάριον ὄντα αὐλητὴν μὴ μιμεῖσθαι. »</text:span></text:span></text:p>
            <text:p text:style-name="P122"><text:span text:style-name="AncientGreek_3a__20_Ἀρχαία_20_ἑλληνικά"><text:span text:style-name="T4">Οὕτως οἱ παρὰ γνώμην τοῦ καιροῦ τι πράττοντες καὶ ὧν ἐν χερσὶν ἔχουσιν ὑστεροῦνται.</text:span></text:span></text:p>
          </table:table-cell>
          <table:table-cell table:style-name="Table1.A1" office:value-type="string">
            <text:p text:style-name="P148">A Baby Goat and Wolf Playing Flute</text:p>
            <text:p text:style-name="P134">A baby goat <text:span text:style-name="T47">being behind a flock, was pursued by a wolf. And the baby goat turning back he said to the wolf: “I have been persuaded, oh wolf, that I am your food, but in order I would not die ingloriously, play to flute for me, so that I will dance.” And while the wolf was playing and the baby goat was dancing, the dogs hearing and coming out they pursued the wolf. And turning back, the wolf said to the baby goat: “These things <text:s/>have happened well to me f</text:span><text:span text:style-name="T48">or it is necessary for me being a butcher, not to mimic a flautist. <text:line-break/>Thus those acomplishing something against the concensus of the occasion, they also lack that which they have in hand.</text:span></text:p>
            <text:p text:style-name="P134"/>
            <text:p text:style-name="P136"><text:span text:style-name="AncientGreek_3a__20_Ἀρχαία_20_ἑλληνικά"><text:span text:style-name="T6">τὸ </text:span></text:span><text:span text:style-name="AncientGreek_3a__20_Ἀρχαία_20_ἑλληνικά"><text:span text:style-name="T4">μακελλάριον </text:span></text:span><text:span text:style-name="AncientGreek_3a__20_Ἀρχαία_20_ἑλληνικά"><text:span text:style-name="T32">= butcher, meat market (latin)</text:span></text:span></text:p>
            <text:p text:style-name="P135"><text:span text:style-name="AncientGreek_3a__20_Ἀρχαία_20_ἑλληνικά"><text:span text:style-name="T4">ὑστερήσας </text:span></text:span><text:span text:style-name="AncientGreek_3a__20_Ἀρχαία_20_ἑλληνικά"><text:span text:style-name="T31">= ὑστερέω</text:span></text:span><text:span text:style-name="AncientGreek_3a__20_Ἀρχαία_20_ἑλληνικά"><text:span text:style-name="T19">: </text:span></text:span><text:span text:style-name="AncientGreek_3a__20_Ἀρχαία_20_ἑλληνικά"><text:span text:style-name="T26">to be</text:span></text:span><text:span text:style-name="AncientGreek_3a__20_Ἀρχαία_20_ἑλληνικά"><text:span text:style-name="T19"> behind, to be late</text:span></text:span></text:p>
          </table:table-cell>
        </table:table-row>
        <table:table-row table:style-name="Table1.1">
          <table:table-cell table:style-name="Table1.A1" office:value-type="string">
            <text:p text:style-name="P66"><text:span text:style-name="AncientGreek_3a__20_Ἀρχαία_20_ἑλληνικά"><text:span text:style-name="T1">108. Ἑρμῆς καὶ ἀγαλματοποιός.</text:span></text:span></text:p>
            <text:p text:style-name="P122"><text:span text:style-name="AncientGreek_3a__20_Ἀρχαία_20_ἑλληνικά"><text:span text:style-name="T4">Ἑρμῆς βουλόμενος γνῶναι ἐν τίνι τιμῇ παρὰ ἀνθρώποις ἐστίν, ἧκεν ἀφομοιωθεὶς ἀνθρώπῳ εἰς ἀγαλματοποιοῦ ἐργαστήριον. Καὶ θεασάμενος Διὸς ἄγαλμα ἐπυνθάνετο πόσου. Εἰπόντος δὲ αὐτοῦ ὅτι δραχμῆς, γελάσας ἠρώτα τὸ τῆς Ἥρας πόσου. Εἰπόντος δὲ ἔτι μείζονος, θεασάμενος καὶ αὑτοῦ ἄγαλμα ὑπέλαβεν ὅτι αὐτόν, ἐπειδὴ καὶ ἄγγελός ἐστι καὶ ἐπικερδής, περὶ πολλοῦ ποιοῦνται οἱ ἄνθρωποι. Διόπερ ἐπυνθάνετο ὁ Ἑρμῆς πόσου, καὶ ὁἀγαλματογλύφος ἔφη• « Ἀλλ᾿ ἐὰν τούτους ἀγοράσῃς, τοῦτόν σοι προσθήκην δώσω. »</text:span></text:span></text:p>
            <text:p text:style-name="P122"><text:span text:style-name="AncientGreek_3a__20_Ἀρχαία_20_ἑλληνικά"><text:span text:style-name="T4">Πρὸς ἄνδρα κενόδοξον ἐν οὐδεμίᾳ μοίρᾳ παρὰ τοῖς ἄλλοις ὄντα ὁ λόγος ἁρμόζει.</text:span></text:span></text:p>
          </table:table-cell>
          <table:table-cell table:style-name="Table1.A1" office:value-type="string">
            <text:p text:style-name="P149">Hermes and a Statue Maker</text:p>
            <text:p text:style-name="P137">Hermes, wanting to know in what esteem he was among men, <text:span text:style-name="T49">arrived being transformed into a man</text:span>, to the workshop of a sculptor. <text:span text:style-name="T49">A</text:span>nd, seeing a statue of Zeus, he <text:span text:style-name="T49">enquired</text:span>: "How much?" <text:span text:style-name="T50">And when he</text:span> replied <text:span text:style-name="T50">that</text:span>: "A drachma." <text:span text:style-name="T50">laughing</text:span> <text:span text:style-name="T50">he </text:span>asked, "<text:span text:style-name="T50">the cost of </text:span>the Hera?" <text:span text:style-name="T50">And saying yet more it is,</text:span> <text:span text:style-name="T50">s</text:span>eeing also a statue <text:span text:style-name="T50">of</text:span> him, he presumed that <text:span text:style-name="T50">he, since he is b</text:span>oth messenger of Zeus and god of gain, <text:span text:style-name="T50">mankind held him in great esteem</text:span>. <text:span text:style-name="T50">Because of which</text:span> <text:span text:style-name="T50">Hermes</text:span> inquired about the price <text:span text:style-name="T50">and t</text:span>he sculptor <text:span text:style-name="T50">said</text:span>, “<text:span text:style-name="T51">Well</text:span> if you <text:span text:style-name="T50">would</text:span> buy the<text:span text:style-name="T50">se</text:span>, I'll give this one<text:span text:style-name="T50"> to you</text:span> <text:span text:style-name="T50">as an additional item</text:span>.”</text:p>
            <text:p text:style-name="P137"/>
            <text:p text:style-name="P137">This <text:span text:style-name="T50">account suits</text:span> a man <text:span text:style-name="T50">of empty glory being in no esteem </text:span>among others.</text:p>
          </table:table-cell>
        </table:table-row>
        <table:table-row table:style-name="Table1.1">
          <table:table-cell table:style-name="Table1.A1" office:value-type="string">
            <text:p text:style-name="P66"><text:span text:style-name="AncientGreek_3a__20_Ἀρχαία_20_ἑλληνικά"><text:span text:style-name="T1">109. Ἑρμῆς καὶ γῆ.</text:span></text:span></text:p>
            <text:p text:style-name="P122"><text:span text:style-name="AncientGreek_3a__20_Ἀρχαία_20_ἑλληνικά"><text:span text:style-name="T4">Ζεὺς πλάσας ἄνδρα καὶ γυναῖκα ἐκέλευσεν Ἑρμῆν ἀγαγεῖν αὐτοὺς ἐπὶ τὴν Γῆν καὶ δεῖξαι ὅθεν ὀρύσσοντες τροφὴν ἑαυτοῖς ποιήσουσι. Τοῦ δὲ τὸ προσταχθὲν ποιήσαντος, ἡ Γῆ τὸ μὲν πρῶτον ἐκώλυεν. Ὡς δὲ Ἑρμῆς ἠνάγκαζε λέγων τὸν Δία προστεταχέναι, ἔφη• « Ἀλλ᾿ ὀρυσσέτωσαν ὅσον βούλονται• στένοντες γὰρ αὐτὸ καὶ κλαίοντες ἀποδώσουσι. »</text:span></text:span></text:p>
            <text:p text:style-name="P122"><text:span text:style-name="AncientGreek_3a__20_Ἀρχαία_20_ἑλληνικά"><text:span text:style-name="T4">Πρὸς τοὺς ῥᾳδίως δανειζομένους, μετὰ λύπης δὲ ἀποδιδόντας ὁ λόγος εὔκαιρος.</text:span></text:span></text:p>
          </table:table-cell>
          <table:table-cell table:style-name="Table1.A1" office:value-type="string">
            <text:p text:style-name="P155">Hermes and Gaia</text:p>
            <text:p text:style-name="P138">Zeus having fashioned a man and a woman, he ordered hermes to lead them on the earth and to show them from where, digging, they shall produce sustanence to themselves. And when he was doing that which was commanded, Gaia at first prevented. And when Hermes compeled [her] saying Zues has commanded, she said: “but <text:span text:style-name="T52">let them dig as much as they want for groaning and weeping they shall pay it back.”</text:span></text:p>
            <text:p text:style-name="P139">The account is timely for those easily borrowing, but with grief paying it back.</text:p>
          </table:table-cell>
        </table:table-row>
        <text:soft-page-break/>
        <table:table-row table:style-name="Table1.1">
          <table:table-cell table:style-name="Table1.A1" office:value-type="string">
            <text:p text:style-name="P66"><text:span text:style-name="AncientGreek_3a__20_Ἀρχαία_20_ἑλληνικά"><text:span text:style-name="T1">110. Ἑρμῆς καὶ Τειρεσίας.</text:span></text:span></text:p>
            <text:p text:style-name="P122"><text:span text:style-name="AncientGreek_3a__20_Ἀρχαία_20_ἑλληνικά"><text:span text:style-name="T4">Ἑρμῆς βουλόμενος τὴν Τειρεσίου μαντικὴν πειρᾶσαι εἰ</text:span></text:span></text:p>
            <text:p text:style-name="P122"><text:span text:style-name="AncientGreek_3a__20_Ἀρχαία_20_ἑλληνικά"><text:span text:style-name="T4">ἀληθής ἐστι, κλέψας αὐτοῦ τοὺς βόας ἐξ ἀγροῦ, ἧκε πρὸς αὐτὸν εἰς ἄστυ, ὁμοιωθεὶς ἀνθρώπῳ, καὶ ἐπεξενώθη παρ᾿ αὐτῷ. Παραγγελθείσης δὲ τῷ Τειρεσίᾳτῆς τοῦ ζεύγους ἀπωλείας, παραλαβὼν τὸν Ἑρμῆν, ἧκεν εἰς τὸ προαστεῖον, οἰωνόν τινα περὶ τῆς κλοπῆς σκεψόμενος, καὶ τούτῳ παρῄνει λέγειν ὅ τι ἂν θεάσηται ὄρνεον. Καὶ ὁ Ἑρμῆς τὸ μὲν πρῶτον θεασάμενος ἀετὸν ἐξ ἀριστερῶν ἐπὶ δεξιὰ παριπτάμενον, ἀπήγγειλεν αὐτῷ. Τοῦ δὲ εἰπόντος μὴ πρὸς αὐτοὺς τοῦτον εἶναι, ἐκ δευτέρου ἰδὼν κορώνην ἐπί τινος δένδρου καθημένην, καὶ ποτὲ μὲν ἄνω βλέπουσαν, ποτὲ δὲ εἰς γῆν κύπτουσαν, ἐδήλωσεν αὐτῷ. Ὁ δὲ ὑποτυχὼν ἔφη• « Ἀλλ᾿ αὕτη γε ἡ κορώνη διόμνυται τόν τε Οὐρανὸν καὶ τὴν Γῆν ὅτι, ἂν σὺ θέλῃς, τοὺς ἐμαυτοῦ βόας ἀπολήψομαι. »</text:span></text:span></text:p>
            <text:p text:style-name="P122"><text:span text:style-name="AncientGreek_3a__20_Ἀρχαία_20_ἑλληνικά"><text:span text:style-name="T4">Τούτῳ τῷ λόγῳ χρήσαιτο ἄν τις πρὸς ἄνδρα κλέπτην.</text:span></text:span></text:p>
          </table:table-cell>
          <table:table-cell table:style-name="Table1.A1" office:value-type="string">
            <text:p text:style-name="P154">Hermes and Teresias</text:p>
            <text:p text:style-name="P140">Hermes wishing to test the seer Teiresias, if he is true, having <text:span text:style-name="T53">stolen his cattle from the field, he </text:span><text:span text:style-name="T54">went to</text:span><text:span text:style-name="T53"> him in the city, being made similar to a man, and became a guest at his side. And while the destruction of his yoke was being announced to Teresias, taking Hermes aside, </text:span><text:span text:style-name="T54">he went the coutryside, intending to consult a bird of profecy about the theft, and he encouraged hime to describe whatever bird he would see. And at first Hermes seeing an eagle walking from left to right, he announced it to him. And </text:span><text:span text:style-name="T55">while </text:span><text:span text:style-name="T54">he </text:span><text:span text:style-name="T55">was saying</text:span><text:span text:style-name="T54"> this is not for them, </text:span><text:span text:style-name="T55">from the right seeing a raven sitting upon a tree, also sometimes looking upward, and other times looking craning over to the earth, he made this clear to him. And interupting he said: “Well this raven swares both by heaven and earth that, if you would be willing, you will give back my cattle.<text:line-break/>Someone might use this account against a thieving man. </text:span><text:span text:style-name="T53"><text:line-break/><text:line-break/></text:span><text:span text:style-name="AncientGreek_3a__20_Ἀρχαία_20_ἑλληνικά"><text:span text:style-name="T7">προαστεῖον </text:span></text:span><text:span text:style-name="AncientGreek_3a__20_Ἀρχαία_20_ἑλληνικά"><text:span text:style-name="T33">= area around the city</text:span></text:span></text:p>
          </table:table-cell>
        </table:table-row>
        <table:table-row table:style-name="Table1.1">
          <table:table-cell table:style-name="Table1.A1" office:value-type="string">
            <text:p text:style-name="P66"><text:span text:style-name="AncientGreek_3a__20_Ἀρχαία_20_ἑλληνικά"><text:span text:style-name="T1">111. Ἑρμῆς καὶ τεχνῖται.</text:span></text:span></text:p>
            <text:p text:style-name="P122"><text:span text:style-name="AncientGreek_3a__20_Ἀρχαία_20_ἑλληνικά"><text:span text:style-name="T4">Ζεὺς Ἑρμῇ προσέταξε πᾶσι τοῖς τεχνίταις ψεύδους φάρμακον χέαι. Ὁ δὲ τοῦτο τρίψας καὶ μέτρον ποιήσας ἴσον ἑκάστῳ ἐνέχει. Ἐπεὶ δέ, μόνου τοῦ σκυτέως ὑπολειφθέντος, πολὺ φάρμακον κατελείπετο, λαβὼν ὅλην τὴν χύσιν κατ᾿αὐτοῦ κατέχεεν. Ἐκ τούτου συνέβη τοὺς τεχνίτας πάντας ψεύδεσθαι, μάλιστα δὲ πάντων τοὺς σκυτέας.</text:span></text:span></text:p>
            <text:p text:style-name="P122"><text:span text:style-name="AncientGreek_3a__20_Ἀρχαία_20_ἑλληνικά"><text:span text:style-name="T4">Πρὸς ἄνδρα ψευδολόγον ὁ λόγος εὔκαιρος.</text:span></text:span></text:p>
          </table:table-cell>
          <table:table-cell table:style-name="Table1.A1" office:value-type="string">
            <text:p text:style-name="P150">Hermes and the Craftsmen</text:p>
            <text:p text:style-name="P143">Zeus commanded Hermes to pour out a concoction of deceit to all the craftsmen. And when we ground this and made an equal measure he poured it into each. And when, only the the cobler remained, a lot of potion remained, taking all <text:span text:style-name="T56">the shot poured [it] into him. From this, it came about that all the craftsmen lie, and especially of all, the coblers. <text:line-break/>The account is timely for a man who speaks lies.</text:span></text:p>
            <text:p text:style-name="P141"/>
            <text:p text:style-name="P142"><text:span text:style-name="AncientGreek_3a__20_Ἀρχαία_20_ἑλληνικά"><text:span text:style-name="T4">χέαι </text:span></text:span><text:span text:style-name="AncientGreek_3a__20_Ἀρχαία_20_ἑλληνικά"><text:span text:style-name="T8">= χέω (</text:span></text:span><text:span text:style-name="AncientGreek_3a__20_Ἀρχαία_20_ἑλληνικά"><text:span text:style-name="T34">aro. inf.</text:span></text:span><text:span text:style-name="AncientGreek_3a__20_Ἀρχαία_20_ἑλληνικά"><text:span text:style-name="T8">)</text:span></text:span></text:p>
            <text:p text:style-name="P142"><text:span text:style-name="AncientGreek_3a__20_Ἀρχαία_20_ἑλληνικά"><text:span text:style-name="T8">κατά +</text:span></text:span><text:span text:style-name="AncientGreek_3a__20_Ἀρχαία_20_ἑλληνικά"><text:span text:style-name="T34"> gen = down into</text:span></text:span></text:p>
          </table:table-cell>
        </table:table-row>
        <table:table-row table:style-name="Table1.1">
          <table:table-cell table:style-name="Table1.A1" office:value-type="string">
            <text:p text:style-name="P66"><text:span text:style-name="AncientGreek_3a__20_Ἀρχαία_20_ἑλληνικά"><text:span text:style-name="T1">112. Ἑρμοῦ ἅμαξα καὶ Ἄραβες.</text:span></text:span></text:p>
            <text:p text:style-name="P122"><text:span text:style-name="AncientGreek_3a__20_Ἀρχαία_20_ἑλληνικά"><text:span text:style-name="T4">Ἑρμῆς ποτε ἅμαξαν ψευσμάτων καὶ πανουργίας καὶ ἀπάτης μεστὴν διὰ πάσης ἤλαυνε γῆς, κατὰ χώραν μικρόν τι διανέμων τοῦ φόρτου. Ὡς δὲ εἰς τὴν τῶν Ἀράβων χώραν ἦλθε, λέγεται ἐξαίφνης συντριβῆναι τὴν ἅμαξαν. Οἱ δὲ ὥσπερ πολύτιμον φόρτον τὰ ἐξ αὐτῆς ἁρπάσαντες οὐκ ἀφῆκαν εἰς ἄλλους ἀνθρώπους προελθεῖν.</text:span></text:span></text:p>
            <text:p text:style-name="P122"><text:span text:style-name="AncientGreek_3a__20_Ἀρχαία_20_ἑλληνικά"><text:span text:style-name="T4">Ὅτι Ἄραβες ὑπὲρ πᾶν ἔθνος ψευσταὶ καὶ ἀπατεῶνές εἰσιν• ἐν γλώσσῃ γὰρ αὐτῶν οὐκ ἔστιν ἀλήθεια.</text:span></text:span></text:p>
          </table:table-cell>
          <table:table-cell table:style-name="Table1.A1" office:value-type="string">
            <text:p text:style-name="P151">A Wagon of Hermes and Some Arabs</text:p>
            <text:p text:style-name="P144">Hermes once <text:span text:style-name="T57">drove a cart full of lies, tricks, and deceit through all the land, distributing a little of the load through the land. And when he came into the land of the Arabs, it is said that the cart suddenly collapsed. And they seezing the contents of it as a precious cargo did not allow it to continue to other people.<text:line-break/>Because Arabs, beyond all nations, are liers and deceivers, for on their tounge there is no truth. </text:span></text:p>
          </table:table-cell>
        </table:table-row>
        <text:soft-page-break/>
        <table:table-row table:style-name="Table1.1">
          <table:table-cell table:style-name="Table1.A1" office:value-type="string">
            <text:p text:style-name="P66"><text:span text:style-name="AncientGreek_3a__20_Ἀρχαία_20_ἑλληνικά"><text:span text:style-name="T1">113. Εὐνοῦχος καὶ ἱερεύς.</text:span></text:span></text:p>
            <text:p text:style-name="P122"><text:span text:style-name="AncientGreek_3a__20_Ἀρχαία_20_ἑλληνικά"><text:span text:style-name="T4">Εὐνοῦχος προσῆλθε ἱερεῖ, θυσίαν ὑπὲρ αὐτοῦ ποιῆσαι παρακαλῶν εἰς τὸ γενέσθαι παίδων πατέρα. Ὁ δὲ ἱερεὺς ἔφη• « Ὅτε μὲν πρὸς τὴν θυσίαν ἀπίδω, πατέρα σε γενέσθαι παίδων παρακαλῶ• ὅτε δὲ τὴν σὴν ὄψιν ἴδω, οὐδ᾿ ἀνὴρ φαίνῃ. »</text:span></text:span></text:p>
          </table:table-cell>
          <table:table-cell table:style-name="Table1.A1" office:value-type="string">
            <text:p text:style-name="P153">A Eunuch and a Priest</text:p>
            <text:p text:style-name="P145">A eunuch went to a priest, beseaching [him] to make a sacrifice on behalf of him in order for him to become a father of children. And the priest said: “<text:span text:style-name="T58">When I </text:span><text:span text:style-name="T59">would </text:span><text:span text:style-name="T58">observe the sacrafice, I </text:span><text:span text:style-name="T59">will </text:span><text:span text:style-name="T58">plead that you become a father, but when I </text:span><text:span text:style-name="T59">would </text:span><text:span text:style-name="T58">see </text:span><text:span text:style-name="T59">your appearance, you don’t even seem to be a man.</text:span>”</text:p>
          </table:table-cell>
        </table:table-row>
        <table:table-row table:style-name="Table1.1">
          <table:table-cell table:style-name="Table1.A1" office:value-type="string">
            <text:p text:style-name="P66"><text:span text:style-name="AncientGreek_3a__20_Ἀρχαία_20_ἑλληνικά"><text:span text:style-name="T1">114. Ἐχθροὶ δύο.</text:span></text:span></text:p>
            <text:p text:style-name="P122"><text:span text:style-name="AncientGreek_3a__20_Ἀρχαία_20_ἑλληνικά"><text:span text:style-name="T4">Δύο τινὲς ἀλλήλοις ἐχθραίνοντες ἐπὶ τῆς αὐτῆς νεὼς ἔπλεον, ὧν ἅτερος μὲν ἐπὶ τῆς πρύμνης, ἅτερος δὲ ἐπὶ τῆς πρῴρας ἐκάθητο. Χειμῶνος δὲ ἐπιγενομένου καὶ τῆς νεὼς μελλούσης ἤδη καταποντίζεσθαι, ὁ ἐπὶ τῆς πρύμνης τὸν κυβερνήτην ἤρετο πότερον τῶν μερῶν τοῦ πλοίου πρότερον μέλλει καταβαπτίζεσθαι. Τοῦ δὲ τὴν πρῴραν εἰπόντος• « Ἀλλ᾿ ἔμοιγε οὐκ ἔστι λυπηρόν, εἶπεν, ὁ θάνατος, εἴ γε ὁρᾶν μέλλω πρὸ ἐμοῦ τὸν ἐχθρὸν ἀποθνῄσκοντα. »</text:span></text:span></text:p>
            <text:p text:style-name="P122"><text:span text:style-name="AncientGreek_3a__20_Ἀρχαία_20_ἑλληνικά"><text:span text:style-name="T4">Ὁ μῦθος δηλοῖ ὅτι πολλοὶ τῶν ἀνθρώπων οὐδὲν τῆς ἑαυτῶν βλάβης φροντίζουσιν, ἐὰν τοὺς ἐχθροὺς μόνον ἴδωσι πρὸ αὐτῶν κακουμένους.</text:span></text:span></text:p>
          </table:table-cell>
          <table:table-cell table:style-name="Table1.A1" office:value-type="string">
            <text:p text:style-name="P152">Two Enemies</text:p>
            <text:p text:style-name="P146">A certain two men being enemies with each other sailed on the same ship, upon which one sat on the <text:s text:c="2"/>stern, and another sat on prow. And <text:span text:style-name="T60">when </text:span>a storm <text:span text:style-name="T60">came about and the ship was about to sink at that time the one upon the prow asked the captain <text:s/>which of the parts of the ships will sink first. And </text:span><text:span text:style-name="T61">when</text:span><text:span text:style-name="T60"> he </text:span><text:span text:style-name="T61">said the prow</text:span><text:span text:style-name="T60">: “</text:span><text:span text:style-name="T61">well for me death is not troubling, he said, if I will see my enemy dying before in front of me. <text:line-break/>The myth reveals that many men think nothing of the harm of themselves, if only their enemies they would see suffering evil in front of them.</text:span></text:p>
          </table:table-cell>
        </table:table-row>
        <table:table-row table:style-name="Table1.1">
          <table:table-cell table:style-name="Table1.A1" office:value-type="string">
            <text:p text:style-name="P6"><text:span text:style-name="AncientGreek_3a__20_Ἀρχαία_20_ἑλληνικά"><text:span text:style-name="T1">115. Ἔχις καὶ ἀλώπηξ.</text:span></text:span></text:p>
            <text:p text:style-name="P71"><text:span text:style-name="AncientGreek_3a__20_Ἀρχαία_20_ἑλληνικά"><text:span text:style-name="T4">Ἔχις ἐπὶ παλιούρων δέσμῃ ὑπὲρ ποταμὸν παρεφέρετο. Ἀλώπηξ δὲ παριοῦσα, ὡς ἐθεάσατο αὐτόν, εἶπεν• « Ἄξιος τῆς νηὸς ὁ ναύκληρος. »</text:span></text:span></text:p>
            <text:p text:style-name="P71"><text:span text:style-name="AncientGreek_3a__20_Ἀρχαία_20_ἑλληνικά"><text:span text:style-name="T4">Πρὸς ἄνδρα πονηρὸν μοχθηροῖς πράγμασιν ἐγχειρήσαντα.</text:span></text:span></text:p>
          </table:table-cell>
          <table:table-cell table:style-name="Table1.A1" office:value-type="string">
            <text:p text:style-name="P159">A Viper and a Fox</text:p>
            <text:p text:style-name="P159">A viper was carried by a bundle of thorns beyond a river. And a fox passing by, when he saw him, said: “the ship’s captain is worthy of the ship.” For a wicked man taking in hand wretched business.</text:p>
          </table:table-cell>
        </table:table-row>
        <table:table-row table:style-name="Table1.1">
          <table:table-cell table:style-name="Table1.A1" office:value-type="string">
            <text:p text:style-name="P66"><text:span text:style-name="AncientGreek_3a__20_Ἀρχαία_20_ἑλληνικά"><text:span text:style-name="T1">116. Ἔχις καὶ ῥίνη.</text:span></text:span></text:p>
            <text:p text:style-name="P122"><text:span text:style-name="AncientGreek_3a__20_Ἀρχαία_20_ἑλληνικά"><text:span text:style-name="T4">Ἔχις εἰσελθὼν εἰς χαλκουργοῦ ἐργαστήριον παρὰ τῶν σκευῶν ἔρανον ᾔτει• λαβὼν δὲ παρ᾿ αὐτῶν ἧκε πρὸς τὴν ῥίνην καὶ αὐτὴν παρεκάλει δοῦναί τι αὐτῷ. Ἡ δὲ ὑποτυχοῦσα εἶπεν• « Ἀλλ᾿ εὐηθὴς εἶ παρ᾿ ἐμοῦ τι ἀποίσεσθαι οἰόμενος, ἥτις οὐ διδόναι, ἀλλὰ λαμβάνειν παρὰ πάντων εἴωθα. »</text:span></text:span></text:p>
            <text:p text:style-name="P122"><text:span text:style-name="AncientGreek_3a__20_Ἀρχαία_20_ἑλληνικά"><text:span text:style-name="T4">Ὁ λόγος δηλοῖ ὅτι μάταιοί εἰσιν οἱ παρὰ φιλαργύρων τι κερδανεῖν προσδοκῶντες.</text:span></text:span></text:p>
          </table:table-cell>
          <table:table-cell table:style-name="Table1.A1" office:value-type="string">
            <text:p text:style-name="P160">A Viper and a File</text:p>
            <text:p text:style-name="P160">A viper entering into a coppersmiths shop requested alms. And from the others having received he came to the file and requested it to give something to him. And it interupting said: “But <text:span text:style-name="T63">you are foolish think that you will carry away something from me, who is in the habbit not of giving but of receiving from all.</text:span></text:p>
            <text:p text:style-name="P160"/>
            <text:p text:style-name="P160"><text:span text:style-name="AncientGreek_3a__20_Ἀρχαία_20_ἑλληνικά"><text:span text:style-name="T4">ἔρανον </text:span></text:span><text:span text:style-name="AncientGreek_3a__20_Ἀρχαία_20_ἑλληνικά"><text:span text:style-name="T28">= </text:span></text:span>ὁ ἔρ<text:span text:style-name="AncientGreek_3a__20_Ἀρχαία_20_ἑλληνικά"><text:span text:style-name="T4">α</text:span></text:span>νος: potluck meal, loan, kindness, favour, alms</text:p>
          </table:table-cell>
        </table:table-row>
        <text:soft-page-break/>
        <table:table-row table:style-name="Table1.1">
          <table:table-cell table:style-name="Table1.A1" office:value-type="string">
            <text:p text:style-name="P66"><text:span text:style-name="AncientGreek_3a__20_Ἀρχαία_20_ἑλληνικά"><text:span text:style-name="T1">117. Ἔχις καὶ ὕδρος.</text:span></text:span></text:p>
            <text:p text:style-name="P122"><text:span text:style-name="AncientGreek_3a__20_Ἀρχαία_20_ἑλληνικά"><text:span text:style-name="T4">Ἔχις φοιτῶν ἐπί τινα κρήνην ἔπινεν. Ὁ δὲ ἐνταῦθα οἰκῶν ὕδρος ἐκώλυεν αὐτόν, ἀγανακτῶν ὅτι μὴ ἀρκεῖται τῇ ἰδίᾳ νομῇ, ἀλλὰ καὶ ἐπὶ τὴν αὐτοῦ δίαιταν ἀφικνεῖται. Ἀεὶ δὲ τῆς φιλονεικίας αὐξανομένης, συνέθεντο ὅπως εἰς μάχην ἀλλήλοις καταστῶσι καὶ τοῦ νικῶντος ἥ τε τοῦ ὕδατος καὶ τῆς γῆς νομὴ γίνηται. Ταξαμένων δὲ αὐτῶν προθεσμίαν, οἱ βάτραχοι διὰ μῖσος τοῦ ὕδρου παραγενόμενοι πρὸς τὸν ἔχιν παρεθάρσυνον αὐτόν, ἐπαγγελλόμενοι καὶ αὐτοὶ συμμαχήσειν αὐτῷ. Ἐνστάσης δὲ τῆς μάχης, ὁ μὲν ἔχις πρὸς τὸν ὕδρον ἐπολέμει, οἱ δὲ βάτραχοι μηδὲν περαιτέρω δρᾶν δυνάμενοι μεγάλα ἐκεκράγεισαν. Καὶ ὁ ἔχις νικήσας ᾐτιᾶτο αὐτοὺς ὅτι γε συμμαχήσειν αὐτῷ ὑποσχόμενοι παρὰ τὴν μάχην οὐ μόνον οὐκ ἐβοήθουν, ἀλλὰ καὶ ᾖδον. Οἱ δὲ ἔφασαν πρὸς αὐτόν• « Ἀλλ᾿ εὖ γε ἴσθι, ὦ οὗτος, ὅτι ἡ ἡμετέρα συμμαχία οὐ διὰ χειρῶν, διὰ δὲ μόνης φωνῆς συνέστηκεν. »</text:span></text:span></text:p>
            <text:p text:style-name="P122"><text:span text:style-name="AncientGreek_3a__20_Ἀρχαία_20_ἑλληνικά"><text:span text:style-name="T4">Ὁ λόγος δηλοῖ ὅτι, ἔνθα χειρῶν χρεία ἐστίν, ἡ διὰ λόγων βοήθεια οὐδὲν λυσιτελεῖ.</text:span></text:span></text:p>
          </table:table-cell>
          <table:table-cell table:style-name="Table1.A1" office:value-type="string">
            <text:p text:style-name="P161">A Viper and Some Water</text:p>
            <text:p text:style-name="P161">A viper frequenting upon a well, drank. But a water snake living there prevented him, being angry that it was not he was pleased with his own pasture, but upon his abode to arrive. And while continually the quarrel grew, it was agreed that they would place themselves into a battle with each other and the pasture of the water and the land would belong to the victor. And arranging their proposed [day], the frogs out of hatred of the hydra coming to the viper and emboldened him, promising to fight by his side. And when the fight was happening, the viper <text:span text:style-name="T64">battled</text:span> against the hydra, <text:span text:style-name="T64">but</text:span> the frogs, <text:span text:style-name="T64">being </text:span>able to do <text:span text:style-name="T64">nothing </text:span>more, uttered loud cries. <text:span text:style-name="T64">And t</text:span>he viper having won reproached them <text:span text:style-name="T64">that </text:span>they <text:span text:style-name="T64">promissing</text:span> to <text:span text:style-name="T64">fight</text:span> with h<text:span text:style-name="T64">im in the fight</text:span>, <text:span text:style-name="T64">not only did not help, but actually they sang. Amd t</text:span>he<text:span text:style-name="T64">y</text:span> <text:span text:style-name="T64">said to him </text:span>"<text:span text:style-name="T64">But k</text:span>now well, <text:span text:style-name="T64">oh you, that our alliance was not with hands, but was composed through voice alone.</text:span></text:p>
            <text:p text:style-name="P161"><text:line-break/><text:span text:style-name="T65">The account makes clear that, where there is need of hands, help through words profits nothing.</text:span></text:p>
            <text:p text:style-name="P161"/>
            <text:p text:style-name="P162"><text:span text:style-name="AncientGreek_3a__20_Ἀρχαία_20_ἑλληνικά"><text:span text:style-name="T4">περαιτέρω </text:span></text:span><text:span text:style-name="AncientGreek_3a__20_Ἀρχαία_20_ἑλληνικά"><text:span text:style-name="T35">= aditionaly </text:span></text:span><text:span text:style-name="AncientGreek_3a__20_Ἀρχαία_20_ἑλληνικά"><text:span text:style-name="T36">(adv.)</text:span></text:span></text:p>
            <text:p text:style-name="P162"><text:span text:style-name="AncientGreek_3a__20_Ἀρχαία_20_ἑλληνικά"><text:span text:style-name="T4">ἐκεκράγεισαν </text:span></text:span><text:span text:style-name="AncientGreek_3a__20_Ἀρχαία_20_ἑλληνικά"><text:span text:style-name="T35">= κράζω: to cry out (</text:span></text:span><text:span text:style-name="AncientGreek_3a__20_Ἀρχαία_20_ἑλληνικά"><text:span text:style-name="T62">plr</text:span></text:span><text:span text:style-name="AncientGreek_3a__20_Ἀρχαία_20_ἑλληνικά"><text:span text:style-name="T36">perf. 3</text:span></text:span><text:span text:style-name="AncientGreek_3a__20_Ἀρχαία_20_ἑλληνικά"><text:span text:style-name="T66">rd</text:span></text:span><text:span text:style-name="AncientGreek_3a__20_Ἀρχαία_20_ἑλληνικά"><text:span text:style-name="T36"> pl.</text:span></text:span><text:span text:style-name="AncientGreek_3a__20_Ἀρχαία_20_ἑλληνικά"><text:span text:style-name="T35">)</text:span></text:span></text:p>
          </table:table-cell>
        </table:table-row>
        <table:table-row table:style-name="Table1.1">
          <table:table-cell table:style-name="Table1.A1" office:value-type="string">
            <text:p text:style-name="P7"><text:span text:style-name="AncientGreek_3a__20_Ἀρχαία_20_ἑλληνικά"><text:span text:style-name="T1">118. Ζεὺς καὶ αἰσχύνη.</text:span></text:span></text:p>
            <text:p text:style-name="P72"><text:span text:style-name="AncientGreek_3a__20_Ἀρχαία_20_ἑλληνικά"><text:span text:style-name="T4">Ζεὺς πλάσας τοὺς ἀνθρώπους τὰς μὲν ἄλλας διαθέσεις αὐτοῖς ἐνέθηκε, μόνην δ᾿ ἐνθεῖναι τὴν αἰσχύνην ἐπελάθετο. Διὸ καὶ μὴ ἔχων πόθεν [ἂν] αὐτὴν εἰσαγάγῃ, διὰ τοῦ ἀρχοῦ αὐτὴν εἰσελθεῖν ἐκέλευσεν. Ἡ δὲ τὸ μὲν πρῶτον ἀντέλεγεν ἀναξιοπαθοῦσα. Ἐπεὶ δὲ σφόδρα αὐτῇ ἐνέκειτο, ἔφη• « Ἀλλ᾿ ἔγωγε ἐπὶταύταις εἰσέρχομαι ταῖς ὁμολογίαις ὡς Ἔρως μὴ εἰσελεύσεται• ἂν δ᾿ εἰσέλθῃ, αὐτὴἐξελεύσομαι παραυτίκα. » Ἀπὸ δὴ τούτου συνέβη πάντας τοὺς πόρνους ἀναισχύντους εἶναι.</text:span></text:span></text:p>
            <text:p text:style-name="P72"><text:span text:style-name="AncientGreek_3a__20_Ἀρχαία_20_ἑλληνικά"><text:span text:style-name="T4">Ὁ μῦθος δηλοῖ ὅτι τοὺς ὑπ᾿ ἔρωτος κατεχομένους ἀναισχύντους εἶναι συμβαίνει.</text:span></text:span></text:p>
          </table:table-cell>
          <table:table-cell table:style-name="Table1.A1" office:value-type="string">
            <text:p text:style-name="P163">Zeus and Shame</text:p>
          </table:table-cell>
        </table:table-row>
        <text:soft-page-break/>
        <table:table-row table:style-name="Table1.1">
          <table:table-cell table:style-name="Table1.A1" office:value-type="string">
            <text:p text:style-name="P66"><text:span text:style-name="AncientGreek_3a__20_Ἀρχαία_20_ἑλληνικά"><text:span text:style-name="T1">119. Ζεὺς καὶ ἀλώπηξ.</text:span></text:span></text:p>
            <text:p text:style-name="P122"><text:span text:style-name="AncientGreek_3a__20_Ἀρχαία_20_ἑλληνικά"><text:span text:style-name="T4">Ζεὺς ἀγασάμενος ἀλώπεκος τὸ συνετὸν τῶν φρενῶν καὶ τὸ ποικίλον τὸβασίλειον αὐτῇ τῶν ἀλόγων ζῴων ἐνεχείρισε. Βουλόμενος δὲ γνῶναι εἰ τὴν τύχην μεταλλάξασα μετεβάλετο καὶ τὴν γλισχρότητα, φερομένης αὐτῆς ἐν φορείῳκάνθαρον παρὰ τὴν ὄψιν ἀφῆκεν. Ἡ δὲ ἀντισχεῖν μὴ δυναμένη, ἐπειδὴ περιίπτατο τῷ φορείῳ, ἀναπηδήσασα ἀκόσμως συλλαβεῖν αὐτὸν ἐπειρᾶτο. Καὶ ὁ Ζεὺς ἀγανακτήσας κατ᾿ αὐτῆς πάλιν αὐτὴν εἰς τὴν ἀρχαίαν τάξιν ἀποκατέστησεν.</text:span></text:span></text:p>
            <text:p text:style-name="P122"><text:span text:style-name="AncientGreek_3a__20_Ἀρχαία_20_ἑλληνικά"><text:span text:style-name="T4">Ὁ λόγος δηλοῖ ὅτι οἱ φαῦλοι τῶν ἀνθρώπων, κἂν τὰ προσχήματα λαμπρότερα ἀναλάβωσιν, τὴν γοῦν φύσιν οὐ μετατίθενται.</text:span></text:span></text:p>
          </table:table-cell>
          <table:table-cell table:style-name="Table1.A1" office:value-type="string">
            <text:p text:style-name="P163">Zeus and a Fox</text:p>
          </table:table-cell>
        </table:table-row>
        <table:table-row table:style-name="Table1.1">
          <table:table-cell table:style-name="Table1.A1" office:value-type="string">
            <text:p text:style-name="P8"><text:span text:style-name="AncientGreek_3a__20_Ἀρχαία_20_ἑλληνικά"><text:span text:style-name="T1">120. Ζεὺς καὶ ἄνθρωποι.</text:span></text:span></text:p>
            <text:p text:style-name="P73"><text:span text:style-name="AncientGreek_3a__20_Ἀρχαία_20_ἑλληνικά"><text:span text:style-name="T4">Ζεὺς πλάσας ἀνθρώπους ἐκέλευσεν Ἑρμῇ νοῦν αὐτοῖς ἐγχέαι. Κἀκεῖνος μέτρον ποιήσας ἴσον ἐνέχεεν ἑκάστῳ. Συνέβη δὲ τοὺς μὲν μικροφυεῖς πληρωθέντας τοῦ μέτρου φρονίμους γενέσθαι, τοὺς δὲ μακρούς, ἅτε μὴἐφικομένου τοῦ ποτοῦ [μηδὲ μέχρι γονάτων,] εἰς πᾶν τὸ σῶμα ἀφρονεστέρους γενέσθαι.</text:span></text:span></text:p>
            <text:p text:style-name="P73"><text:span text:style-name="AncientGreek_3a__20_Ἀρχαία_20_ἑλληνικά"><text:span text:style-name="T4">Πρὸς ἄνδρα εὐμεγέθη μὲν σώματι, κατὰ ψυχὴν δὲ ἀλόγιστον ὁ λόγος εὔκαιρος.</text:span></text:span></text:p>
          </table:table-cell>
          <table:table-cell table:style-name="Table1.A1" office:value-type="string">
            <text:p text:style-name="P163">Zeus and Mankind</text:p>
          </table:table-cell>
        </table:table-row>
        <table:table-row table:style-name="Table1.1">
          <table:table-cell table:style-name="Table1.A1" office:value-type="string">
            <text:p text:style-name="P9"><text:span text:style-name="AncientGreek_3a__20_Ἀρχαία_20_ἑλληνικά"><text:span text:style-name="T1">121. Ζεὺς καὶ Ἀπόλλων.</text:span></text:span></text:p>
            <text:p text:style-name="P74"><text:span text:style-name="AncientGreek_3a__20_Ἀρχαία_20_ἑλληνικά"><text:span text:style-name="T4">Ζεὺς καὶ Ἀπόλλων περὶ τοξικῆς ἤριζον. Τοῦ δὲ Ἀπόλλωνος ἐντείναντος τὸτόξον καὶ τὸ βέλος ἀφέντος, Ζεὺς τοσοῦτον διέβη ὅσον Ἀπόλλων ἐτόξευσεν.</text:span></text:span></text:p>
            <text:p text:style-name="P74"><text:span text:style-name="AncientGreek_3a__20_Ἀρχαία_20_ἑλληνικά"><text:span text:style-name="T4">Οὕτως οἱ τοῖς κρείττοσιν ἀνθαμιλλώμενοι, πρὸς τῷ ἐκείνων μὴ ἐφικέσθαι, καὶγέλωτα ὀφλισκάνουσιν.</text:span></text:span></text:p>
          </table:table-cell>
          <table:table-cell table:style-name="Table1.A1" office:value-type="string">
            <text:p text:style-name="P163">Zeus and Apollo</text:p>
          </table:table-cell>
        </table:table-row>
        <table:table-row table:style-name="Table1.1">
          <table:table-cell table:style-name="Table1.A1" office:value-type="string">
            <text:p text:style-name="P66"><text:span text:style-name="AncientGreek_3a__20_Ἀρχαία_20_ἑλληνικά"><text:span text:style-name="T1">122. Ζεὺς καὶ ὄφις.</text:span></text:span></text:p>
            <text:p text:style-name="P122"><text:span text:style-name="AncientGreek_3a__20_Ἀρχαία_20_ἑλληνικά"><text:span text:style-name="T4">Τοῦ Διὸς γάμους ποιοῦντος, πάντα τὰ ζῷα ἤνεγκαν δῶρα, ἕκαστον κατὰ τὴν οἰκείαν δύναμιν. Ὄφις δὲ ἕρπων ῥόδον λαβὼν ἐν τῷ στόματι ἀνέβη. Ἰδὼν δὲαὐτὸν ὁ Ζεὺς ἔφη• « Τῶν ἄλλων πάντων τὰ δῶρα λαμβάνω, ἀπὸ δὲ τοῦ σοῦστόματος λαμβάνω οὐδ᾿ ὅλως. »</text:span></text:span></text:p>
            <text:p text:style-name="P122"><text:span text:style-name="AncientGreek_3a__20_Ἀρχαία_20_ἑλληνικά"><text:span text:style-name="T4">Ὁ μῦθος δηλοῖ ὅτι τῶν πονηρῶν αἱ χάριτες φοβεραί εἰσι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23. Ζεὺς καὶ πίθος ἀγαθῶν.</text:span></text:span></text:p>
            <text:p text:style-name="P122"><text:span text:style-name="AncientGreek_3a__20_Ἀρχαία_20_ἑλληνικά"><text:span text:style-name="T4">Ζεὺς ἐν πίθῳ τὰ ἀγαθὰ πάντα συγκλείσας ἀφῆκε παρὰ ἀνθρώπῳ τινί. Ὁ δὲλίχνος ἄνθρωπος εἰδέναι θέλων τί ἐστιν ἐν αὐτῷ, τὸ πῶμα ἐκίνησε• πάντα δὲἐπετάσθησαν πρὸς τοὺς θεούς.</text:span></text:span></text:p>
            <text:p text:style-name="P122"><text:span text:style-name="AncientGreek_3a__20_Ἀρχαία_20_ἑλληνικά"><text:span text:style-name="T4">Ὅτι τοῖς ἀνθρώποις ἐλπὶς μόνη σύνεστι τῶν πεφευγότων ἀγαθῶν ἐγγυωμένη δώσε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24. Ζεὺς καὶ Προμηθεὺς καὶ Ἀθηνᾶ καὶ Μῶμος.</text:span></text:span></text:p>
            <text:p text:style-name="P122"><text:span text:style-name="AncientGreek_3a__20_Ἀρχαία_20_ἑλληνικά"><text:span text:style-name="T4">Ζεὺς καὶ Προμηθεὺς καὶ Ἀθηνᾶ κατασκευάσαντες, ὁ μὲν ταῦρον, Προμηθεὺς δὲ ἄνθρωπον, ἡ δὲ οἶκον, Μῶμον κριτὴν εἵλοντο. Ὁ δὲ φθονήσας τοῖς δημιουργήμασιν ἀρξάμενος ἔλεγε τὸν μὲν Δία ἡμαρτηκέναι, τοῦ ταύρου τοὺς ὀφθαλμοὺς ἐπὶ τοῖς κέρασιν μὴ θέντα, ἵνα βλέπῃ ποῦ τύπτει• τὸν δὲ Προμηθέα, διότι τοῦ ἀνθρώπου τὰς φρένας οὐκ ἔξωθεν ἀπεκρέμασεν, ἵνα μὴ λανθάνωσιν οἱπονηροί, φανερὸν δὲ ᾖ τί ἕκαστος κατὰ νοῦν ἔχει, τρίτον δὲ ἔλεγεν ὡς ἔδει τὴν Ἀθηνᾶν τὸν οἶκον τροχοῖς ἐπιθεῖναι, ἵνα, ἐὰν πονηρός τις παροικισθῇ γείτων, ῥᾳδίως μεταβαίνῃ. Καὶ ὁ Ζεὺς ἀγανακτήσας κατ᾿ αὐτοῦ ἐπὶ τῇ βασκανίᾳ τοῦὈλύμπου αὐτὸν ἐξέβαλεν.</text:span></text:span></text:p>
            <text:p text:style-name="P122"><text:span text:style-name="AncientGreek_3a__20_Ἀρχαία_20_ἑλληνικά"><text:span text:style-name="T4">Ὁ λόγος δηλοῖ ὅτι οὐδὲν οὕτως ἐστὶν ἐνάρετον ὅ μὴ πάντως περί τι ψόγον ἐπιδέχεται.</text:span></text:span></text:p>
          </table:table-cell>
          <table:table-cell table:style-name="Table1.A1" office:value-type="string">
            <text:p text:style-name="P123"/>
          </table:table-cell>
        </table:table-row>
        <table:table-row table:style-name="Table1.1">
          <table:table-cell table:style-name="Table1.A1" office:value-type="string">
            <text:p text:style-name="P5"><text:span text:style-name="AncientGreek_3a__20_Ἀρχαία_20_ἑλληνικά"><text:span text:style-name="T1">125. Ζεὺς καὶ χελώνη.</text:span></text:span></text:p>
            <text:p text:style-name="P122"><text:span text:style-name="AncientGreek_3a__20_Ἀρχαία_20_ἑλληνικά"><text:span text:style-name="T4">Ζεὺς γαμῶν πάντα τὰ ζῷα εἱστία. Μόνης δὲ χελώνης ὑστερησάσης, διαπορῶν τὴν αἰτίαν, τῇ ὑστεραίᾳ ἐπυνθάνετο αὐτῆς διὰ τί μόνη ἐπὶ τὸ δεῖπνον οὐκ ἦλθε. Τῆς δὲ εἰπούσης• « Οἶκος φίλος, οἶκος ἄριστος, » ἀγανακτήσας κατ᾽ αὐτῆς παρεσκεύασεν αὐτὴν τὸν οἶκον αὐτὸν βαστάζουσαν περιφέρειν.</text:span></text:span></text:p>
            <text:p text:style-name="P122"><text:span text:style-name="AncientGreek_3a__20_Ἀρχαία_20_ἑλληνικά"><text:span text:style-name="T4">Οὕτω πολλοὶ τῶν ἀνθρώπων αἱροῦνται μᾶλλον λιτῶς οἰκεῖν ἢ παρ᾽ ἄλλοις πολυτελῶς διαιτᾶσθα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26. Ζεὺς κριτής.</text:span></text:span></text:p>
            <text:p text:style-name="P122"><text:span text:style-name="AncientGreek_3a__20_Ἀρχαία_20_ἑλληνικά"><text:span text:style-name="T4">Ὁ Ζεὺς τὰς τῶν ἀνθρώπων ἁμαρτίας ἐν ὀστράκοις τὸν Ἑρμῆν ὥρισε γράφειν, καὶ εἰς κιβώτιον ἀποτιθέναι πλησίον αὐτοῦ, ὅπως ἑκάστου τὰς δίκας ἀναπράσσῃ. Συγκεχυμένων δὲ τῶν ὀστράκων ἐπ᾽ἀλλήλοις, τὸ μὲν βράδιον, τὸ δὲτάχιον ἐμπίπτει εἰς τὰς τοῦ Διὸς χεῖρας, εἴποτε καλῶς κρίνοιτο.</text:span></text:span></text:p>
            <text:p text:style-name="P122"><text:span text:style-name="AncientGreek_3a__20_Ἀρχαία_20_ἑλληνικά"><text:span text:style-name="T4">Ὅτι οὐ χρὴ θαυμάζειν διὰ τοὺς ἀδίκους καὶ πονηροὺς ὅτι τάχιον οὐκ ἀπολαμβάνουσιν ὑπὲρ τῶν ἀδικιῶν αὐτῶν.</text:span></text:span></text:p>
          </table:table-cell>
          <table:table-cell table:style-name="Table1.A1" office:value-type="string">
            <text:p text:style-name="P123"/>
          </table:table-cell>
        </table:table-row>
        <table:table-row table:style-name="Table1.1">
          <table:table-cell table:style-name="Table1.A1" office:value-type="string">
            <text:p text:style-name="P10"><text:span text:style-name="AncientGreek_3a__20_Ἀρχαία_20_ἑλληνικά"><text:span text:style-name="T1">127. Ἥλιος καὶ βάτραχοι.</text:span></text:span></text:p>
            <text:p text:style-name="P75"><text:span text:style-name="AncientGreek_3a__20_Ἀρχαία_20_ἑλληνικά"><text:span text:style-name="T4">Γάμοι τοῦ Ἡλίου θέρους ἐγίγνοντο• πάντα δὲ τὰ ζῷα ἔχαιρον ἐπὶ τούτῳ, ἠγάλλοντο δὲ καὶ οἱ βάτραχοι. Εἷς δὲ τούτων εἶπεν• « Ὦ μῶροι, εἰς τί ἀγάλλεσθε ; εἰ γὰρ μόνος ὢν ὁ Ἥλιος πᾶσαν ἰλὺν ἀποξηραίνει, εἰ γήμας ὅμοιον αὐτῷ παιδίον γεννήσει, τί οὐ πάθωμεν κακόν ; »</text:span></text:span></text:p>
            <text:p text:style-name="P75"><text:span text:style-name="AncientGreek_3a__20_Ἀρχαία_20_ἑλληνικά"><text:span text:style-name="T4">Ὅτι πολλοὶ τῶν τὸ φρόνημα κουφότερον ἐχόντων χαίρουσιν ἐπὶ πράγμασιν τοῖς μὴ χαρὰν ἔχουσιν.</text:span></text:span></text:p>
          </table:table-cell>
          <table:table-cell table:style-name="Table1.A1" office:value-type="string">
            <text:p text:style-name="P123"/>
          </table:table-cell>
        </table:table-row>
        <table:table-row table:style-name="Table1.1">
          <table:table-cell table:style-name="Table1.A1" office:value-type="string">
            <text:p text:style-name="P11"><text:span text:style-name="AncientGreek_3a__20_Ἀρχαία_20_ἑλληνικά"><text:span text:style-name="T1">128. Ἡμίονος.</text:span></text:span></text:p>
            <text:p text:style-name="P76"><text:span text:style-name="AncientGreek_3a__20_Ἀρχαία_20_ἑλληνικά"><text:span text:style-name="T4">Ἡμίονός τις ἐκ κριθῆς παχυνθεῖσα ἀνεσκίρτησε καθ᾿ ἑαυτὴν βοῶσα• « Πατήρ μού ἐστιν ἵππος ὁ ταχυδρόμος, κἀγὼ δὲ αὐτῷ ὅλη ἀφωμοιώθην. » Καὶ δὴ ἐν μιᾷἀνάγκης ἐπελθούσης, ἠναγκάζετο ἡ ἡμίονος τρέχειν. Ὡς δὲ τοῦ δρόμου ἐπέπαυτο, σκυθρωπάζουσα πατρὸς τοῦ ὄνου εὐθὺς ἀνεμνήσθη.</text:span></text:span></text:p>
            <text:p text:style-name="P76"><text:span text:style-name="AncientGreek_3a__20_Ἀρχαία_20_ἑλληνικά"><text:span text:style-name="T4">Ὁ μῦθος δηλοῖ ὅτι δεῖ, κἂν ὁ χρόνος ἐνέγκῃ τινὰ εἰς δόξαν, τῆς ἑαυτοῦ ἀρχῆς μὴ ἐπιλαθέσθαι• ἀβέβαιος γάρ ἐστιν ὁ βίος οὗτος.</text:span></text:span></text:p>
          </table:table-cell>
          <table:table-cell table:style-name="Table1.A1" office:value-type="string">
            <text:p text:style-name="P123"/>
          </table:table-cell>
        </table:table-row>
        <table:table-row table:style-name="Table1.1">
          <table:table-cell table:style-name="Table1.A1" office:value-type="string">
            <text:p text:style-name="P12"><text:span text:style-name="AncientGreek_3a__20_Ἀρχαία_20_ἑλληνικά"><text:span text:style-name="T1">129. Ἡρακλῆς καὶ Ἀθηνᾶ.</text:span></text:span></text:p>
            <text:p text:style-name="P77"><text:span text:style-name="AncientGreek_3a__20_Ἀρχαία_20_ἑλληνικά"><text:span text:style-name="T4">Διὰ στενῆς ὁδοῦ ὥδευεν Ἡρακλῆς. Ἰδὼν δὲ ἐπὶ γῆς μήλῳ ὅμοιόν τι ἐπειρᾶτο συντρῖψαι. Ὡς δὲ εἶδε διπλοῦν γενόμενον, ἔτι μᾶλλον ἐπέβαινεν, καὶ τῷ ῥοπάλῳἔπαιεν. Τὸ δὲ φυσηθὲν εἰς μέγεθος τὴν ὁδὸν ἀπέφραξεν. Ὁ δὲ ῥίψας τὸ ῥόπαλον ἵστατο θαυμάζων. Ἀθηνᾶ δὲ αὐτῷ ἐπιφανεῖσα εἶπε• « Πέπαυσο δέ, ἄδελφε, τοῦτό ἐστι φιλονεικία καὶ ἔρις• ἄν τις αὐτὸ καταλείπῃ ἀμάχητον, μένει οἷον ἦν πρῶτον• ἐν δὲ ταῖς μάχαις οὕτως οἰδεῖται. »</text:span></text:span></text:p>
            <text:p text:style-name="P77"><text:span text:style-name="AncientGreek_3a__20_Ἀρχαία_20_ἑλληνικά"><text:span text:style-name="T4">Ὅτι πᾶσι φανερὸν καθέστηκεν ὡς αἱ μάχαι καὶ ἔριδες αἰτίαι μεγάλης βλάβης ὑπάρχουσι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30. Ἡρακλῆς καὶ Πλοῦτος.</text:span></text:span></text:p>
            <text:p text:style-name="P122"><text:span text:style-name="AncientGreek_3a__20_Ἀρχαία_20_ἑλληνικά"><text:span text:style-name="T4">Ἡρακλῆς ἰσοθεωθεὶς καὶ παρὰ Διὶ ἑστιώμενος ἕνα ἕκαστον τῶν θεῶν μετὰπολλῆς φιλοφροσύνης ἠσπάζετο. Καὶ δὴ τελευταίου εἰσελθόντος τοῦ Πλούτου, κατὰ τοῦ ἐδάφους κύψας ἀπεστρέψατο αὐτόν. Ὁ δὲ Ζεὺς θαυμάσας τὸ γεγονὸς ἐπυνθάνετο αὐτοῦ τὴν αἰτίαν δι᾿ ἣν πάντας τοὺς δαίμονας προσαγορεύσας ἀσμένως μόνον τὸν Πλοῦτον ὑποβλέπεται. Ὁ δὲ εἶπεν• « Ἀλλ᾿ ἔγωγε διὰ τοῦτο αὐτὸν ὑποβλέπομαι ὅτι παρ᾿ ὃν καιρὸν ἐν ἀνθρώποις ἤμην, ἑώρων αὐτὸν ὡς ἐπὶτὸ πλεῖστον τοῖς πονηροῖς συνόντα. »</text:span></text:span></text:p>
            <text:p text:style-name="P122"><text:span text:style-name="AncientGreek_3a__20_Ἀρχαία_20_ἑλληνικά"><text:span text:style-name="T4">Ὁ λόγος λεχθείη ἂν ἐπ᾿ ἀνδρὸς πλουσίου μὲν τὴν τύχην, πονηροῦ δὲ τὸν τρόπο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31. Ἥρως.</text:span></text:span></text:p>
            <text:p text:style-name="P122"><text:span text:style-name="AncientGreek_3a__20_Ἀρχαία_20_ἑλληνικά"><text:span text:style-name="T4">Ἥρωά τις ἐπὶ τῆς οἰκίας ἔχων, τούτῳ πολυτελῶς ἔθυεν. Ἀεὶ δὲ αὐτοῦἀναλισκομένου καὶ πολλὰ εἰς θυσίας δαπανῶντος, ὁ ἥρως ἐπιστὰς αὐτῷ νύκτωρ ἔφη• « Ἀλλ᾿, ὦ οὗτος, πέπαυσο τὴν οὐσίαν διαφθείρων• ἐὰν γὰρ πάντα ἀναλώσας πένης γένῃ, ἐμὲ αἰτιάσῃ. »</text:span></text:span></text:p>
            <text:p text:style-name="P122"><text:span text:style-name="AncientGreek_3a__20_Ἀρχαία_20_ἑλληνικά"><text:span text:style-name="T4">Οὕτω πολλοὶ διὰ τὴν ἑαυτῶν ἀβουλίαν δυστυχοῦντες τὴν αἰτίαν ἐπὶ τοὺς θεοὺς ἀναφέρου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32. Θύννος καὶ δελφίς.</text:span></text:span></text:p>
            <text:p text:style-name="P122"><text:span text:style-name="AncientGreek_3a__20_Ἀρχαία_20_ἑλληνικά"><text:span text:style-name="T4">Θύννος διωκόμενος ὑπὸ δελφῖνος καὶ πολλῷ τῷ ῥοίζῳ φερόμενος, ἐπειδὴκαταλαμβάνεσθαι ἔμελλεν, ἔλαθεν ὑπὸ σφοδρᾶς ὁρμῆς ἐκβρασθεὶς εἴς τινα ἠϊόνα. Ὑπὸ δὲ τῆς αὐτῆς φορᾶς ἐλαυνόμενος καὶ ὁ δελφὶς αὐτῷ συνεξώσθη. Καὶὁ θύννος, ὡς ἐθεάσατο ἐπιστραφεὶς αὐτὸν λιποθυμοῦντα ἔφη• « Ἀλλ᾿ ἔμοιγε οὐκέτι λυπηρὸς ὁ θάνατος• ὁρῶ γὰρ καὶ τὸν αἴτιόν μοι θανάτου γενόμενον συναποθνῄσκοντα. »</text:span></text:span></text:p>
            <text:p text:style-name="P122"><text:span text:style-name="AncientGreek_3a__20_Ἀρχαία_20_ἑλληνικά"><text:span text:style-name="T4">Ὁ λόγος δηλοῖ ὅτι ῥᾴδιον φέρουσι τὰς συμφορὰς οἱ ἄνθρωποι, ὅταν ἴδωσι καὶ τοὺς αἰτίους τούτων γεγονότας δυστυχοῦντας.</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33. Ἰατρὸς <text:s/>ἄτεχνος .</text:span></text:span></text:p>
            <text:p text:style-name="P122"><text:span text:style-name="AncientGreek_3a__20_Ἀρχαία_20_ἑλληνικά"><text:span text:style-name="T4">Ἰατρὸς ἦν ἄτεχνος. Οὗτος ἀρρώστῳ παρακολουθῶν, πάντων ἰατρῶν λεγόντων αὐτὸν μὴ κινδυνεύειν, ἀλλὰ χρονίσειν ἐν τῇ νόσῳ, οὗτος μόνος ἔφη αὐτῷ πάντα τὰ αὐτοῦ ἑτοιμάσαι• « τὴν αὔριον γὰρ οὐκ ὑπερβήσῃ. » Ταῦτα εἰπὼν ὑπεχώρησε. Μετὰ χρόνον δέ τινα ἀναστὰς ὁ νοσῶν προῆλθεν, ὠχρὸς καὶ μόλις βαίνων. Ὁ δὲ ἰατρὸς συναντήσας αὐτῷ• « Χαῖρε, ἔφη• πῶς ἔχουσιν οἱ κάτω ; » Κἀκεῖνος εἶπεν• « Ἠρεμοῦσι πιόντες τὸ τῆς Λήθης ὕδωρ. Πρὸ ὀλίγου δὲ ὁΘάνατος καὶ ὁ Ἅιδης δεινῶς ἠπείλουν τοὺς ἰατροὺς πάντας, ὅτι τοὺς νοσοῦντας οὐκ ἐῶσιν ἀποθνῄσκειν, καὶ κατεγράφοντο πάντας. Ἔμελλον δὲ καὶ σὲ γράψαι, ἀλλ᾿ ἐγὼ προσπεσὼν αὐτοῖς καὶ δυσωπήσας, ἐξωμοσάμην αὐτοῖς μὴ ἀληθῆἰατρὸν εἶναί σε, ἀλλὰ μάτην διεβλήθης. »</text:span></text:span></text:p>
            <text:p text:style-name="P122"><text:span text:style-name="AncientGreek_3a__20_Ἀρχαία_20_ἑλληνικά"><text:span text:style-name="T4">[Ὅτι] τοὺς ἀπαιδεύτους καὶ ἀμαθεῖς καὶ κομψολόγους ἰατροὺς ὁ παρὼν μῦθος στηλιτεύε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34. Ἰατρὸς καὶ νοσῶν.</text:span></text:span></text:p>
            <text:p text:style-name="P122"><text:span text:style-name="AncientGreek_3a__20_Ἀρχαία_20_ἑλληνικά"><text:span text:style-name="T4">Ἰατρὸς νοσοῦντα ἐθεράπευε. Τοῦ δὲ νοσοῦντος ἀποθανόντος, ἐκεῖνος πρὸς τοὺς ἐκκομίζοντας ἔλεγεν• « Οὗτος ὁ ἄνθρωπος, εἰ οἴνου ἀπείχετο καὶ κλυστῆρσιν ἔχρητο, οὐκ ἂν ἐτεθνήκει. » Τῶν δὲ παρόντων ὑπολαβών τις ἔφη• « Ὦ βέλτιστε, οὐκ ἔδει σε ταῦτα νῦν λέγειν, ὅτε μηδὲν ὄφελός ἐστιν, ἀλλὰ τότε παραινεῖν, ὅτε τούτοις χρῆσθαι ἠδύνατο. »</text:span></text:span></text:p>
            <text:p text:style-name="P122"><text:span text:style-name="AncientGreek_3a__20_Ἀρχαία_20_ἑλληνικά"><text:span text:style-name="T4">Ὁ μῦθος δηλοῖ ὅτι δεῖ τοὺς φίλους ἐν καιρῷ ἀνάγκης τὰς βοηθείας παρέχειν καὶ μὴ μετὰ τῶν πραγμάτων ἀπόγνωσιν κατειρωνεύεσθαι.</text:span></text:span></text:p>
          </table:table-cell>
          <table:table-cell table:style-name="Table1.A1" office:value-type="string">
            <text:p text:style-name="P123"/>
          </table:table-cell>
        </table:table-row>
        <table:table-row table:style-name="Table1.1">
          <table:table-cell table:style-name="Table1.A1" office:value-type="string">
            <text:p text:style-name="P5"><text:span text:style-name="AncientGreek_3a__20_Ἀρχαία_20_ἑλληνικά"><text:span text:style-name="T1">135. Ἰκτῖνος καὶ ὄφις.</text:span></text:span></text:p>
            <text:p text:style-name="P122"><text:span text:style-name="AncientGreek_3a__20_Ἀρχαία_20_ἑλληνικά"><text:span text:style-name="T4">Ἰκτῖνος ὄφιν ἁρπάσας ἀπέπτατο. Ὁ δὲ ἐπιστραφεὶς καὶ δακὼν καὶ ἀμφότεροι &lt;ἐκ&gt; τοῦ ὕψους κατενεχθέντες, ὁ μὲν ἰκτῖνος ἐτεθνήκει• ὁ δὲ ὄφις ἔφη αὐτῷ• « Τί τοσοῦτον ἐμάνης, ὅτι τοὺς μηδὲν ἀδικοῦντας βλάπτειν ἠβούλου; ἀλλὰ δίκην ἔδωκας τῆς ἁρπαγῆς δικαίαν. »</text:span></text:span></text:p>
            <text:p text:style-name="P122"><text:span text:style-name="AncientGreek_3a__20_Ἀρχαία_20_ἑλληνικά"><text:span text:style-name="T4">Ὅτι πλεονεξίᾳ τις προσέχων καὶ τοὺς ἀσθενεστέρους ἀδικῶν, ἰσχυροτέρῳπροσπεσών, ὡς οὐκ ἐλπίζει, ἐκτίσει τότε καὶ ἃ πρότερον ἐποίησε κακά.</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13"><text:span text:style-name="AncientGreek_3a__20_Ἀρχαία_20_ἑλληνικά"><text:span text:style-name="T2">136. Ἰκτῖνος χρεμετίζων.</text:span></text:span></text:p>
            <text:p text:style-name="P78"><text:span text:style-name="AncientGreek_3a__20_Ἀρχαία_20_ἑλληνικά"><text:span text:style-name="T4">Ἰκτῖνος φωνὴν εἶχεν ἄλλην ὀξείαν. Ἵππου δὲ ἀκούσας καλῶς χρεμετίζοντος, μιμούμενος τὸν ἵππον καὶ συνεχῶς τοῦτο ποιῶν καὶ ταύτην μὴ καλῶς ἐκμαθών, καὶ τῆς ἰδίας φωνῆς ἐστέρηται, καὶ οὔτε τὴν τοῦ ἵππου ἔσχεν οὔτε τὴν πρώτην.</text:span></text:span></text:p>
            <text:p text:style-name="P78"><text:span text:style-name="AncientGreek_3a__20_Ἀρχαία_20_ἑλληνικά"><text:span text:style-name="T4">Ὅτι οἱ εὐτελεῖς καὶ φθονεροὶ ζηλοῦντες τοῦ παρὰ τὴν ἑαυτῶν φύσιν καὶ τῶν κατὰ φύσιν στεροῦντα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37. Ἰξευτὴς καὶ ἀσπίς.</text:span></text:span></text:p>
            <text:p text:style-name="P122"><text:span text:style-name="AncientGreek_3a__20_Ἀρχαία_20_ἑλληνικά"><text:span text:style-name="T4">Ἰξευτὴς ἀναλαβὼν ἰξὸν καὶ τοὺς καλάμους ἐξῆλθεν ἐπ᾿ ἄγραν. Θεασάμενος δὲ κίχλαν ἐπί τινος ὑψηλοῦ δένδρου καθημένην, ταύτην συλλαβεῖν ἠβουλήθη. Καὶδὴ συνάψας εἰς μῆκος τοὺς καλάμους ἀτενὲς ἔβλεπεν, ὅλος ὢν πρὸς τῷ ἀέρι τὸν νοῦν. Τοῦτον δὲ τὸν τρόπον ἄνω νεύων ἔλαθεν ἀσπίδα πρὸ τῶν ἑαυτοῦ ποδῶν κοιμωμένην πατήσας• ἥτις ἐπιστραφεῖσα δῆξιν εἰς αὐτὸν ἀνῆκεν. Ὁ δὲ λιποψυχῶν ἔφη πρὸς ἑαυτόν• « Ἄθλιος ἔγωγε, ὃς ἕτερον θηρεῦσαι βουλόμενος ἔλαθον αὐτὸς ἀγρευθεὶς εἰς θάνατον. »</text:span></text:span></text:p>
            <text:p text:style-name="P122"><text:span text:style-name="AncientGreek_3a__20_Ἀρχαία_20_ἑλληνικά"><text:span text:style-name="T4">Οὕτως οἱ τοῖς πέλας ἐπιβουλὰς ῥάπτοντες φθάνουσιν αὐτοὶ συμφοραῖς περιπίπτοντες.</text:span></text:span></text:p>
          </table:table-cell>
          <table:table-cell table:style-name="Table1.A1" office:value-type="string">
            <text:p text:style-name="P123"/>
          </table:table-cell>
        </table:table-row>
        <table:table-row table:style-name="Table1.1">
          <table:table-cell table:style-name="Table1.A1" office:value-type="string">
            <text:p text:style-name="P11"><text:span text:style-name="AncientGreek_3a__20_Ἀρχαία_20_ἑλληνικά"><text:span text:style-name="T1">138. Ἵππος γέρων.</text:span></text:span></text:p>
            <text:p text:style-name="P76"><text:span text:style-name="AncientGreek_3a__20_Ἀρχαία_20_ἑλληνικά"><text:span text:style-name="T4">Γέρων ἵππος ἐπράθη πρὸς τὸ ἀλήθειν. Ζευχθεὶς δὲ ἐν τῷ μυλῶνι στενάζων εἶπεν• « Ἐκ ποίων δρόμων εἰς οἵους καμπτῆρας ἦλθον. »</text:span></text:span></text:p>
            <text:p text:style-name="P76"><text:span text:style-name="AncientGreek_3a__20_Ἀρχαία_20_ἑλληνικά"><text:span text:style-name="T4">Ὅτι μὴ λίαν ἐπαιρέσθω τις πρὸς τὸ τῆς ἀκμῆς ἢ τῆς δόξης δυνατόν• πολλοῖς γὰρ τὸ γῆρας ἐν κόποις ἀνηλώθη.</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39. Ἵππος καὶ βοῦς καὶ κύων καὶ ἄνθρωπος.</text:span></text:span></text:p>
            <text:p text:style-name="P122"><text:span text:style-name="AncientGreek_3a__20_Ἀρχαία_20_ἑλληνικά"><text:span text:style-name="T4">Ζεὺς ἄνθρωπον ποιήσας ὀλιγοχρόνιον αὐτὸν ἐποίησεν. Ὁ δὲ τῇ ἑαυτοῦσυνέσει χρώμενος, ὅτε ἐνίστατο ὁ χειμών, οἶκον ἑαυτῷ κατεσκεύαζε καὶ ἐνταῦθα διέτριβε. Καὶ δή ποτε σφοδροῦ κρύους γενομένου, καὶ τοῦ Διὸς ὕοντος, ἵππος ἀντέχειν μὴ δυνάμενος ἧκε δρομαῖος πρὸς τὸν ἄνθρωπον, καὶ τούτου ἐδεήθη ὅπως σκέπῃ αὐτόν. Ὁ δ᾿ οὐκ ἄλλως ἔφη τοῦτο ποιήσειν, ἐὰν μὴ τῶν οἰκείων ἐτῶν μέρος αὐτῷ δῷ. Τοῦ δὲ ἀσμένως παραχωρήσαντος, παρεγένετο μετ᾿ οὐπολὺ καὶ βοῦς, οὐδ᾿ αὐτὸς δυνάμενος ὑπομένειν τὸν χειμῶνα. Ὁμοίως δὲ τοῦἀνθρώπου μὴ πρότερον ὑποδέξεσθαι φάσκοντος, ἐὰν μὴ τῶν ἰδίων ἐτῶν ἀριθμόν τινα παράσχῃ, καὶ αὐτὸς μέρος δοὺς ὑπεδέχθη. Τὸ δὲ τελευταῖον κύων ψύχει διαφθειρόμενος ἧκε, καὶ τοῦ ἰδίου χρόνου μέρος ἀπονείμας σκέπης ἔτυχε. Οὕτω τε συνέβη τοὺς ἀνθρώπους, ὅταν μὲν ἐν τῷ τοῦ Διὸς χρόνῳ γένωνται, ἀκεραίους τε καὶ ἀγαθοὺς εἶναι· ὅταν δὲ εἰς τὰ τοῦ ἵππου ἔτη γένωνται, ἀλάζονάς τε καὶ ὑψαύχενας εἶναι· ἀφικνουμένους δὲ εἰς τὰ τοῦ βοὸς ἔτη, ἀρχικοὺς ὑπάρχειν· τοὺς δὲ τὸν τοῦ κυνὸς χρόνον ἀνύοντας ὀργίλους καὶ ὑλακτικοὺς γίνεσθαι. Τούτῳ τῷ λόγῳ χρήσαιτο ἄν τις πρὸς πρεσβύτην θυμώδη καὶ δύστροπο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40. Ἵππος καὶ ἱπποκόμος.</text:span></text:span></text:p>
            <text:p text:style-name="P122"><text:span text:style-name="AncientGreek_3a__20_Ἀρχαία_20_ἑλληνικά"><text:span text:style-name="T9">Κριθὴν τὴν τοῦ ἵππου ὁ ἱπποκόμος κλέπτων καὶ πωλῶν τὸν ἵππον ἔτριβεν, ἐκτένιζεν πᾶσαν ἡμέραν. Ἔφη δὲ ὁ ἵππος· « Εἰ θέλεις ἀληθῶς καλὸν εἶναί με, τὴν κριθὴν τὴν τρέφουσάν με μὴ πώλει. »</text:span></text:span></text:p>
            <text:p text:style-name="P122"><text:span text:style-name="AncientGreek_3a__20_Ἀρχαία_20_ἑλληνικά"><text:span text:style-name="T9">Ὅτι οἱ πλεονέκται τοῖς πιθανοῖς λόγοις καὶ ταῖς κολακείαις τοὺς πένητας δελεάζοντες ἀποστεροῦσιν αὐτοὺς καὶ τῆς ἀναγκαίας χρείας.</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41. Ἵππος καὶ ὄνος.</text:span></text:span></text:p>
            <text:p text:style-name="P122"><text:span text:style-name="AncientGreek_3a__20_Ἀρχαία_20_ἑλληνικά"><text:span text:style-name="T9">Ἄνθρωπός τις εἶχεν ἵππον καὶ ὄνον. Ὁδευόντων δέ, ἐν τῇ ὁδῷ εἶπεν ὁ ὄνος τῷ ἵππῳ· « Ἆρον ἐκ τοῦ ἐμοῦ βάρους, εἰ θέλεις εἶναί με σῶν. » Ὁ δὲ οὐκ ἐπείσθη· ὁ δὲ ὄνος πεσὼν ἐκ τοῦ κόπου ἐτελεύτησε. Τοῦ δὲ δεσπότου πάντα ἐπιθέντος αὐτῷ καὶ αὐτὴν τὴν τοῦ ὄνου δοράν, θρηνῶν ὁ ἵππος ἐβόα· « Οἴμοι τῷ παναθλίῳ, τί μοι συνέβη τῷ ταλαιπώρῳ; μὴ θελήσας γὰρ μικρὸν βάρος λαβεῖν, ἰδοὺ ἅπαντα βαστάζω, καὶ τὸ δέρμα. »</text:span></text:span></text:p>
            <text:p text:style-name="P122"><text:span text:style-name="AncientGreek_3a__20_Ἀρχαία_20_ἑλληνικά"><text:span text:style-name="T9">Ὁ μῦθος δηλοῖ ὅτι τοῖς μικροῖς οἱ μεγάλοι συγκοινωνοῦντες οἱ ἀμφότεροι σωθήσονται ἐν βίῳ.</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42. Ἵππος καὶ στρατιώτης.</text:span></text:span></text:p>
            <text:p text:style-name="P122"><text:span text:style-name="AncientGreek_3a__20_Ἀρχαία_20_ἑλληνικά"><text:span text:style-name="T9">Ἵππον τὸν ἑαυτοῦ στρατιώτης, ἕως μὲν καιρὸς τοῦ πολέμου ἦν, ἐκρίθιζεν, ἔχων συνεργὸν ἐν ταῖς ἀνάγκαις. Ὅτε δὲ ὁ πόλεμος κατέπαυσεν, εἰς δουλείας τινὰς καὶ φόρτους βαρεῖς ὁ ἵππος ὑπούργει, ἀχύρῳ μόνῳ τρεφόμενος. Ὡς δὲ πάλιν πόλεμος ἠκούσθη καὶ ἡ σάλπιγξ ἐφώνει, τὸν ἵππον χαλινώσας ὁ δεσπότης καὶ αὐτὸς καθοπλισθεὶς ἐπέβη. Ὁ δὲ συνεχῶς κατέπιπτε μηδὲν ἰσχύων· ἔφη δὲ τῷ δεσπότῃ· « Ἄπελθε μετὰ τῶν πεζῶν [τῶν] ὁπλιτῶν ἄρτι· σὺ γὰρ ἀφ᾿ ἵππου εἰς ὄνον με μετεποίησας, καὶ πῶς πάλιν ἐξ ὄνου ἵππον θέλεις ἔχειν;»</text:span></text:span></text:p>
            <text:p text:style-name="P122"><text:span text:style-name="AncientGreek_3a__20_Ἀρχαία_20_ἑλληνικά"><text:span text:style-name="T9">Ὅτι ἐν καιρῷ ἀδείας καὶ ἀνέσεως τῶν συμφορῶν οὐ δεῖ ἐπιλανθάνεσθαι.</text:span></text:span></text:p>
          </table:table-cell>
          <table:table-cell table:style-name="Table1.A1" office:value-type="string">
            <text:p text:style-name="P123"/>
          </table:table-cell>
        </table:table-row>
        <table:table-row table:style-name="Table1.1">
          <table:table-cell table:style-name="Table1.A1" office:value-type="string">
            <text:p text:style-name="P5"><text:span text:style-name="AncientGreek_3a__20_Ἀρχαία_20_ἑλληνικά"><text:span text:style-name="T1">143. Κάλαμος καὶ ἐλαία.<text:line-break/></text:span></text:span><text:span text:style-name="AncientGreek_3a__20_Ἀρχαία_20_ἑλληνικά"><text:span text:style-name="T9">Διὰ καρτερίαν καὶ ἰσχὺν καὶ ἡσυχίαν κάλαμος καὶ ἐλαία ἤριζον. Τοῦ δὲ καλάμου ὀνειδιζομένου ὑπὸ τῆς ἐλαίας ὡς ἀδυνάτου καὶ ῥᾳδίως ὑποκλινομένου πᾶσι τοῖς ἀνέμοις, ὁ κάλαμος σιωπῶν οὐκ ἐφθέγξατο. Καὶ μικρὸν ὑπομείνας, ἐπειδὴ ἄνεμος ἔπνευσεν ἰσχυρός, ὁ μὲν κάλαμος ὑποσεισθεὶς καὶ ὑποκλινθεὶς τοῖς ἀνέμοις ῥᾳδίως διεσώθη· ἡ δ᾿ ἐλαία, ἐπειδὴ ἀντέτεινε τοῖς ἀνέμοις, κατεκλάσθη τῇ βίᾳ.</text:span></text:span></text:p>
            <text:p text:style-name="P122"><text:span text:style-name="AncientGreek_3a__20_Ἀρχαία_20_ἑλληνικά"><text:span text:style-name="T9">Ὁ μῦθος δηλοῖ ὅτι οἱ τῷ καιρῷ καὶ τοῖς κρείττοσιν αὐτῶν μὴ ἀνθιστάμενοι κρείττους εἰσὶ τῶν πρὸς μείζονας φιλονεικούντω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44. Κάμηλος <text:s/>ἀφοδεύσασα ἐν ποταμῷ .</text:span></text:span></text:p>
            <text:p text:style-name="P122"><text:span text:style-name="AncientGreek_3a__20_Ἀρχαία_20_ἑλληνικά"><text:span text:style-name="T9">Διέβαινε ποταμὸν κάμηλος ὀξὺ ῥέοντα. Ἀφοδεύσασαδὲ καὶ τὴν κόπρον εὐθὺς ἔμπροσθεν αὐτῆς ἰδοῦσα διὰ τὸ ὀξὺ τοῦ ῥεύματος εἶπεν· « Τί τοῦτο; τὰ ὄπισθέν μου ἔμπροσθέν μου νῦν ὁρῶ διερχόμενα. »</text:span></text:span></text:p>
            <text:p text:style-name="P122"><text:span text:style-name="AncientGreek_3a__20_Ἀρχαία_20_ἑλληνικά"><text:span text:style-name="T9">[Ὅτι] ἐν πόλει &lt;ἐν&gt; ᾗ ἔσχατοι καὶ ἄφρονες κρατοῦσιν ἀντὶ τῶν πρώτων καὶ φρονίμων ἁρμόζει ὁ μῦθος.</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14"><text:span text:style-name="AncientGreek_3a__20_Ἀρχαία_20_ἑλληνικά"><text:span text:style-name="T1">145. Κάμηλος καὶ ἐλέφας καὶ πίθηκος.</text:span></text:span></text:p>
            <text:p text:style-name="P79"><text:span text:style-name="AncientGreek_3a__20_Ἀρχαία_20_ἑλληνικά"><text:span text:style-name="T9">Τῶν ἀλόγων ζῴων βουλευομένων βασιλέα ἑλέσθαι, κάμηλος καὶ ἐλέφας καταστάντες ἐφιλονείκουν, καὶ διὰ τὸ μέγεθος τοῦ σώματος καὶ διὰ τὴν ἰσχὺν ἐλπίζοντες πάντων προκρίνεσθαι. Πίθηκος δὲ ἀμφοτέρους ἀνεπιτηδείους εἶναι ἔφη, τὴν μὲν κάμηλον, διότι χολὴν οὐκ ἔχει κατὰ τῶν ἀδικούντων, τὸν δὲ ἐλέφαντα, ὅτι δέος ἐστὶ μὴ χοιρίδιον, ὃ δέδοικεν, ἡμῖν ἐπιτιθῆται.</text:span></text:span></text:p>
            <text:p text:style-name="P79"><text:span text:style-name="AncientGreek_3a__20_Ἀρχαία_20_ἑλληνικά"><text:span text:style-name="T9">Ὁ λόγος δηλοῖ ὅτι πολλοὶ καὶ τῶν μεγίστων πραγμάτων διὰ μικρὰν αἰτίαν κωλύονται.</text:span></text:span></text:p>
          </table:table-cell>
          <table:table-cell table:style-name="Table1.A1" office:value-type="string">
            <text:p text:style-name="P123"/>
          </table:table-cell>
        </table:table-row>
        <table:table-row table:style-name="Table1.1">
          <table:table-cell table:style-name="Table1.A1" office:value-type="string">
            <text:p text:style-name="P15"><text:span text:style-name="AncientGreek_3a__20_Ἀρχαία_20_ἑλληνικά"><text:span text:style-name="T1">146. Κάμηλος καὶ Ζεύς.</text:span></text:span></text:p>
            <text:p text:style-name="P80"><text:span text:style-name="AncientGreek_3a__20_Ἀρχαία_20_ἑλληνικά"><text:span text:style-name="T9">Κάμηλος θεασαμένη ταῦρον ἐπὶ τοῖς κέρασιν ἀγαλλόμενον, φθονήσασα αὐτῷ, ἐβουλήθη καὶ αὐτὴ τῶν ἴσων ἐφικέσθαι. Διόπερ παραγενομένη πρὸς τὸν Δία, τούτου ἐδέετο, ὅπως αὐτῇ κέρατα προσνείμῃ. Καὶ ὁ Ζεὺς ἀγανακτήσας κατ᾿ αὐτῆς, εἴγε μὴ ἀρκεῖται τῷ μεγέθει τοῦ σώματος καὶ τῇ ἰσχύι, ἀλλὰ καὶ περισσοτέρων ἐπιθυμεῖ, οὐ μόνον αὐτῇ κέρατα οὐ προσέθηκεν, ἀλλὰ καὶ μέρος τι τῶν ὤτων ἀφείλετο.</text:span></text:span></text:p>
            <text:p text:style-name="P80"><text:span text:style-name="AncientGreek_3a__20_Ἀρχαία_20_ἑλληνικά"><text:span text:style-name="T9">Οὕτω πολλοὶ διὰ πλεονεξίαν τοῖς ἄλλοις ἐποφθαλμιῶντες λανθάνουσι καὶ τῶν ἰδίων στερούμενο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47. Κάμηλος ὀρχουμένη.</text:span></text:span></text:p>
            <text:p text:style-name="P122"><text:span text:style-name="AncientGreek_3a__20_Ἀρχαία_20_ἑλληνικά"><text:span text:style-name="T9">Κάμηλος ἀναγκαζομένη ὑπὸ τοῦ ἰδίου δεσπότου ὀρχήσασθαι εἶπεν· « Ἀλλ᾿ οὐ μόνον ὀρχουμένη εἰμὶ ἄσχημος, ἀλλὰ καὶ περιπατοῦσα. »</text:span></text:span></text:p>
            <text:p text:style-name="P122"><text:span text:style-name="AncientGreek_3a__20_Ἀρχαία_20_ἑλληνικά"><text:span text:style-name="T9">Ὁ λόγος εἴρηται ἐν παντὶ ἔργῳ ἀπρέπειαν ἔχοντ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48. Κάμηλος τὸ πρῶτον ὀφθείς.</text:span></text:span></text:p>
            <text:p text:style-name="P122"><text:span text:style-name="AncientGreek_3a__20_Ἀρχαία_20_ἑλληνικά"><text:span text:style-name="T9">Ὅτε πρῶτον κάμηλος ὤφθη, οἱ ἄνθρωποι φοβηθέντες καὶ τὸ μέγεθος καταπλαγέντες ἔφευγον. Ὡς δέ, χρόνου προιόντος, συνεῖδον αὐτῆς τὸ πρᾷον, ἐθάρρησαν μέχρι τοῦ προσελθεῖν. Αἰσθόμενοι δὲ κατὰ μικρὸν ὡς χολὴν τὸ ζῷον οὐκ ἔχει, εἰς τοῦτο καταφρονήσεως ἦλθον ὥστε καὶ χαλινὸν αὐτῇ περιθέντες παισὶν ἐλαύνειν αὐτὴν ἔδωκαν.</text:span></text:span></text:p>
            <text:p text:style-name="P122"><text:span text:style-name="AncientGreek_3a__20_Ἀρχαία_20_ἑλληνικά"><text:span text:style-name="T9">Ὁ λόγος δηλοῖ ὅτι τὰ φοβερὰ τῶν πραγμάτων ἡ συνήθεια καταπραΰνε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49. Κάνθαροι δύο.</text:span></text:span></text:p>
            <text:p text:style-name="P122"><text:span text:style-name="AncientGreek_3a__20_Ἀρχαία_20_ἑλληνικά"><text:span text:style-name="T9">Ἔν τινι νησιδίῳ ταῦρος ἐνέμετο· τῇ δὲ τούτου κόπρῳ κάνθαροι ἐτρέφοντο δύο. Καὶ δὴ τοῦ χειμῶνος ἐνισταμένου, ὁ ἕτερος ἔλεγε πρὸς τὸν ἕτερον ὡς ἄρα βούλοιτο εἰς τὴν ἤπειρον διαπτάσθαι, ἵνα ἐκείνῳ μόνῳ ὄντι ἡ τροφὴ ἱκανῶς ὑπάρχῃ, καὶ αὐτὸς ἐκεῖσε ἐλθὼν τὸν χειμῶνα διαγένηται. Ἔλεγε δὲ ὅτι, ἐὰν πολλὴν εὕρῃ τὴν νομήν, καὶ αὐτῷ οἴσει. Παραγενόμενος δὲ εἰς τὴν χέρσον καὶ καταλαβὼν πολλὴν μὲν τὴν κόπρον, ὑγρὰν δέ, μένων ἐτρέφετο ἐνταῦθα. Τοῦ δὲ χειμῶνος διελθόντος, πάλιν εἰς τὴν νῆσον διέπτη. Ὁ δὲ ἕτερος θεασάμενος αὐτὸν λιπαρὸν καὶ εὐεκτοῦντα, ᾐτιάσατο αὐτὸν διότι προϋποσχόμενος αὐτῷ οὐδὲν ἐκόμισεν. Ὁ δὲ εἶπε· « Μὴ ἐμὲ μέμφου, τὴν δὲ φύσιν τοῦ τόπου· ἐκεῖθεν γὰρ τρέφεσθαι μὲν οἷόν τε, φέρεσθαι δὲ οὐδέν. »</text:span></text:span></text:p>
            <text:p text:style-name="P122"><text:span text:style-name="AncientGreek_3a__20_Ἀρχαία_20_ἑλληνικά"><text:span text:style-name="T9">Οὗτος ὁ λόγος ἁρμόσειεν ἂν πρὸς ἐκείνους οἳ τὰς φιλίας μέχρις ἑστιάσεως μόνον παρέχονται, περαιτέρω δὲ οὐδὲν τοὺς φίλους ὠφελοῦ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50. Καρκῖνος καὶ ἀλώπηξ.</text:span></text:span></text:p>
            <text:p text:style-name="P122"><text:span text:style-name="AncientGreek_3a__20_Ἀρχαία_20_ἑλληνικά"><text:span text:style-name="T9">Καρκῖνος ἀναβὰς ἀπὸ τῆς θαλάσσης ἐπί τινος αἰγιαλοῦ μόνος ἐνέμετο. Ἀλώπηξ δὲ λιμώττουσα, ὡς ἐθεάσατο αὐτόν, ἀποροῦσα τροφῆς, προσδραμοῦσα συνέλαβεν αὐτόν. Ὁ δὲ μέλλων καταβιβρώσκεσθαι ἔφη· « Ἀλλ᾿ ἔγωγε δίκαια πέπονθα, ὅτι θαλάσσιος ὢν χερσαῖος ἠβουλήθην γενέσθαι. »</text:span></text:span></text:p>
            <text:p text:style-name="P122"><text:span text:style-name="AncientGreek_3a__20_Ἀρχαία_20_ἑλληνικά"><text:span text:style-name="T9">Οὕτω καὶ τῶν ἀνθρώπων οἱ τὰ οἰκεῖα καταλιπόντες ἐπιτηδεύματα καὶ τοῖς μηδὲν προσήκουσιν ἐπιχειροῦντες εἰκότως δυστυχοῦσιν.</text:span></text:span></text:p>
          </table:table-cell>
          <table:table-cell table:style-name="Table1.A1" office:value-type="string">
            <text:p text:style-name="P123"/>
          </table:table-cell>
        </table:table-row>
        <table:table-row table:style-name="Table1.1">
          <table:table-cell table:style-name="Table1.A1" office:value-type="string">
            <text:p text:style-name="P16"><text:span text:style-name="AncientGreek_3a__20_Ἀρχαία_20_ἑλληνικά"><text:span text:style-name="T1">151. Καρκῖνος καὶ μήτηρ.</text:span></text:span></text:p>
            <text:p text:style-name="P81"><text:span text:style-name="AncientGreek_3a__20_Ἀρχαία_20_ἑλληνικά"><text:span text:style-name="T9">Μὴ λοξὰ περιπατεῖν καρκίνῳ μήτηρ <text:s/>ἔλεγε&gt; μηδὲ τῇ ὑγρᾷ πέτρᾳ τὰς πλευρὰς προστρίβειν. Ὁ δὲ εἶπεν· « Μῆτερ, σύ, ἡ διδάσκουσα, ὀρθὰ βάδιζε καὶ βλέπων σε ζηλώσω. »</text:span></text:span></text:p>
            <text:p text:style-name="P81"><text:span text:style-name="AncientGreek_3a__20_Ἀρχαία_20_ἑλληνικά"><text:span text:style-name="T9">Ὅτι τοὺς μεμψιμοίρους πρέπον ἐστὶν ὀρθὰ βιοῦν καὶ βαδίζειν, καὶ τότε ὅμοια διδάσκειν.</text:span></text:span></text:p>
          </table:table-cell>
          <table:table-cell table:style-name="Table1.A1" office:value-type="string">
            <text:p text:style-name="P123"/>
          </table:table-cell>
        </table:table-row>
        <table:table-row table:style-name="Table1.1">
          <table:table-cell table:style-name="Table1.A1" office:value-type="string">
            <text:p text:style-name="P17"><text:span text:style-name="AncientGreek_3a__20_Ἀρχαία_20_ἑλληνικά"><text:span text:style-name="T1">152. Καρύα.</text:span></text:span></text:p>
            <text:p text:style-name="P82"><text:span text:style-name="AncientGreek_3a__20_Ἀρχαία_20_ἑλληνικά"><text:span text:style-name="T9">Καρύα, παρά τινα ὁδὸν οὖσα καὶ ὑπὸ τῶν παριόντων λίθοις βαλλομένη, στενάξασα πρὸς ἑαυτὴν εἶπεν· « Ἀθλία εἰμὶ ἐγώ, ἥτις κατ᾿ ἐνιαυτὸν ἐμαυτῇ ὕβρεις καὶ λύπας παρέχω. »</text:span></text:span></text:p>
            <text:p text:style-name="P82"><text:span text:style-name="AncientGreek_3a__20_Ἀρχαία_20_ἑλληνικά"><text:span text:style-name="T9">Ὁ λόγος πρὸς τοὺς ἐπὶ τῶν ἰδίων ἀγαθῶν λυπουμένους.</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8"><text:span text:style-name="AncientGreek_3a__20_Ἀρχαία_20_ἑλληνικά"><text:span text:style-name="T1">153. Κάστωρ.</text:span></text:span></text:p>
            <text:p text:style-name="P73"><text:span text:style-name="AncientGreek_3a__20_Ἀρχαία_20_ἑλληνικά"><text:span text:style-name="T9">Κάστωρ ἐστὶ ζῷον τετράπουν ἐν λίμνῃ νεμόμενον. Τούτου λέγεται τὰ αἰδοῖα εἴς τινας θεραπείας χρήσιμα εἶναι. Καὶ δή, εἴ ποτέ τις αὐτὸν θεασάμενος διώκει ἐκτέμνειν βουλόμενος, εἰδὼς οὗ χάριν διώκεται, μέχρι μέν τινος φεύγει τῇ τῶν ποδῶν ταχύτητι συγχρώμενος, πρὸς τὸ ὁλόκληρον ἑαυτὸν διαφυλάξαι· ἐπειδὰν δὲ περικατάληπτος γένηται, ἀποκόπτων τὰ ἑαυτοῦ αἰδοῖα ῥίπτει καὶ οὕτως τῆς σωτηρίας τυγχάνει.</text:span></text:span></text:p>
            <text:p text:style-name="P73"><text:span text:style-name="AncientGreek_3a__20_Ἀρχαία_20_ἑλληνικά"><text:span text:style-name="T9">Οὕτω καὶ τῶν ἀνθρώπων φρόνιμοί εἰσιν ὅσοι διὰ χρήματα ἐπιβουλευόμενοι ἐκεῖνα ὑπερορῶσιν ὑπὲρ τοῦ τῇ σωτηρίᾳ μὴ κινδυνεύειν.</text:span></text:span></text:p>
          </table:table-cell>
          <table:table-cell table:style-name="Table1.A1" office:value-type="string">
            <text:p text:style-name="P123"/>
          </table:table-cell>
        </table:table-row>
        <table:table-row table:style-name="Table1.1">
          <table:table-cell table:style-name="Table1.A1" office:value-type="string">
            <text:p text:style-name="P15"><text:span text:style-name="AncientGreek_3a__20_Ἀρχαία_20_ἑλληνικά"><text:span text:style-name="T1">154. Κηπουρὸς <text:s/>ἀρδεύων λάχανα .</text:span></text:span></text:p>
            <text:p text:style-name="P80"><text:span text:style-name="AncientGreek_3a__20_Ἀρχαία_20_ἑλληνικά"><text:span text:style-name="T9">Κηπουρῷ τις ἐπιστὰς ἀρδεύοντι τὰ λάχανα ἐπυνθάνετο αὐτοῦ τὴν αἰτίαν δι᾿ ἣν τὰ μὲν ἄγρια τῶν λαχάνων εὐθαλῆ τέ ἐστι καὶ στερεά, τὰ δὲ ἥμερα λεπτὰ καὶ μεμαρασμένα. Κἀκεῖνος ἔφη· « Ἡ γῆ τῶν μὲν μήτηρ ἐστί, τῶν δὲ μητρυιά. »</text:span></text:span></text:p>
            <text:p text:style-name="P80"><text:span text:style-name="AncientGreek_3a__20_Ἀρχαία_20_ἑλληνικά"><text:span text:style-name="T9">Οὕτω καὶ τῶν παίδων οὐχ ὁμοίως τρέφονται οἱ ὑπὸ μητρυιᾶς τρεφόμενοι τοῖς μητέρας ἔχουσιν.</text:span></text:span></text:p>
          </table:table-cell>
          <table:table-cell table:style-name="Table1.A1" office:value-type="string">
            <text:p text:style-name="P123"/>
          </table:table-cell>
        </table:table-row>
        <table:table-row table:style-name="Table1.1">
          <table:table-cell table:style-name="Table1.A1" office:value-type="string">
            <text:p text:style-name="P18"><text:span text:style-name="AncientGreek_3a__20_Ἀρχαία_20_ἑλληνικά"><text:span text:style-name="T1">155. Κηπωρὸς καὶ κύων.</text:span></text:span></text:p>
            <text:p text:style-name="P82"><text:span text:style-name="AncientGreek_3a__20_Ἀρχαία_20_ἑλληνικά"><text:span text:style-name="T9">Κηπωροῦ κύων εἰς φρέαρ κατέπεσεν. Ὁ δὲ κηπωρὸς βουλόμενος αὐτὸν ἐκεῖθεν ἀνενεγκεῖν, κατῆλθε καὶ αὐτὸς εἰς τὸ φρέαρ. Οἰηθεὶς δ᾿ ὁ κύων ὡς κατωτέρω μᾶλλον αὐτὸν παραγέγονε καταδῦσαι, τὸν κηπωρὸν στραφεὶς ἔδακεν. Ὁ δὲ μετ᾿ ὀδύνης ἐπανιών· « Δίκαια, φησί, πέπονθα· τί δήποτε γὰρ τὸν αὐτόχειρα σῶσαι ἐσπούδασα; »</text:span></text:span></text:p>
            <text:p text:style-name="P82"><text:span text:style-name="AncientGreek_3a__20_Ἀρχαία_20_ἑλληνικά"><text:span text:style-name="T9">Ὁ μῦθος πρὸς ἀδίκους καὶ ἀχαρίστους.</text:span></text:span></text:p>
          </table:table-cell>
          <table:table-cell table:style-name="Table1.A1" office:value-type="string">
            <text:p text:style-name="P123"/>
          </table:table-cell>
        </table:table-row>
        <table:table-row table:style-name="Table1.1">
          <table:table-cell table:style-name="Table1.A1" office:value-type="string">
            <text:p text:style-name="P8"><text:span text:style-name="AncientGreek_3a__20_Ἀρχαία_20_ἑλληνικά"><text:span text:style-name="T1">156. Κιθαρῳδός.</text:span></text:span></text:p>
            <text:p text:style-name="P73"><text:span text:style-name="AncientGreek_3a__20_Ἀρχαία_20_ἑλληνικά"><text:span text:style-name="T9">Κιθαρῳδὸς ἀφυὴς ἐν κεκονιαμένῳ οἴκῳ συνεχῶς ᾄδων, ἀντηχούσης αὐτῷ τῆς φωνῆς, ἐνόμισεν αὑτὸν εὔφωνον σφόδρα εἶναι. Καὶ δὴ ἐπαρθεὶς ἐπὶ τούτῳ ἔγνω δεῖν καὶ εἰς θέατρον εἰσελθεῖν. Ἀφικόμενος δὲ ἐπὶ σκήνην καὶ πάνυ κακῶς ᾄδων λίθοις βαλλόμενος ἐξηλάθη.</text:span></text:span></text:p>
            <text:p text:style-name="P73"><text:span text:style-name="AncientGreek_3a__20_Ἀρχαία_20_ἑλληνικά"><text:span text:style-name="T9">Οὕτως καὶ τῶν ῥητόρων ἔνιοι ἐν σχολαῖς εἶναί τινες δοκοῦντες, ὅταν ἐπὶ τὰς πολιτείας ἀφίκωνται, οὐδενὸς ἄξιοι εὑρίσκοντα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19"><text:span text:style-name="AncientGreek_3a__20_Ἀρχαία_20_ἑλληνικά"><text:span text:style-name="T1">157. Κίχλα.</text:span></text:span></text:p>
            <text:p text:style-name="P83"><text:span text:style-name="AncientGreek_3a__20_Ἀρχαία_20_ἑλληνικά"><text:span text:style-name="T9">Ἔν τινι μυρσινῶνι κίχλα ἐνέμετο· διὰ δὲ τὴν γλυκύτητα τοῦ καρποῦ οὐκ ἀφίστατο. Ἰξευτὴς δὲ παρατηρησάμενος ἐμφιλοχωροῦσαν ἰξεύσας συνέλαβε. Καὶ δὴ μέλλουσα ἀναιρεῖσθαι ἔφη· « Δειλαία εἰμί, ἥτις διὰ τροφῆς γλυκύτητα σωτηρίας στερίσκομαι. »</text:span></text:span></text:p>
            <text:p text:style-name="P83"><text:span text:style-name="AncientGreek_3a__20_Ἀρχαία_20_ἑλληνικά"><text:span text:style-name="T9">Ὁ λόγος πρὸς ἄνδρα ἄσωτον δι᾿ ἡδυπάθειαν ἀπολωλότα εὔκαιρός ἐστιν.</text:span></text:span></text:p>
          </table:table-cell>
          <table:table-cell table:style-name="Table1.A1" office:value-type="string">
            <text:p text:style-name="P123"/>
          </table:table-cell>
        </table:table-row>
        <table:table-row table:style-name="Table1.1">
          <table:table-cell table:style-name="Table1.A1" office:value-type="string">
            <text:p text:style-name="P20"><text:span text:style-name="AncientGreek_3a__20_Ἀρχαία_20_ἑλληνικά"><text:span text:style-name="T1">158. Κλέπται καὶ ἀλεκτρυών.</text:span></text:span></text:p>
            <text:p text:style-name="P84"><text:span text:style-name="AncientGreek_3a__20_Ἀρχαία_20_ἑλληνικά"><text:span text:style-name="T9">Κλέπται εἴς τινα οἰκίαν εἰσελθόντες οὐδὲν μὲν ἄλλο εὗρον, μόνον δὲ ἀλεκτρυόνα, καὶ τοῦτον λαβόντες ἀπηλλάγησαν. Ὁ δὲ μέλλων ὑπ᾿ αὐτῶν θύεσθαι ἐδέετο ὅπως αὐτὸν ἀπολύσωσι, λέγων χρήσιμον ἑαυτὸν τοῖς ἀνθρώποις εἶναι νύκτωρ αὐτοὺς ἐπὶ τὰ ἔργα ἐγείροντα. Οἱ δὲ ὑποτυχόντες ἔφασαν· « Ἀλλὰ καὶ διὰ τοῦτό σε μᾶλλον θύομεν· ἐκείνους γὰρ ἐγείρων ἡμᾶς οὐκ ἐᾷς κλέπτειν. »</text:span></text:span></text:p>
            <text:p text:style-name="P84"><text:span text:style-name="AncientGreek_3a__20_Ἀρχαία_20_ἑλληνικά"><text:span text:style-name="T9">Ὁ λόγος δηλοῖ ὅτι ταῦτα μάλιστα τοῖς πονηροῖς ἠναντίωται ἅτινα τῶν χρηστῶν ἐστιν εὐεργετήματα.</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59. Κοιλία καὶ πόδες.</text:span></text:span></text:p>
            <text:p text:style-name="P122"><text:span text:style-name="AncientGreek_3a__20_Ἀρχαία_20_ἑλληνικά"><text:span text:style-name="T9">Κοιλία καὶ πόδες περὶ δυνάμεως ἤριζον. Παρ᾿ ἕκαστα δὲ τῶν ποδῶν λεγόντων ὅτι τοσοῦτον προέχουσι τῇ ἰσχύι ὡς καὶ αὐτὴν τὴν γαστέρα βαστάζειν, ἐκείνη ἀπεκρίνατο· « Ἀλλ᾿, ὦ οὗτοι, ἐὰν μὴ ἐγὼ τροφὴν ὑμῖν παράσχωμαι, οὐδὲ ὑμεῖς βαστάζειν δυνήσεσθε. »</text:span></text:span></text:p>
            <text:p text:style-name="P122"><text:span text:style-name="AncientGreek_3a__20_Ἀρχαία_20_ἑλληνικά"><text:span text:style-name="T9">Οὕτω καὶ ἐπὶ τῶν στρατευμάτων τὸ μηδὲν ἐπὶ τὸ πολὺ πλῆθος, ἐὰν μὴ οἱ στρατηγοὶ ἄριστα φρονῶ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60. Κολοιὸς καὶ ἀλώπηξ.</text:span></text:span></text:p>
            <text:p text:style-name="P122"><text:span text:style-name="AncientGreek_3a__20_Ἀρχαία_20_ἑλληνικά"><text:span text:style-name="T9">Κολοιὸς λιμώττων ἐπί τινος συκῆς ἐκάθισεν· εὑρὼν δὲ τοὺς ὀλύνθους μηδέπω πεπείρους προσέμενεν ἕως σῦκα γένωνται. Ἀλώπηξ δὲ θεασαμένη αὐτὸν ἐγχρονίζοντα καὶ τὴν αἰτίαν παρ᾿ αὐτοῦ μαθοῦσα ἔφη· « Ἀλλὰ πεπλάνησαι, ὦ οὗτος, ἐλπίδι προσέχων, ἥτις βουκολεῖν μὲν οἶδε, τρέφειν δὲ οὐδαμῶς. »</text:span></text:span></text:p>
            <text:p text:style-name="P122"><text:span text:style-name="AncientGreek_3a__20_Ἀρχαία_20_ἑλληνικά"><text:span text:style-name="T9">[Πρὸς ἄνδρα φιλόνεικο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3">161.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κες</text:span></text:span><text:span text:style-name="AncientGreek_3a__20_Ἀρχαία_20_ἑλληνικά"><text:span text:style-name="T3">.</text:span></text:span></text:p>
            <text:p text:style-name="P122"><text:span text:style-name="AncientGreek_3a__20_Ἀρχαία_20_ἑλληνικά"><text:span text:style-name="T9">Κολοιὸς</text:span></text:span><text:span text:style-name="AncientGreek_3a__20_Ἀρχαία_20_ἑλληνικά"><text:span text:style-name="T10"> </text:span></text:span><text:span text:style-name="AncientGreek_3a__20_Ἀρχαία_20_ἑλληνικά"><text:span text:style-name="T9">τῷ</text:span></text:span><text:span text:style-name="AncientGreek_3a__20_Ἀρχαία_20_ἑλληνικά"><text:span text:style-name="T10"> </text:span></text:span><text:span text:style-name="AncientGreek_3a__20_Ἀρχαία_20_ἑλληνικά"><text:span text:style-name="T9">μεγέθει</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ἄλλων</text:span></text:span><text:span text:style-name="AncientGreek_3a__20_Ἀρχαία_20_ἑλληνικά"><text:span text:style-name="T10"> </text:span></text:span><text:span text:style-name="AncientGreek_3a__20_Ἀρχαία_20_ἑλληνικά"><text:span text:style-name="T9">κολοιῶν</text:span></text:span><text:span text:style-name="AncientGreek_3a__20_Ἀρχαία_20_ἑλληνικά"><text:span text:style-name="T10"> </text:span></text:span><text:span text:style-name="AncientGreek_3a__20_Ἀρχαία_20_ἑλληνικά"><text:span text:style-name="T9">διαφέρων</text:span></text:span><text:span text:style-name="AncientGreek_3a__20_Ἀρχαία_20_ἑλληνικά"><text:span text:style-name="T10">, </text:span></text:span><text:span text:style-name="AncientGreek_3a__20_Ἀρχαία_20_ἑλληνικά"><text:span text:style-name="T9">ὑπερφρονήσας</text:span></text:span><text:span text:style-name="AncientGreek_3a__20_Ἀρχαία_20_ἑλληνικά"><text:span text:style-name="T10"> </text:span></text:span><text:span text:style-name="AncientGreek_3a__20_Ἀρχαία_20_ἑλληνικά"><text:span text:style-name="T9">τοὺς</text:span></text:span><text:span text:style-name="AncientGreek_3a__20_Ἀρχαία_20_ἑλληνικά"><text:span text:style-name="T10"> </text:span></text:span><text:span text:style-name="AncientGreek_3a__20_Ἀρχαία_20_ἑλληνικά"><text:span text:style-name="T9">ὁμοφύλους</text:span></text:span><text:span text:style-name="AncientGreek_3a__20_Ἀρχαία_20_ἑλληνικά"><text:span text:style-name="T10">, </text:span></text:span><text:span text:style-name="AncientGreek_3a__20_Ἀρχαία_20_ἑλληνικά"><text:span text:style-name="T9">παρεγένετο</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τοὺς</text:span></text:span><text:span text:style-name="AncientGreek_3a__20_Ἀρχαία_20_ἑλληνικά"><text:span text:style-name="T10"> </text:span></text:span><text:span text:style-name="AncientGreek_3a__20_Ἀρχαία_20_ἑλληνικά"><text:span text:style-name="T9">κόρακας</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ούτοις</text:span></text:span><text:span text:style-name="AncientGreek_3a__20_Ἀρχαία_20_ἑλληνικά"><text:span text:style-name="T10"> </text:span></text:span><text:span text:style-name="AncientGreek_3a__20_Ἀρχαία_20_ἑλληνικά"><text:span text:style-name="T9">ἠξίου</text:span></text:span><text:span text:style-name="AncientGreek_3a__20_Ἀρχαία_20_ἑλληνικά"><text:span text:style-name="T10"> </text:span></text:span><text:span text:style-name="AncientGreek_3a__20_Ἀρχαία_20_ἑλληνικά"><text:span text:style-name="T9">συνδιαιτᾶσθαι</text:span></text:span><text:span text:style-name="AncientGreek_3a__20_Ἀρχαία_20_ἑλληνικά"><text:span text:style-name="T10">. </text:span></text:span><text:span text:style-name="AncientGreek_3a__20_Ἀρχαία_20_ἑλληνικά"><text:span text:style-name="T9">Οἱ</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ἀμφιγνοοῦντες</text:span></text:span><text:span text:style-name="AncientGreek_3a__20_Ἀρχαία_20_ἑλληνικά"><text:span text:style-name="T10"> </text:span></text:span><text:span text:style-name="AncientGreek_3a__20_Ἀρχαία_20_ἑλληνικά"><text:span text:style-name="T9">αὐτοῦ</text:span></text:span><text:span text:style-name="AncientGreek_3a__20_Ἀρχαία_20_ἑλληνικά"><text:span text:style-name="T10"> </text:span></text:span><text:span text:style-name="AncientGreek_3a__20_Ἀρχαία_20_ἑλληνικά"><text:span text:style-name="T9">τό</text:span></text:span><text:span text:style-name="AncientGreek_3a__20_Ἀρχαία_20_ἑλληνικά"><text:span text:style-name="T10"> </text:span></text:span><text:span text:style-name="AncientGreek_3a__20_Ἀρχαία_20_ἑλληνικά"><text:span text:style-name="T9">τε</text:span></text:span><text:span text:style-name="AncientGreek_3a__20_Ἀρχαία_20_ἑλληνικά"><text:span text:style-name="T10"> </text:span></text:span><text:span text:style-name="AncientGreek_3a__20_Ἀρχαία_20_ἑλληνικά"><text:span text:style-name="T9">εἶδος</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ὴν</text:span></text:span><text:span text:style-name="AncientGreek_3a__20_Ἀρχαία_20_ἑλληνικά"><text:span text:style-name="T10"> </text:span></text:span><text:span text:style-name="AncientGreek_3a__20_Ἀρχαία_20_ἑλληνικά"><text:span text:style-name="T9">φωνὴν</text:span></text:span><text:span text:style-name="AncientGreek_3a__20_Ἀρχαία_20_ἑλληνικά"><text:span text:style-name="T10"> </text:span></text:span><text:span text:style-name="AncientGreek_3a__20_Ἀρχαία_20_ἑλληνικά"><text:span text:style-name="T9">παίοντες</text:span></text:span><text:span text:style-name="AncientGreek_3a__20_Ἀρχαία_20_ἑλληνικά"><text:span text:style-name="T10"> </text:span></text:span><text:span text:style-name="AncientGreek_3a__20_Ἀρχαία_20_ἑλληνικά"><text:span text:style-name="T9">αὐτὸν</text:span></text:span><text:span text:style-name="AncientGreek_3a__20_Ἀρχαία_20_ἑλληνικά"><text:span text:style-name="T10"> </text:span></text:span><text:span text:style-name="AncientGreek_3a__20_Ἀρχαία_20_ἑλληνικά"><text:span text:style-name="T9">ἐξέβαλο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ὃς</text:span></text:span><text:span text:style-name="AncientGreek_3a__20_Ἀρχαία_20_ἑλληνικά"><text:span text:style-name="T10"> </text:span></text:span><text:span text:style-name="AncientGreek_3a__20_Ἀρχαία_20_ἑλληνικά"><text:span text:style-name="T9">ἀπελαθεὶς</text:span></text:span><text:span text:style-name="AncientGreek_3a__20_Ἀρχαία_20_ἑλληνικά"><text:span text:style-name="T10"> </text:span></text:span><text:span text:style-name="AncientGreek_3a__20_Ἀρχαία_20_ἑλληνικά"><text:span text:style-name="T9">ὑπ᾿</text:span></text:span><text:span text:style-name="AncientGreek_3a__20_Ἀρχαία_20_ἑλληνικά"><text:span text:style-name="T10"> </text:span></text:span><text:span text:style-name="AncientGreek_3a__20_Ἀρχαία_20_ἑλληνικά"><text:span text:style-name="T9">αὐτῶν</text:span></text:span><text:span text:style-name="AncientGreek_3a__20_Ἀρχαία_20_ἑλληνικά"><text:span text:style-name="T10"> </text:span></text:span><text:span text:style-name="AncientGreek_3a__20_Ἀρχαία_20_ἑλληνικά"><text:span text:style-name="T9">ἧκε</text:span></text:span><text:span text:style-name="AncientGreek_3a__20_Ἀρχαία_20_ἑλληνικά"><text:span text:style-name="T10"> </text:span></text:span><text:span text:style-name="AncientGreek_3a__20_Ἀρχαία_20_ἑλληνικά"><text:span text:style-name="T9">πάλιν</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τοὺς</text:span></text:span><text:span text:style-name="AncientGreek_3a__20_Ἀρχαία_20_ἑλληνικά"><text:span text:style-name="T10"> </text:span></text:span><text:span text:style-name="AncientGreek_3a__20_Ἀρχαία_20_ἑλληνικά"><text:span text:style-name="T9">κολοιούς</text:span></text:span><text:span text:style-name="AncientGreek_3a__20_Ἀρχαία_20_ἑλληνικά"><text:span text:style-name="T10">. </text:span></text:span><text:span text:style-name="AncientGreek_3a__20_Ἀρχαία_20_ἑλληνικά"><text:span text:style-name="T9">Οἱ</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ἀγανακτοῦντες</text:span></text:span><text:span text:style-name="AncientGreek_3a__20_Ἀρχαία_20_ἑλληνικά"><text:span text:style-name="T10"> </text:span></text:span><text:span text:style-name="AncientGreek_3a__20_Ἀρχαία_20_ἑλληνικά"><text:span text:style-name="T9">ἐπὶ</text:span></text:span><text:span text:style-name="AncientGreek_3a__20_Ἀρχαία_20_ἑλληνικά"><text:span text:style-name="T10"> </text:span></text:span><text:span text:style-name="AncientGreek_3a__20_Ἀρχαία_20_ἑλληνικά"><text:span text:style-name="T9">τῇ</text:span></text:span><text:span text:style-name="AncientGreek_3a__20_Ἀρχαία_20_ἑλληνικά"><text:span text:style-name="T10"> </text:span></text:span><text:span text:style-name="AncientGreek_3a__20_Ἀρχαία_20_ἑλληνικά"><text:span text:style-name="T9">ὕβρει</text:span></text:span><text:span text:style-name="AncientGreek_3a__20_Ἀρχαία_20_ἑλληνικά"><text:span text:style-name="T10"> </text:span></text:span><text:span text:style-name="AncientGreek_3a__20_Ἀρχαία_20_ἑλληνικά"><text:span text:style-name="T9">οὐ</text:span></text:span><text:span text:style-name="AncientGreek_3a__20_Ἀρχαία_20_ἑλληνικά"><text:span text:style-name="T10"> </text:span></text:span><text:span text:style-name="AncientGreek_3a__20_Ἀρχαία_20_ἑλληνικά"><text:span text:style-name="T9">προσεδέξαντο</text:span></text:span><text:span text:style-name="AncientGreek_3a__20_Ἀρχαία_20_ἑλληνικά"><text:span text:style-name="T10"> </text:span></text:span><text:span text:style-name="AncientGreek_3a__20_Ἀρχαία_20_ἑλληνικά"><text:span text:style-name="T9">αὐτόν</text:span></text:span><text:span text:style-name="AncientGreek_3a__20_Ἀρχαία_20_ἑλληνικά"><text:span text:style-name="T10">. </text:span></text:span><text:span text:style-name="AncientGreek_3a__20_Ἀρχαία_20_ἑλληνικά"><text:span text:style-name="T9">Οὕτω</text:span></text:span><text:span text:style-name="AncientGreek_3a__20_Ἀρχαία_20_ἑλληνικά"><text:span text:style-name="T10"> </text:span></text:span><text:span text:style-name="AncientGreek_3a__20_Ἀρχαία_20_ἑλληνικά"><text:span text:style-name="T9">τε</text:span></text:span><text:span text:style-name="AncientGreek_3a__20_Ἀρχαία_20_ἑλληνικά"><text:span text:style-name="T10"> </text:span></text:span><text:span text:style-name="AncientGreek_3a__20_Ἀρχαία_20_ἑλληνικά"><text:span text:style-name="T9">συνέβη</text:span></text:span><text:span text:style-name="AncientGreek_3a__20_Ἀρχαία_20_ἑλληνικά"><text:span text:style-name="T10"> </text:span></text:span><text:span text:style-name="AncientGreek_3a__20_Ἀρχαία_20_ἑλληνικά"><text:span text:style-name="T9">αὐτῷ</text:span></text:span><text:span text:style-name="AncientGreek_3a__20_Ἀρχαία_20_ἑλληνικά"><text:span text:style-name="T10"> </text:span></text:span><text:span text:style-name="AncientGreek_3a__20_Ἀρχαία_20_ἑλληνικά"><text:span text:style-name="T9">τῆς</text:span></text:span><text:span text:style-name="AncientGreek_3a__20_Ἀρχαία_20_ἑλληνικά"><text:span text:style-name="T10"> </text:span></text:span><text:span text:style-name="AncientGreek_3a__20_Ἀρχαία_20_ἑλληνικά"><text:span text:style-name="T9">ἐξ</text:span></text:span><text:span text:style-name="AncientGreek_3a__20_Ἀρχαία_20_ἑλληνικά"><text:span text:style-name="T10"> </text:span></text:span><text:span text:style-name="AncientGreek_3a__20_Ἀρχαία_20_ἑλληνικά"><text:span text:style-name="T9">ἀμφοτέρων</text:span></text:span><text:span text:style-name="AncientGreek_3a__20_Ἀρχαία_20_ἑλληνικά"><text:span text:style-name="T10"> </text:span></text:span><text:span text:style-name="AncientGreek_3a__20_Ἀρχαία_20_ἑλληνικά"><text:span text:style-name="T9">διαίτης</text:span></text:span><text:span text:style-name="AncientGreek_3a__20_Ἀρχαία_20_ἑλληνικά"><text:span text:style-name="T10"> </text:span></text:span><text:span text:style-name="AncientGreek_3a__20_Ἀρχαία_20_ἑλληνικά"><text:span text:style-name="T9">στερηθῆναι</text:span></text:span><text:span text:style-name="AncientGreek_3a__20_Ἀρχαία_20_ἑλληνικά"><text:span text:style-name="T10">.</text:span></text:span></text:p>
            <text:p text:style-name="P122"><text:span text:style-name="AncientGreek_3a__20_Ἀρχαία_20_ἑλληνικά"><text:span text:style-name="T9">Οὕτω</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ἀνθρώπων</text:span></text:span><text:span text:style-name="AncientGreek_3a__20_Ἀρχαία_20_ἑλληνικά"><text:span text:style-name="T10"> </text:span></text:span><text:span text:style-name="AncientGreek_3a__20_Ἀρχαία_20_ἑλληνικά"><text:span text:style-name="T9">οἱ</text:span></text:span><text:span text:style-name="AncientGreek_3a__20_Ἀρχαία_20_ἑλληνικά"><text:span text:style-name="T10"> </text:span></text:span><text:span text:style-name="AncientGreek_3a__20_Ἀρχαία_20_ἑλληνικά"><text:span text:style-name="T9">τὰς</text:span></text:span><text:span text:style-name="AncientGreek_3a__20_Ἀρχαία_20_ἑλληνικά"><text:span text:style-name="T10"> </text:span></text:span><text:span text:style-name="AncientGreek_3a__20_Ἀρχαία_20_ἑλληνικά"><text:span text:style-name="T9">πατρίδας</text:span></text:span><text:span text:style-name="AncientGreek_3a__20_Ἀρχαία_20_ἑλληνικά"><text:span text:style-name="T10"> </text:span></text:span><text:span text:style-name="AncientGreek_3a__20_Ἀρχαία_20_ἑλληνικά"><text:span text:style-name="T9">ἀπολιπόντες</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ὰς</text:span></text:span><text:span text:style-name="AncientGreek_3a__20_Ἀρχαία_20_ἑλληνικά"><text:span text:style-name="T10"> </text:span></text:span><text:span text:style-name="AncientGreek_3a__20_Ἀρχαία_20_ἑλληνικά"><text:span text:style-name="T9">ἀλλοδαπὰς</text:span></text:span><text:span text:style-name="AncientGreek_3a__20_Ἀρχαία_20_ἑλληνικά"><text:span text:style-name="T10"> </text:span></text:span><text:span text:style-name="AncientGreek_3a__20_Ἀρχαία_20_ἑλληνικά"><text:span text:style-name="T9">προκρίνοντες</text:span></text:span><text:span text:style-name="AncientGreek_3a__20_Ἀρχαία_20_ἑλληνικά"><text:span text:style-name="T10"> </text:span></text:span><text:span text:style-name="AncientGreek_3a__20_Ἀρχαία_20_ἑλληνικά"><text:span text:style-name="T9">οὔτε</text:span></text:span><text:span text:style-name="AncientGreek_3a__20_Ἀρχαία_20_ἑλληνικά"><text:span text:style-name="T10"> </text:span></text:span><text:span text:style-name="AncientGreek_3a__20_Ἀρχαία_20_ἑλληνικά"><text:span text:style-name="T9">ἐν</text:span></text:span><text:span text:style-name="AncientGreek_3a__20_Ἀρχαία_20_ἑλληνικά"><text:span text:style-name="T10"> </text:span></text:span><text:span text:style-name="AncientGreek_3a__20_Ἀρχαία_20_ἑλληνικά"><text:span text:style-name="T9">ἐκείναις</text:span></text:span><text:span text:style-name="AncientGreek_3a__20_Ἀρχαία_20_ἑλληνικά"><text:span text:style-name="T10"> </text:span></text:span><text:span text:style-name="AncientGreek_3a__20_Ἀρχαία_20_ἑλληνικά"><text:span text:style-name="T9">εὐδοκιμοῦσι</text:span></text:span><text:span text:style-name="AncientGreek_3a__20_Ἀρχαία_20_ἑλληνικά"><text:span text:style-name="T10"> </text:span></text:span><text:span text:style-name="AncientGreek_3a__20_Ἀρχαία_20_ἑλληνικά"><text:span text:style-name="T9">διὰ</text:span></text:span><text:span text:style-name="AncientGreek_3a__20_Ἀρχαία_20_ἑλληνικά"><text:span text:style-name="T10"> </text:span></text:span><text:span text:style-name="AncientGreek_3a__20_Ἀρχαία_20_ἑλληνικά"><text:span text:style-name="T9">τὸ</text:span></text:span><text:span text:style-name="AncientGreek_3a__20_Ἀρχαία_20_ἑλληνικά"><text:span text:style-name="T10"> </text:span></text:span><text:span text:style-name="AncientGreek_3a__20_Ἀρχαία_20_ἑλληνικά"><text:span text:style-name="T9">ξένοι</text:span></text:span><text:span text:style-name="AncientGreek_3a__20_Ἀρχαία_20_ἑλληνικά"><text:span text:style-name="T10"> </text:span></text:span><text:span text:style-name="AncientGreek_3a__20_Ἀρχαία_20_ἑλληνικά"><text:span text:style-name="T9">εἶναι</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ὑπὸ</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πολιτῶν</text:span></text:span><text:span text:style-name="AncientGreek_3a__20_Ἀρχαία_20_ἑλληνικά"><text:span text:style-name="T10"> </text:span></text:span><text:span text:style-name="AncientGreek_3a__20_Ἀρχαία_20_ἑλληνικά"><text:span text:style-name="T9">δυσχεραίνονται</text:span></text:span><text:span text:style-name="AncientGreek_3a__20_Ἀρχαία_20_ἑλληνικά"><text:span text:style-name="T10"> </text:span></text:span><text:span text:style-name="AncientGreek_3a__20_Ἀρχαία_20_ἑλληνικά"><text:span text:style-name="T9">διὰ</text:span></text:span><text:span text:style-name="AncientGreek_3a__20_Ἀρχαία_20_ἑλληνικά"><text:span text:style-name="T10"> </text:span></text:span><text:span text:style-name="AncientGreek_3a__20_Ἀρχαία_20_ἑλληνικά"><text:span text:style-name="T9">τὸ</text:span></text:span><text:span text:style-name="AncientGreek_3a__20_Ἀρχαία_20_ἑλληνικά"><text:span text:style-name="T10"> </text:span></text:span><text:span text:style-name="AncientGreek_3a__20_Ἀρχαία_20_ἑλληνικά"><text:span text:style-name="T9">ὑπερπεφρονηκέναι</text:span></text:span><text:span text:style-name="AncientGreek_3a__20_Ἀρχαία_20_ἑλληνικά"><text:span text:style-name="T10"> </text:span></text:span><text:span text:style-name="AncientGreek_3a__20_Ἀρχαία_20_ἑλληνικά"><text:span text:style-name="T9">αὐτούς</text:span></text:span><text:span text:style-name="AncientGreek_3a__20_Ἀρχαία_20_ἑλληνικά"><text:span text:style-name="T10">.</text:span></text:span></text:p>
          </table:table-cell>
          <table:table-cell table:style-name="Table1.A1" office:value-type="string">
            <text:p text:style-name="P124"/>
          </table:table-cell>
        </table:table-row>
        <table:table-row table:style-name="Table1.1">
          <table:table-cell table:style-name="Table1.A1" office:value-type="string">
            <text:p text:style-name="P66"><text:span text:style-name="AncientGreek_3a__20_Ἀρχαία_20_ἑλληνικά"><text:span text:style-name="T3">162.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ρνεα</text:span></text:span><text:span text:style-name="AncientGreek_3a__20_Ἀρχαία_20_ἑλληνικά"><text:span text:style-name="T3">.</text:span></text:span></text:p>
            <text:p text:style-name="P122"><text:span text:style-name="AncientGreek_3a__20_Ἀρχαία_20_ἑλληνικά"><text:span text:style-name="T9">Ζεὺς</text:span></text:span><text:span text:style-name="AncientGreek_3a__20_Ἀρχαία_20_ἑλληνικά"><text:span text:style-name="T10"> </text:span></text:span><text:span text:style-name="AncientGreek_3a__20_Ἀρχαία_20_ἑλληνικά"><text:span text:style-name="T9">βουλόμενος</text:span></text:span><text:span text:style-name="AncientGreek_3a__20_Ἀρχαία_20_ἑλληνικά"><text:span text:style-name="T10"> </text:span></text:span><text:span text:style-name="AncientGreek_3a__20_Ἀρχαία_20_ἑλληνικά"><text:span text:style-name="T9">βασιλέα</text:span></text:span><text:span text:style-name="AncientGreek_3a__20_Ἀρχαία_20_ἑλληνικά"><text:span text:style-name="T10"> </text:span></text:span><text:span text:style-name="AncientGreek_3a__20_Ἀρχαία_20_ἑλληνικά"><text:span text:style-name="T9">ὀρνέων</text:span></text:span><text:span text:style-name="AncientGreek_3a__20_Ἀρχαία_20_ἑλληνικά"><text:span text:style-name="T10"> </text:span></text:span><text:span text:style-name="AncientGreek_3a__20_Ἀρχαία_20_ἑλληνικά"><text:span text:style-name="T9">καταστῆσαι</text:span></text:span><text:span text:style-name="AncientGreek_3a__20_Ἀρχαία_20_ἑλληνικά"><text:span text:style-name="T10">, </text:span></text:span><text:span text:style-name="AncientGreek_3a__20_Ἀρχαία_20_ἑλληνικά"><text:span text:style-name="T9">προθεσμίαν</text:span></text:span><text:span text:style-name="AncientGreek_3a__20_Ἀρχαία_20_ἑλληνικά"><text:span text:style-name="T10"> </text:span></text:span><text:span text:style-name="AncientGreek_3a__20_Ἀρχαία_20_ἑλληνικά"><text:span text:style-name="T9">αὐτοῖς</text:span></text:span><text:span text:style-name="AncientGreek_3a__20_Ἀρχαία_20_ἑλληνικά"><text:span text:style-name="T10"> </text:span></text:span><text:span text:style-name="AncientGreek_3a__20_Ἀρχαία_20_ἑλληνικά"><text:span text:style-name="T9">ἔταξεν</text:span></text:span><text:span text:style-name="AncientGreek_3a__20_Ἀρχαία_20_ἑλληνικά"><text:span text:style-name="T10"> </text:span></text:span><text:span text:style-name="AncientGreek_3a__20_Ἀρχαία_20_ἑλληνικά"><text:span text:style-name="T9">ἐν</text:span></text:span><text:span text:style-name="AncientGreek_3a__20_Ἀρχαία_20_ἑλληνικά"><text:span text:style-name="T10"> </text:span></text:span><text:span text:style-name="AncientGreek_3a__20_Ἀρχαία_20_ἑλληνικά"><text:span text:style-name="T9">ᾗ</text:span></text:span><text:span text:style-name="AncientGreek_3a__20_Ἀρχαία_20_ἑλληνικά"><text:span text:style-name="T10"> </text:span></text:span><text:span text:style-name="AncientGreek_3a__20_Ἀρχαία_20_ἑλληνικά"><text:span text:style-name="T9">παραγενήσονται</text:span></text:span><text:span text:style-name="AncientGreek_3a__20_Ἀρχαία_20_ἑλληνικά"><text:span text:style-name="T10"> </text:span></text:span><text:span text:style-name="AncientGreek_3a__20_Ἀρχαία_20_ἑλληνικά"><text:span text:style-name="T9">πάντα</text:span></text:span><text:span text:style-name="AncientGreek_3a__20_Ἀρχαία_20_ἑλληνικά"><text:span text:style-name="T10">, </text:span></text:span><text:span text:style-name="AncientGreek_3a__20_Ἀρχαία_20_ἑλληνικά"><text:span text:style-name="T9">ὅπως</text:span></text:span><text:span text:style-name="AncientGreek_3a__20_Ἀρχαία_20_ἑλληνικά"><text:span text:style-name="T10"> </text:span></text:span><text:span text:style-name="AncientGreek_3a__20_Ἀρχαία_20_ἑλληνικά"><text:span text:style-name="T9">τὸν</text:span></text:span><text:span text:style-name="AncientGreek_3a__20_Ἀρχαία_20_ἑλληνικά"><text:span text:style-name="T10"> </text:span></text:span><text:span text:style-name="AncientGreek_3a__20_Ἀρχαία_20_ἑλληνικά"><text:span text:style-name="T9">ὡραιότατον</text:span></text:span><text:span text:style-name="AncientGreek_3a__20_Ἀρχαία_20_ἑλληνικά"><text:span text:style-name="T10"> </text:span></text:span><text:span text:style-name="AncientGreek_3a__20_Ἀρχαία_20_ἑλληνικά"><text:span text:style-name="T9">πάντων</text:span></text:span><text:span text:style-name="AncientGreek_3a__20_Ἀρχαία_20_ἑλληνικά"><text:span text:style-name="T10"> </text:span></text:span><text:span text:style-name="AncientGreek_3a__20_Ἀρχαία_20_ἑλληνικά"><text:span text:style-name="T9">καταστήσῃ</text:span></text:span><text:span text:style-name="AncientGreek_3a__20_Ἀρχαία_20_ἑλληνικά"><text:span text:style-name="T10"> </text:span></text:span><text:span text:style-name="AncientGreek_3a__20_Ἀρχαία_20_ἑλληνικά"><text:span text:style-name="T9">ἐπ᾿</text:span></text:span><text:span text:style-name="AncientGreek_3a__20_Ἀρχαία_20_ἑλληνικά"><text:span text:style-name="T10"> </text:span></text:span><text:span text:style-name="AncientGreek_3a__20_Ἀρχαία_20_ἑλληνικά"><text:span text:style-name="T9">αὐτοῖς</text:span></text:span><text:span text:style-name="AncientGreek_3a__20_Ἀρχαία_20_ἑλληνικά"><text:span text:style-name="T10"> </text:span></text:span><text:span text:style-name="AncientGreek_3a__20_Ἀρχαία_20_ἑλληνικά"><text:span text:style-name="T9">βασιλέα</text:span></text:span><text:span text:style-name="AncientGreek_3a__20_Ἀρχαία_20_ἑλληνικά"><text:span text:style-name="T10">. </text:span></text:span><text:span text:style-name="AncientGreek_3a__20_Ἀρχαία_20_ἑλληνικά"><text:span text:style-name="T9">Τὰ</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παραγενόμενα</text:span></text:span><text:span text:style-name="AncientGreek_3a__20_Ἀρχαία_20_ἑλληνικά"><text:span text:style-name="T10"> </text:span></text:span><text:span text:style-name="AncientGreek_3a__20_Ἀρχαία_20_ἑλληνικά"><text:span text:style-name="T9">ἐπί</text:span></text:span><text:span text:style-name="AncientGreek_3a__20_Ἀρχαία_20_ἑλληνικά"><text:span text:style-name="T10"> </text:span></text:span><text:span text:style-name="AncientGreek_3a__20_Ἀρχαία_20_ἑλληνικά"><text:span text:style-name="T9">τινα</text:span></text:span><text:span text:style-name="AncientGreek_3a__20_Ἀρχαία_20_ἑλληνικά"><text:span text:style-name="T10"> </text:span></text:span><text:span text:style-name="AncientGreek_3a__20_Ἀρχαία_20_ἑλληνικά"><text:span text:style-name="T9">ποταμὸν</text:span></text:span><text:span text:style-name="AncientGreek_3a__20_Ἀρχαία_20_ἑλληνικά"><text:span text:style-name="T10"> </text:span></text:span><text:span text:style-name="AncientGreek_3a__20_Ἀρχαία_20_ἑλληνικά"><text:span text:style-name="T9">ἀπενίζοντο</text:span></text:span><text:span text:style-name="AncientGreek_3a__20_Ἀρχαία_20_ἑλληνικά"><text:span text:style-name="T10">. </text:span></text:span><text:span text:style-name="AncientGreek_3a__20_Ἀρχαία_20_ἑλληνικά"><text:span text:style-name="T9">Κολοιὸς</text:span></text:span><text:span text:style-name="AncientGreek_3a__20_Ἀρχαία_20_ἑλληνικά"><text:span text:style-name="T10"> </text:span></text:span><text:span text:style-name="AncientGreek_3a__20_Ἀρχαία_20_ἑλληνικά"><text:span text:style-name="T9">δέ</text:span></text:span><text:span text:style-name="AncientGreek_3a__20_Ἀρχαία_20_ἑλληνικά"><text:span text:style-name="T10">, </text:span></text:span><text:span text:style-name="AncientGreek_3a__20_Ἀρχαία_20_ἑλληνικά"><text:span text:style-name="T9">συνιδὼν</text:span></text:span><text:span text:style-name="AncientGreek_3a__20_Ἀρχαία_20_ἑλληνικά"><text:span text:style-name="T10"> </text:span></text:span><text:span text:style-name="AncientGreek_3a__20_Ἀρχαία_20_ἑλληνικά"><text:span text:style-name="T9">ἑαυτὸν</text:span></text:span><text:span text:style-name="AncientGreek_3a__20_Ἀρχαία_20_ἑλληνικά"><text:span text:style-name="T10"> </text:span></text:span><text:span text:style-name="AncientGreek_3a__20_Ἀρχαία_20_ἑλληνικά"><text:span text:style-name="T9">δυσμορφίᾳ</text:span></text:span><text:span text:style-name="AncientGreek_3a__20_Ἀρχαία_20_ἑλληνικά"><text:span text:style-name="T10"> </text:span></text:span><text:span text:style-name="AncientGreek_3a__20_Ἀρχαία_20_ἑλληνικά"><text:span text:style-name="T9">περικείμενον</text:span></text:span><text:span text:style-name="AncientGreek_3a__20_Ἀρχαία_20_ἑλληνικά"><text:span text:style-name="T10">, </text:span></text:span><text:span text:style-name="AncientGreek_3a__20_Ἀρχαία_20_ἑλληνικά"><text:span text:style-name="T9">ἀπελθὼ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ὰ</text:span></text:span><text:span text:style-name="AncientGreek_3a__20_Ἀρχαία_20_ἑλληνικά"><text:span text:style-name="T10"> </text:span></text:span><text:span text:style-name="AncientGreek_3a__20_Ἀρχαία_20_ἑλληνικά"><text:span text:style-name="T9">ἀποπίπτοντα</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ὀρνέων</text:span></text:span><text:span text:style-name="AncientGreek_3a__20_Ἀρχαία_20_ἑλληνικά"><text:span text:style-name="T10"> </text:span></text:span><text:span text:style-name="AncientGreek_3a__20_Ἀρχαία_20_ἑλληνικά"><text:span text:style-name="T9">πτερὰ</text:span></text:span><text:span text:style-name="AncientGreek_3a__20_Ἀρχαία_20_ἑλληνικά"><text:span text:style-name="T10"> </text:span></text:span><text:span text:style-name="AncientGreek_3a__20_Ἀρχαία_20_ἑλληνικά"><text:span text:style-name="T9">συλλεξάμενος</text:span></text:span><text:span text:style-name="AncientGreek_3a__20_Ἀρχαία_20_ἑλληνικά"><text:span text:style-name="T10">, </text:span></text:span><text:span text:style-name="AncientGreek_3a__20_Ἀρχαία_20_ἑλληνικά"><text:span text:style-name="T9">ἑαυτῷ</text:span></text:span><text:span text:style-name="AncientGreek_3a__20_Ἀρχαία_20_ἑλληνικά"><text:span text:style-name="T10"> </text:span></text:span><text:span text:style-name="AncientGreek_3a__20_Ἀρχαία_20_ἑλληνικά"><text:span text:style-name="T9">περιέθηκε</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προσεκόλλησε</text:span></text:span><text:span text:style-name="AncientGreek_3a__20_Ἀρχαία_20_ἑλληνικά"><text:span text:style-name="T10">. </text:span></text:span><text:span text:style-name="AncientGreek_3a__20_Ἀρχαία_20_ἑλληνικά"><text:span text:style-name="T9">Συνέβη</text:span></text:span><text:span text:style-name="AncientGreek_3a__20_Ἀρχαία_20_ἑλληνικά"><text:span text:style-name="T10"> </text:span></text:span><text:span text:style-name="AncientGreek_3a__20_Ἀρχαία_20_ἑλληνικά"><text:span text:style-name="T9">οὖν</text:span></text:span><text:span text:style-name="AncientGreek_3a__20_Ἀρχαία_20_ἑλληνικά"><text:span text:style-name="T10"> </text:span></text:span><text:span text:style-name="AncientGreek_3a__20_Ἀρχαία_20_ἑλληνικά"><text:span text:style-name="T9">ἐκ</text:span></text:span><text:span text:style-name="AncientGreek_3a__20_Ἀρχαία_20_ἑλληνικά"><text:span text:style-name="T10"> </text:span></text:span><text:span text:style-name="AncientGreek_3a__20_Ἀρχαία_20_ἑλληνικά"><text:span text:style-name="T9">τούτου</text:span></text:span><text:span text:style-name="AncientGreek_3a__20_Ἀρχαία_20_ἑλληνικά"><text:span text:style-name="T10"> </text:span></text:span><text:span text:style-name="AncientGreek_3a__20_Ἀρχαία_20_ἑλληνικά"><text:span text:style-name="T9">εὐειδέστερον</text:span></text:span><text:span text:style-name="AncientGreek_3a__20_Ἀρχαία_20_ἑλληνικά"><text:span text:style-name="T10"> </text:span></text:span><text:span text:style-name="AncientGreek_3a__20_Ἀρχαία_20_ἑλληνικά"><text:span text:style-name="T9">πάντων</text:span></text:span><text:span text:style-name="AncientGreek_3a__20_Ἀρχαία_20_ἑλληνικά"><text:span text:style-name="T10"> </text:span></text:span><text:span text:style-name="AncientGreek_3a__20_Ἀρχαία_20_ἑλληνικά"><text:span text:style-name="T9">γεγονέναι</text:span></text:span><text:span text:style-name="AncientGreek_3a__20_Ἀρχαία_20_ἑλληνικά"><text:span text:style-name="T10">. </text:span></text:span><text:span text:style-name="AncientGreek_3a__20_Ἀρχαία_20_ἑλληνικά"><text:span text:style-name="T9">Ἐπέστη</text:span></text:span><text:span text:style-name="AncientGreek_3a__20_Ἀρχαία_20_ἑλληνικά"><text:span text:style-name="T10"> </text:span></text:span><text:span text:style-name="AncientGreek_3a__20_Ἀρχαία_20_ἑλληνικά"><text:span text:style-name="T9">οὖν</text:span></text:span><text:span text:style-name="AncientGreek_3a__20_Ἀρχαία_20_ἑλληνικά"><text:span text:style-name="T10"> </text:span></text:span><text:span text:style-name="AncientGreek_3a__20_Ἀρχαία_20_ἑλληνικά"><text:span text:style-name="T9">ἡ</text:span></text:span><text:span text:style-name="AncientGreek_3a__20_Ἀρχαία_20_ἑλληνικά"><text:span text:style-name="T10"> </text:span></text:span><text:span text:style-name="AncientGreek_3a__20_Ἀρχαία_20_ἑλληνικά"><text:span text:style-name="T9">ἡμέρα</text:span></text:span><text:span text:style-name="AncientGreek_3a__20_Ἀρχαία_20_ἑλληνικά"><text:span text:style-name="T10"> </text:span></text:span><text:span text:style-name="AncientGreek_3a__20_Ἀρχαία_20_ἑλληνικά"><text:span text:style-name="T9">τῆς</text:span></text:span><text:span text:style-name="AncientGreek_3a__20_Ἀρχαία_20_ἑλληνικά"><text:span text:style-name="T10"> </text:span></text:span><text:span text:style-name="AncientGreek_3a__20_Ἀρχαία_20_ἑλληνικά"><text:span text:style-name="T9">προθεσμίας</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ἦλθον</text:span></text:span><text:span text:style-name="AncientGreek_3a__20_Ἀρχαία_20_ἑλληνικά"><text:span text:style-name="T10"> </text:span></text:span><text:span text:style-name="AncientGreek_3a__20_Ἀρχαία_20_ἑλληνικά"><text:span text:style-name="T9">πάντα</text:span></text:span><text:span text:style-name="AncientGreek_3a__20_Ἀρχαία_20_ἑλληνικά"><text:span text:style-name="T10"> </text:span></text:span><text:span text:style-name="AncientGreek_3a__20_Ἀρχαία_20_ἑλληνικά"><text:span text:style-name="T9">τὰ</text:span></text:span><text:span text:style-name="AncientGreek_3a__20_Ἀρχαία_20_ἑλληνικά"><text:span text:style-name="T10"> </text:span></text:span><text:span text:style-name="AncientGreek_3a__20_Ἀρχαία_20_ἑλληνικά"><text:span text:style-name="T9">ὄρνεα</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τὸν</text:span></text:span><text:span text:style-name="AncientGreek_3a__20_Ἀρχαία_20_ἑλληνικά"><text:span text:style-name="T10"> </text:span></text:span><text:span text:style-name="AncientGreek_3a__20_Ἀρχαία_20_ἑλληνικά"><text:span text:style-name="T9">Δία</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κολοιὸς</text:span></text:span><text:span text:style-name="AncientGreek_3a__20_Ἀρχαία_20_ἑλληνικά"><text:span text:style-name="T10"> </text:span></text:span><text:span text:style-name="AncientGreek_3a__20_Ἀρχαία_20_ἑλληνικά"><text:span text:style-name="T9">ποικίλος</text:span></text:span><text:span text:style-name="AncientGreek_3a__20_Ἀρχαία_20_ἑλληνικά"><text:span text:style-name="T10"> </text:span></text:span><text:span text:style-name="AncientGreek_3a__20_Ἀρχαία_20_ἑλληνικά"><text:span text:style-name="T9">γενόμενος</text:span></text:span><text:span text:style-name="AncientGreek_3a__20_Ἀρχαία_20_ἑλληνικά"><text:span text:style-name="T10"> </text:span></text:span><text:span text:style-name="AncientGreek_3a__20_Ἀρχαία_20_ἑλληνικά"><text:span text:style-name="T9">ἧκε</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αὐτός</text:span></text:span><text:span text:style-name="AncientGreek_3a__20_Ἀρχαία_20_ἑλληνικά"><text:span text:style-name="T10">. </text:span></text:span><text:span text:style-name="AncientGreek_3a__20_Ἀρχαία_20_ἑλληνικά"><text:span text:style-name="T9">Τοῦ</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Διὸς</text:span></text:span><text:span text:style-name="AncientGreek_3a__20_Ἀρχαία_20_ἑλληνικά"><text:span text:style-name="T10"> </text:span></text:span><text:span text:style-name="AncientGreek_3a__20_Ἀρχαία_20_ἑλληνικά"><text:span text:style-name="T9">μέλλοντος</text:span></text:span><text:span text:style-name="AncientGreek_3a__20_Ἀρχαία_20_ἑλληνικά"><text:span text:style-name="T10"> </text:span></text:span><text:span text:style-name="AncientGreek_3a__20_Ἀρχαία_20_ἑλληνικά"><text:span text:style-name="T9">χειροτονῆσαι</text:span></text:span><text:span text:style-name="AncientGreek_3a__20_Ἀρχαία_20_ἑλληνικά"><text:span text:style-name="T10"> </text:span></text:span><text:span text:style-name="AncientGreek_3a__20_Ἀρχαία_20_ἑλληνικά"><text:span text:style-name="T9">αὐτοῖς</text:span></text:span><text:span text:style-name="AncientGreek_3a__20_Ἀρχαία_20_ἑλληνικά"><text:span text:style-name="T10"> </text:span></text:span><text:span text:style-name="AncientGreek_3a__20_Ἀρχαία_20_ἑλληνικά"><text:span text:style-name="T9">τὸν</text:span></text:span><text:span text:style-name="AncientGreek_3a__20_Ἀρχαία_20_ἑλληνικά"><text:span text:style-name="T10"> </text:span></text:span><text:span text:style-name="AncientGreek_3a__20_Ἀρχαία_20_ἑλληνικά"><text:span text:style-name="T9">κολοιὸν</text:span></text:span><text:span text:style-name="AncientGreek_3a__20_Ἀρχαία_20_ἑλληνικά"><text:span text:style-name="T10"> </text:span></text:span><text:span text:style-name="AncientGreek_3a__20_Ἀρχαία_20_ἑλληνικά"><text:span text:style-name="T9">βασιλέα</text:span></text:span><text:span text:style-name="AncientGreek_3a__20_Ἀρχαία_20_ἑλληνικά"><text:span text:style-name="T10"> </text:span></text:span><text:span text:style-name="AncientGreek_3a__20_Ἀρχαία_20_ἑλληνικά"><text:span text:style-name="T9">διὰ</text:span></text:span><text:span text:style-name="AncientGreek_3a__20_Ἀρχαία_20_ἑλληνικά"><text:span text:style-name="T10"> </text:span></text:span><text:span text:style-name="AncientGreek_3a__20_Ἀρχαία_20_ἑλληνικά"><text:span text:style-name="T9">τὴν</text:span></text:span><text:span text:style-name="AncientGreek_3a__20_Ἀρχαία_20_ἑλληνικά"><text:span text:style-name="T10"> </text:span></text:span><text:span text:style-name="AncientGreek_3a__20_Ἀρχαία_20_ἑλληνικά"><text:span text:style-name="T9">εὐπρέπειαν</text:span></text:span><text:span text:style-name="AncientGreek_3a__20_Ἀρχαία_20_ἑλληνικά"><text:span text:style-name="T10">, </text:span></text:span><text:span text:style-name="AncientGreek_3a__20_Ἀρχαία_20_ἑλληνικά"><text:span text:style-name="T9">ἀγανακτήσαντα</text:span></text:span><text:span text:style-name="AncientGreek_3a__20_Ἀρχαία_20_ἑλληνικά"><text:span text:style-name="T10"> </text:span></text:span><text:span text:style-name="AncientGreek_3a__20_Ἀρχαία_20_ἑλληνικά"><text:span text:style-name="T9">τὰ</text:span></text:span><text:span text:style-name="AncientGreek_3a__20_Ἀρχαία_20_ἑλληνικά"><text:span text:style-name="T10"> </text:span></text:span><text:span text:style-name="AncientGreek_3a__20_Ἀρχαία_20_ἑλληνικά"><text:span text:style-name="T9">ὄρνεα</text:span></text:span><text:span text:style-name="AncientGreek_3a__20_Ἀρχαία_20_ἑλληνικά"><text:span text:style-name="T10">, </text:span></text:span><text:span text:style-name="AncientGreek_3a__20_Ἀρχαία_20_ἑλληνικά"><text:span text:style-name="T9">ἕκαστον</text:span></text:span><text:span text:style-name="AncientGreek_3a__20_Ἀρχαία_20_ἑλληνικά"><text:span text:style-name="T10"> </text:span></text:span><text:span text:style-name="AncientGreek_3a__20_Ἀρχαία_20_ἑλληνικά"><text:span text:style-name="T9">τὸ</text:span></text:span><text:span text:style-name="AncientGreek_3a__20_Ἀρχαία_20_ἑλληνικά"><text:span text:style-name="T10"> </text:span></text:span><text:span text:style-name="AncientGreek_3a__20_Ἀρχαία_20_ἑλληνικά"><text:span text:style-name="T9">ἴδιον</text:span></text:span><text:span text:style-name="AncientGreek_3a__20_Ἀρχαία_20_ἑλληνικά"><text:span text:style-name="T10"> </text:span></text:span><text:span text:style-name="AncientGreek_3a__20_Ἀρχαία_20_ἑλληνικά"><text:span text:style-name="T9">αὐτοῦ</text:span></text:span><text:span text:style-name="AncientGreek_3a__20_Ἀρχαία_20_ἑλληνικά"><text:span text:style-name="T10"> </text:span></text:span><text:span text:style-name="AncientGreek_3a__20_Ἀρχαία_20_ἑλληνικά"><text:span text:style-name="T9">πτερὸν</text:span></text:span><text:span text:style-name="AncientGreek_3a__20_Ἀρχαία_20_ἑλληνικά"><text:span text:style-name="T10"> </text:span></text:span><text:span text:style-name="AncientGreek_3a__20_Ἀρχαία_20_ἑλληνικά"><text:span text:style-name="T9">ἀφείλετο</text:span></text:span><text:span text:style-name="AncientGreek_3a__20_Ἀρχαία_20_ἑλληνικά"><text:span text:style-name="T10">. </text:span></text:span><text:span text:style-name="AncientGreek_3a__20_Ἀρχαία_20_ἑλληνικά"><text:span text:style-name="T9">Οὕτω</text:span></text:span><text:span text:style-name="AncientGreek_3a__20_Ἀρχαία_20_ἑλληνικά"><text:span text:style-name="T10"> </text:span></text:span><text:span text:style-name="AncientGreek_3a__20_Ἀρχαία_20_ἑλληνικά"><text:span text:style-name="T9">τε</text:span></text:span><text:span text:style-name="AncientGreek_3a__20_Ἀρχαία_20_ἑλληνικά"><text:span text:style-name="T10"> </text:span></text:span><text:span text:style-name="AncientGreek_3a__20_Ἀρχαία_20_ἑλληνικά"><text:span text:style-name="T9">συνέβη</text:span></text:span><text:span text:style-name="AncientGreek_3a__20_Ἀρχαία_20_ἑλληνικά"><text:span text:style-name="T10"> </text:span></text:span><text:span text:style-name="AncientGreek_3a__20_Ἀρχαία_20_ἑλληνικά"><text:span text:style-name="T9">αὐτῷ</text:span></text:span><text:span text:style-name="AncientGreek_3a__20_Ἀρχαία_20_ἑλληνικά"><text:span text:style-name="T10"> </text:span></text:span><text:span text:style-name="AncientGreek_3a__20_Ἀρχαία_20_ἑλληνικά"><text:span text:style-name="T9">ἀπογυμνωθέντι</text:span></text:span><text:span text:style-name="AncientGreek_3a__20_Ἀρχαία_20_ἑλληνικά"><text:span text:style-name="T10"> </text:span></text:span><text:span text:style-name="AncientGreek_3a__20_Ἀρχαία_20_ἑλληνικά"><text:span text:style-name="T9">κολοιὸν</text:span></text:span><text:span text:style-name="AncientGreek_3a__20_Ἀρχαία_20_ἑλληνικά"><text:span text:style-name="T10"> </text:span></text:span><text:span text:style-name="AncientGreek_3a__20_Ἀρχαία_20_ἑλληνικά"><text:span text:style-name="T9">πάλιν</text:span></text:span><text:span text:style-name="AncientGreek_3a__20_Ἀρχαία_20_ἑλληνικά"><text:span text:style-name="T10"> </text:span></text:span><text:span text:style-name="AncientGreek_3a__20_Ἀρχαία_20_ἑλληνικά"><text:span text:style-name="T9">γενέσθαι</text:span></text:span><text:span text:style-name="AncientGreek_3a__20_Ἀρχαία_20_ἑλληνικά"><text:span text:style-name="T10">.</text:span></text:span></text:p>
            <text:p text:style-name="P122"><text:span text:style-name="AncientGreek_3a__20_Ἀρχαία_20_ἑλληνικά"><text:span text:style-name="T9">Οὕτω</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ἀνθρώπων</text:span></text:span><text:span text:style-name="AncientGreek_3a__20_Ἀρχαία_20_ἑλληνικά"><text:span text:style-name="T10"> </text:span></text:span><text:span text:style-name="AncientGreek_3a__20_Ἀρχαία_20_ἑλληνικά"><text:span text:style-name="T9">οἱ</text:span></text:span><text:span text:style-name="AncientGreek_3a__20_Ἀρχαία_20_ἑλληνικά"><text:span text:style-name="T10"> </text:span></text:span><text:span text:style-name="AncientGreek_3a__20_Ἀρχαία_20_ἑλληνικά"><text:span text:style-name="T9">χρεωφειλέται</text:span></text:span><text:span text:style-name="AncientGreek_3a__20_Ἀρχαία_20_ἑλληνικά"><text:span text:style-name="T10">, </text:span></text:span><text:span text:style-name="AncientGreek_3a__20_Ἀρχαία_20_ἑλληνικά"><text:span text:style-name="T9">μέχρι</text:span></text:span><text:span text:style-name="AncientGreek_3a__20_Ἀρχαία_20_ἑλληνικά"><text:span text:style-name="T10"> </text:span></text:span><text:span text:style-name="AncientGreek_3a__20_Ἀρχαία_20_ἑλληνικά"><text:span text:style-name="T9">μὲν</text:span></text:span><text:span text:style-name="AncientGreek_3a__20_Ἀρχαία_20_ἑλληνικά"><text:span text:style-name="T10"> </text:span></text:span><text:span text:style-name="AncientGreek_3a__20_Ἀρχαία_20_ἑλληνικά"><text:span text:style-name="T9">τὰ</text:span></text:span><text:span text:style-name="AncientGreek_3a__20_Ἀρχαία_20_ἑλληνικά"><text:span text:style-name="T10"> </text:span></text:span><text:span text:style-name="AncientGreek_3a__20_Ἀρχαία_20_ἑλληνικά"><text:span text:style-name="T9">ἀλλότρια</text:span></text:span><text:span text:style-name="AncientGreek_3a__20_Ἀρχαία_20_ἑλληνικά"><text:span text:style-name="T10"> </text:span></text:span><text:span text:style-name="AncientGreek_3a__20_Ἀρχαία_20_ἑλληνικά"><text:span text:style-name="T9">ἔχουσι</text:span></text:span><text:span text:style-name="AncientGreek_3a__20_Ἀρχαία_20_ἑλληνικά"><text:span text:style-name="T10"> </text:span></text:span><text:span text:style-name="AncientGreek_3a__20_Ἀρχαία_20_ἑλληνικά"><text:span text:style-name="T9">χρήματα</text:span></text:span><text:span text:style-name="AncientGreek_3a__20_Ἀρχαία_20_ἑλληνικά"><text:span text:style-name="T10">, </text:span></text:span><text:span text:style-name="AncientGreek_3a__20_Ἀρχαία_20_ἑλληνικά"><text:span text:style-name="T9">δοκοῦσί</text:span></text:span><text:span text:style-name="AncientGreek_3a__20_Ἀρχαία_20_ἑλληνικά"><text:span text:style-name="T10"> </text:span></text:span><text:span text:style-name="AncientGreek_3a__20_Ἀρχαία_20_ἑλληνικά"><text:span text:style-name="T9">τινες</text:span></text:span><text:span text:style-name="AncientGreek_3a__20_Ἀρχαία_20_ἑλληνικά"><text:span text:style-name="T10"> </text:span></text:span><text:span text:style-name="AncientGreek_3a__20_Ἀρχαία_20_ἑλληνικά"><text:span text:style-name="T9">εἶναι</text:span></text:span><text:span text:style-name="AncientGreek_3a__20_Ἀρχαία_20_ἑλληνικά"><text:span text:style-name="T10">, </text:span></text:span><text:span text:style-name="AncientGreek_3a__20_Ἀρχαία_20_ἑλληνικά"><text:span text:style-name="T9">ἐπειδὰν</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αὐτὰ</text:span></text:span><text:span text:style-name="AncientGreek_3a__20_Ἀρχαία_20_ἑλληνικά"><text:span text:style-name="T10"> </text:span></text:span><text:span text:style-name="AncientGreek_3a__20_Ἀρχαία_20_ἑλληνικά"><text:span text:style-name="T9">ἀποδώσωσιν</text:span></text:span><text:span text:style-name="AncientGreek_3a__20_Ἀρχαία_20_ἑλληνικά"><text:span text:style-name="T10">, </text:span></text:span><text:span text:style-name="AncientGreek_3a__20_Ἀρχαία_20_ἑλληνικά"><text:span text:style-name="T9">ὁποῖοι</text:span></text:span><text:span text:style-name="AncientGreek_3a__20_Ἀρχαία_20_ἑλληνικά"><text:span text:style-name="T10"> </text:span></text:span><text:span text:style-name="AncientGreek_3a__20_Ἀρχαία_20_ἑλληνικά"><text:span text:style-name="T9">ἐξ</text:span></text:span><text:span text:style-name="AncientGreek_3a__20_Ἀρχαία_20_ἑλληνικά"><text:span text:style-name="T10"> </text:span></text:span><text:span text:style-name="AncientGreek_3a__20_Ἀρχαία_20_ἑλληνικά"><text:span text:style-name="T9">ἀρχῆς</text:span></text:span><text:span text:style-name="AncientGreek_3a__20_Ἀρχαία_20_ἑλληνικά"><text:span text:style-name="T10"> </text:span></text:span><text:span text:style-name="AncientGreek_3a__20_Ἀρχαία_20_ἑλληνικά"><text:span text:style-name="T9">ἦσαν</text:span></text:span><text:span text:style-name="AncientGreek_3a__20_Ἀρχαία_20_ἑλληνικά"><text:span text:style-name="T10"> </text:span></text:span><text:span text:style-name="AncientGreek_3a__20_Ἀρχαία_20_ἑλληνικά"><text:span text:style-name="T9">εὑρίσκονται</text:span></text:span><text:span text:style-name="AncientGreek_3a__20_Ἀρχαία_20_ἑλληνικά"><text:span text:style-name="T10">.</text:span></text:span></text:p>
          </table:table-cell>
          <table:table-cell table:style-name="Table1.A1" office:value-type="string">
            <text:p text:style-name="P124"/>
          </table:table-cell>
        </table:table-row>
        <text:soft-page-break/>
        <table:table-row table:style-name="Table1.1">
          <table:table-cell table:style-name="Table1.A1" office:value-type="string">
            <text:p text:style-name="P66"><text:span text:style-name="AncientGreek_3a__20_Ἀρχαία_20_ἑλληνικά"><text:span text:style-name="T3">163.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ριστεραί</text:span></text:span><text:span text:style-name="AncientGreek_3a__20_Ἀρχαία_20_ἑλληνικά"><text:span text:style-name="T3">.</text:span></text:span></text:p>
            <text:p text:style-name="P122"><text:span text:style-name="AncientGreek_3a__20_Ἀρχαία_20_ἑλληνικά"><text:span text:style-name="T9">Κολοιὸς</text:span></text:span><text:span text:style-name="AncientGreek_3a__20_Ἀρχαία_20_ἑλληνικά"><text:span text:style-name="T10"> </text:span></text:span><text:span text:style-name="AncientGreek_3a__20_Ἀρχαία_20_ἑλληνικά"><text:span text:style-name="T9">ἰδὼν</text:span></text:span><text:span text:style-name="AncientGreek_3a__20_Ἀρχαία_20_ἑλληνικά"><text:span text:style-name="T10"> </text:span></text:span><text:span text:style-name="AncientGreek_3a__20_Ἀρχαία_20_ἑλληνικά"><text:span text:style-name="T9">περιστερὰς</text:span></text:span><text:span text:style-name="AncientGreek_3a__20_Ἀρχαία_20_ἑλληνικά"><text:span text:style-name="T10"> </text:span></text:span><text:span text:style-name="AncientGreek_3a__20_Ἀρχαία_20_ἑλληνικά"><text:span text:style-name="T9">ἔν</text:span></text:span><text:span text:style-name="AncientGreek_3a__20_Ἀρχαία_20_ἑλληνικά"><text:span text:style-name="T10"> </text:span></text:span><text:span text:style-name="AncientGreek_3a__20_Ἀρχαία_20_ἑλληνικά"><text:span text:style-name="T9">τινι</text:span></text:span><text:span text:style-name="AncientGreek_3a__20_Ἀρχαία_20_ἑλληνικά"><text:span text:style-name="T10"> </text:span></text:span><text:span text:style-name="AncientGreek_3a__20_Ἀρχαία_20_ἑλληνικά"><text:span text:style-name="T9">περιστεροτροφείῳ</text:span></text:span><text:span text:style-name="AncientGreek_3a__20_Ἀρχαία_20_ἑλληνικά"><text:span text:style-name="T10"> </text:span></text:span><text:span text:style-name="AncientGreek_3a__20_Ἀρχαία_20_ἑλληνικά"><text:span text:style-name="T9">καλῶς</text:span></text:span><text:span text:style-name="AncientGreek_3a__20_Ἀρχαία_20_ἑλληνικά"><text:span text:style-name="T10"> </text:span></text:span><text:span text:style-name="AncientGreek_3a__20_Ἀρχαία_20_ἑλληνικά"><text:span text:style-name="T9">τρεφομένας</text:span></text:span><text:span text:style-name="AncientGreek_3a__20_Ἀρχαία_20_ἑλληνικά"><text:span text:style-name="T10">, </text:span></text:span><text:span text:style-name="AncientGreek_3a__20_Ἀρχαία_20_ἑλληνικά"><text:span text:style-name="T9">λευκάνας</text:span></text:span><text:span text:style-name="AncientGreek_3a__20_Ἀρχαία_20_ἑλληνικά"><text:span text:style-name="T10"> </text:span></text:span><text:span text:style-name="AncientGreek_3a__20_Ἀρχαία_20_ἑλληνικά"><text:span text:style-name="T9">ἑαυτὸν</text:span></text:span><text:span text:style-name="AncientGreek_3a__20_Ἀρχαία_20_ἑλληνικά"><text:span text:style-name="T10"> </text:span></text:span><text:span text:style-name="AncientGreek_3a__20_Ἀρχαία_20_ἑλληνικά"><text:span text:style-name="T9">ἧκεν</text:span></text:span><text:span text:style-name="AncientGreek_3a__20_Ἀρχαία_20_ἑλληνικά"><text:span text:style-name="T10"> </text:span></text:span><text:span text:style-name="AncientGreek_3a__20_Ἀρχαία_20_ἑλληνικά"><text:span text:style-name="T9">ὡς</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ἀπὸ</text:span></text:span><text:span text:style-name="AncientGreek_3a__20_Ἀρχαία_20_ἑλληνικά"><text:span text:style-name="T10"> </text:span></text:span><text:span text:style-name="AncientGreek_3a__20_Ἀρχαία_20_ἑλληνικά"><text:span text:style-name="T9">τῆς</text:span></text:span><text:span text:style-name="AncientGreek_3a__20_Ἀρχαία_20_ἑλληνικά"><text:span text:style-name="T10"> </text:span></text:span><text:span text:style-name="AncientGreek_3a__20_Ἀρχαία_20_ἑλληνικά"><text:span text:style-name="T9">αὐτῆς</text:span></text:span><text:span text:style-name="AncientGreek_3a__20_Ἀρχαία_20_ἑλληνικά"><text:span text:style-name="T10"> </text:span></text:span><text:span text:style-name="AncientGreek_3a__20_Ἀρχαία_20_ἑλληνικά"><text:span text:style-name="T9">διαίτης</text:span></text:span><text:span text:style-name="AncientGreek_3a__20_Ἀρχαία_20_ἑλληνικά"><text:span text:style-name="T10"> </text:span></text:span><text:span text:style-name="AncientGreek_3a__20_Ἀρχαία_20_ἑλληνικά"><text:span text:style-name="T9">μεταληψόμενος</text:span></text:span><text:span text:style-name="AncientGreek_3a__20_Ἀρχαία_20_ἑλληνικά"><text:span text:style-name="T10">. </text:span></text:span><text:span text:style-name="AncientGreek_3a__20_Ἀρχαία_20_ἑλληνικά"><text:span text:style-name="T9">Αἱ</text:span></text:span><text:span text:style-name="AncientGreek_3a__20_Ἀρχαία_20_ἑλληνικά"><text:span text:style-name="T10"> </text:span></text:span><text:span text:style-name="AncientGreek_3a__20_Ἀρχαία_20_ἑλληνικά"><text:span text:style-name="T9">δέ</text:span></text:span><text:span text:style-name="AncientGreek_3a__20_Ἀρχαία_20_ἑλληνικά"><text:span text:style-name="T10">, </text:span></text:span><text:span text:style-name="AncientGreek_3a__20_Ἀρχαία_20_ἑλληνικά"><text:span text:style-name="T9">μέχρι</text:span></text:span><text:span text:style-name="AncientGreek_3a__20_Ἀρχαία_20_ἑλληνικά"><text:span text:style-name="T10"> </text:span></text:span><text:span text:style-name="AncientGreek_3a__20_Ἀρχαία_20_ἑλληνικά"><text:span text:style-name="T9">μὲν</text:span></text:span><text:span text:style-name="AncientGreek_3a__20_Ἀρχαία_20_ἑλληνικά"><text:span text:style-name="T10"> </text:span></text:span><text:span text:style-name="AncientGreek_3a__20_Ἀρχαία_20_ἑλληνικά"><text:span text:style-name="T9">ἡσύχαζεν</text:span></text:span><text:span text:style-name="AncientGreek_3a__20_Ἀρχαία_20_ἑλληνικά"><text:span text:style-name="T10">, </text:span></text:span><text:span text:style-name="AncientGreek_3a__20_Ἀρχαία_20_ἑλληνικά"><text:span text:style-name="T9">οἰόμεναι</text:span></text:span><text:span text:style-name="AncientGreek_3a__20_Ἀρχαία_20_ἑλληνικά"><text:span text:style-name="T10"> </text:span></text:span><text:span text:style-name="AncientGreek_3a__20_Ἀρχαία_20_ἑλληνικά"><text:span text:style-name="T9">περιστερὰν</text:span></text:span><text:span text:style-name="AncientGreek_3a__20_Ἀρχαία_20_ἑλληνικά"><text:span text:style-name="T10"> </text:span></text:span><text:span text:style-name="AncientGreek_3a__20_Ἀρχαία_20_ἑλληνικά"><text:span text:style-name="T9">αὐτὸν</text:span></text:span><text:span text:style-name="AncientGreek_3a__20_Ἀρχαία_20_ἑλληνικά"><text:span text:style-name="T10"> </text:span></text:span><text:span text:style-name="AncientGreek_3a__20_Ἀρχαία_20_ἑλληνικά"><text:span text:style-name="T9">εἶναι</text:span></text:span><text:span text:style-name="AncientGreek_3a__20_Ἀρχαία_20_ἑλληνικά"><text:span text:style-name="T10">, </text:span></text:span><text:span text:style-name="AncientGreek_3a__20_Ἀρχαία_20_ἑλληνικά"><text:span text:style-name="T9">προσίεντο</text:span></text:span><text:span text:style-name="AncientGreek_3a__20_Ἀρχαία_20_ἑλληνικά"><text:span text:style-name="T10">· </text:span></text:span><text:span text:style-name="AncientGreek_3a__20_Ἀρχαία_20_ἑλληνικά"><text:span text:style-name="T9">ἐπειδὴ</text:span></text:span><text:span text:style-name="AncientGreek_3a__20_Ἀρχαία_20_ἑλληνικά"><text:span text:style-name="T10"> </text:span></text:span><text:span text:style-name="AncientGreek_3a__20_Ἀρχαία_20_ἑλληνικά"><text:span text:style-name="T9">δέ</text:span></text:span><text:span text:style-name="AncientGreek_3a__20_Ἀρχαία_20_ἑλληνικά"><text:span text:style-name="T10"> </text:span></text:span><text:span text:style-name="AncientGreek_3a__20_Ἀρχαία_20_ἑλληνικά"><text:span text:style-name="T9">ποτε</text:span></text:span><text:span text:style-name="AncientGreek_3a__20_Ἀρχαία_20_ἑλληνικά"><text:span text:style-name="T10"> </text:span></text:span><text:span text:style-name="AncientGreek_3a__20_Ἀρχαία_20_ἑλληνικά"><text:span text:style-name="T9">ἐκλαθόμενος</text:span></text:span><text:span text:style-name="AncientGreek_3a__20_Ἀρχαία_20_ἑλληνικά"><text:span text:style-name="T10"> </text:span></text:span><text:span text:style-name="AncientGreek_3a__20_Ἀρχαία_20_ἑλληνικά"><text:span text:style-name="T9">ἐφθέγξατο</text:span></text:span><text:span text:style-name="AncientGreek_3a__20_Ἀρχαία_20_ἑλληνικά"><text:span text:style-name="T10">, </text:span></text:span><text:span text:style-name="AncientGreek_3a__20_Ἀρχαία_20_ἑλληνικά"><text:span text:style-name="T9">τηνικαῦτα</text:span></text:span><text:span text:style-name="AncientGreek_3a__20_Ἀρχαία_20_ἑλληνικά"><text:span text:style-name="T10"> </text:span></text:span><text:span text:style-name="AncientGreek_3a__20_Ἀρχαία_20_ἑλληνικά"><text:span text:style-name="T9">ἀμφιγνοήσασαι</text:span></text:span><text:span text:style-name="AncientGreek_3a__20_Ἀρχαία_20_ἑλληνικά"><text:span text:style-name="T10"> </text:span></text:span><text:span text:style-name="AncientGreek_3a__20_Ἀρχαία_20_ἑλληνικά"><text:span text:style-name="T9">αὐτοῦ</text:span></text:span><text:span text:style-name="AncientGreek_3a__20_Ἀρχαία_20_ἑλληνικά"><text:span text:style-name="T10"> </text:span></text:span><text:span text:style-name="AncientGreek_3a__20_Ἀρχαία_20_ἑλληνικά"><text:span text:style-name="T9">τὴν</text:span></text:span><text:span text:style-name="AncientGreek_3a__20_Ἀρχαία_20_ἑλληνικά"><text:span text:style-name="T10"> </text:span></text:span><text:span text:style-name="AncientGreek_3a__20_Ἀρχαία_20_ἑλληνικά"><text:span text:style-name="T9">φωνὴν</text:span></text:span><text:span text:style-name="AncientGreek_3a__20_Ἀρχαία_20_ἑλληνικά"><text:span text:style-name="T10"> </text:span></text:span><text:span text:style-name="AncientGreek_3a__20_Ἀρχαία_20_ἑλληνικά"><text:span text:style-name="T9">ἐξήλασαν</text:span></text:span><text:span text:style-name="AncientGreek_3a__20_Ἀρχαία_20_ἑλληνικά"><text:span text:style-name="T10"> </text:span></text:span><text:span text:style-name="AncientGreek_3a__20_Ἀρχαία_20_ἑλληνικά"><text:span text:style-name="T9">αὐτό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ὃς</text:span></text:span><text:span text:style-name="AncientGreek_3a__20_Ἀρχαία_20_ἑλληνικά"><text:span text:style-name="T10"> </text:span></text:span><text:span text:style-name="AncientGreek_3a__20_Ἀρχαία_20_ἑλληνικά"><text:span text:style-name="T9">ἀποτυχὼν</text:span></text:span><text:span text:style-name="AncientGreek_3a__20_Ἀρχαία_20_ἑλληνικά"><text:span text:style-name="T10"> </text:span></text:span><text:span text:style-name="AncientGreek_3a__20_Ἀρχαία_20_ἑλληνικά"><text:span text:style-name="T9">τῆς</text:span></text:span><text:span text:style-name="AncientGreek_3a__20_Ἀρχαία_20_ἑλληνικά"><text:span text:style-name="T10"> </text:span></text:span><text:span text:style-name="AncientGreek_3a__20_Ἀρχαία_20_ἑλληνικά"><text:span text:style-name="T9">ἐνταῦθα</text:span></text:span><text:span text:style-name="AncientGreek_3a__20_Ἀρχαία_20_ἑλληνικά"><text:span text:style-name="T10"> </text:span></text:span><text:span text:style-name="AncientGreek_3a__20_Ἀρχαία_20_ἑλληνικά"><text:span text:style-name="T9">τροφῆς</text:span></text:span><text:span text:style-name="AncientGreek_3a__20_Ἀρχαία_20_ἑλληνικά"><text:span text:style-name="T10"> </text:span></text:span><text:span text:style-name="AncientGreek_3a__20_Ἀρχαία_20_ἑλληνικά"><text:span text:style-name="T9">ἐπανῆλθε</text:span></text:span><text:span text:style-name="AncientGreek_3a__20_Ἀρχαία_20_ἑλληνικά"><text:span text:style-name="T10"> </text:span></text:span><text:span text:style-name="AncientGreek_3a__20_Ἀρχαία_20_ἑλληνικά"><text:span text:style-name="T9">πάλιν</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τοὺς</text:span></text:span><text:span text:style-name="AncientGreek_3a__20_Ἀρχαία_20_ἑλληνικά"><text:span text:style-name="T10"> </text:span></text:span><text:span text:style-name="AncientGreek_3a__20_Ἀρχαία_20_ἑλληνικά"><text:span text:style-name="T9">κολοιούς</text:span></text:span><text:span text:style-name="AncientGreek_3a__20_Ἀρχαία_20_ἑλληνικά"><text:span text:style-name="T10">· </text:span></text:span><text:span text:style-name="AncientGreek_3a__20_Ἀρχαία_20_ἑλληνικά"><text:span text:style-name="T9">κἀκεῖνοι</text:span></text:span><text:span text:style-name="AncientGreek_3a__20_Ἀρχαία_20_ἑλληνικά"><text:span text:style-name="T10"> </text:span></text:span><text:span text:style-name="AncientGreek_3a__20_Ἀρχαία_20_ἑλληνικά"><text:span text:style-name="T9">οὐ</text:span></text:span><text:span text:style-name="AncientGreek_3a__20_Ἀρχαία_20_ἑλληνικά"><text:span text:style-name="T10"> </text:span></text:span><text:span text:style-name="AncientGreek_3a__20_Ἀρχαία_20_ἑλληνικά"><text:span text:style-name="T9">γνωρίζοντες</text:span></text:span><text:span text:style-name="AncientGreek_3a__20_Ἀρχαία_20_ἑλληνικά"><text:span text:style-name="T10"> </text:span></text:span><text:span text:style-name="AncientGreek_3a__20_Ἀρχαία_20_ἑλληνικά"><text:span text:style-name="T9">αὐτὸν</text:span></text:span><text:span text:style-name="AncientGreek_3a__20_Ἀρχαία_20_ἑλληνικά"><text:span text:style-name="T10"> </text:span></text:span><text:span text:style-name="AncientGreek_3a__20_Ἀρχαία_20_ἑλληνικά"><text:span text:style-name="T9">διὰ</text:span></text:span><text:span text:style-name="AncientGreek_3a__20_Ἀρχαία_20_ἑλληνικά"><text:span text:style-name="T10"> </text:span></text:span><text:span text:style-name="AncientGreek_3a__20_Ἀρχαία_20_ἑλληνικά"><text:span text:style-name="T9">τὸ</text:span></text:span><text:span text:style-name="AncientGreek_3a__20_Ἀρχαία_20_ἑλληνικά"><text:span text:style-name="T10"> </text:span></text:span><text:span text:style-name="AncientGreek_3a__20_Ἀρχαία_20_ἑλληνικά"><text:span text:style-name="T9">χρῶμα</text:span></text:span><text:span text:style-name="AncientGreek_3a__20_Ἀρχαία_20_ἑλληνικά"><text:span text:style-name="T10"> </text:span></text:span><text:span text:style-name="AncientGreek_3a__20_Ἀρχαία_20_ἑλληνικά"><text:span text:style-name="T9">τῆς</text:span></text:span><text:span text:style-name="AncientGreek_3a__20_Ἀρχαία_20_ἑλληνικά"><text:span text:style-name="T10"> </text:span></text:span><text:span text:style-name="AncientGreek_3a__20_Ἀρχαία_20_ἑλληνικά"><text:span text:style-name="T9">μετ᾿</text:span></text:span><text:span text:style-name="AncientGreek_3a__20_Ἀρχαία_20_ἑλληνικά"><text:span text:style-name="T10"> </text:span></text:span><text:span text:style-name="AncientGreek_3a__20_Ἀρχαία_20_ἑλληνικά"><text:span text:style-name="T9">αὐτῶν</text:span></text:span><text:span text:style-name="AncientGreek_3a__20_Ἀρχαία_20_ἑλληνικά"><text:span text:style-name="T10"> </text:span></text:span><text:span text:style-name="AncientGreek_3a__20_Ἀρχαία_20_ἑλληνικά"><text:span text:style-name="T9">διαίτης</text:span></text:span><text:span text:style-name="AncientGreek_3a__20_Ἀρχαία_20_ἑλληνικά"><text:span text:style-name="T10"> </text:span></text:span><text:span text:style-name="AncientGreek_3a__20_Ἀρχαία_20_ἑλληνικά"><text:span text:style-name="T9">ἀπεῖρξαν</text:span></text:span><text:span text:style-name="AncientGreek_3a__20_Ἀρχαία_20_ἑλληνικά"><text:span text:style-name="T10"> </text:span></text:span><text:span text:style-name="AncientGreek_3a__20_Ἀρχαία_20_ἑλληνικά"><text:span text:style-name="T9">αὐτόν</text:span></text:span><text:span text:style-name="AncientGreek_3a__20_Ἀρχαία_20_ἑλληνικά"><text:span text:style-name="T10">. </text:span></text:span><text:span text:style-name="AncientGreek_3a__20_Ἀρχαία_20_ἑλληνικά"><text:span text:style-name="T9">Οὕτω</text:span></text:span><text:span text:style-name="AncientGreek_3a__20_Ἀρχαία_20_ἑλληνικά"><text:span text:style-name="T10"> </text:span></text:span><text:span text:style-name="AncientGreek_3a__20_Ἀρχαία_20_ἑλληνικά"><text:span text:style-name="T9">τε</text:span></text:span><text:span text:style-name="AncientGreek_3a__20_Ἀρχαία_20_ἑλληνικά"><text:span text:style-name="T10"> </text:span></text:span><text:span text:style-name="AncientGreek_3a__20_Ἀρχαία_20_ἑλληνικά"><text:span text:style-name="T9">δυοῖν</text:span></text:span><text:span text:style-name="AncientGreek_3a__20_Ἀρχαία_20_ἑλληνικά"><text:span text:style-name="T10"> </text:span></text:span><text:span text:style-name="AncientGreek_3a__20_Ἀρχαία_20_ἑλληνικά"><text:span text:style-name="T9">ἐπιθυμήσας</text:span></text:span><text:span text:style-name="AncientGreek_3a__20_Ἀρχαία_20_ἑλληνικά"><text:span text:style-name="T10"> </text:span></text:span><text:span text:style-name="AncientGreek_3a__20_Ἀρχαία_20_ἑλληνικά"><text:span text:style-name="T9">οὐδὲ</text:span></text:span><text:span text:style-name="AncientGreek_3a__20_Ἀρχαία_20_ἑλληνικά"><text:span text:style-name="T10"> </text:span></text:span><text:span text:style-name="AncientGreek_3a__20_Ἀρχαία_20_ἑλληνικά"><text:span text:style-name="T9">μιᾶς</text:span></text:span><text:span text:style-name="AncientGreek_3a__20_Ἀρχαία_20_ἑλληνικά"><text:span text:style-name="T10"> </text:span></text:span><text:span text:style-name="AncientGreek_3a__20_Ἀρχαία_20_ἑλληνικά"><text:span text:style-name="T9">ἔτυχεν</text:span></text:span><text:span text:style-name="AncientGreek_3a__20_Ἀρχαία_20_ἑλληνικά"><text:span text:style-name="T10">.</text:span></text:span></text:p>
            <text:p text:style-name="P122"><text:span text:style-name="AncientGreek_3a__20_Ἀρχαία_20_ἑλληνικά"><text:span text:style-name="T9">Ἀτὰρ</text:span></text:span><text:span text:style-name="AncientGreek_3a__20_Ἀρχαία_20_ἑλληνικά"><text:span text:style-name="T10"> </text:span></text:span><text:span text:style-name="AncientGreek_3a__20_Ἀρχαία_20_ἑλληνικά"><text:span text:style-name="T9">οὖ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ἡμᾶς</text:span></text:span><text:span text:style-name="AncientGreek_3a__20_Ἀρχαία_20_ἑλληνικά"><text:span text:style-name="T10"> </text:span></text:span><text:span text:style-name="AncientGreek_3a__20_Ἀρχαία_20_ἑλληνικά"><text:span text:style-name="T9">δεῖ</text:span></text:span><text:span text:style-name="AncientGreek_3a__20_Ἀρχαία_20_ἑλληνικά"><text:span text:style-name="T10"> </text:span></text:span><text:span text:style-name="AncientGreek_3a__20_Ἀρχαία_20_ἑλληνικά"><text:span text:style-name="T9">τοῖς</text:span></text:span><text:span text:style-name="AncientGreek_3a__20_Ἀρχαία_20_ἑλληνικά"><text:span text:style-name="T10"> </text:span></text:span><text:span text:style-name="AncientGreek_3a__20_Ἀρχαία_20_ἑλληνικά"><text:span text:style-name="T9">ἑαυτῶν</text:span></text:span><text:span text:style-name="AncientGreek_3a__20_Ἀρχαία_20_ἑλληνικά"><text:span text:style-name="T10"> </text:span></text:span><text:span text:style-name="AncientGreek_3a__20_Ἀρχαία_20_ἑλληνικά"><text:span text:style-name="T9">ἀρκεῖσθαι</text:span></text:span><text:span text:style-name="AncientGreek_3a__20_Ἀρχαία_20_ἑλληνικά"><text:span text:style-name="T10">, </text:span></text:span><text:span text:style-name="AncientGreek_3a__20_Ἀρχαία_20_ἑλληνικά"><text:span text:style-name="T9">λογιζομένους</text:span></text:span><text:span text:style-name="AncientGreek_3a__20_Ἀρχαία_20_ἑλληνικά"><text:span text:style-name="T10"> </text:span></text:span><text:span text:style-name="AncientGreek_3a__20_Ἀρχαία_20_ἑλληνικά"><text:span text:style-name="T9">ὅτι</text:span></text:span><text:span text:style-name="AncientGreek_3a__20_Ἀρχαία_20_ἑλληνικά"><text:span text:style-name="T10"> </text:span></text:span><text:span text:style-name="AncientGreek_3a__20_Ἀρχαία_20_ἑλληνικά"><text:span text:style-name="T9">ἡ</text:span></text:span><text:span text:style-name="AncientGreek_3a__20_Ἀρχαία_20_ἑλληνικά"><text:span text:style-name="T10"> </text:span></text:span><text:span text:style-name="AncientGreek_3a__20_Ἀρχαία_20_ἑλληνικά"><text:span text:style-name="T9">πλεονεξία</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τῷ</text:span></text:span><text:span text:style-name="AncientGreek_3a__20_Ἀρχαία_20_ἑλληνικά"><text:span text:style-name="T10"> </text:span></text:span><text:span text:style-name="AncientGreek_3a__20_Ἀρχαία_20_ἑλληνικά"><text:span text:style-name="T9">μηδὲν</text:span></text:span><text:span text:style-name="AncientGreek_3a__20_Ἀρχαία_20_ἑλληνικά"><text:span text:style-name="T10"> </text:span></text:span><text:span text:style-name="AncientGreek_3a__20_Ἀρχαία_20_ἑλληνικά"><text:span text:style-name="T9">ὠφελεῖν</text:span></text:span><text:span text:style-name="AncientGreek_3a__20_Ἀρχαία_20_ἑλληνικά"><text:span text:style-name="T10"> </text:span></text:span><text:span text:style-name="AncientGreek_3a__20_Ἀρχαία_20_ἑλληνικά"><text:span text:style-name="T9">πολλάκις</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ὰ</text:span></text:span><text:span text:style-name="AncientGreek_3a__20_Ἀρχαία_20_ἑλληνικά"><text:span text:style-name="T10"> </text:span></text:span><text:span text:style-name="AncientGreek_3a__20_Ἀρχαία_20_ἑλληνικά"><text:span text:style-name="T9">προσόντα</text:span></text:span><text:span text:style-name="AncientGreek_3a__20_Ἀρχαία_20_ἑλληνικά"><text:span text:style-name="T10"> </text:span></text:span><text:span text:style-name="AncientGreek_3a__20_Ἀρχαία_20_ἑλληνικά"><text:span text:style-name="T9">ἀφαιρεῖται</text:span></text:span><text:span text:style-name="AncientGreek_3a__20_Ἀρχαία_20_ἑλληνικά"><text:span text:style-name="T10">.</text:span></text:span></text:p>
          </table:table-cell>
          <table:table-cell table:style-name="Table1.A1" office:value-type="string">
            <text:p text:style-name="P124"/>
          </table:table-cell>
        </table:table-row>
        <table:table-row table:style-name="Table1.1">
          <table:table-cell table:style-name="Table1.A1" office:value-type="string">
            <text:p text:style-name="P66"><text:span text:style-name="AncientGreek_3a__20_Ἀρχαία_20_ἑλληνικά"><text:span text:style-name="T3">164.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φυγάς</text:span></text:span><text:span text:style-name="AncientGreek_3a__20_Ἀρχαία_20_ἑλληνικά"><text:span text:style-name="T3">.</text:span></text:span></text:p>
            <text:p text:style-name="P122"><text:span text:style-name="AncientGreek_3a__20_Ἀρχαία_20_ἑλληνικά"><text:span text:style-name="T9">Κολοιόν</text:span></text:span><text:span text:style-name="AncientGreek_3a__20_Ἀρχαία_20_ἑλληνικά"><text:span text:style-name="T10"> </text:span></text:span><text:span text:style-name="AncientGreek_3a__20_Ἀρχαία_20_ἑλληνικά"><text:span text:style-name="T9">τις</text:span></text:span><text:span text:style-name="AncientGreek_3a__20_Ἀρχαία_20_ἑλληνικά"><text:span text:style-name="T10"> </text:span></text:span><text:span text:style-name="AncientGreek_3a__20_Ἀρχαία_20_ἑλληνικά"><text:span text:style-name="T9">συλλαβὼ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δήσας</text:span></text:span><text:span text:style-name="AncientGreek_3a__20_Ἀρχαία_20_ἑλληνικά"><text:span text:style-name="T10"> </text:span></text:span><text:span text:style-name="AncientGreek_3a__20_Ἀρχαία_20_ἑλληνικά"><text:span text:style-name="T9">αὐτοῦ</text:span></text:span><text:span text:style-name="AncientGreek_3a__20_Ἀρχαία_20_ἑλληνικά"><text:span text:style-name="T10"> </text:span></text:span><text:span text:style-name="AncientGreek_3a__20_Ἀρχαία_20_ἑλληνικά"><text:span text:style-name="T9">τὸν</text:span></text:span><text:span text:style-name="AncientGreek_3a__20_Ἀρχαία_20_ἑλληνικά"><text:span text:style-name="T10"> </text:span></text:span><text:span text:style-name="AncientGreek_3a__20_Ἀρχαία_20_ἑλληνικά"><text:span text:style-name="T9">πόδα</text:span></text:span><text:span text:style-name="AncientGreek_3a__20_Ἀρχαία_20_ἑλληνικά"><text:span text:style-name="T10"> </text:span></text:span><text:span text:style-name="AncientGreek_3a__20_Ἀρχαία_20_ἑλληνικά"><text:span text:style-name="T9">λινῷ</text:span></text:span><text:span text:style-name="AncientGreek_3a__20_Ἀρχαία_20_ἑλληνικά"><text:span text:style-name="T10"> </text:span></text:span><text:span text:style-name="AncientGreek_3a__20_Ἀρχαία_20_ἑλληνικά"><text:span text:style-name="T9">κάλῳ</text:span></text:span><text:span text:style-name="AncientGreek_3a__20_Ἀρχαία_20_ἑλληνικά"><text:span text:style-name="T10"> </text:span></text:span><text:span text:style-name="AncientGreek_3a__20_Ἀρχαία_20_ἑλληνικά"><text:span text:style-name="T9">τῷ</text:span></text:span><text:span text:style-name="AncientGreek_3a__20_Ἀρχαία_20_ἑλληνικά"><text:span text:style-name="T10"> </text:span></text:span><text:span text:style-name="AncientGreek_3a__20_Ἀρχαία_20_ἑλληνικά"><text:span text:style-name="T9">ἑαυτοῦ</text:span></text:span><text:span text:style-name="AncientGreek_3a__20_Ἀρχαία_20_ἑλληνικά"><text:span text:style-name="T10"> </text:span></text:span><text:span text:style-name="AncientGreek_3a__20_Ἀρχαία_20_ἑλληνικά"><text:span text:style-name="T9">παιδὶ</text:span></text:span><text:span text:style-name="AncientGreek_3a__20_Ἀρχαία_20_ἑλληνικά"><text:span text:style-name="T10"> </text:span></text:span><text:span text:style-name="AncientGreek_3a__20_Ἀρχαία_20_ἑλληνικά"><text:span text:style-name="T9">ἔδωκεν</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οὐχ</text:span></text:span><text:span text:style-name="AncientGreek_3a__20_Ἀρχαία_20_ἑλληνικά"><text:span text:style-name="T10"> </text:span></text:span><text:span text:style-name="AncientGreek_3a__20_Ἀρχαία_20_ἑλληνικά"><text:span text:style-name="T9">ὑπομείνας</text:span></text:span><text:span text:style-name="AncientGreek_3a__20_Ἀρχαία_20_ἑλληνικά"><text:span text:style-name="T10"> </text:span></text:span><text:span text:style-name="AncientGreek_3a__20_Ἀρχαία_20_ἑλληνικά"><text:span text:style-name="T9">τὴν</text:span></text:span><text:span text:style-name="AncientGreek_3a__20_Ἀρχαία_20_ἑλληνικά"><text:span text:style-name="T10"> </text:span></text:span><text:span text:style-name="AncientGreek_3a__20_Ἀρχαία_20_ἑλληνικά"><text:span text:style-name="T9">μετ᾿</text:span></text:span><text:span text:style-name="AncientGreek_3a__20_Ἀρχαία_20_ἑλληνικά"><text:span text:style-name="T10"> </text:span></text:span><text:span text:style-name="AncientGreek_3a__20_Ἀρχαία_20_ἑλληνικά"><text:span text:style-name="T9">ἀνθρώπων</text:span></text:span><text:span text:style-name="AncientGreek_3a__20_Ἀρχαία_20_ἑλληνικά"><text:span text:style-name="T10"> </text:span></text:span><text:span text:style-name="AncientGreek_3a__20_Ἀρχαία_20_ἑλληνικά"><text:span text:style-name="T9">δίαιταν</text:span></text:span><text:span text:style-name="AncientGreek_3a__20_Ἀρχαία_20_ἑλληνικά"><text:span text:style-name="T10">, </text:span></text:span><text:span text:style-name="AncientGreek_3a__20_Ἀρχαία_20_ἑλληνικά"><text:span text:style-name="T9">ὡς</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ὀλίγον</text:span></text:span><text:span text:style-name="AncientGreek_3a__20_Ἀρχαία_20_ἑλληνικά"><text:span text:style-name="T10"> </text:span></text:span><text:span text:style-name="AncientGreek_3a__20_Ἀρχαία_20_ἑλληνικά"><text:span text:style-name="T9">ἀδείας</text:span></text:span><text:span text:style-name="AncientGreek_3a__20_Ἀρχαία_20_ἑλληνικά"><text:span text:style-name="T10"> </text:span></text:span><text:span text:style-name="AncientGreek_3a__20_Ἀρχαία_20_ἑλληνικά"><text:span text:style-name="T9">ἔτυχε</text:span></text:span><text:span text:style-name="AncientGreek_3a__20_Ἀρχαία_20_ἑλληνικά"><text:span text:style-name="T10">, </text:span></text:span><text:span text:style-name="AncientGreek_3a__20_Ἀρχαία_20_ἑλληνικά"><text:span text:style-name="T9">φυγὼν</text:span></text:span><text:span text:style-name="AncientGreek_3a__20_Ἀρχαία_20_ἑλληνικά"><text:span text:style-name="T10"> </text:span></text:span><text:span text:style-name="AncientGreek_3a__20_Ἀρχαία_20_ἑλληνικά"><text:span text:style-name="T9">ἧκεν</text:span></text:span><text:span text:style-name="AncientGreek_3a__20_Ἀρχαία_20_ἑλληνικά"><text:span text:style-name="T10"> </text:span></text:span><text:span text:style-name="AncientGreek_3a__20_Ἀρχαία_20_ἑλληνικά"><text:span text:style-name="T9">εἰς</text:span></text:span><text:span text:style-name="AncientGreek_3a__20_Ἀρχαία_20_ἑλληνικά"><text:span text:style-name="T10"> </text:span></text:span><text:span text:style-name="AncientGreek_3a__20_Ἀρχαία_20_ἑλληνικά"><text:span text:style-name="T9">τὴν</text:span></text:span><text:span text:style-name="AncientGreek_3a__20_Ἀρχαία_20_ἑλληνικά"><text:span text:style-name="T10"> </text:span></text:span><text:span text:style-name="AncientGreek_3a__20_Ἀρχαία_20_ἑλληνικά"><text:span text:style-name="T9">ἑαυτοῦ</text:span></text:span><text:span text:style-name="AncientGreek_3a__20_Ἀρχαία_20_ἑλληνικά"><text:span text:style-name="T10"> </text:span></text:span><text:span text:style-name="AncientGreek_3a__20_Ἀρχαία_20_ἑλληνικά"><text:span text:style-name="T9">καλιάν</text:span></text:span><text:span text:style-name="AncientGreek_3a__20_Ἀρχαία_20_ἑλληνικά"><text:span text:style-name="T10">. </text:span></text:span><text:span text:style-name="AncientGreek_3a__20_Ἀρχαία_20_ἑλληνικά"><text:span text:style-name="T9">Περιειληθέντος</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τοῦ</text:span></text:span><text:span text:style-name="AncientGreek_3a__20_Ἀρχαία_20_ἑλληνικά"><text:span text:style-name="T10"> </text:span></text:span><text:span text:style-name="AncientGreek_3a__20_Ἀρχαία_20_ἑλληνικά"><text:span text:style-name="T9">δεσμοῦ</text:span></text:span><text:span text:style-name="AncientGreek_3a__20_Ἀρχαία_20_ἑλληνικά"><text:span text:style-name="T10"> </text:span></text:span><text:span text:style-name="AncientGreek_3a__20_Ἀρχαία_20_ἑλληνικά"><text:span text:style-name="T9">τοῖς</text:span></text:span><text:span text:style-name="AncientGreek_3a__20_Ἀρχαία_20_ἑλληνικά"><text:span text:style-name="T10"> </text:span></text:span><text:span text:style-name="AncientGreek_3a__20_Ἀρχαία_20_ἑλληνικά"><text:span text:style-name="T9">κλάδοις</text:span></text:span><text:span text:style-name="AncientGreek_3a__20_Ἀρχαία_20_ἑλληνικά"><text:span text:style-name="T10">, </text:span></text:span><text:span text:style-name="AncientGreek_3a__20_Ἀρχαία_20_ἑλληνικά"><text:span text:style-name="T9">ἀναπτῆναι</text:span></text:span><text:span text:style-name="AncientGreek_3a__20_Ἀρχαία_20_ἑλληνικά"><text:span text:style-name="T10"> </text:span></text:span><text:span text:style-name="AncientGreek_3a__20_Ἀρχαία_20_ἑλληνικά"><text:span text:style-name="T9">μὴ</text:span></text:span><text:span text:style-name="AncientGreek_3a__20_Ἀρχαία_20_ἑλληνικά"><text:span text:style-name="T10"> </text:span></text:span><text:span text:style-name="AncientGreek_3a__20_Ἀρχαία_20_ἑλληνικά"><text:span text:style-name="T9">δυνάμενος</text:span></text:span><text:span text:style-name="AncientGreek_3a__20_Ἀρχαία_20_ἑλληνικά"><text:span text:style-name="T10"> </text:span></text:span><text:span text:style-name="AncientGreek_3a__20_Ἀρχαία_20_ἑλληνικά"><text:span text:style-name="T9">ἐπειδὴ</text:span></text:span><text:span text:style-name="AncientGreek_3a__20_Ἀρχαία_20_ἑλληνικά"><text:span text:style-name="T10"> </text:span></text:span><text:span text:style-name="AncientGreek_3a__20_Ἀρχαία_20_ἑλληνικά"><text:span text:style-name="T9">ἀποθνῄσκειν</text:span></text:span><text:span text:style-name="AncientGreek_3a__20_Ἀρχαία_20_ἑλληνικά"><text:span text:style-name="T10"> </text:span></text:span><text:span text:style-name="AncientGreek_3a__20_Ἀρχαία_20_ἑλληνικά"><text:span text:style-name="T9">ἔμελλεν</text:span></text:span><text:span text:style-name="AncientGreek_3a__20_Ἀρχαία_20_ἑλληνικά"><text:span text:style-name="T10">, </text:span></text:span><text:span text:style-name="AncientGreek_3a__20_Ἀρχαία_20_ἑλληνικά"><text:span text:style-name="T9">ἔφη</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ἑαυτόν</text:span></text:span><text:span text:style-name="AncientGreek_3a__20_Ἀρχαία_20_ἑλληνικά"><text:span text:style-name="T10">· « </text:span></text:span><text:span text:style-name="AncientGreek_3a__20_Ἀρχαία_20_ἑλληνικά"><text:span text:style-name="T9">Ἀλλ᾿</text:span></text:span><text:span text:style-name="AncientGreek_3a__20_Ἀρχαία_20_ἑλληνικά"><text:span text:style-name="T10"> </text:span></text:span><text:span text:style-name="AncientGreek_3a__20_Ἀρχαία_20_ἑλληνικά"><text:span text:style-name="T9">ἔγωγε</text:span></text:span><text:span text:style-name="AncientGreek_3a__20_Ἀρχαία_20_ἑλληνικά"><text:span text:style-name="T10"> </text:span></text:span><text:span text:style-name="AncientGreek_3a__20_Ἀρχαία_20_ἑλληνικά"><text:span text:style-name="T9">δείλαιος</text:span></text:span><text:span text:style-name="AncientGreek_3a__20_Ἀρχαία_20_ἑλληνικά"><text:span text:style-name="T10">, </text:span></text:span><text:span text:style-name="AncientGreek_3a__20_Ἀρχαία_20_ἑλληνικά"><text:span text:style-name="T9">ὅστις</text:span></text:span><text:span text:style-name="AncientGreek_3a__20_Ἀρχαία_20_ἑλληνικά"><text:span text:style-name="T10"> </text:span></text:span><text:span text:style-name="AncientGreek_3a__20_Ἀρχαία_20_ἑλληνικά"><text:span text:style-name="T9">τὴν</text:span></text:span><text:span text:style-name="AncientGreek_3a__20_Ἀρχαία_20_ἑλληνικά"><text:span text:style-name="T10"> </text:span></text:span><text:span text:style-name="AncientGreek_3a__20_Ἀρχαία_20_ἑλληνικά"><text:span text:style-name="T9">παρὰ</text:span></text:span><text:span text:style-name="AncientGreek_3a__20_Ἀρχαία_20_ἑλληνικά"><text:span text:style-name="T10"> </text:span></text:span><text:span text:style-name="AncientGreek_3a__20_Ἀρχαία_20_ἑλληνικά"><text:span text:style-name="T9">ἀνθρώπων</text:span></text:span><text:span text:style-name="AncientGreek_3a__20_Ἀρχαία_20_ἑλληνικά"><text:span text:style-name="T10"> </text:span></text:span><text:span text:style-name="AncientGreek_3a__20_Ἀρχαία_20_ἑλληνικά"><text:span text:style-name="T9">δουλείαν</text:span></text:span><text:span text:style-name="AncientGreek_3a__20_Ἀρχαία_20_ἑλληνικά"><text:span text:style-name="T10"> </text:span></text:span><text:span text:style-name="AncientGreek_3a__20_Ἀρχαία_20_ἑλληνικά"><text:span text:style-name="T9">μὴ</text:span></text:span><text:span text:style-name="AncientGreek_3a__20_Ἀρχαία_20_ἑλληνικά"><text:span text:style-name="T10"> </text:span></text:span><text:span text:style-name="AncientGreek_3a__20_Ἀρχαία_20_ἑλληνικά"><text:span text:style-name="T9">ὑπομείνας</text:span></text:span><text:span text:style-name="AncientGreek_3a__20_Ἀρχαία_20_ἑλληνικά"><text:span text:style-name="T10"> </text:span></text:span><text:span text:style-name="AncientGreek_3a__20_Ἀρχαία_20_ἑλληνικά"><text:span text:style-name="T9">ἔλαθον</text:span></text:span><text:span text:style-name="AncientGreek_3a__20_Ἀρχαία_20_ἑλληνικά"><text:span text:style-name="T10"> </text:span></text:span><text:span text:style-name="AncientGreek_3a__20_Ἀρχαία_20_ἑλληνικά"><text:span text:style-name="T9">ἐμαυτὸ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σωτηρίας</text:span></text:span><text:span text:style-name="AncientGreek_3a__20_Ἀρχαία_20_ἑλληνικά"><text:span text:style-name="T10"> </text:span></text:span><text:span text:style-name="AncientGreek_3a__20_Ἀρχαία_20_ἑλληνικά"><text:span text:style-name="T9">στερήσας</text:span></text:span><text:span text:style-name="AncientGreek_3a__20_Ἀρχαία_20_ἑλληνικά"><text:span text:style-name="T10">. »</text:span></text:span></text:p>
            <text:p text:style-name="P122"><text:span text:style-name="AncientGreek_3a__20_Ἀρχαία_20_ἑλληνικά"><text:span text:style-name="T9">Οὗτος</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λόγος</text:span></text:span><text:span text:style-name="AncientGreek_3a__20_Ἀρχαία_20_ἑλληνικά"><text:span text:style-name="T10"> </text:span></text:span><text:span text:style-name="AncientGreek_3a__20_Ἀρχαία_20_ἑλληνικά"><text:span text:style-name="T9">ἁρμόσειεν</text:span></text:span><text:span text:style-name="AncientGreek_3a__20_Ἀρχαία_20_ἑλληνικά"><text:span text:style-name="T10"> </text:span></text:span><text:span text:style-name="AncientGreek_3a__20_Ἀρχαία_20_ἑλληνικά"><text:span text:style-name="T9">ἂν</text:span></text:span><text:span text:style-name="AncientGreek_3a__20_Ἀρχαία_20_ἑλληνικά"><text:span text:style-name="T10"> </text:span></text:span><text:span text:style-name="AncientGreek_3a__20_Ἀρχαία_20_ἑλληνικά"><text:span text:style-name="T9">ἐπ᾿</text:span></text:span><text:span text:style-name="AncientGreek_3a__20_Ἀρχαία_20_ἑλληνικά"><text:span text:style-name="T10"> </text:span></text:span><text:span text:style-name="AncientGreek_3a__20_Ἀρχαία_20_ἑλληνικά"><text:span text:style-name="T9">ἐκείνων</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ἀνθρώπων</text:span></text:span><text:span text:style-name="AncientGreek_3a__20_Ἀρχαία_20_ἑλληνικά"><text:span text:style-name="T10"> </text:span></text:span><text:span text:style-name="AncientGreek_3a__20_Ἀρχαία_20_ἑλληνικά"><text:span text:style-name="T9">οἳ</text:span></text:span><text:span text:style-name="AncientGreek_3a__20_Ἀρχαία_20_ἑλληνικά"><text:span text:style-name="T10"> </text:span></text:span><text:span text:style-name="AncientGreek_3a__20_Ἀρχαία_20_ἑλληνικά"><text:span text:style-name="T9">μετρίων</text:span></text:span><text:span text:style-name="AncientGreek_3a__20_Ἀρχαία_20_ἑλληνικά"><text:span text:style-name="T10"> </text:span></text:span><text:span text:style-name="AncientGreek_3a__20_Ἀρχαία_20_ἑλληνικά"><text:span text:style-name="T9">ἑαυτοὺς</text:span></text:span><text:span text:style-name="AncientGreek_3a__20_Ἀρχαία_20_ἑλληνικά"><text:span text:style-name="T10"> </text:span></text:span><text:span text:style-name="AncientGreek_3a__20_Ἀρχαία_20_ἑλληνικά"><text:span text:style-name="T9">κινδύνων</text:span></text:span><text:span text:style-name="AncientGreek_3a__20_Ἀρχαία_20_ἑλληνικά"><text:span text:style-name="T10"> </text:span></text:span><text:span text:style-name="AncientGreek_3a__20_Ἀρχαία_20_ἑλληνικά"><text:span text:style-name="T9">ῥύσασθαι</text:span></text:span><text:span text:style-name="AncientGreek_3a__20_Ἀρχαία_20_ἑλληνικά"><text:span text:style-name="T10"> </text:span></text:span><text:span text:style-name="AncientGreek_3a__20_Ἀρχαία_20_ἑλληνικά"><text:span text:style-name="T9">βουλόμενοι</text:span></text:span><text:span text:style-name="AncientGreek_3a__20_Ἀρχαία_20_ἑλληνικά"><text:span text:style-name="T10"> </text:span></text:span><text:span text:style-name="AncientGreek_3a__20_Ἀρχαία_20_ἑλληνικά"><text:span text:style-name="T9">ἔλαθον</text:span></text:span><text:span text:style-name="AncientGreek_3a__20_Ἀρχαία_20_ἑλληνικά"><text:span text:style-name="T10"> </text:span></text:span><text:span text:style-name="AncientGreek_3a__20_Ἀρχαία_20_ἑλληνικά"><text:span text:style-name="T9">εἰς</text:span></text:span><text:span text:style-name="AncientGreek_3a__20_Ἀρχαία_20_ἑλληνικά"><text:span text:style-name="T10"> </text:span></text:span><text:span text:style-name="AncientGreek_3a__20_Ἀρχαία_20_ἑλληνικά"><text:span text:style-name="T9">μείζονα</text:span></text:span><text:span text:style-name="AncientGreek_3a__20_Ἀρχαία_20_ἑλληνικά"><text:span text:style-name="T10"> </text:span></text:span><text:span text:style-name="AncientGreek_3a__20_Ἀρχαία_20_ἑλληνικά"><text:span text:style-name="T9">δεινὰ</text:span></text:span><text:span text:style-name="AncientGreek_3a__20_Ἀρχαία_20_ἑλληνικά"><text:span text:style-name="T10"> </text:span></text:span><text:span text:style-name="AncientGreek_3a__20_Ἀρχαία_20_ἑλληνικά"><text:span text:style-name="T9">περιπεσόντες</text:span></text:span><text:span text:style-name="AncientGreek_3a__20_Ἀρχαία_20_ἑλληνικά"><text:span text:style-name="T10">.</text:span></text:span></text:p>
          </table:table-cell>
          <table:table-cell table:style-name="Table1.A1" office:value-type="string">
            <text:p text:style-name="P124"/>
          </table:table-cell>
        </table:table-row>
        <table:table-row table:style-name="Table1.1">
          <table:table-cell table:style-name="Table1.A1" office:value-type="string">
            <text:p text:style-name="P21"><text:span text:style-name="AncientGreek_3a__20_Ἀρχαία_20_ἑλληνικά"><text:span text:style-name="T3">165.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span text:style-name="AncientGreek_3a__20_Ἀρχαία_20_ἑλληνικά"><text:span text:style-name="T3">.</text:span></text:span></text:p>
            <text:p text:style-name="P85"><text:span text:style-name="AncientGreek_3a__20_Ἀρχαία_20_ἑλληνικά"><text:span text:style-name="T9">Κόραξ</text:span></text:span><text:span text:style-name="AncientGreek_3a__20_Ἀρχαία_20_ἑλληνικά"><text:span text:style-name="T10"> </text:span></text:span><text:span text:style-name="AncientGreek_3a__20_Ἀρχαία_20_ἑλληνικά"><text:span text:style-name="T9">κρέας</text:span></text:span><text:span text:style-name="AncientGreek_3a__20_Ἀρχαία_20_ἑλληνικά"><text:span text:style-name="T10"> </text:span></text:span><text:span text:style-name="AncientGreek_3a__20_Ἀρχαία_20_ἑλληνικά"><text:span text:style-name="T9">ἁρπάσας</text:span></text:span><text:span text:style-name="AncientGreek_3a__20_Ἀρχαία_20_ἑλληνικά"><text:span text:style-name="T10"> </text:span></text:span><text:span text:style-name="AncientGreek_3a__20_Ἀρχαία_20_ἑλληνικά"><text:span text:style-name="T9">ἐπί</text:span></text:span><text:span text:style-name="AncientGreek_3a__20_Ἀρχαία_20_ἑλληνικά"><text:span text:style-name="T10"> </text:span></text:span><text:span text:style-name="AncientGreek_3a__20_Ἀρχαία_20_ἑλληνικά"><text:span text:style-name="T9">τινος</text:span></text:span><text:span text:style-name="AncientGreek_3a__20_Ἀρχαία_20_ἑλληνικά"><text:span text:style-name="T10"> </text:span></text:span><text:span text:style-name="AncientGreek_3a__20_Ἀρχαία_20_ἑλληνικά"><text:span text:style-name="T9">δένδρου</text:span></text:span><text:span text:style-name="AncientGreek_3a__20_Ἀρχαία_20_ἑλληνικά"><text:span text:style-name="T10"> </text:span></text:span><text:span text:style-name="AncientGreek_3a__20_Ἀρχαία_20_ἑλληνικά"><text:span text:style-name="T9">ἐκάθισεν</text:span></text:span><text:span text:style-name="AncientGreek_3a__20_Ἀρχαία_20_ἑλληνικά"><text:span text:style-name="T10">. </text:span></text:span><text:span text:style-name="AncientGreek_3a__20_Ἀρχαία_20_ἑλληνικά"><text:span text:style-name="T9">Ἀλώπηξ</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θεασαμένη</text:span></text:span><text:span text:style-name="AncientGreek_3a__20_Ἀρχαία_20_ἑλληνικά"><text:span text:style-name="T10"> </text:span></text:span><text:span text:style-name="AncientGreek_3a__20_Ἀρχαία_20_ἑλληνικά"><text:span text:style-name="T9">αὐτὸ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βουλομένη</text:span></text:span><text:span text:style-name="AncientGreek_3a__20_Ἀρχαία_20_ἑλληνικά"><text:span text:style-name="T10"> </text:span></text:span><text:span text:style-name="AncientGreek_3a__20_Ἀρχαία_20_ἑλληνικά"><text:span text:style-name="T9">τοῦ</text:span></text:span><text:span text:style-name="AncientGreek_3a__20_Ἀρχαία_20_ἑλληνικά"><text:span text:style-name="T10"> </text:span></text:span><text:span text:style-name="AncientGreek_3a__20_Ἀρχαία_20_ἑλληνικά"><text:span text:style-name="T9">κρέατος</text:span></text:span><text:span text:style-name="AncientGreek_3a__20_Ἀρχαία_20_ἑλληνικά"><text:span text:style-name="T10"> </text:span></text:span><text:span text:style-name="AncientGreek_3a__20_Ἀρχαία_20_ἑλληνικά"><text:span text:style-name="T9">περιγενέσθαι</text:span></text:span><text:span text:style-name="AncientGreek_3a__20_Ἀρχαία_20_ἑλληνικά"><text:span text:style-name="T10"> </text:span></text:span><text:span text:style-name="AncientGreek_3a__20_Ἀρχαία_20_ἑλληνικά"><text:span text:style-name="T9">στᾶσα</text:span></text:span><text:span text:style-name="AncientGreek_3a__20_Ἀρχαία_20_ἑλληνικά"><text:span text:style-name="T10"> </text:span></text:span><text:span text:style-name="AncientGreek_3a__20_Ἀρχαία_20_ἑλληνικά"><text:span text:style-name="T9">ἐπῄνει</text:span></text:span><text:span text:style-name="AncientGreek_3a__20_Ἀρχαία_20_ἑλληνικά"><text:span text:style-name="T10"> </text:span></text:span><text:span text:style-name="AncientGreek_3a__20_Ἀρχαία_20_ἑλληνικά"><text:span text:style-name="T9">αὐτον</text:span></text:span><text:span text:style-name="AncientGreek_3a__20_Ἀρχαία_20_ἑλληνικά"><text:span text:style-name="T10"> </text:span></text:span><text:span text:style-name="AncientGreek_3a__20_Ἀρχαία_20_ἑλληνικά"><text:span text:style-name="T9">ὡς</text:span></text:span><text:span text:style-name="AncientGreek_3a__20_Ἀρχαία_20_ἑλληνικά"><text:span text:style-name="T10"> </text:span></text:span><text:span text:style-name="AncientGreek_3a__20_Ἀρχαία_20_ἑλληνικά"><text:span text:style-name="T9">εὐμεγέθη</text:span></text:span><text:span text:style-name="AncientGreek_3a__20_Ἀρχαία_20_ἑλληνικά"><text:span text:style-name="T10"> </text:span></text:span><text:span text:style-name="AncientGreek_3a__20_Ἀρχαία_20_ἑλληνικά"><text:span text:style-name="T9">τε</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καλόν</text:span></text:span><text:span text:style-name="AncientGreek_3a__20_Ἀρχαία_20_ἑλληνικά"><text:span text:style-name="T10">, </text:span></text:span><text:span text:style-name="AncientGreek_3a__20_Ἀρχαία_20_ἑλληνικά"><text:span text:style-name="T9">λέγουσα</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ὡς</text:span></text:span><text:span text:style-name="AncientGreek_3a__20_Ἀρχαία_20_ἑλληνικά"><text:span text:style-name="T10"> </text:span></text:span><text:span text:style-name="AncientGreek_3a__20_Ἀρχαία_20_ἑλληνικά"><text:span text:style-name="T9">πρέπει</text:span></text:span><text:span text:style-name="AncientGreek_3a__20_Ἀρχαία_20_ἑλληνικά"><text:span text:style-name="T10"> </text:span></text:span><text:span text:style-name="AncientGreek_3a__20_Ἀρχαία_20_ἑλληνικά"><text:span text:style-name="T9">αὐτῷ</text:span></text:span><text:span text:style-name="AncientGreek_3a__20_Ἀρχαία_20_ἑλληνικά"><text:span text:style-name="T10"> </text:span></text:span><text:span text:style-name="AncientGreek_3a__20_Ἀρχαία_20_ἑλληνικά"><text:span text:style-name="T9">μάλιστα</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ὀρνέων</text:span></text:span><text:span text:style-name="AncientGreek_3a__20_Ἀρχαία_20_ἑλληνικά"><text:span text:style-name="T10"> </text:span></text:span><text:span text:style-name="AncientGreek_3a__20_Ἀρχαία_20_ἑλληνικά"><text:span text:style-name="T9">βασιλεύει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οῦτο</text:span></text:span><text:span text:style-name="AncientGreek_3a__20_Ἀρχαία_20_ἑλληνικά"><text:span text:style-name="T10"> </text:span></text:span><text:span text:style-name="AncientGreek_3a__20_Ἀρχαία_20_ἑλληνικά"><text:span text:style-name="T9">πάντως</text:span></text:span><text:span text:style-name="AncientGreek_3a__20_Ἀρχαία_20_ἑλληνικά"><text:span text:style-name="T10"> </text:span></text:span><text:span text:style-name="AncientGreek_3a__20_Ἀρχαία_20_ἑλληνικά"><text:span text:style-name="T9">ἂν</text:span></text:span><text:span text:style-name="AncientGreek_3a__20_Ἀρχαία_20_ἑλληνικά"><text:span text:style-name="T10"> </text:span></text:span><text:span text:style-name="AncientGreek_3a__20_Ἀρχαία_20_ἑλληνικά"><text:span text:style-name="T9">ἐγένετο</text:span></text:span><text:span text:style-name="AncientGreek_3a__20_Ἀρχαία_20_ἑλληνικά"><text:span text:style-name="T10">, </text:span></text:span><text:span text:style-name="AncientGreek_3a__20_Ἀρχαία_20_ἑλληνικά"><text:span text:style-name="T9">εἰ</text:span></text:span><text:span text:style-name="AncientGreek_3a__20_Ἀρχαία_20_ἑλληνικά"><text:span text:style-name="T10"> </text:span></text:span><text:span text:style-name="AncientGreek_3a__20_Ἀρχαία_20_ἑλληνικά"><text:span text:style-name="T9">φωνὴν</text:span></text:span><text:span text:style-name="AncientGreek_3a__20_Ἀρχαία_20_ἑλληνικά"><text:span text:style-name="T10"> </text:span></text:span><text:span text:style-name="AncientGreek_3a__20_Ἀρχαία_20_ἑλληνικά"><text:span text:style-name="T9">εἶχεν</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παραστῆσαι</text:span></text:span><text:span text:style-name="AncientGreek_3a__20_Ἀρχαία_20_ἑλληνικά"><text:span text:style-name="T10"> </text:span></text:span><text:span text:style-name="AncientGreek_3a__20_Ἀρχαία_20_ἑλληνικά"><text:span text:style-name="T9">αὐτῇ</text:span></text:span><text:span text:style-name="AncientGreek_3a__20_Ἀρχαία_20_ἑλληνικά"><text:span text:style-name="T10"> </text:span></text:span><text:span text:style-name="AncientGreek_3a__20_Ἀρχαία_20_ἑλληνικά"><text:span text:style-name="T9">θέλων</text:span></text:span><text:span text:style-name="AncientGreek_3a__20_Ἀρχαία_20_ἑλληνικά"><text:span text:style-name="T10"> </text:span></text:span><text:span text:style-name="AncientGreek_3a__20_Ἀρχαία_20_ἑλληνικά"><text:span text:style-name="T9">ὅτι</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φωνὴν</text:span></text:span><text:span text:style-name="AncientGreek_3a__20_Ἀρχαία_20_ἑλληνικά"><text:span text:style-name="T10"> </text:span></text:span><text:span text:style-name="AncientGreek_3a__20_Ἀρχαία_20_ἑλληνικά"><text:span text:style-name="T9">ἔχει</text:span></text:span><text:span text:style-name="AncientGreek_3a__20_Ἀρχαία_20_ἑλληνικά"><text:span text:style-name="T10">, </text:span></text:span><text:span text:style-name="AncientGreek_3a__20_Ἀρχαία_20_ἑλληνικά"><text:span text:style-name="T9">ἀπο</text:span></text:span><text:span text:style-name="AncientGreek_3a__20_Ἀρχαία_20_ἑλληνικά"><text:span text:style-name="T10">- </text:span></text:span><text:span text:style-name="AncientGreek_3a__20_Ἀρχαία_20_ἑλληνικά"><text:span text:style-name="T9">βαλὼν</text:span></text:span><text:span text:style-name="AncientGreek_3a__20_Ἀρχαία_20_ἑλληνικά"><text:span text:style-name="T10"> </text:span></text:span><text:span text:style-name="AncientGreek_3a__20_Ἀρχαία_20_ἑλληνικά"><text:span text:style-name="T9">τὸ</text:span></text:span><text:span text:style-name="AncientGreek_3a__20_Ἀρχαία_20_ἑλληνικά"><text:span text:style-name="T10"> </text:span></text:span><text:span text:style-name="AncientGreek_3a__20_Ἀρχαία_20_ἑλληνικά"><text:span text:style-name="T9">κρέας</text:span></text:span><text:span text:style-name="AncientGreek_3a__20_Ἀρχαία_20_ἑλληνικά"><text:span text:style-name="T10"> </text:span></text:span><text:span text:style-name="AncientGreek_3a__20_Ἀρχαία_20_ἑλληνικά"><text:span text:style-name="T9">μεγάλα</text:span></text:span><text:span text:style-name="AncientGreek_3a__20_Ἀρχαία_20_ἑλληνικά"><text:span text:style-name="T10"> </text:span></text:span><text:span text:style-name="AncientGreek_3a__20_Ἀρχαία_20_ἑλληνικά"><text:span text:style-name="T9">ἐκεκράγει</text:span></text:span><text:span text:style-name="AncientGreek_3a__20_Ἀρχαία_20_ἑλληνικά"><text:span text:style-name="T10">. </text:span></text:span><text:span text:style-name="AncientGreek_3a__20_Ἀρχαία_20_ἑλληνικά"><text:span text:style-name="T9">Ἐκείνη</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προσδραμοῦσα</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ὸ</text:span></text:span><text:span text:style-name="AncientGreek_3a__20_Ἀρχαία_20_ἑλληνικά"><text:span text:style-name="T10"> </text:span></text:span><text:span text:style-name="AncientGreek_3a__20_Ἀρχαία_20_ἑλληνικά"><text:span text:style-name="T9">κρέας</text:span></text:span><text:span text:style-name="AncientGreek_3a__20_Ἀρχαία_20_ἑλληνικά"><text:span text:style-name="T10"> </text:span></text:span><text:span text:style-name="AncientGreek_3a__20_Ἀρχαία_20_ἑλληνικά"><text:span text:style-name="T9">ἁπράσασα</text:span></text:span><text:span text:style-name="AncientGreek_3a__20_Ἀρχαία_20_ἑλληνικά"><text:span text:style-name="T10"> </text:span></text:span><text:span text:style-name="AncientGreek_3a__20_Ἀρχαία_20_ἑλληνικά"><text:span text:style-name="T9">ἔφη</text:span></text:span><text:span text:style-name="AncientGreek_3a__20_Ἀρχαία_20_ἑλληνικά"><text:span text:style-name="T10">· « </text:span></text:span><text:span text:style-name="AncientGreek_3a__20_Ἀρχαία_20_ἑλληνικά"><text:span text:style-name="T9">Ὦ</text:span></text:span><text:span text:style-name="AncientGreek_3a__20_Ἀρχαία_20_ἑλληνικά"><text:span text:style-name="T10"> </text:span></text:span><text:span text:style-name="AncientGreek_3a__20_Ἀρχαία_20_ἑλληνικά"><text:span text:style-name="T9">κόραξ</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φρένας</text:span></text:span><text:span text:style-name="AncientGreek_3a__20_Ἀρχαία_20_ἑλληνικά"><text:span text:style-name="T10"> </text:span></text:span><text:span text:style-name="AncientGreek_3a__20_Ἀρχαία_20_ἑλληνικά"><text:span text:style-name="T9">εἰ</text:span></text:span><text:span text:style-name="AncientGreek_3a__20_Ἀρχαία_20_ἑλληνικά"><text:span text:style-name="T10"> </text:span></text:span><text:span text:style-name="AncientGreek_3a__20_Ἀρχαία_20_ἑλληνικά"><text:span text:style-name="T9">εἶχες</text:span></text:span><text:span text:style-name="AncientGreek_3a__20_Ἀρχαία_20_ἑλληνικά"><text:span text:style-name="T10">, </text:span></text:span><text:span text:style-name="AncientGreek_3a__20_Ἀρχαία_20_ἑλληνικά"><text:span text:style-name="T9">οὐδὲν</text:span></text:span><text:span text:style-name="AncientGreek_3a__20_Ἀρχαία_20_ἑλληνικά"><text:span text:style-name="T10"> </text:span></text:span><text:span text:style-name="AncientGreek_3a__20_Ἀρχαία_20_ἑλληνικά"><text:span text:style-name="T9">ἂν</text:span></text:span><text:span text:style-name="AncientGreek_3a__20_Ἀρχαία_20_ἑλληνικά"><text:span text:style-name="T10"> </text:span></text:span><text:span text:style-name="AncientGreek_3a__20_Ἀρχαία_20_ἑλληνικά"><text:span text:style-name="T9">ἐδέησας</text:span></text:span><text:span text:style-name="AncientGreek_3a__20_Ἀρχαία_20_ἑλληνικά"><text:span text:style-name="T10"> </text:span></text:span><text:span text:style-name="AncientGreek_3a__20_Ἀρχαία_20_ἑλληνικά"><text:span text:style-name="T9">εἰς</text:span></text:span><text:span text:style-name="AncientGreek_3a__20_Ἀρχαία_20_ἑλληνικά"><text:span text:style-name="T10"> </text:span></text:span><text:span text:style-name="AncientGreek_3a__20_Ἀρχαία_20_ἑλληνικά"><text:span text:style-name="T9">τὸ</text:span></text:span><text:span text:style-name="AncientGreek_3a__20_Ἀρχαία_20_ἑλληνικά"><text:span text:style-name="T10"> </text:span></text:span><text:span text:style-name="AncientGreek_3a__20_Ἀρχαία_20_ἑλληνικά"><text:span text:style-name="T9">πάντων</text:span></text:span><text:span text:style-name="AncientGreek_3a__20_Ἀρχαία_20_ἑλληνικά"><text:span text:style-name="T10"> </text:span></text:span><text:span text:style-name="AncientGreek_3a__20_Ἀρχαία_20_ἑλληνικά"><text:span text:style-name="T9">σε</text:span></text:span><text:span text:style-name="AncientGreek_3a__20_Ἀρχαία_20_ἑλληνικά"><text:span text:style-name="T10"> </text:span></text:span><text:span text:style-name="AncientGreek_3a__20_Ἀρχαία_20_ἑλληνικά"><text:span text:style-name="T9">βασιλεῦσαι</text:span></text:span><text:span text:style-name="AncientGreek_3a__20_Ἀρχαία_20_ἑλληνικά"><text:span text:style-name="T10">. »</text:span></text:span></text:p>
            <text:p text:style-name="P85"><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ἄνδρα</text:span></text:span><text:span text:style-name="AncientGreek_3a__20_Ἀρχαία_20_ἑλληνικά"><text:span text:style-name="T10"> </text:span></text:span><text:span text:style-name="AncientGreek_3a__20_Ἀρχαία_20_ἑλληνικά"><text:span text:style-name="T9">ἀνόητον</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λόγος</text:span></text:span><text:span text:style-name="AncientGreek_3a__20_Ἀρχαία_20_ἑλληνικά"><text:span text:style-name="T10"> </text:span></text:span><text:span text:style-name="AncientGreek_3a__20_Ἀρχαία_20_ἑλληνικά"><text:span text:style-name="T9">εὔκαιρος</text:span></text:span><text:span text:style-name="AncientGreek_3a__20_Ἀρχαία_20_ἑλληνικά"><text:span text:style-name="T10">.</text:span></text:span></text:p>
          </table:table-cell>
          <table:table-cell table:style-name="Table1.A1" office:value-type="string">
            <text:p text:style-name="P124"/>
          </table:table-cell>
        </table:table-row>
        <text:soft-page-break/>
        <table:table-row table:style-name="Table1.1">
          <table:table-cell table:style-name="Table1.A1" office:value-type="string">
            <text:p text:style-name="P4"><text:span text:style-name="AncientGreek_3a__20_Ἀρχαία_20_ἑλληνικά"><text:span text:style-name="T3">166.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span text:style-name="AncientGreek_3a__20_Ἀρχαία_20_ἑλληνικά"><text:span text:style-name="T3">.</text:span></text:span></text:p>
            <text:p text:style-name="P70"><text:span text:style-name="AncientGreek_3a__20_Ἀρχαία_20_ἑλληνικά"><text:span text:style-name="T9">Κόραξ</text:span></text:span><text:span text:style-name="AncientGreek_3a__20_Ἀρχαία_20_ἑλληνικά"><text:span text:style-name="T10"> </text:span></text:span><text:span text:style-name="AncientGreek_3a__20_Ἀρχαία_20_ἑλληνικά"><text:span text:style-name="T9">ἐν</text:span></text:span><text:span text:style-name="AncientGreek_3a__20_Ἀρχαία_20_ἑλληνικά"><text:span text:style-name="T10"> </text:span></text:span><text:span text:style-name="AncientGreek_3a__20_Ἀρχαία_20_ἑλληνικά"><text:span text:style-name="T9">παγίδι</text:span></text:span><text:span text:style-name="AncientGreek_3a__20_Ἀρχαία_20_ἑλληνικά"><text:span text:style-name="T10"> </text:span></text:span><text:span text:style-name="AncientGreek_3a__20_Ἀρχαία_20_ἑλληνικά"><text:span text:style-name="T9">κρατηθεὶς</text:span></text:span><text:span text:style-name="AncientGreek_3a__20_Ἀρχαία_20_ἑλληνικά"><text:span text:style-name="T10"> </text:span></text:span><text:span text:style-name="AncientGreek_3a__20_Ἀρχαία_20_ἑλληνικά"><text:span text:style-name="T9">ηὔξατο</text:span></text:span><text:span text:style-name="AncientGreek_3a__20_Ἀρχαία_20_ἑλληνικά"><text:span text:style-name="T10"> </text:span></text:span><text:span text:style-name="AncientGreek_3a__20_Ἀρχαία_20_ἑλληνικά"><text:span text:style-name="T9">τῷ</text:span></text:span><text:span text:style-name="AncientGreek_3a__20_Ἀρχαία_20_ἑλληνικά"><text:span text:style-name="T10"> </text:span></text:span><text:span text:style-name="AncientGreek_3a__20_Ἀρχαία_20_ἑλληνικά"><text:span text:style-name="T9">Ἀπόλλωνι</text:span></text:span><text:span text:style-name="AncientGreek_3a__20_Ἀρχαία_20_ἑλληνικά"><text:span text:style-name="T10"> </text:span></text:span><text:span text:style-name="AncientGreek_3a__20_Ἀρχαία_20_ἑλληνικά"><text:span text:style-name="T9">λιβανωτὸν</text:span></text:span><text:span text:style-name="AncientGreek_3a__20_Ἀρχαία_20_ἑλληνικά"><text:span text:style-name="T10"> </text:span></text:span><text:span text:style-name="AncientGreek_3a__20_Ἀρχαία_20_ἑλληνικά"><text:span text:style-name="T9">ἐπιθύσειν</text:span></text:span><text:span text:style-name="AncientGreek_3a__20_Ἀρχαία_20_ἑλληνικά"><text:span text:style-name="T10">, </text:span></text:span><text:span text:style-name="AncientGreek_3a__20_Ἀρχαία_20_ἑλληνικά"><text:span text:style-name="T9">εἰ</text:span></text:span><text:span text:style-name="AncientGreek_3a__20_Ἀρχαία_20_ἑλληνικά"><text:span text:style-name="T10"> </text:span></text:span><text:span text:style-name="AncientGreek_3a__20_Ἀρχαία_20_ἑλληνικά"><text:span text:style-name="T9">τῆς</text:span></text:span><text:span text:style-name="AncientGreek_3a__20_Ἀρχαία_20_ἑλληνικά"><text:span text:style-name="T10"> </text:span></text:span><text:span text:style-name="AncientGreek_3a__20_Ἀρχαία_20_ἑλληνικά"><text:span text:style-name="T9">παγίδος</text:span></text:span><text:span text:style-name="AncientGreek_3a__20_Ἀρχαία_20_ἑλληνικά"><text:span text:style-name="T10"> </text:span></text:span><text:span text:style-name="AncientGreek_3a__20_Ἀρχαία_20_ἑλληνικά"><text:span text:style-name="T9">αὐτὸν</text:span></text:span><text:span text:style-name="AncientGreek_3a__20_Ἀρχαία_20_ἑλληνικά"><text:span text:style-name="T10"> </text:span></text:span><text:span text:style-name="AncientGreek_3a__20_Ἀρχαία_20_ἑλληνικά"><text:span text:style-name="T9">ῥύσειε</text:span></text:span><text:span text:style-name="AncientGreek_3a__20_Ἀρχαία_20_ἑλληνικά"><text:span text:style-name="T10">. </text:span></text:span><text:span text:style-name="AncientGreek_3a__20_Ἀρχαία_20_ἑλληνικά"><text:span text:style-name="T9">Σωθεὶς</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τῆς</text:span></text:span><text:span text:style-name="AncientGreek_3a__20_Ἀρχαία_20_ἑλληνικά"><text:span text:style-name="T10"> </text:span></text:span><text:span text:style-name="AncientGreek_3a__20_Ἀρχαία_20_ἑλληνικά"><text:span text:style-name="T9">ὑποσχέσεως</text:span></text:span><text:span text:style-name="AncientGreek_3a__20_Ἀρχαία_20_ἑλληνικά"><text:span text:style-name="T10"> </text:span></text:span><text:span text:style-name="AncientGreek_3a__20_Ἀρχαία_20_ἑλληνικά"><text:span text:style-name="T9">ἐπελάθετο</text:span></text:span><text:span text:style-name="AncientGreek_3a__20_Ἀρχαία_20_ἑλληνικά"><text:span text:style-name="T10">. </text:span></text:span><text:span text:style-name="AncientGreek_3a__20_Ἀρχαία_20_ἑλληνικά"><text:span text:style-name="T9">Αὖθις</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ἐν</text:span></text:span><text:span text:style-name="AncientGreek_3a__20_Ἀρχαία_20_ἑλληνικά"><text:span text:style-name="T10"> </text:span></text:span><text:span text:style-name="AncientGreek_3a__20_Ἀρχαία_20_ἑλληνικά"><text:span text:style-name="T9">ἑτέρᾳ</text:span></text:span><text:span text:style-name="AncientGreek_3a__20_Ἀρχαία_20_ἑλληνικά"><text:span text:style-name="T10"> </text:span></text:span><text:span text:style-name="AncientGreek_3a__20_Ἀρχαία_20_ἑλληνικά"><text:span text:style-name="T9">παγίδι</text:span></text:span><text:span text:style-name="AncientGreek_3a__20_Ἀρχαία_20_ἑλληνικά"><text:span text:style-name="T10"> </text:span></text:span><text:span text:style-name="AncientGreek_3a__20_Ἀρχαία_20_ἑλληνικά"><text:span text:style-name="T9">ληφθείς</text:span></text:span><text:span text:style-name="AncientGreek_3a__20_Ἀρχαία_20_ἑλληνικά"><text:span text:style-name="T10">, </text:span></text:span><text:span text:style-name="AncientGreek_3a__20_Ἀρχαία_20_ἑλληνικά"><text:span text:style-name="T9">ἀφεὶς</text:span></text:span><text:span text:style-name="AncientGreek_3a__20_Ἀρχαία_20_ἑλληνικά"><text:span text:style-name="T10"> </text:span></text:span><text:span text:style-name="AncientGreek_3a__20_Ἀρχαία_20_ἑλληνικά"><text:span text:style-name="T9">τὸν</text:span></text:span><text:span text:style-name="AncientGreek_3a__20_Ἀρχαία_20_ἑλληνικά"><text:span text:style-name="T10"> </text:span></text:span><text:span text:style-name="AncientGreek_3a__20_Ἀρχαία_20_ἑλληνικά"><text:span text:style-name="T9">Ἀπόλλωνα</text:span></text:span><text:span text:style-name="AncientGreek_3a__20_Ἀρχαία_20_ἑλληνικά"><text:span text:style-name="T10">, </text:span></text:span><text:span text:style-name="AncientGreek_3a__20_Ἀρχαία_20_ἑλληνικά"><text:span text:style-name="T9">τῷ</text:span></text:span><text:span text:style-name="AncientGreek_3a__20_Ἀρχαία_20_ἑλληνικά"><text:span text:style-name="T10"> </text:span></text:span><text:span text:style-name="AncientGreek_3a__20_Ἀρχαία_20_ἑλληνικά"><text:span text:style-name="T9">Ἑρμῇ</text:span></text:span><text:span text:style-name="AncientGreek_3a__20_Ἀρχαία_20_ἑλληνικά"><text:span text:style-name="T10"> </text:span></text:span><text:span text:style-name="AncientGreek_3a__20_Ἀρχαία_20_ἑλληνικά"><text:span text:style-name="T9">ηὔξατο</text:span></text:span><text:span text:style-name="AncientGreek_3a__20_Ἀρχαία_20_ἑλληνικά"><text:span text:style-name="T10"> </text:span></text:span><text:span text:style-name="AncientGreek_3a__20_Ἀρχαία_20_ἑλληνικά"><text:span text:style-name="T9">θῦσαι</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αὐτὸν</text:span></text:span><text:span text:style-name="AncientGreek_3a__20_Ἀρχαία_20_ἑλληνικά"><text:span text:style-name="T10"> </text:span></text:span><text:span text:style-name="AncientGreek_3a__20_Ἀρχαία_20_ἑλληνικά"><text:span text:style-name="T9">εἶπεν</text:span></text:span><text:span text:style-name="AncientGreek_3a__20_Ἀρχαία_20_ἑλληνικά"><text:span text:style-name="T10">· « </text:span></text:span><text:span text:style-name="AncientGreek_3a__20_Ἀρχαία_20_ἑλληνικά"><text:span text:style-name="T9">Ὦ</text:span></text:span><text:span text:style-name="AncientGreek_3a__20_Ἀρχαία_20_ἑλληνικά"><text:span text:style-name="T10"> </text:span></text:span><text:span text:style-name="AncientGreek_3a__20_Ἀρχαία_20_ἑλληνικά"><text:span text:style-name="T9">κάκιστον</text:span></text:span><text:span text:style-name="AncientGreek_3a__20_Ἀρχαία_20_ἑλληνικά"><text:span text:style-name="T10"> </text:span></text:span><text:span text:style-name="AncientGreek_3a__20_Ἀρχαία_20_ἑλληνικά"><text:span text:style-name="T9">ζῷον</text:span></text:span><text:span text:style-name="AncientGreek_3a__20_Ἀρχαία_20_ἑλληνικά"><text:span text:style-name="T10">, </text:span></text:span><text:span text:style-name="AncientGreek_3a__20_Ἀρχαία_20_ἑλληνικά"><text:span text:style-name="T9">πῶς</text:span></text:span><text:span text:style-name="AncientGreek_3a__20_Ἀρχαία_20_ἑλληνικά"><text:span text:style-name="T10"> </text:span></text:span><text:span text:style-name="AncientGreek_3a__20_Ἀρχαία_20_ἑλληνικά"><text:span text:style-name="T9">σοι</text:span></text:span><text:span text:style-name="AncientGreek_3a__20_Ἀρχαία_20_ἑλληνικά"><text:span text:style-name="T10"> </text:span></text:span><text:span text:style-name="AncientGreek_3a__20_Ἀρχαία_20_ἑλληνικά"><text:span text:style-name="T9">πιστεύσω</text:span></text:span><text:span text:style-name="AncientGreek_3a__20_Ἀρχαία_20_ἑλληνικά"><text:span text:style-name="T10">, </text:span></text:span><text:span text:style-name="AncientGreek_3a__20_Ἀρχαία_20_ἑλληνικά"><text:span text:style-name="T9">ὅτι</text:span></text:span><text:span text:style-name="AncientGreek_3a__20_Ἀρχαία_20_ἑλληνικά"><text:span text:style-name="T10"> </text:span></text:span><text:span text:style-name="AncientGreek_3a__20_Ἀρχαία_20_ἑλληνικά"><text:span text:style-name="T9">πρότερόν</text:span></text:span><text:span text:style-name="AncientGreek_3a__20_Ἀρχαία_20_ἑλληνικά"><text:span text:style-name="T10"> </text:span></text:span><text:span text:style-name="AncientGreek_3a__20_Ἀρχαία_20_ἑλληνικά"><text:span text:style-name="T9">σου</text:span></text:span><text:span text:style-name="AncientGreek_3a__20_Ἀρχαία_20_ἑλληνικά"><text:span text:style-name="T10"> </text:span></text:span><text:span text:style-name="AncientGreek_3a__20_Ἀρχαία_20_ἑλληνικά"><text:span text:style-name="T9">δεσπότην</text:span></text:span><text:span text:style-name="AncientGreek_3a__20_Ἀρχαία_20_ἑλληνικά"><text:span text:style-name="T10"> </text:span></text:span><text:span text:style-name="AncientGreek_3a__20_Ἀρχαία_20_ἑλληνικά"><text:span text:style-name="T9">ἠδίκησας</text:span></text:span><text:span text:style-name="AncientGreek_3a__20_Ἀρχαία_20_ἑλληνικά"><text:span text:style-name="T10">; »</text:span></text:span></text:p>
            <text:p text:style-name="P70"><text:span text:style-name="AncientGreek_3a__20_Ἀρχαία_20_ἑλληνικά"><text:span text:style-name="T9">Ὅτι</text:span></text:span><text:span text:style-name="AncientGreek_3a__20_Ἀρχαία_20_ἑλληνικά"><text:span text:style-name="T10"> </text:span></text:span><text:span text:style-name="AncientGreek_3a__20_Ἀρχαία_20_ἑλληνικά"><text:span text:style-name="T9">οἱ</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τοὺς</text:span></text:span><text:span text:style-name="AncientGreek_3a__20_Ἀρχαία_20_ἑλληνικά"><text:span text:style-name="T10"> </text:span></text:span><text:span text:style-name="AncientGreek_3a__20_Ἀρχαία_20_ἑλληνικά"><text:span text:style-name="T9">εὐεργέτας</text:span></text:span><text:span text:style-name="AncientGreek_3a__20_Ἀρχαία_20_ἑλληνικά"><text:span text:style-name="T10"> </text:span></text:span><text:span text:style-name="AncientGreek_3a__20_Ἀρχαία_20_ἑλληνικά"><text:span text:style-name="T9">ἀγνώμενες</text:span></text:span><text:span text:style-name="AncientGreek_3a__20_Ἀρχαία_20_ἑλληνικά"><text:span text:style-name="T10"> </text:span></text:span><text:span text:style-name="AncientGreek_3a__20_Ἀρχαία_20_ἑλληνικά"><text:span text:style-name="T9">γενόμενον</text:span></text:span><text:span text:style-name="AncientGreek_3a__20_Ἀρχαία_20_ἑλληνικά"><text:span text:style-name="T10"> </text:span></text:span><text:span text:style-name="AncientGreek_3a__20_Ἀρχαία_20_ἑλληνικά"><text:span text:style-name="T9">ἐν</text:span></text:span><text:span text:style-name="AncientGreek_3a__20_Ἀρχαία_20_ἑλληνικά"><text:span text:style-name="T10"> </text:span></text:span><text:span text:style-name="AncientGreek_3a__20_Ἀρχαία_20_ἑλληνικά"><text:span text:style-name="T9">περιστάσει</text:span></text:span><text:span text:style-name="AncientGreek_3a__20_Ἀρχαία_20_ἑλληνικά"><text:span text:style-name="T10"> </text:span></text:span><text:span text:style-name="AncientGreek_3a__20_Ἀρχαία_20_ἑλληνικά"><text:span text:style-name="T9">ἐμπεσόντες</text:span></text:span><text:span text:style-name="AncientGreek_3a__20_Ἀρχαία_20_ἑλληνικά"><text:span text:style-name="T10"> </text:span></text:span><text:span text:style-name="AncientGreek_3a__20_Ἀρχαία_20_ἑλληνικά"><text:span text:style-name="T9">οὐχ</text:span></text:span><text:span text:style-name="AncientGreek_3a__20_Ἀρχαία_20_ἑλληνικά"><text:span text:style-name="T10"> </text:span></text:span><text:span text:style-name="AncientGreek_3a__20_Ἀρχαία_20_ἑλληνικά"><text:span text:style-name="T9">ἕξουσι</text:span></text:span><text:span text:style-name="AncientGreek_3a__20_Ἀρχαία_20_ἑλληνικά"><text:span text:style-name="T10"> </text:span></text:span><text:span text:style-name="AncientGreek_3a__20_Ἀρχαία_20_ἑλληνικά"><text:span text:style-name="T9">βοηθούς</text:span></text:span><text:span text:style-name="AncientGreek_3a__20_Ἀρχαία_20_ἑλληνικά"><text:span text:style-name="T10">.</text:span></text:span></text:p>
          </table:table-cell>
          <table:table-cell table:style-name="Table1.A1" office:value-type="string">
            <text:p text:style-name="P124"/>
          </table:table-cell>
        </table:table-row>
        <table:table-row table:style-name="Table1.1">
          <table:table-cell table:style-name="Table1.A1" office:value-type="string">
            <text:p text:style-name="P22"><text:span text:style-name="AncientGreek_3a__20_Ἀρχαία_20_ἑλληνικά"><text:span text:style-name="T3">167.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φις</text:span></text:span><text:span text:style-name="AncientGreek_3a__20_Ἀρχαία_20_ἑλληνικά"><text:span text:style-name="T3">.</text:span></text:span></text:p>
            <text:p text:style-name="P86"><text:span text:style-name="AncientGreek_3a__20_Ἀρχαία_20_ἑλληνικά"><text:span text:style-name="T9">Κόραξ</text:span></text:span><text:span text:style-name="AncientGreek_3a__20_Ἀρχαία_20_ἑλληνικά"><text:span text:style-name="T10"> </text:span></text:span><text:span text:style-name="AncientGreek_3a__20_Ἀρχαία_20_ἑλληνικά"><text:span text:style-name="T9">τροφῆς</text:span></text:span><text:span text:style-name="AncientGreek_3a__20_Ἀρχαία_20_ἑλληνικά"><text:span text:style-name="T10"> </text:span></text:span><text:span text:style-name="AncientGreek_3a__20_Ἀρχαία_20_ἑλληνικά"><text:span text:style-name="T9">ἀπορῶν</text:span></text:span><text:span text:style-name="AncientGreek_3a__20_Ἀρχαία_20_ἑλληνικά"><text:span text:style-name="T10">, </text:span></text:span><text:span text:style-name="AncientGreek_3a__20_Ἀρχαία_20_ἑλληνικά"><text:span text:style-name="T9">ὡς</text:span></text:span><text:span text:style-name="AncientGreek_3a__20_Ἀρχαία_20_ἑλληνικά"><text:span text:style-name="T10"> </text:span></text:span><text:span text:style-name="AncientGreek_3a__20_Ἀρχαία_20_ἑλληνικά"><text:span text:style-name="T9">ἐθέασατο</text:span></text:span><text:span text:style-name="AncientGreek_3a__20_Ἀρχαία_20_ἑλληνικά"><text:span text:style-name="T10"> </text:span></text:span><text:span text:style-name="AncientGreek_3a__20_Ἀρχαία_20_ἑλληνικά"><text:span text:style-name="T9">ὄφιν</text:span></text:span><text:span text:style-name="AncientGreek_3a__20_Ἀρχαία_20_ἑλληνικά"><text:span text:style-name="T10"> </text:span></text:span><text:span text:style-name="AncientGreek_3a__20_Ἀρχαία_20_ἑλληνικά"><text:span text:style-name="T9">ἔν</text:span></text:span><text:span text:style-name="AncientGreek_3a__20_Ἀρχαία_20_ἑλληνικά"><text:span text:style-name="T10"> </text:span></text:span><text:span text:style-name="AncientGreek_3a__20_Ἀρχαία_20_ἑλληνικά"><text:span text:style-name="T9">τινι</text:span></text:span><text:span text:style-name="AncientGreek_3a__20_Ἀρχαία_20_ἑλληνικά"><text:span text:style-name="T10"> </text:span></text:span><text:span text:style-name="AncientGreek_3a__20_Ἀρχαία_20_ἑλληνικά"><text:span text:style-name="T9">εὐηλίῳ</text:span></text:span><text:span text:style-name="AncientGreek_3a__20_Ἀρχαία_20_ἑλληνικά"><text:span text:style-name="T10"> </text:span></text:span><text:span text:style-name="AncientGreek_3a__20_Ἀρχαία_20_ἑλληνικά"><text:span text:style-name="T9">τόπῳ</text:span></text:span><text:span text:style-name="AncientGreek_3a__20_Ἀρχαία_20_ἑλληνικά"><text:span text:style-name="T10"> </text:span></text:span><text:span text:style-name="AncientGreek_3a__20_Ἀρχαία_20_ἑλληνικά"><text:span text:style-name="T9">κοιμώμενον</text:span></text:span><text:span text:style-name="AncientGreek_3a__20_Ἀρχαία_20_ἑλληνικά"><text:span text:style-name="T10">, </text:span></text:span><text:span text:style-name="AncientGreek_3a__20_Ἀρχαία_20_ἑλληνικά"><text:span text:style-name="T9">τοῦτον</text:span></text:span><text:span text:style-name="AncientGreek_3a__20_Ἀρχαία_20_ἑλληνικά"><text:span text:style-name="T10"> </text:span></text:span><text:span text:style-name="AncientGreek_3a__20_Ἀρχαία_20_ἑλληνικά"><text:span text:style-name="T9">καταπτὰς</text:span></text:span><text:span text:style-name="AncientGreek_3a__20_Ἀρχαία_20_ἑλληνικά"><text:span text:style-name="T10"> </text:span></text:span><text:span text:style-name="AncientGreek_3a__20_Ἀρχαία_20_ἑλληνικά"><text:span text:style-name="T9">ἥρπασε</text:span></text:span><text:span text:style-name="AncientGreek_3a__20_Ἀρχαία_20_ἑλληνικά"><text:span text:style-name="T10">. </text:span></text:span><text:span text:style-name="AncientGreek_3a__20_Ἀρχαία_20_ἑλληνικά"><text:span text:style-name="T9">Τοῦ</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ἐπιστραφέντος</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δακόντος</text:span></text:span><text:span text:style-name="AncientGreek_3a__20_Ἀρχαία_20_ἑλληνικά"><text:span text:style-name="T10"> </text:span></text:span><text:span text:style-name="AncientGreek_3a__20_Ἀρχαία_20_ἑλληνικά"><text:span text:style-name="T9">αὐτόν</text:span></text:span><text:span text:style-name="AncientGreek_3a__20_Ἀρχαία_20_ἑλληνικά"><text:span text:style-name="T10">, </text:span></text:span><text:span text:style-name="AncientGreek_3a__20_Ἀρχαία_20_ἑλληνικά"><text:span text:style-name="T9">ἀποθνῄσκειν</text:span></text:span><text:span text:style-name="AncientGreek_3a__20_Ἀρχαία_20_ἑλληνικά"><text:span text:style-name="T10"> </text:span></text:span><text:span text:style-name="AncientGreek_3a__20_Ἀρχαία_20_ἑλληνικά"><text:span text:style-name="T9">μέλλων</text:span></text:span><text:span text:style-name="AncientGreek_3a__20_Ἀρχαία_20_ἑλληνικά"><text:span text:style-name="T10">, </text:span></text:span><text:span text:style-name="AncientGreek_3a__20_Ἀρχαία_20_ἑλληνικά"><text:span text:style-name="T9">ἔφη</text:span></text:span><text:span text:style-name="AncientGreek_3a__20_Ἀρχαία_20_ἑλληνικά"><text:span text:style-name="T10">· « </text:span></text:span><text:span text:style-name="AncientGreek_3a__20_Ἀρχαία_20_ἑλληνικά"><text:span text:style-name="T9">Ἀλλ᾿</text:span></text:span><text:span text:style-name="AncientGreek_3a__20_Ἀρχαία_20_ἑλληνικά"><text:span text:style-name="T10"> </text:span></text:span><text:span text:style-name="AncientGreek_3a__20_Ἀρχαία_20_ἑλληνικά"><text:span text:style-name="T9">ἔγωγε</text:span></text:span><text:span text:style-name="AncientGreek_3a__20_Ἀρχαία_20_ἑλληνικά"><text:span text:style-name="T10"> </text:span></text:span><text:span text:style-name="AncientGreek_3a__20_Ἀρχαία_20_ἑλληνικά"><text:span text:style-name="T9">δείλαιος</text:span></text:span><text:span text:style-name="AncientGreek_3a__20_Ἀρχαία_20_ἑλληνικά"><text:span text:style-name="T10">, </text:span></text:span><text:span text:style-name="AncientGreek_3a__20_Ἀρχαία_20_ἑλληνικά"><text:span text:style-name="T9">ὅστις</text:span></text:span><text:span text:style-name="AncientGreek_3a__20_Ἀρχαία_20_ἑλληνικά"><text:span text:style-name="T10"> </text:span></text:span><text:span text:style-name="AncientGreek_3a__20_Ἀρχαία_20_ἑλληνικά"><text:span text:style-name="T9">τοιοῦτον</text:span></text:span><text:span text:style-name="AncientGreek_3a__20_Ἀρχαία_20_ἑλληνικά"><text:span text:style-name="T10"> </text:span></text:span><text:span text:style-name="AncientGreek_3a__20_Ἀρχαία_20_ἑλληνικά"><text:span text:style-name="T9">ἕρμαιον</text:span></text:span><text:span text:style-name="AncientGreek_3a__20_Ἀρχαία_20_ἑλληνικά"><text:span text:style-name="T10"> </text:span></text:span><text:span text:style-name="AncientGreek_3a__20_Ἀρχαία_20_ἑλληνικά"><text:span text:style-name="T9">εὕρηκα</text:span></text:span><text:span text:style-name="AncientGreek_3a__20_Ἀρχαία_20_ἑλληνικά"><text:span text:style-name="T10"> </text:span></text:span><text:span text:style-name="AncientGreek_3a__20_Ἀρχαία_20_ἑλληνικά"><text:span text:style-name="T9">ἐξ</text:span></text:span><text:span text:style-name="AncientGreek_3a__20_Ἀρχαία_20_ἑλληνικά"><text:span text:style-name="T10"> </text:span></text:span><text:span text:style-name="AncientGreek_3a__20_Ἀρχαία_20_ἑλληνικά"><text:span text:style-name="T9">οὗ</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ἀπόλλυμαι</text:span></text:span><text:span text:style-name="AncientGreek_3a__20_Ἀρχαία_20_ἑλληνικά"><text:span text:style-name="T10"> .»</text:span></text:span></text:p>
            <text:p text:style-name="P86"><text:span text:style-name="AncientGreek_3a__20_Ἀρχαία_20_ἑλληνικά"><text:span text:style-name="T9">Οὗτος</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λόγος</text:span></text:span><text:span text:style-name="AncientGreek_3a__20_Ἀρχαία_20_ἑλληνικά"><text:span text:style-name="T10"> </text:span></text:span><text:span text:style-name="AncientGreek_3a__20_Ἀρχαία_20_ἑλληνικά"><text:span text:style-name="T9">λεχθείη</text:span></text:span><text:span text:style-name="AncientGreek_3a__20_Ἀρχαία_20_ἑλληνικά"><text:span text:style-name="T10"> </text:span></text:span><text:span text:style-name="AncientGreek_3a__20_Ἀρχαία_20_ἑλληνικά"><text:span text:style-name="T9">ἂν</text:span></text:span><text:span text:style-name="AncientGreek_3a__20_Ἀρχαία_20_ἑλληνικά"><text:span text:style-name="T10"> </text:span></text:span><text:span text:style-name="AncientGreek_3a__20_Ἀρχαία_20_ἑλληνικά"><text:span text:style-name="T9">ἐπ᾿</text:span></text:span><text:span text:style-name="AncientGreek_3a__20_Ἀρχαία_20_ἑλληνικά"><text:span text:style-name="T10"> </text:span></text:span><text:span text:style-name="AncientGreek_3a__20_Ἀρχαία_20_ἑλληνικά"><text:span text:style-name="T9">ἄνδρα</text:span></text:span><text:span text:style-name="AncientGreek_3a__20_Ἀρχαία_20_ἑλληνικά"><text:span text:style-name="T10"> </text:span></text:span><text:span text:style-name="AncientGreek_3a__20_Ἀρχαία_20_ἑλληνικά"><text:span text:style-name="T9">ὅς</text:span></text:span><text:span text:style-name="AncientGreek_3a__20_Ἀρχαία_20_ἑλληνικά"><text:span text:style-name="T10"> </text:span></text:span><text:span text:style-name="AncientGreek_3a__20_Ἀρχαία_20_ἑλληνικά"><text:span text:style-name="T9">διὰ</text:span></text:span><text:span text:style-name="AncientGreek_3a__20_Ἀρχαία_20_ἑλληνικά"><text:span text:style-name="T10"> </text:span></text:span><text:span text:style-name="AncientGreek_3a__20_Ἀρχαία_20_ἑλληνικά"><text:span text:style-name="T9">θησαυροῦ</text:span></text:span><text:span text:style-name="AncientGreek_3a__20_Ἀρχαία_20_ἑλληνικά"><text:span text:style-name="T10"> </text:span></text:span><text:span text:style-name="AncientGreek_3a__20_Ἀρχαία_20_ἑλληνικά"><text:span text:style-name="T9">εὕρεσι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περὶ</text:span></text:span><text:span text:style-name="AncientGreek_3a__20_Ἀρχαία_20_ἑλληνικά"><text:span text:style-name="T10"> </text:span></text:span><text:span text:style-name="AncientGreek_3a__20_Ἀρχαία_20_ἑλληνικά"><text:span text:style-name="T9">σωτηρίας</text:span></text:span><text:span text:style-name="AncientGreek_3a__20_Ἀρχαία_20_ἑλληνικά"><text:span text:style-name="T10"> </text:span></text:span><text:span text:style-name="AncientGreek_3a__20_Ἀρχαία_20_ἑλληνικά"><text:span text:style-name="T9">ἐκινδύνευσεν</text:span></text:span><text:span text:style-name="AncientGreek_3a__20_Ἀρχαία_20_ἑλληνικά"><text:span text:style-name="T10">.</text:span></text:span></text:p>
          </table:table-cell>
          <table:table-cell table:style-name="Table1.A1" office:value-type="string">
            <text:p text:style-name="P124"/>
          </table:table-cell>
        </table:table-row>
        <table:table-row table:style-name="Table1.1">
          <table:table-cell table:style-name="Table1.A1" office:value-type="string">
            <text:p text:style-name="P23"><text:span text:style-name="AncientGreek_3a__20_Ἀρχαία_20_ἑλληνικά"><text:span text:style-name="T3">168.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νοσῶν</text:span></text:span><text:span text:style-name="AncientGreek_3a__20_Ἀρχαία_20_ἑλληνικά"><text:span text:style-name="T3">.</text:span></text:span></text:p>
            <text:p text:style-name="P87"><text:span text:style-name="AncientGreek_3a__20_Ἀρχαία_20_ἑλληνικά"><text:span text:style-name="T9">Κόραξ</text:span></text:span><text:span text:style-name="AncientGreek_3a__20_Ἀρχαία_20_ἑλληνικά"><text:span text:style-name="T10"> </text:span></text:span><text:span text:style-name="AncientGreek_3a__20_Ἀρχαία_20_ἑλληνικά"><text:span text:style-name="T9">νοσῶν</text:span></text:span><text:span text:style-name="AncientGreek_3a__20_Ἀρχαία_20_ἑλληνικά"><text:span text:style-name="T10"> </text:span></text:span><text:span text:style-name="AncientGreek_3a__20_Ἀρχαία_20_ἑλληνικά"><text:span text:style-name="T9">ἔφη</text:span></text:span><text:span text:style-name="AncientGreek_3a__20_Ἀρχαία_20_ἑλληνικά"><text:span text:style-name="T10"> </text:span></text:span><text:span text:style-name="AncientGreek_3a__20_Ἀρχαία_20_ἑλληνικά"><text:span text:style-name="T9">τῇ</text:span></text:span><text:span text:style-name="AncientGreek_3a__20_Ἀρχαία_20_ἑλληνικά"><text:span text:style-name="T10"> </text:span></text:span><text:span text:style-name="AncientGreek_3a__20_Ἀρχαία_20_ἑλληνικά"><text:span text:style-name="T9">μητρί</text:span></text:span><text:span text:style-name="AncientGreek_3a__20_Ἀρχαία_20_ἑλληνικά"><text:span text:style-name="T10">· « </text:span></text:span><text:span text:style-name="AncientGreek_3a__20_Ἀρχαία_20_ἑλληνικά"><text:span text:style-name="T9">Μῆτερ</text:span></text:span><text:span text:style-name="AncientGreek_3a__20_Ἀρχαία_20_ἑλληνικά"><text:span text:style-name="T10">, </text:span></text:span><text:span text:style-name="AncientGreek_3a__20_Ἀρχαία_20_ἑλληνικά"><text:span text:style-name="T9">εὔχου</text:span></text:span><text:span text:style-name="AncientGreek_3a__20_Ἀρχαία_20_ἑλληνικά"><text:span text:style-name="T10"> </text:span></text:span><text:span text:style-name="AncientGreek_3a__20_Ἀρχαία_20_ἑλληνικά"><text:span text:style-name="T9">τῷ</text:span></text:span><text:span text:style-name="AncientGreek_3a__20_Ἀρχαία_20_ἑλληνικά"><text:span text:style-name="T10"> </text:span></text:span><text:span text:style-name="AncientGreek_3a__20_Ἀρχαία_20_ἑλληνικά"><text:span text:style-name="T9">θεῷ</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μὴ</text:span></text:span><text:span text:style-name="AncientGreek_3a__20_Ἀρχαία_20_ἑλληνικά"><text:span text:style-name="T10"> </text:span></text:span><text:span text:style-name="AncientGreek_3a__20_Ἀρχαία_20_ἑλληνικά"><text:span text:style-name="T9">θρήνει</text:span></text:span><text:span text:style-name="AncientGreek_3a__20_Ἀρχαία_20_ἑλληνικά"><text:span text:style-name="T10">. » </text:span></text:span><text:span text:style-name="AncientGreek_3a__20_Ἀρχαία_20_ἑλληνικά"><text:span text:style-name="T9">Ἡ</text:span></text:span><text:span text:style-name="AncientGreek_3a__20_Ἀρχαία_20_ἑλληνικά"><text:span text:style-name="T10"> </text:span></text:span><text:span text:style-name="AncientGreek_3a__20_Ἀρχαία_20_ἑλληνικά"><text:span text:style-name="T9">δ᾿</text:span></text:span><text:span text:style-name="AncientGreek_3a__20_Ἀρχαία_20_ἑλληνικά"><text:span text:style-name="T10"> </text:span></text:span><text:span text:style-name="AncientGreek_3a__20_Ἀρχαία_20_ἑλληνικά"><text:span text:style-name="T9">ὑπολαβοῦσα</text:span></text:span><text:span text:style-name="AncientGreek_3a__20_Ἀρχαία_20_ἑλληνικά"><text:span text:style-name="T10"> </text:span></text:span><text:span text:style-name="AncientGreek_3a__20_Ἀρχαία_20_ἑλληνικά"><text:span text:style-name="T9">ἔφη</text:span></text:span><text:span text:style-name="AncientGreek_3a__20_Ἀρχαία_20_ἑλληνικά"><text:span text:style-name="T10">· « </text:span></text:span><text:span text:style-name="AncientGreek_3a__20_Ἀρχαία_20_ἑλληνικά"><text:span text:style-name="T9">Τίς</text:span></text:span><text:span text:style-name="AncientGreek_3a__20_Ἀρχαία_20_ἑλληνικά"><text:span text:style-name="T10"> </text:span></text:span><text:span text:style-name="AncientGreek_3a__20_Ἀρχαία_20_ἑλληνικά"><text:span text:style-name="T9">σε</text:span></text:span><text:span text:style-name="AncientGreek_3a__20_Ἀρχαία_20_ἑλληνικά"><text:span text:style-name="T10">, </text:span></text:span><text:span text:style-name="AncientGreek_3a__20_Ἀρχαία_20_ἑλληνικά"><text:span text:style-name="T9">ὦ</text:span></text:span><text:span text:style-name="AncientGreek_3a__20_Ἀρχαία_20_ἑλληνικά"><text:span text:style-name="T10"> </text:span></text:span><text:span text:style-name="AncientGreek_3a__20_Ἀρχαία_20_ἑλληνικά"><text:span text:style-name="T9">τέκνον</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θεῶν</text:span></text:span><text:span text:style-name="AncientGreek_3a__20_Ἀρχαία_20_ἑλληνικά"><text:span text:style-name="T10"> </text:span></text:span><text:span text:style-name="AncientGreek_3a__20_Ἀρχαία_20_ἑλληνικά"><text:span text:style-name="T9">ἐλεήσει</text:span></text:span><text:span text:style-name="AncientGreek_3a__20_Ἀρχαία_20_ἑλληνικά"><text:span text:style-name="T10">; </text:span></text:span><text:span text:style-name="AncientGreek_3a__20_Ἀρχαία_20_ἑλληνικά"><text:span text:style-name="T9">τίνος</text:span></text:span><text:span text:style-name="AncientGreek_3a__20_Ἀρχαία_20_ἑλληνικά"><text:span text:style-name="T10"> </text:span></text:span><text:span text:style-name="AncientGreek_3a__20_Ἀρχαία_20_ἑλληνικά"><text:span text:style-name="T9">γὰρ</text:span></text:span><text:span text:style-name="AncientGreek_3a__20_Ἀρχαία_20_ἑλληνικά"><text:span text:style-name="T10"> </text:span></text:span><text:span text:style-name="AncientGreek_3a__20_Ἀρχαία_20_ἑλληνικά"><text:span text:style-name="T9">κρέας</text:span></text:span><text:span text:style-name="AncientGreek_3a__20_Ἀρχαία_20_ἑλληνικά"><text:span text:style-name="T10"> </text:span></text:span><text:span text:style-name="AncientGreek_3a__20_Ἀρχαία_20_ἑλληνικά"><text:span text:style-name="T9">ὑπὸ</text:span></text:span><text:span text:style-name="AncientGreek_3a__20_Ἀρχαία_20_ἑλληνικά"><text:span text:style-name="T10"> </text:span></text:span><text:span text:style-name="AncientGreek_3a__20_Ἀρχαία_20_ἑλληνικά"><text:span text:style-name="T9">σοῦ</text:span></text:span><text:span text:style-name="AncientGreek_3a__20_Ἀρχαία_20_ἑλληνικά"><text:span text:style-name="T10"> </text:span></text:span><text:span text:style-name="AncientGreek_3a__20_Ἀρχαία_20_ἑλληνικά"><text:span text:style-name="T9">γε</text:span></text:span><text:span text:style-name="AncientGreek_3a__20_Ἀρχαία_20_ἑλληνικά"><text:span text:style-name="T10"> </text:span></text:span><text:span text:style-name="AncientGreek_3a__20_Ἀρχαία_20_ἑλληνικά"><text:span text:style-name="T9">οὐκ</text:span></text:span><text:span text:style-name="AncientGreek_3a__20_Ἀρχαία_20_ἑλληνικά"><text:span text:style-name="T10"> </text:span></text:span><text:span text:style-name="AncientGreek_3a__20_Ἀρχαία_20_ἑλληνικά"><text:span text:style-name="T9">ἐκλάπη</text:span></text:span><text:span text:style-name="AncientGreek_3a__20_Ἀρχαία_20_ἑλληνικά"><text:span text:style-name="T10">; »</text:span></text:span></text:p>
            <text:p text:style-name="P87"><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μῦθος</text:span></text:span><text:span text:style-name="AncientGreek_3a__20_Ἀρχαία_20_ἑλληνικά"><text:span text:style-name="T10"> </text:span></text:span><text:span text:style-name="AncientGreek_3a__20_Ἀρχαία_20_ἑλληνικά"><text:span text:style-name="T9">δηλοῖ</text:span></text:span><text:span text:style-name="AncientGreek_3a__20_Ἀρχαία_20_ἑλληνικά"><text:span text:style-name="T10"> </text:span></text:span><text:span text:style-name="AncientGreek_3a__20_Ἀρχαία_20_ἑλληνικά"><text:span text:style-name="T9">ὅτι</text:span></text:span><text:span text:style-name="AncientGreek_3a__20_Ἀρχαία_20_ἑλληνικά"><text:span text:style-name="T10"> </text:span></text:span><text:span text:style-name="AncientGreek_3a__20_Ἀρχαία_20_ἑλληνικά"><text:span text:style-name="T9">οἱ</text:span></text:span><text:span text:style-name="AncientGreek_3a__20_Ἀρχαία_20_ἑλληνικά"><text:span text:style-name="T10"> </text:span></text:span><text:span text:style-name="AncientGreek_3a__20_Ἀρχαία_20_ἑλληνικά"><text:span text:style-name="T9">πολλοὺς</text:span></text:span><text:span text:style-name="AncientGreek_3a__20_Ἀρχαία_20_ἑλληνικά"><text:span text:style-name="T10"> </text:span></text:span><text:span text:style-name="AncientGreek_3a__20_Ἀρχαία_20_ἑλληνικά"><text:span text:style-name="T9">ἐχθροὺς</text:span></text:span><text:span text:style-name="AncientGreek_3a__20_Ἀρχαία_20_ἑλληνικά"><text:span text:style-name="T10"> </text:span></text:span><text:span text:style-name="AncientGreek_3a__20_Ἀρχαία_20_ἑλληνικά"><text:span text:style-name="T9">ἐν</text:span></text:span><text:span text:style-name="AncientGreek_3a__20_Ἀρχαία_20_ἑλληνικά"><text:span text:style-name="T10"> </text:span></text:span><text:span text:style-name="AncientGreek_3a__20_Ἀρχαία_20_ἑλληνικά"><text:span text:style-name="T9">βίῳ</text:span></text:span><text:span text:style-name="AncientGreek_3a__20_Ἀρχαία_20_ἑλληνικά"><text:span text:style-name="T10"> </text:span></text:span><text:span text:style-name="AncientGreek_3a__20_Ἀρχαία_20_ἑλληνικά"><text:span text:style-name="T9">ἔχοντες</text:span></text:span><text:span text:style-name="AncientGreek_3a__20_Ἀρχαία_20_ἑλληνικά"><text:span text:style-name="T10"> </text:span></text:span><text:span text:style-name="AncientGreek_3a__20_Ἀρχαία_20_ἑλληνικά"><text:span text:style-name="T9">οὐδένα</text:span></text:span><text:span text:style-name="AncientGreek_3a__20_Ἀρχαία_20_ἑλληνικά"><text:span text:style-name="T10"> </text:span></text:span><text:span text:style-name="AncientGreek_3a__20_Ἀρχαία_20_ἑλληνικά"><text:span text:style-name="T9">φίλον</text:span></text:span><text:span text:style-name="AncientGreek_3a__20_Ἀρχαία_20_ἑλληνικά"><text:span text:style-name="T10"> </text:span></text:span><text:span text:style-name="AncientGreek_3a__20_Ἀρχαία_20_ἑλληνικά"><text:span text:style-name="T9">ἐν</text:span></text:span><text:span text:style-name="AncientGreek_3a__20_Ἀρχαία_20_ἑλληνικά"><text:span text:style-name="T10"> </text:span></text:span><text:span text:style-name="AncientGreek_3a__20_Ἀρχαία_20_ἑλληνικά"><text:span text:style-name="T9">ἀνάγκῃ</text:span></text:span><text:span text:style-name="AncientGreek_3a__20_Ἀρχαία_20_ἑλληνικά"><text:span text:style-name="T10"> </text:span></text:span><text:span text:style-name="AncientGreek_3a__20_Ἀρχαία_20_ἑλληνικά"><text:span text:style-name="T9">εὑρήσουσιν</text:span></text:span><text:span text:style-name="AncientGreek_3a__20_Ἀρχαία_20_ἑλληνικά"><text:span text:style-name="T10">.</text:span></text:span></text:p>
          </table:table-cell>
          <table:table-cell table:style-name="Table1.A1" office:value-type="string">
            <text:p text:style-name="P124"/>
          </table:table-cell>
        </table:table-row>
        <table:table-row table:style-name="Table1.1">
          <table:table-cell table:style-name="Table1.A1" office:value-type="string">
            <text:p text:style-name="P24"><text:span text:style-name="AncientGreek_3a__20_Ἀρχαία_20_ἑλληνικά"><text:span text:style-name="T3">169. </text:span></text:span><text:span text:style-name="AncientGreek_3a__20_Ἀρχαία_20_ἑλληνικά"><text:span text:style-name="T1">Κορυδαλός</text:span></text:span><text:span text:style-name="AncientGreek_3a__20_Ἀρχαία_20_ἑλληνικά"><text:span text:style-name="T3">.</text:span></text:span></text:p>
            <text:p text:style-name="P88"><text:span text:style-name="AncientGreek_3a__20_Ἀρχαία_20_ἑλληνικά"><text:span text:style-name="T9">Κορυδαλὸς</text:span></text:span><text:span text:style-name="AncientGreek_3a__20_Ἀρχαία_20_ἑλληνικά"><text:span text:style-name="T10"> </text:span></text:span><text:span text:style-name="AncientGreek_3a__20_Ἀρχαία_20_ἑλληνικά"><text:span text:style-name="T9">εἰς</text:span></text:span><text:span text:style-name="AncientGreek_3a__20_Ἀρχαία_20_ἑλληνικά"><text:span text:style-name="T10"> </text:span></text:span><text:span text:style-name="AncientGreek_3a__20_Ἀρχαία_20_ἑλληνικά"><text:span text:style-name="T9">πάγην</text:span></text:span><text:span text:style-name="AncientGreek_3a__20_Ἀρχαία_20_ἑλληνικά"><text:span text:style-name="T10"> </text:span></text:span><text:span text:style-name="AncientGreek_3a__20_Ἀρχαία_20_ἑλληνικά"><text:span text:style-name="T9">ἁλοὺς</text:span></text:span><text:span text:style-name="AncientGreek_3a__20_Ἀρχαία_20_ἑλληνικά"><text:span text:style-name="T10"> </text:span></text:span><text:span text:style-name="AncientGreek_3a__20_Ἀρχαία_20_ἑλληνικά"><text:span text:style-name="T9">θρηνῶν</text:span></text:span><text:span text:style-name="AncientGreek_3a__20_Ἀρχαία_20_ἑλληνικά"><text:span text:style-name="T10"> </text:span></text:span><text:span text:style-name="AncientGreek_3a__20_Ἀρχαία_20_ἑλληνικά"><text:span text:style-name="T9">ἔλεγεν</text:span></text:span><text:span text:style-name="AncientGreek_3a__20_Ἀρχαία_20_ἑλληνικά"><text:span text:style-name="T10">· « </text:span></text:span><text:span text:style-name="AncientGreek_3a__20_Ἀρχαία_20_ἑλληνικά"><text:span text:style-name="T9">Οἴμοι</text:span></text:span><text:span text:style-name="AncientGreek_3a__20_Ἀρχαία_20_ἑλληνικά"><text:span text:style-name="T10"> </text:span></text:span><text:span text:style-name="AncientGreek_3a__20_Ἀρχαία_20_ἑλληνικά"><text:span text:style-name="T9">τῷ</text:span></text:span><text:span text:style-name="AncientGreek_3a__20_Ἀρχαία_20_ἑλληνικά"><text:span text:style-name="T10"> </text:span></text:span><text:span text:style-name="AncientGreek_3a__20_Ἀρχαία_20_ἑλληνικά"><text:span text:style-name="T9">ταλαιπώρῳ</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δυστήνῳ</text:span></text:span><text:span text:style-name="AncientGreek_3a__20_Ἀρχαία_20_ἑλληνικά"><text:span text:style-name="T10"> </text:span></text:span><text:span text:style-name="AncientGreek_3a__20_Ἀρχαία_20_ἑλληνικά"><text:span text:style-name="T9">πτηνῷ</text:span></text:span><text:span text:style-name="AncientGreek_3a__20_Ἀρχαία_20_ἑλληνικά"><text:span text:style-name="T10">· </text:span></text:span><text:span text:style-name="AncientGreek_3a__20_Ἀρχαία_20_ἑλληνικά"><text:span text:style-name="T9">οὐ</text:span></text:span><text:span text:style-name="AncientGreek_3a__20_Ἀρχαία_20_ἑλληνικά"><text:span text:style-name="T10"> </text:span></text:span><text:span text:style-name="AncientGreek_3a__20_Ἀρχαία_20_ἑλληνικά"><text:span text:style-name="T9">χρυσὸν</text:span></text:span><text:span text:style-name="AncientGreek_3a__20_Ἀρχαία_20_ἑλληνικά"><text:span text:style-name="T10"> </text:span></text:span><text:span text:style-name="AncientGreek_3a__20_Ἀρχαία_20_ἑλληνικά"><text:span text:style-name="T9">ἐνοσφισάμην</text:span></text:span><text:span text:style-name="AncientGreek_3a__20_Ἀρχαία_20_ἑλληνικά"><text:span text:style-name="T10"> </text:span></text:span><text:span text:style-name="AncientGreek_3a__20_Ἀρχαία_20_ἑλληνικά"><text:span text:style-name="T9">τινός</text:span></text:span><text:span text:style-name="AncientGreek_3a__20_Ἀρχαία_20_ἑλληνικά"><text:span text:style-name="T10">, </text:span></text:span><text:span text:style-name="AncientGreek_3a__20_Ἀρχαία_20_ἑλληνικά"><text:span text:style-name="T9">οὐκ</text:span></text:span><text:span text:style-name="AncientGreek_3a__20_Ἀρχαία_20_ἑλληνικά"><text:span text:style-name="T10"> </text:span></text:span><text:span text:style-name="AncientGreek_3a__20_Ἀρχαία_20_ἑλληνικά"><text:span text:style-name="T9">ἄργυρον</text:span></text:span><text:span text:style-name="AncientGreek_3a__20_Ἀρχαία_20_ἑλληνικά"><text:span text:style-name="T10">, </text:span></text:span><text:span text:style-name="AncientGreek_3a__20_Ἀρχαία_20_ἑλληνικά"><text:span text:style-name="T9">οὐκ</text:span></text:span><text:span text:style-name="AncientGreek_3a__20_Ἀρχαία_20_ἑλληνικά"><text:span text:style-name="T10"> </text:span></text:span><text:span text:style-name="AncientGreek_3a__20_Ἀρχαία_20_ἑλληνικά"><text:span text:style-name="T9">ἄλλο</text:span></text:span><text:span text:style-name="AncientGreek_3a__20_Ἀρχαία_20_ἑλληνικά"><text:span text:style-name="T10"> </text:span></text:span><text:span text:style-name="AncientGreek_3a__20_Ἀρχαία_20_ἑλληνικά"><text:span text:style-name="T9">τι</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τιμίων</text:span></text:span><text:span text:style-name="AncientGreek_3a__20_Ἀρχαία_20_ἑλληνικά"><text:span text:style-name="T10">· </text:span></text:span><text:span text:style-name="AncientGreek_3a__20_Ἀρχαία_20_ἑλληνικά"><text:span text:style-name="T9">κόκκος</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σίτου</text:span></text:span><text:span text:style-name="AncientGreek_3a__20_Ἀρχαία_20_ἑλληνικά"><text:span text:style-name="T10"> </text:span></text:span><text:span text:style-name="AncientGreek_3a__20_Ἀρχαία_20_ἑλληνικά"><text:span text:style-name="T9">μικρὸς</text:span></text:span><text:span text:style-name="AncientGreek_3a__20_Ἀρχαία_20_ἑλληνικά"><text:span text:style-name="T10"> </text:span></text:span><text:span text:style-name="AncientGreek_3a__20_Ἀρχαία_20_ἑλληνικά"><text:span text:style-name="T9">τὸν</text:span></text:span><text:span text:style-name="AncientGreek_3a__20_Ἀρχαία_20_ἑλληνικά"><text:span text:style-name="T10"> </text:span></text:span><text:span text:style-name="AncientGreek_3a__20_Ἀρχαία_20_ἑλληνικά"><text:span text:style-name="T9">θάνατόν</text:span></text:span><text:span text:style-name="AncientGreek_3a__20_Ἀρχαία_20_ἑλληνικά"><text:span text:style-name="T10"> </text:span></text:span><text:span text:style-name="AncientGreek_3a__20_Ἀρχαία_20_ἑλληνικά"><text:span text:style-name="T9">μοι</text:span></text:span><text:span text:style-name="AncientGreek_3a__20_Ἀρχαία_20_ἑλληνικά"><text:span text:style-name="T10"> </text:span></text:span><text:span text:style-name="AncientGreek_3a__20_Ἀρχαία_20_ἑλληνικά"><text:span text:style-name="T9">προὐξένησεν</text:span></text:span><text:span text:style-name="AncientGreek_3a__20_Ἀρχαία_20_ἑλληνικά"><text:span text:style-name="T10">. »</text:span></text:span></text:p>
            <text:p text:style-name="P88"><text:span text:style-name="AncientGreek_3a__20_Ἀρχαία_20_ἑλληνικά"><text:span text:style-name="T9">Ὁ μῦθος πρὸς τοὺς διὰ κέρδος εὐτελὲς μέγαν ὑφισταμένους κίνδυνο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70. Κορώνη καὶ κόραξ.</text:span></text:span></text:p>
            <text:p text:style-name="P122"><text:span text:style-name="AncientGreek_3a__20_Ἀρχαία_20_ἑλληνικά"><text:span text:style-name="T9">Κορώνη φθονήσασα κόρακι ἐπὶ τῷ διὰ οἰωνῶν μαντεύεσθαι ἀνθρώποις καὶ τὸ μέλλον προφαίνειν καὶ διὰ τοῦτο ὑπ᾿ αὐτῶν μαρτυρεῖσθαι, ἐβουλήθη τῶν αὐτῶν ἐφικέσθαι· καὶ δὴ θεασαμένη τινὰς ὁδοιπόρους παριόντας ἧκεν ἐπί τινος δένδρου, καὶ στᾶσα μεγάλα ἐκεκράγει. Τῶν δὲ πρὸς τὴν φωνὴν ἐπιστραφέντων καὶ καταπλαγέντων, εἷς τις ὑποτυχὼν ἔφη· « Ἀλλ᾿ ἀπίωμεν, ὦ φίλοι· κορώνη γάρ ἐστιν, ἥτις κεκραγυῖα οἰωνὸν οὐκ ἔχει. »</text:span></text:span></text:p>
            <text:p text:style-name="P122"><text:span text:style-name="AncientGreek_3a__20_Ἀρχαία_20_ἑλληνικά"><text:span text:style-name="T9">Οὕτω καὶ τῶν ἀνθρώπων οἱ τοῖς κρείττοσιν ἀνθαμιλλώμενοι πρὸς τῷ τῶν ἴσων μὴ ἐφικέσθαι, καὶ γέλωτα ὀφλισκάνουσιν.</text:span></text:span></text:p>
          </table:table-cell>
          <table:table-cell table:style-name="Table1.A1" office:value-type="string">
            <text:p text:style-name="P123"/>
          </table:table-cell>
        </table:table-row>
        <table:table-row table:style-name="Table1.1">
          <table:table-cell table:style-name="Table1.A1" office:value-type="string">
            <text:p text:style-name="P25"><text:span text:style-name="AncientGreek_3a__20_Ἀρχαία_20_ἑλληνικά"><text:span text:style-name="T1">171. Κορώνη καὶ κύων.</text:span></text:span></text:p>
            <text:p text:style-name="P89"><text:span text:style-name="AncientGreek_3a__20_Ἀρχαία_20_ἑλληνικά"><text:span text:style-name="T9">Κορώνη Ἀθηνᾷ θύουσα κύνα ἐφ᾿ ἑστίασιν ἐκάλεσεν. Ὁ δὲ ἔφη πρὸς αὐτήν· « Τί μάτην τὰς θυσίας ἀναλίσκεις; ἡ γὰρ δαίμων οὕτως σε μισεῖ ὡς καὶ τῶν σῶν οἰωνῶν τὴν πίστιν περιελέσθαι. » Καὶ ἡ κορώνη ἀπεκρίνατο· « Ἀλλὰ καὶ διὰ τοῦτο αὐτῇ θύω, διότι οἶδα αὐτὴν ἀπεχθῶς διακειμένην, ἵνα διαλλαγῇ . »</text:span></text:span></text:p>
            <text:p text:style-name="P89"><text:span text:style-name="AncientGreek_3a__20_Ἀρχαία_20_ἑλληνικά"><text:span text:style-name="T9">Οὕτω πολλοὶ διὰ φόβον τοὺς ἐχθροὺς εὐεργετεῖν οὐκ ὀκνοῦ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72. Κοχλίαι.</text:span></text:span></text:p>
            <text:p text:style-name="P122"><text:span text:style-name="AncientGreek_3a__20_Ἀρχαία_20_ἑλληνικά"><text:span text:style-name="T9">Γεωργοῦ παῖς κοχλίας ὤπτα· ἀκούσας δὲ αὐτῶν τριζόντων ἔφη· « Ὦ κάκιστα ζῷα, τῶν οἰκιῶν ὑμῶν ἐμπιπραμένων, αὐτοὶ ᾄδετε. »</text:span></text:span></text:p>
            <text:p text:style-name="P122"><text:span text:style-name="AncientGreek_3a__20_Ἀρχαία_20_ἑλληνικά"><text:span text:style-name="T9">Ὁ λόγος δηλοῖ ὅτι πᾶν τὸ παρὰ καιρὸν δρώμενον ἐπονείδιστον.</text:span></text:span></text:p>
          </table:table-cell>
          <table:table-cell table:style-name="Table1.A1" office:value-type="string">
            <text:p text:style-name="P123"/>
          </table:table-cell>
        </table:table-row>
        <table:table-row table:style-name="Table1.1">
          <table:table-cell table:style-name="Table1.A1" office:value-type="string">
            <text:p text:style-name="P26"><text:span text:style-name="AncientGreek_3a__20_Ἀρχαία_20_ἑλληνικά"><text:span text:style-name="T1">173. Κύκνος <text:s/>ἀντὶ χηνὸς ἀπαχθείς .</text:span></text:span></text:p>
            <text:p text:style-name="P90"><text:span text:style-name="AncientGreek_3a__20_Ἀρχαία_20_ἑλληνικά"><text:span text:style-name="T9">Ἀνὴρ εὐπορῶν χῆνά τε ἅμα καὶ κύκνον ἔτρεφεν, οὐκ ἐπὶ τοῖς αὐτοῖς μέντοι· τὸν μὲν γὰρ ᾠδῆς, τὸν δὲ τραπέζης ἕνεκεν. Ἐπεὶ δὲ ἔδει τὸν χῆνα παθεῖν ἐφ᾿ οἷς ἐτρέφετο, νὺξ μὲν ἦν, καὶ διαγινώσκειν ὁ καιρὸς οὐκ ἀφῆκεν ἑκάτερον. Ὁ δὲ κύκνος, ἀντὶ τοῦ χηνὸς ἀπαχθείς, ᾄδει τι μέλος θανάτου προοίμιον, καὶ τῇ μὲν ᾠδῇ μηνύει τὴν φύσιν, τὴν δὲ τελευτὴν διαφεύγει τῷ μέλει.</text:span></text:span></text:p>
            <text:p text:style-name="P90"><text:span text:style-name="AncientGreek_3a__20_Ἀρχαία_20_ἑλληνικά"><text:span text:style-name="T9">Ὁ μῦθος δηλοῖ ὅτι πολλάκις ἡ μουσικὴ τελευτῆς ἀναβολὴν ἀπεργάζετα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74. Κύκνος <text:s/>καὶ δεσπότης .</text:span></text:span></text:p>
            <text:p text:style-name="P122"><text:span text:style-name="AncientGreek_3a__20_Ἀρχαία_20_ἑλληνικά"><text:span text:style-name="T9">Τοὺς κύκνους φασὶ παρὰ τὸν θάνατον ᾄδειν. Καὶ δή τις περιτυχὼν κύκνῳ πωλουμένῳ καὶ ἀκούσας ὅτι εὐμελέστατόν ἐστι ζῷον, ἠγόρασε. Καὶ ἔχων ποτὲ συνδείπνους προσελθὼν παρεκάλει αὐτὸν ᾆσαι ἐν τῷ πότῳ. Τοῦ δὲ τότε μὲν ἡσυχάζοντος, ὕστερον δέ ποτε, ὡς ἐνόησεν ὅτι ἀποθνῄσκειν ἔμελλεν, ἑαυτὸν θρηνοῦντος, ὁ δεσπότης αὐτοῦ ἀκούσας ἔφη· « Ἀλλ᾿ εἰ σὺ οὐκ ἄλλως ᾄδεις, ἐὰν μὴ ἀποθνῄσκῃς, ἐγὼ μάταιος ἦν, ὃς τότε σε παρεκάλουν, ἀλλ᾿ οὐκ ἔθυον. »</text:span></text:span></text:p>
            <text:p text:style-name="P122"><text:span text:style-name="AncientGreek_3a__20_Ἀρχαία_20_ἑλληνικά"><text:span text:style-name="T9">Οὕτως ἔνιοι τῶν ἀνθρώπων, ἅ μὴ ἑκόντες χαρίσασθαι βούλονται, ταῦτα ἄκοντες ἐπιτελοῦσιν.</text:span></text:span></text:p>
          </table:table-cell>
          <table:table-cell table:style-name="Table1.A1" office:value-type="string">
            <text:p text:style-name="P123"/>
          </table:table-cell>
        </table:table-row>
        <table:table-row table:style-name="Table1.1">
          <table:table-cell table:style-name="Table1.A1" office:value-type="string">
            <text:p text:style-name="P27"><text:span text:style-name="AncientGreek_3a__20_Ἀρχαία_20_ἑλληνικά"><text:span text:style-name="T1">175. Κύνες δύο.</text:span></text:span></text:p>
            <text:p text:style-name="P91"><text:span text:style-name="AncientGreek_3a__20_Ἀρχαία_20_ἑλληνικά"><text:span text:style-name="T9">Ἔχων τις δύο κύνας, τὸν μὲν θηρεύειν ἐδίδασκε, τὸν δὲ οἰκουρὸν ἐποίησε. Καὶ δή, εἴ ποτε ὁ θηρευτὴς ἐξιὼν ἐπ᾿ ἄγραν συνελάμβανέ τι, ἐκ τούτου μέρος καὶ τῷ ἑτέρῳ παρέβαλλεν. Ἀγανακτοῦντος δὲ τοῦ θηρευτικοῦ καὶ τὸν ἕτερον ὀνειδίζοντος, εἴ γε αὐτὸς μὲν ἐξιὼν παρ᾿ ἕκαστα μοχθεῖ, ὁ δὲ οὐδὲν ποιῶν τοῖς αὐτοῦ πόνοις ἐντρυφᾷ, ἐκεῖνος ἔφη πρὸς αὐτόν· « Ἀλλὰ μὴ ἐμὲ μέμφου, ἀλλὰ τὸν</text:span></text:span></text:p>
            <text:p text:style-name="P91"><text:span text:style-name="AncientGreek_3a__20_Ἀρχαία_20_ἑλληνικά"><text:span text:style-name="T9">δεσπότην, ὃς οὐ πονεῖν με ἐδίδαξεν, ἀλλοτρίους δὲ πόνους κατεσθίειν. »</text:span></text:span></text:p>
            <text:p text:style-name="P91"><text:span text:style-name="AncientGreek_3a__20_Ἀρχαία_20_ἑλληνικά"><text:span text:style-name="T9">Οὕτω καὶ τῶν παίδων οἱ ῥᾴθυμοι οὐ μεμπτέοι εἰσίν, ὅταν αὐτοὺς οἱ γονεῖς οὕτως ἄγω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76. Κύνες λιμώττουσαι.</text:span></text:span></text:p>
            <text:p text:style-name="P122"><text:span text:style-name="AncientGreek_3a__20_Ἀρχαία_20_ἑλληνικά"><text:span text:style-name="T9">Κύνες λιμώττουσαι, ὡς ἐθεάσαντο ἔν τινι ποταμῷ βύρσας βρεχομένας, μὴ δυνάμεναι αὐτῶν ἐφικέσθαι, συνέθεντο ἀλλήλαις ὅπως πρῶτον τὸ ὕδωρ ἐκπίωσι, εἶθ᾿ οὕτως ἐπὶ τὰς βύρσας παραγένωνται. Συνέβη δὲ αὐταῖς πινούσαις διαρραγῆναι πρὶν ἢ τῶν βυρσῶν ἐφικέσθαι.</text:span></text:span></text:p>
            <text:p text:style-name="P122"><text:span text:style-name="AncientGreek_3a__20_Ἀρχαία_20_ἑλληνικά"><text:span text:style-name="T9">Οὕτως ἔνιοι τῶν ἀνθρώπων δι᾿ ἐλπίδα κέρδους ἐπισφαλεῖς μόχθους ὑφιστάμενοι φθάνουσι πρότερον καταναλισκόμενοι ἢ ὧν βούλονται περιγενόμενο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77. Κυνόδηκτος.</text:span></text:span></text:p>
            <text:p text:style-name="P122"><text:span text:style-name="AncientGreek_3a__20_Ἀρχαία_20_ἑλληνικά"><text:span text:style-name="T9">Δηχθείς τις ὑπὸ κυνὸς περιῄει ζητῶν τὸν ἰασόμενον. Εἰπόντος δέ τινος οὕτως ὡς ἄρα δέοι αὐτὸν ἄρτῳ τὸ αἷμα ἐκμάξαντα τῷ δακόντι κυνὶ βαλεῖν, ὑποτυχὼν ἔφη· « Ἀλλ᾿ ἐὰν τοῦτο πράξω, δεήσει με ὑπὸ πάντων τῶν ἐν τῇ πόλει κυνῶν δάκνεσθαι. »</text:span></text:span></text:p>
            <text:p text:style-name="P122"><text:span text:style-name="AncientGreek_3a__20_Ἀρχαία_20_ἑλληνικά"><text:span text:style-name="T9">Οὕτω καὶ ἡ τῶν ἀνθρώπων πονηρία δελεαζομένη ἔτι μᾶλλον ἀδικεῖν παροξύνετα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10"><text:span text:style-name="AncientGreek_3a__20_Ἀρχαία_20_ἑλληνικά"><text:span text:style-name="T1">178</text:span></text:span><text:span text:style-name="AncientGreek_3a__20_Ἀρχαία_20_ἑλληνικά"><text:span text:style-name="T9">Κύων &lt;ἑστιώμενος.&gt; siue Ἄνθρωπος καὶ κύων.</text:span></text:span></text:p>
            <text:p text:style-name="P75"><text:span text:style-name="AncientGreek_3a__20_Ἀρχαία_20_ἑλληνικά"><text:span text:style-name="T9">Ἄνθρωπός τις ἡτοίμαζε δεῖπνον, ἑστιάσων τινὰ τῶν φίλων αὐτῷ καὶ οἰκείων. Ὁ δὲ κύων αὐτοῦ ἄλλον κύνα ἐκάλει, λέγων· « Ὦ φίλε, δεῦρο συνδείπνησόν μοι. » Ὁ δὲ προσελθὼν χαίρων ἵστατο, βλέπων τὸ μέγα δεῖπνον, βοῶν ἐν τῇ καρδίᾳ· « Βαβαί, πόση μοι χαρὰ ἄρτι ἐξαπιναίως ἐφάνη· τραφήσομαί τε γὰρ καὶ εἰς κόρον δειπνήσω, ὥστε με αὔριον μηδαμῆ γε πεινᾶσαι. » Ταῦτα καθ᾿ ἑαυτὸν λέγοντος τοῦ κυνὸς καὶ ἅμα σείοντος τὴν κέρκον, ὡς δὴ εἰς τὸν φίλον θαρροῦντος, ὁ μάγειρος, ὡς εἶδε τοῦτον ὧδε κἀκεῖσε τὴν κέρκον περιστρέφοντα, κατασχὼν τὰ σκέλη αὐτοῦ ἔρριψε παραχρῆμα ἔξωθεν τῶν θυρίδων. Ὁ δὲ κατιὼν ἀπῄει μεγάλως κράζων. Τῶν τις δὲ κυνῶν, τῶν καθ᾿ ὁδὸν αὐτῷ σαναντώντων, ἐπηρώτα· « Πῶς ἐδείπνησας, φίλος; » Ὁ δὲ πρὸς αὐτὸν ὑπολαβὼν ἔφη· « Ἐκ τῆς πολλῆς πόσεως μεθυσθεὶς ὑπὲρ κόρον οὐδὲ τὴν ὁδὸν αὐτὴν ὅθεν ἐξῆλθον οἶδα. »</text:span></text:span></text:p>
            <text:p text:style-name="P75"><text:span text:style-name="AncientGreek_3a__20_Ἀρχαία_20_ἑλληνικά"><text:span text:style-name="T9">Ὁ μῦθος δηλοῖ ὅτι οὐ δεῖ θαρρεῖν τοῖς ἐξ ἀλλοτρίων εὖ ποιεῖν ἐπαγγελλομένοις.</text:span></text:span></text:p>
          </table:table-cell>
          <table:table-cell table:style-name="Table1.A1" office:value-type="string">
            <text:p text:style-name="P123"/>
          </table:table-cell>
        </table:table-row>
        <table:table-row table:style-name="Table1.1">
          <table:table-cell table:style-name="Table1.A1" office:value-type="string">
            <text:p text:style-name="P28"><text:span text:style-name="AncientGreek_3a__20_Ἀρχαία_20_ἑλληνικά"><text:span text:style-name="T1">179. Κύων <text:s/>θηρευτικὸς καὶ κύνες .</text:span></text:span></text:p>
            <text:p text:style-name="P92"><text:span text:style-name="AncientGreek_3a__20_Ἀρχαία_20_ἑλληνικά"><text:span text:style-name="T9">Κύων τρεφόμενος ἐν οἴκῳ, θηρσὶν εἰδὼς μάχεσθαι, ἰδὼν πολλοὺς ἐν τάξει ἱσταμένους, ῥήξας τὸν κλοιὸν τοῦ τραχήλου, ἔφευγε διὰ τῶν ἀμφόδων. Κύνες δὲ ἄλλοι τοῦτον ἰδόντες εὐτραφῆ οἷα ταῦρον εἶπον· « Τί φεύγεις; » Ὁ δὲ εἶπεν· « Ὅτι μὲν τροφῇ συζῶ περισσῇ οἶδα καὶ σῶμα τὸ ἐμὸν εὐφραίνω· ἀεὶ δὲ πλησίον εἰμὶ θανάτου, ἄρκοις καὶ λέουσι μαχόμενος. » Οἱ δὲ πρὸς ἀλλήλους εἶπον· « Καλὸν βίον ἡμεῖς, εἰ καὶ πενιχρόν, ζῶμεν, οἵτινες οὔτε λέουσι οὔτε ἄρκοις μαχόμεθα. »</text:span></text:span></text:p>
            <text:p text:style-name="P92"><text:span text:style-name="AncientGreek_3a__20_Ἀρχαία_20_ἑλληνικά"><text:span text:style-name="T9">Ὅτι οὐ δεῖ κινδύνους ἑαυτῷ ἐπιφέρειν διὰ τρυφὴν καὶ ματαίαν δόξαν, ἀλλὰ τούτους ἐκφεύγει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80. Κύων καὶ ἀλεκτρυὼν καὶ ἀλώπηξ.</text:span></text:span></text:p>
            <text:p text:style-name="P122"><text:span text:style-name="AncientGreek_3a__20_Ἀρχαία_20_ἑλληνικά"><text:span text:style-name="T9">Κύων καὶ ἀλεκτρυὼν ἑταιρείαν ποιησάμενοι ὥδευον. Ἑσπέρας δὲ καταλαβούσης, ὁ μὲν ἀλεκτρυὼν ἐπὶ δένδρου ἐκάθευδεν ἀναβάς, ὁ δὲ κύων πρὸς τῇ ῥίζῃ τοῦ δένδρου κοίλωμα ἔχοντος. Τοῦ δὲ ἀλεκτρυόνος κατὰ τὸ εἰωθὸς νύκτωρ φωνήσαντος, ἀλώπηξ ἀκούσασα πρὸς αὐτὸν ἔδραμε καὶ στᾶσα κάτωθεν πρὸς ἑαυτὴν κατελθεῖν ἠξίου· ἐπιθυμεῖν γὰρ ἀγαθὴν οὕτω φωνὴν ζῷον ἔχον ἀσπάσασθαι. Τοῦ δὲ εἰπόντος τὸν θυρωρὸν πρότερον διυπνίσαι ὑπὸ τὴν ῥίζαν καθεύδοντα, ὡς, ἐκείνου ἀνοίξαντος, κατελθεῖν, κἀκείνης ζητούσης αὐτὸν φωνῆσαι, ὁ κύων αἴφνης πηδήσας αὐτὴν διεσπάραξεν.</text:span></text:span></text:p>
            <text:p text:style-name="P122"><text:span text:style-name="AncientGreek_3a__20_Ἀρχαία_20_ἑλληνικά"><text:span text:style-name="T9">Ὁ μῦθος δηλοῖ ὅτι οἱ φρόνιμοι τῶν ἀνθρώπων τοὺς ἐχθροὺς ἐπελθόντας πρὸς ἰσχυροτέρους πέμπουσι παραλογιζόμενο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81. Κύων καὶ κόχλος.</text:span></text:span></text:p>
            <text:p text:style-name="P122"><text:span text:style-name="AncientGreek_3a__20_Ἀρχαία_20_ἑλληνικά"><text:span text:style-name="T9">Ὠά τις κύων καταπίνειν εἰθισμένος, ἰδών τινα κόχλον, χάνας τὸ στόμα αὐτοῦ, μεγίστῃ συνολκῇ καταπέπωκε τοῦτον, οἰηθεὶς ὠὸν εἶναι. Βαρούμενος δὲ τὰ σπλάγχνα καὶ ὀδυνώμενος ἔλεγε· « Δίκαια ἔγωγε πέπονθα, εἴγε πάντα περιφερῆ ὠὰ πεπίστευκα. »</text:span></text:span></text:p>
            <text:p text:style-name="P122"><text:span text:style-name="AncientGreek_3a__20_Ἀρχαία_20_ἑλληνικά"><text:span text:style-name="T9">Διδάσκει ἡμᾶς ὁ λόγος ὅτι οἱ ἀδικάστως πρᾶγμα προσιόντες λανθάνουσιν ἑαυτοὺς περιπείροντες ἀτόποις.</text:span></text:span></text:p>
          </table:table-cell>
          <table:table-cell table:style-name="Table1.A1" office:value-type="string">
            <text:p text:style-name="P123"/>
          </table:table-cell>
        </table:table-row>
        <table:table-row table:style-name="Table1.1">
          <table:table-cell table:style-name="Table1.A1" office:value-type="string">
            <text:p text:style-name="P29"><text:span text:style-name="AncientGreek_3a__20_Ἀρχαία_20_ἑλληνικά"><text:span text:style-name="T1">182. Κύων καὶ λαγωός.</text:span></text:span></text:p>
            <text:p text:style-name="P93"><text:span text:style-name="AncientGreek_3a__20_Ἀρχαία_20_ἑλληνικά"><text:span text:style-name="T9">Κύων θηρευτικὸς λαγωὸν συλλαβών, τοῦτον ποτὲ μὲνἔδακνε, ποτὲ δὲ αυ̣τοῦ τὰ χείλη περιέλειχεν. Ὁ δὲ ἀπαυδήσας ἔφη πρὸς αὐτόν· « Ἀλλ᾿, ὦ οὗτος, παῦσαί με καταδάκνων ἢ καταφιλῶν, ἵνα γνῶ πότερον ἐχθρὸς ἢ φίλος μου καθέστηκας. »</text:span></text:span></text:p>
            <text:p text:style-name="P93"><text:span text:style-name="AncientGreek_3a__20_Ἀρχαία_20_ἑλληνικά"><text:span text:style-name="T9">Πρὸς ἄνδρα ἀμφίβολον ὁ λόγος εὔκαιρος.</text:span></text:span></text:p>
          </table:table-cell>
          <table:table-cell table:style-name="Table1.A1" office:value-type="string">
            <text:p text:style-name="P123"/>
          </table:table-cell>
        </table:table-row>
        <table:table-row table:style-name="Table1.1">
          <table:table-cell table:style-name="Table1.A1" office:value-type="string">
            <text:p text:style-name="P30"><text:span text:style-name="AncientGreek_3a__20_Ἀρχαία_20_ἑλληνικά"><text:span text:style-name="T1">183. Κύων καὶ μάγειρος.</text:span></text:span></text:p>
            <text:p text:style-name="P94"><text:span text:style-name="AncientGreek_3a__20_Ἀρχαία_20_ἑλληνικά"><text:span text:style-name="T9">Κύων εἰσπηδήσας εἰς μαγειρεῖον καὶ, τοῦ μαγείρου ἀσχολουμένου, καρδίαν ἁρπάσας, ἔφυγεν. Ὁ δὲ μάγειρος ἐπιστραφείς, ὡς εἶδεν αὐτὸν φεύγοντα, εῖπεν· « Ὦ οὗτος, ἴσθι ὡς, ὅπουπερ ἂν ᾖς, φυλάξομαί σε· οὐ γὰρ ἀπ᾿ ἐμοῦ καρδίαν εἴληφας, ἀλλ᾿ ἐμοὶ καρδίαν ἔδωκας. »</text:span></text:span></text:p>
            <text:p text:style-name="P94"><text:span text:style-name="AncientGreek_3a__20_Ἀρχαία_20_ἑλληνικά"><text:span text:style-name="T9">Ὁ μῦθος δηλοῖ ὅτι πολλάκις τὰ παθήματα τοῖς ἀνθρώποις μαθήματα γίνοντα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84. Κύων <text:s/>κοιμώμενος <text:s/>καὶ λύκος.</text:span></text:span></text:p>
            <text:p text:style-name="P122"><text:span text:style-name="AncientGreek_3a__20_Ἀρχαία_20_ἑλληνικά"><text:span text:style-name="T9">Κύων πρὸ ἐπαύλεώς τινος ἐκάθευδε. Λύκου δ᾿ ἐπιδραμόντος καὶ βρῶμα μέλλοντος θήσειν αὐτὸν, ἐδεῖτο μὴ νῦν αὐτὸν καταθῦσαι. « Νῦν μὲν γάρ, φησί, λεπτός εἰμι καὶ ἰσχνός· ἂν δὲ μικρὸν ἀναμείνῃς, μέλλουσιν οἱ ἐμοὶ δεσπόται ποιήσειν γάμους, κἀγὼ τηνικαῦτα πολλὰ φαγὼν πιμελέστερος ἔσομαι, καὶ σοὶ ἡδύτερον βρῶμα γενήσομαι. » Ὁ μὲν οὖν λύκος πεισθεὶς ἀπῆλθε· μεθ᾿ ἡμέρας δ᾿ ἐπανελθὼν εὗρεν ἄνω ἐπὶ τοῦ δώματος τὸν κύνα καθεύδοντα, καὶ στὰς κάτωθεν πρὸς ἑαυτὸν ἐκάλει, ὑπομιμνῄσκων αὐτὸν τῶν συνθηκῶν. Καὶ ὁ κύων· « Ἀλλ᾿, ὦ λύκε, εἰ τὸ ἀπὸ τοῦδε πρὸ τῆς ἐπαύλεώς με ἴδοις καθεύδοντα, μηκέτι γάμους ἀναμείνῃς. »</text:span></text:span></text:p>
            <text:p text:style-name="P122"><text:span text:style-name="AncientGreek_3a__20_Ἀρχαία_20_ἑλληνικά"><text:span text:style-name="T9">Ὁ μῦθος δηλοῖ ὅτι οἱ φρόνιμοι τῶν α̣νθρώπων, ὅταν περί τι κινδυνεύσαντες σωθῶσι, διὰ βίου τοῦτο φυλάττονται.</text:span></text:span></text:p>
          </table:table-cell>
          <table:table-cell table:style-name="Table1.A1" office:value-type="string">
            <text:p text:style-name="P123"/>
          </table:table-cell>
        </table:table-row>
        <table:table-row table:style-name="Table1.1">
          <table:table-cell table:style-name="Table1.A1" office:value-type="string">
            <text:p text:style-name="P31"><text:span text:style-name="AncientGreek_3a__20_Ἀρχαία_20_ἑλληνικά"><text:span text:style-name="T1">185.</text:span></text:span><text:span text:style-name="AncientGreek_3a__20_Ἀρχαία_20_ἑλληνικά"><text:span text:style-name="T2"> Κύων κρέας φέρουσα.</text:span></text:span></text:p>
            <text:p text:style-name="P95"><text:span text:style-name="AncientGreek_3a__20_Ἀρχαία_20_ἑλληνικά"><text:span text:style-name="T9">Κύων κρέας ἔχουσα ποταμὸν διέβαινε· θεασαμένη δὲ τὴν ἑαυτῆς σκιὰν κατὰ τοῦ ὕδατος, ὑπέλαβεν ἑτέραν κύνα εἶναι μεῖζον κρέας ἔχουσαν. Διόπερ ἀφεῖσα τὸ ἴδιον ὥρμησεν ὡς τὸ ἐκείνης ἀφαιρησομένη. Συνέβη δὲ αὐτῇ ἀμφοτέρων στερηθῆναι, τοῦ μὲν μὴ ἐφικομένῃ, διότι οὐδὲ ἦν, τοῦ δὲ, ὅτι ὑπὸ τοῦ ποταμοῦ παρεσύρη.</text:span></text:span></text:p>
            <text:p text:style-name="P95"><text:span text:style-name="AncientGreek_3a__20_Ἀρχαία_20_ἑλληνικά"><text:span text:style-name="T9">Πρὸς ἄνδρα πλεονέκτην ὁ λόγος εὔκαιρος.</text:span></text:span></text:p>
          </table:table-cell>
          <table:table-cell table:style-name="Table1.A1" office:value-type="string">
            <text:p text:style-name="P123"/>
          </table:table-cell>
        </table:table-row>
        <table:table-row table:style-name="Table1.1">
          <table:table-cell table:style-name="Table1.A1" office:value-type="string">
            <text:p text:style-name="P22"><text:span text:style-name="AncientGreek_3a__20_Ἀρχαία_20_ἑλληνικά"><text:span text:style-name="T1">186. Κύων κωδωνοφορῶν.</text:span></text:span></text:p>
            <text:p text:style-name="P86"><text:span text:style-name="AncientGreek_3a__20_Ἀρχαία_20_ἑλληνικά"><text:span text:style-name="T9">Λάθρᾳ κύων ἔδακνε. Τούτῳ δὲ ὁ δεσπότης κώδωνα ἐκρέμασεν, ὥστε πρόδηλον εἶναι τοῖς πᾶσι. Οὗτος δὲ τὸν κώδωνα σείων ἐν τῇ ἀγορᾷ ἠλαζονεύετο. Γραῦς δὲ κύων εἶπεν αὐτῷ· « Τί φαντάζῃ; οὐ δι᾿ ἀρετὴν τοῦτον φορεῖς, ἀλλὰ δι᾿ ἔλεγχον τῆς κεκρυμμένης σου κακίας. »</text:span></text:span></text:p>
            <text:p text:style-name="P86"><text:span text:style-name="AncientGreek_3a__20_Ἀρχαία_20_ἑλληνικά"><text:span text:style-name="T9">Ὅτι οἱ τῶν ἀλαζόνων κενόδοξοι τρόποι πρόδηλοί εἰσι δηλοῦντες τὴν ἀφανῆ κακία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32"><text:span text:style-name="AncientGreek_3a__20_Ἀρχαία_20_ἑλληνικά"><text:span text:style-name="T1">187. Κύων <text:s/>λέοντα διώκων <text:s/>καὶ ἀλώπηξ.</text:span></text:span></text:p>
            <text:p text:style-name="P96"><text:span text:style-name="AncientGreek_3a__20_Ἀρχαία_20_ἑλληνικά"><text:span text:style-name="T9">Κύων θηρευτικὸς λέοντα ἰδών, τοῦτον ἐδίωκεν. Ὡς δὲ ἐπιστραφεὶς ὁ λέων ἐβρυχήσατο, φοβηθεὶς εἰς τοὐπίσω ἔφυγεν. Ἀλώπηξ δὲ θεασαμένη αὐτὸν ἔφη· « Ὦ κακὴ κεφαλή, σὺ λέοντα ἐδίωκες, οὗ οὐδὲ τὸν βρυχηθμὸν ὑπέμεινας; »</text:span></text:span></text:p>
            <text:p text:style-name="P96"><text:span text:style-name="AncientGreek_3a__20_Ἀρχαία_20_ἑλληνικά"><text:span text:style-name="T9">Ὁ λόγος λεχθείη ἂν ἐπ᾿ ἀνδρῶν αὐθάδων οἳ κατὰ πολὺ δυνατωτέρων συκοφαντεῖν ἐπιχειροῦντες, ὅταν ἐκεῖνοι ἀντιστῶσιν, εὐθέως ἀναχαιτίζουσιν.</text:span></text:span></text:p>
          </table:table-cell>
          <table:table-cell table:style-name="Table1.A1" office:value-type="string">
            <text:p text:style-name="P123"/>
          </table:table-cell>
        </table:table-row>
        <table:table-row table:style-name="Table1.1">
          <table:table-cell table:style-name="Table1.A1" office:value-type="string">
            <text:p text:style-name="P33"><text:span text:style-name="AncientGreek_3a__20_Ἀρχαία_20_ἑλληνικά"><text:span text:style-name="T1">188. Κώνωψ καὶ λέων.</text:span></text:span></text:p>
            <text:p text:style-name="P97"><text:span text:style-name="AncientGreek_3a__20_Ἀρχαία_20_ἑλληνικά"><text:span text:style-name="T9">Κώνωψ πρὸς λέοντα ἐλθὼν εἶπεν· « Οὔτε φοβοῦμαί σε, οὔτε δυνατώτερός μου εἶ· εἰ δὲ μή, τί σοί ἐστιν ἡ δύναμις; ὅτι ξύεις τοῖς ὄνυξι καὶ δάκνεις τοῖς ὀδοῦσι; τοῦτο καὶ γυνὴ τῷ ἀνδρὶ μαχομένη ποιεῖ. Ἐγὼ δὲ λίαν ὑπάρχω σου ἰσχυρότερος. Εἰ δὲ θέλεις, ἔλθωμεν καὶ εἰς πόλεμον. » Καὶ σαλπίσας ὁ κώνωψ ἐνεπήγετο, δάκνων τὰ περὶ τὰς ῥίνας αὐτοῦ ἄτριχα πρόσωπα. Καὶ ὁ λέων τοῖς ἰδίοις ὄνυξι κατέλυεν ἑαυτόν, ἕως ἀπηύδησεν. Ὁ δὲ κώνωψ νικήσας τὸν λέοντα, σαλπίσας καὶ ἐπινίκιον ᾄσας, ἔπτατο· καὶ ἀράχνης δεσμῷ ἐμπλακεὶς ἐσθιόμενος ἀπωδύρετο πῶς μεγίστοις πολεμῶν ὑπό εὐτελοῦς ζῴου, τῆς ἀράχνης, ἀπώλετο.</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89. Κώνωψ καὶ ταῦρος.</text:span></text:span></text:p>
            <text:p text:style-name="P122"><text:span text:style-name="AncientGreek_3a__20_Ἀρχαία_20_ἑλληνικά"><text:span text:style-name="T9">Κώνωψ ἐπιστὰς κέρατι ταύρου καὶ πολὺν χρόνον ἐπικαθίσας, ἐπειδὴ ἀπαλλάττεσθαι ἔμελλεν, ἐπυνθάνετο τοῦ ταύρου εἰ ἤδη βούλεται αὐτὸν ἀπελθεῖν. Ὁ δὲ ὑποτυχὼν εἶπεν· « Ἀλλ᾿ οὔτε, ὅτε ἦλθες, ἔγνων, οὔτε, ἐὰν ἀπέλθῃς, γνώσομαι. »</text:span></text:span></text:p>
            <text:p text:style-name="P122"><text:span text:style-name="AncientGreek_3a__20_Ἀρχαία_20_ἑλληνικά"><text:span text:style-name="T9">Τούτῳ τῷ λόγῳ χρήσαιτο ἄν τις πρὸς ἄνδρα ἀδύνατον, ὃς οὔτε παρὼν οὔτε ἀπὼν ἐπιβλαβὴς ἢ ὠφέλιμός ἐστ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90. Λαγωοὶ καὶ ἀλώπεκες.</text:span></text:span></text:p>
            <text:p text:style-name="P122"><text:span text:style-name="AncientGreek_3a__20_Ἀρχαία_20_ἑλληνικά"><text:span text:style-name="T9">Λαγωοί ποτε πολεμοῦντες ἀετοῖς παρεκάλουν εἰς συμμαχίαν ἀλώπεκας. Αἱ δὲ ἔφησαν· « Ἐβοηθήσαμεν ἂν ὑμῖν, εἰ μὴ ᾔδειμεν τίνες ἐστὲ καὶ τίσι πολεμεῖτε. »</text:span></text:span></text:p>
            <text:p text:style-name="P122"><text:span text:style-name="AncientGreek_3a__20_Ἀρχαία_20_ἑλληνικά"><text:span text:style-name="T9">Ὁ λόγος δηλοῖ ὅτι οἱ φιλονεικοῦντες τοῖς κρείττοσι τῆς ἑαυτῶν σωτηρίας καταφρονοῦσ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91. Λαγωοὶ καὶ βάτραχοι.</text:span></text:span></text:p>
            <text:p text:style-name="P122"><text:span text:style-name="AncientGreek_3a__20_Ἀρχαία_20_ἑλληνικά"><text:span text:style-name="T9">Οἱ λαγωοί ποτε συνελθόντες τὸν ἑαυτῶν πρὸς ἀλλήλους ἀπεκλαίοντο βίον ὡς ἐπισφαλὴς εἴη καὶ δειλίας πλέως· καὶ γὰρ καὶ ὑπ᾿ ἀνθρώπων καὶ κυνῶν καὶ ἀετῶν καὶ ἄλλων πολλῶν ἀναλίσκονται· βέλτιον οὖν εἶναι θανεῖν ἅπαξ ἢ διὰ βίου τρέμειν. Τοῦτο τοίνυν κυρώσαντες, ὥρμησαν κατὰ ταὐτὸν εἰς τὴν λίμνην, ὡς εἰς αὐτὴν ἐμπεσούμενοι καὶ ἀποπνιγησόμενοι. Τῶν δὲ καθημένων κύκλῳ τῆς λίμνης βατράχων, ὡς τὸν τοῦ δρόμου κτύπον ᾔσθοντο, εὐθὺς εἰς ταύτην εἰσπηδησάντων, τῶν λαγωῶν τις ἀγχινούστερος εἶναι δοκῶν τῶν ἄλλων ἔφη· « Στῆτε, ἑταῖροι, μηδὲν δεινὸν ὑμᾶς αὐτοὺς διαπράξησθε· ἤδη γάρ, ὡς ὁρᾶτε, καὶ ἡμῶν ἕτερ᾿ ἐστὶ ζῷα δειλότερα. »</text:span></text:span></text:p>
            <text:p text:style-name="P122"><text:span text:style-name="AncientGreek_3a__20_Ἀρχαία_20_ἑλληνικά"><text:span text:style-name="T9">Ὁ μῦθος δηλοῖ ὅτι οἱ δυστυχοῦντες ἐξ ἑτέρων χείρονα πασχόντων παραμυθοῦντα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92</text:span></text:span><text:span text:style-name="AncientGreek_3a__20_Ἀρχαία_20_ἑλληνικά"><text:span text:style-name="T9">Λαγωὸς καὶ ἀλώπηξ.</text:span></text:span></text:p>
            <text:p text:style-name="P122"><text:span text:style-name="AncientGreek_3a__20_Ἀρχαία_20_ἑλληνικά"><text:span text:style-name="T9">Ὁ λαγωὸς τῇ ἀλώπεκι· « Ὄντως πολλὰ κερδαίνεις ἢ ἔχεις ὅτι ὄνομά σοι κερδώ ἐστιν; » Ἡ δὲ ἀλώπηξ· « Εἰ ἀπιστεῖς, ἔφη, δεῦρο· ἐγὼ ἑστιῶ σε. » Ὁ δὲ ἠκολούθει καὶ ἦν ἔνδον οὐδὲν ἢ ὁ λαγωὸς δεῖπνος τῇ ἀλώπεκι. Ὁ δὲ λαγωὸς ἔφη· « Σὺν κακῷ μέν, ἀλλ᾿ ἔμαθόν σου τὸ ὄνομα πόθεν ἐστί, οὐκ ἀπὸ τοῦ κερδαίνειν, ἀλλ᾿ ἀπὸ τοῦ δολοῦν. »</text:span></text:span></text:p>
            <text:p text:style-name="P122"><text:span text:style-name="AncientGreek_3a__20_Ἀρχαία_20_ἑλληνικά"><text:span text:style-name="T9">Ὅτι τοῖς περιέργοις πολλάκις μέγιστον κακὸν συνέβη κακῶς τῇ περιεργείᾳ χρωμένοις.</text:span></text:span></text:p>
          </table:table-cell>
          <table:table-cell table:style-name="Table1.A1" office:value-type="string">
            <text:p text:style-name="P123"/>
          </table:table-cell>
        </table:table-row>
        <table:table-row table:style-name="Table1.1">
          <table:table-cell table:style-name="Table1.A1" office:value-type="string">
            <text:p text:style-name="P34"><text:span text:style-name="AncientGreek_3a__20_Ἀρχαία_20_ἑλληνικά"><text:span text:style-name="T1">193. Λάρος καὶ ἰκτῖνος.</text:span></text:span></text:p>
            <text:p text:style-name="P98"><text:span text:style-name="AncientGreek_3a__20_Ἀρχαία_20_ἑλληνικά"><text:span text:style-name="T9">Λάρος ἰχθὺν καταπιών, διαρραγέντος αὐτῷ τοῦ φάρυγγος, ἐπὶ τῆς ἠϊόνος νεκρὸς ἔκειτο. Ἰκτῖνος δὲ αὐτὸν θεασάμενος ἔφη· « Ἄξια σύ γε πέπονθας, ὅτι πτηνὸν γεννηθεὶς ἐπὶ θαλάσσης τὴν δίαιταν ἐποιοῦ. »</text:span></text:span></text:p>
            <text:p text:style-name="P98"><text:span text:style-name="AncientGreek_3a__20_Ἀρχαία_20_ἑλληνικά"><text:span text:style-name="T9">Οὕτως οἱ τὰ οἰκεῖα ἐπιτηδεύματα καταλιπόντες καὶ τοῖς μηδὲν προσήκουσιν ἐπιβαλλόμεμοι εἰκότως δυστυχοῦ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94. Λέαινα καὶ ἀλώπηξ.</text:span></text:span></text:p>
            <text:p text:style-name="P122"><text:span text:style-name="AncientGreek_3a__20_Ἀρχαία_20_ἑλληνικά"><text:span text:style-name="T9">Λέαινα ὀνειδιζομένη ὑπὸ ἀλώπεκος ἐπὶ τῷ διὰ παντὸς ἕνα τίκτειν· « Ἕνα, ἔφη, ἀλλὰ λέοντα. »</text:span></text:span></text:p>
            <text:p text:style-name="P122"><text:span text:style-name="AncientGreek_3a__20_Ἀρχαία_20_ἑλληνικά"><text:span text:style-name="T9">Ὅτι τὸ καλὸν οὐκ ἐν πλήθει δεῖ μετρεῖν, ἀλλὰ πρὸς ἀρετὴν ἀφορᾶ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5"><text:span text:style-name="AncientGreek_3a__20_Ἀρχαία_20_ἑλληνικά"><text:span text:style-name="T1">195. Λέοντος βασιλεία.</text:span></text:span></text:p>
            <text:p text:style-name="P122"><text:span text:style-name="AncientGreek_3a__20_Ἀρχαία_20_ἑλληνικά"><text:span text:style-name="T9">Λέων τις ἐβασίλευσεν οὐχὶ θυμώδης, οὐδὲ ὠμός, οὐδὲ βίαιος, ἀλλὰ πρᾷος καὶ δίκαιος, ὥσπερ ἄνθρωπος. Ἐπὶ δὲ τῆς αὐτοῦ βασιλείας συναθροισμὸς ἐγένετο πάντων τῶν ζώων δοῦναι δίκας καὶ λαβεῖν πρὸς ἄλληλα, ὁ λύκος μὲν προβάτῳ, πάρδαλις δὲ αἰγάγρῳ, ἐλάφῳ δὲ τίγρις, κύων δὲ λαγωῷ. Ὁ πτὼξ δὲ ἔφη· « Πολλὰ ηὐχόμην ἰδεῖν τὴν ἡμέραν ταύτην, ἵνα τοῖς βιαίοις φοβερὰ τὰ εὐτελῆ φανῶσιν. »</text:span></text:span></text:p>
            <text:p text:style-name="P122"><text:span text:style-name="AncientGreek_3a__20_Ἀρχαία_20_ἑλληνικά"><text:span text:style-name="T9">Ὅτι δικαιοσύνης ἐν πόλει οὔσης καὶ δικαίως πάντων δικαζόντων, καὶ οἱ εὐτελεῖς ἀταράχως βιοῦσιν.</text:span></text:span></text:p>
          </table:table-cell>
          <table:table-cell table:style-name="Table1.A1" office:value-type="string">
            <text:p text:style-name="P123"/>
          </table:table-cell>
        </table:table-row>
        <table:table-row table:style-name="Table1.1">
          <table:table-cell table:style-name="Table1.A1" office:value-type="string">
            <text:p text:style-name="P30"><text:span text:style-name="AncientGreek_3a__20_Ἀρχαία_20_ἑλληνικά"><text:span text:style-name="T1">196. Λέων <text:s/>γηράσας <text:s/>καὶ ἀλώπηξ.</text:span></text:span></text:p>
            <text:p text:style-name="P94"><text:span text:style-name="AncientGreek_3a__20_Ἀρχαία_20_ἑλληνικά"><text:span text:style-name="T9">Λέων γηράσας καὶ μὴ δυνάμενος δι᾿ ἀλκῆς ἑαυτῷ τροφὴν πορίζειν ἔγνω δεῖν δι᾿ ἐπινοίας τοῦτο πρᾶξαι. Καὶ δὴ παραγενόμενος εἴς τι σπήλαιον καὶ ἐνταῦθα κατακλιθεὶς προσεποιεῖτο νοσεῖν· καὶ οὕτω τὰ παραγενόμενα πρὸς αὐτὸν ἐπὶ τὴν ἐπίσκεψιν ζῷα συνλαμβάνων κατήσθιε. Πολλῶν δὲ θηρίων καταναλωθέντων, ἀλώπηξ τὸ τέχνασμα αὐτοῦ συνεῖσα παρεγένετο, καὶ στᾶσα ἄποθεν τοῦ σπηλαίου ἐπυνθάνετο αὐτοῦ πῶς ἔχοι. Τοῦ δὲ εἰπόντος· « Κακῶς, » καὶ τὴν αἰτίαν ἐρομένου δι᾿ ἣν οὐκ εἴσεισιν, ἔφη· « Ἀλλ᾿ ἔγωγε εἰσῆλθον ἄν, εἰ μὴ ἑώρων πολλῶν εἰσιόντων ἴχνη, ἐξιόντος δὲ οὐδενός. »</text:span></text:span></text:p>
            <text:p text:style-name="P94"><text:span text:style-name="AncientGreek_3a__20_Ἀρχαία_20_ἑλληνικά"><text:span text:style-name="T9">Οὕτως οἱ φρόνιμοι τῶν ἀνθρώπων ἐκ τεκμηρίων προορώμενοι τοὺς κινδύνους ἐκφεύγου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97. Λέων <text:s/>ἐγκλεισθεὶς <text:s/>καὶ γεωργός.</text:span></text:span></text:p>
            <text:p text:style-name="P122"><text:span text:style-name="AncientGreek_3a__20_Ἀρχαία_20_ἑλληνικά"><text:span text:style-name="T9">Λέων εἰς γεωργοῦ ἔπαυλιν εἰσῆλθεν. Ὁ δὲ συλλαβεῖν βουλόμενος τὴν αὐλείαν θύραν ἔκλεισε. Καὶ ὃς ἐξελθεῖν μὴ δυνάμενος πρῶτον μὲν τὰ ποίμνια διέφθειρεν, ἔπειτα δὲ καὶ ἐπὶ τοὺς βόας ἐτράπη. Καὶ ὁ γεωργὸς φοβηθεὶς περὶ αὑτοῦ τὴν θύραν ἀνέῳξεν. Ἀπαλλαγέντος δὲ τοῦ λέοντος, ἡ γυνὴ θεασαμένη αὐτὸν στένοντα εἶπεν· « Ἀλλὰ σύ γε δίκαια πέπονθας· τί γὰρ τοῦτον συγκλεῖσαι ἐβούλου ὃν καὶ μακρόθεν σε ἔδει φεύγειν; »</text:span></text:span></text:p>
            <text:p text:style-name="P122"><text:span text:style-name="AncientGreek_3a__20_Ἀρχαία_20_ἑλληνικά"><text:span text:style-name="T9">Οὕτως οἱ τοὺς ἰσχυροτέρους διερεθίζοντες εἰκότως τὰς ἐξ αὑτῶν πλημμελείας ὑπομένουσι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98. Λέων <text:s/>ἐρασθεὶς <text:s/>καὶ γεωργός.</text:span></text:span></text:p>
            <text:p text:style-name="P122"><text:span text:style-name="AncientGreek_3a__20_Ἀρχαία_20_ἑλληνικά"><text:span text:style-name="T9">Λέων ἐρασθεὶς γεωργοῦ θυγατρός, ταύτην ἐμνηστεύσατο. Ὁ δὲ μὴ ἐκδοῦναι θηρίῳ τὴν θυγατέρα ὑπομένων, μηδὲ ἀρνήσασθαι διὰ φόβον δυνάμενος τοιοῦτόν τι ἐπενόησεν. Ἐπειδὴ συνεχῶς αὐτῷ ὁ λέων ἐπέκειτο, ἔλεγεν ὡς νυμφίον μὲν αὐτὸν ἄξιον τῆς θυγατρὸς δοκιμάζει· μὴ ἄλλως δὲ αὐτῷ δύνασθαι ἐκδοῦναι, ἐὰν μὴ τούς τε ὀδόντας ἐξέλῃ καὶ τοὺς ὄνυχας ἐκτέμῃ· τούτους γὰρ δεδοικέναι τὴν κόρην. Τοῦ δὲ ῥᾳδίως διὰ τὸν ἔρωτα ἑκάτερα ὑπομείναντος, ὁ γεωργὸς καταφρονήσας αὐτοῦ, ὡς παρεγένετο πρὸς αὐτόν, ῥοπάλοις αὐτὸν παίων ἐξήλασεν.</text:span></text:span></text:p>
            <text:p text:style-name="P122"><text:span text:style-name="AncientGreek_3a__20_Ἀρχαία_20_ἑλληνικά"><text:span text:style-name="T9">Ὁ λόγος δηλοῖ ὅτι οἱ ῥᾳδίως τοῖς πέλας πιστεύοντες, ὅταν τῶν ἰδίων πλεονεκτημάτων ἑαυτοὺς ἀπογυμνώσωσιν, εὐάλωτοι τούτοις γίνονται οἷς πρότερον φοβεροὶ καθεστήκεσαν.</text:span></text:span></text:p>
          </table:table-cell>
          <table:table-cell table:style-name="Table1.A1" office:value-type="string">
            <text:p text:style-name="P123"/>
          </table:table-cell>
        </table:table-row>
        <table:table-row table:style-name="Table1.1">
          <table:table-cell table:style-name="Table1.A1" office:value-type="string">
            <text:p text:style-name="P35"><text:span text:style-name="AncientGreek_3a__20_Ἀρχαία_20_ἑλληνικά"><text:span text:style-name="T1">199. Λέων καὶ ἀλώπηξ καὶ ἔλαφος.</text:span></text:span></text:p>
            <text:p text:style-name="P91"><text:span text:style-name="AncientGreek_3a__20_Ἀρχαία_20_ἑλληνικά"><text:span text:style-name="T9">Λέων νοσήσας ἔκειτο ἐν φάραγγι· τῇ προσφιλεῖ δὲ ἀλώπεκι, ᾗ προσωμίλει, εἶπεν· « εἰ θέλεις ὑγιᾶναί με καὶ ζῆν, τὴν ἔλαφον τὴν μεγίστην, τὴν εἰς τὸν δρυμὸν οἰκοῦσαν τοῖς γλυκέσι σου λόγοις ἐξαπατήσασα ἄγε εἰς ἐμὰς χεῖρας· ἐπιθυμῶ γὰρ αὐτῆς ἐγκάτων καὶ καρδίας. » Ἡ δὲ ἀλώπηξ ἀπελθοῦσα εὗρε τὴν ἔλαφον σκιρτῶσαν ἐν τᾶς ὕλαις· προσπαίσασα δὲ αὐτῇ καὶ χαίρειν εἰποῦσα ἔφη· « Ἀγαθά σοι ἦλθον μηνῦσαι· οἶδας ὡς ὁ βασιλεὺς ἡμῶν λέων γείτων ἐστί μοι· νοσεῖ δὲ καὶ ἔστιν ἐγγὺς τοῦ θνῄσκειν. Ἐβουλεύετο οὖν ποῖον τῶν θηρίων μετ᾿ αὐτὸν βασιλεύσει. Ἔφη δὲ ὅτι σῦς μέν ἐστιν ἀγνώμων, ἄρκτος δὲ νωθρός, πάρδαλις δὲ θυμώδης, τίγρις ἀλαζών· ἡ ἔλαφος ἀξιωτάτη ἐστὶν εἰς βασιλείαν, ὅτι ὑψηλή ἐστι τὸ εἶδος, πολλὰ δὲ ἔτη ζῇ, τὸ κέρας αὐτῆς ὄφεσι φοβερόν. Καὶ τί σοι τὰ πολλὰ λέγω; ἐκυρώθης βασιλεύειν. Τί μοι ἔσται πρώτῃ σοι εἰπούσῃ; Ἀλλ᾿ εὖξαί μοι σπευδούσῃ, μὴ πάλιν με ζητήσῃ· χρῄζει γάρ με σύμβουλον ἐν πᾶσιν. Εἰ δὲ ἐμοῦ τῆς γραὸς ἀκούσῃς, συμβουλεύω καὶ σὲ ἐλθεῖν καὶ προσμένειν τελευτῶντι αὐτῷ. » Οὕτως εἶπεν ἡ ἀλώπηξ. Τῆς δὲ ὁ νοῦς ἐτυφώθη τοῖς λόγοις, καὶ ἦλθεν εἰς τὸ σπήλαιον μὴ γινώσκουσα τὸ μέλλον. Ὁ λέων δὲ ἐφορμήσας αὐτῇ ἐν σπουδῇ τὰ ὦτα μόνον τοῖς ὄνυξιν ἐσπάραξεν. Ἡ δὲ ταχέως ἔσπευδεν ἐν ταῖς ὕλαις. Καὶ ἡ μὲν ἀλώπηξ τὰς </text:span></text:span><text:soft-page-break/><text:span text:style-name="AncientGreek_3a__20_Ἀρχαία_20_ἑλληνικά"><text:span text:style-name="T9">χεῖρας ἐκρότησεν, ὅτι εἰς μάτην ἐκοπίασεν. Ὁ δὲ λέων μέγα βρυχώμενος ἐστέναξεν· λιμὸς γὰρ αὐτὸν εἶχε καὶ λύπη· καὶ ἱκέτευε τὴν ἀλώπεκα ἐκ δευτέρου τι ποιῆσαι καὶ δόλῳ πάλιν ταύτην ἀγαγεῖν. Ἡ δὲ εἶπεν· « Χαλεπὸν καὶ δύσκολον ἐπιτάττεις ἐμοὶ πρᾶγμα, ἀλλ᾿ ὅμως ὑπουργήσω σοι. » Καὶ δὴ ὡς ἰχνευτὴς κύων ἐπηκολούθει, πλέκουσα πανουργίας· ποιμένας δὲ ἐπηρώτα εἰ εἶδον ἔλαφον ᾑμαγμένην. Οἱ δὲ ἔδειξαν ἐν τῇ ὕλῃ. Εὗρε δὲ αὐτὴν καταψυχομένην, καὶ ἔστη ἀναιδῶς. Ἡ δὲ ἔλαφος χολωθεῖσα καὶ φρίξασα τὴν χαίτην εἶπεν· « Ὦ κάθαρμα, ἀλλὰ οὐκέτι χειρώσῃ με· εἰ δὲ καὶ πλησιάσεις μοι, οὐ ζήσεις ἔτι. Ἄλλους ἀλωπέκιζε τοὺς ἀπείρους, ἄλλους ποίει βασιλεῖς καὶ ἐρέθιζε. » Ἡ δὲ εἶπεν· « Οὕτως ἄνανδρος εἶ καὶ δειλή; Οὕτως ἡμᾶς τοὺς φίλους ὑποπτεύεις; Ὁ μὲν λέων τοῦ ὠτὸς κρατήσας ἤμελλε συμβουλεύειν καὶ ἐντολάς σοι δοῦναι περὶ τῆς τηλικαύτης βασιλείας ὡς ἀποθνῄσκων· σὺ δὲ οὐδὲ κνίσμα χειρὸς ἀρρώστου ὑπέστης. Καὶ νῦν ὑπὲρ σὲ πλεῖον ἐκεῖνος θυμοῦται, καὶ βασιλέα τὸν λύκον θέλει ποιῆσαι· οἴμοι, πονηρὸν δεσπότην. Ἀλλ᾿ ἐλθὲ καὶ μηδὲν πτοηθῇς καὶ γενοῦ ὡς πρόβατον. Ὄμνυμι γάρ σοι εἰς τὰ φύλλα πάντα καὶ πηγὰς μηδὲν κακὸν παθεῖν παρὰ τοῦ λέοντος· ἐγὼ δὲ μόνῃ σοι δουλεύσω. » Οὕτως ἀπατήσασα τὴν δειλαίαν ἔπεισε δεύτερον ἐλθεῖν. Ἐπεὶ δὲ εἰς τὸ σπήλαιον εἰσῆλθεν, ὁ μὲν λέων δεῖπνον εἶχε, πάντα τὰ ὀστᾶ καὶ μυελοὺς καὶ ἔγκατα αὐτῆς καταπίνων. Ἡ δὲ ἀλώπηξ εἱστήκει ὁρῶσα· καρδίαν δὲ ἐκπεσοῦσαν ἁρπάζει λαθραίως, τοῦ κόπου κέρδος ταύτην φαγοῦσα. Ὁ δὲ λέων ἅπαντα ἐρευνήσας μόνην καρδίαν ἐπεζήτει. Ἀλώπηξ δὲ μηκόθεν σταθεῖσα ἔφη· « Αὕτη ἀληθῶς καρδίαν οὐκ εἶχεν· μὴ ἔτι ζήτει· ποίαν γὰρ καρδίαν αὕτη εἶχεν, ἥτις δὶς εἰς οἶκον καὶ χεῖρας λέοντος εἰσῆλθεν. »</text:span></text:span></text:p>
            <text:p text:style-name="P91"><text:span text:style-name="AncientGreek_3a__20_Ἀρχαία_20_ἑλληνικά"><text:span text:style-name="T9">Ὅτι ὁ τῆς φιλοδοξίας ἔρως τὸν ἀνθρώπινον νοῦν ἐπιθολοῖ καὶ τὰς τῶν κινδύνων συμφορὰς οὐ κατανοεῖ.</text:span></text:span></text:p>
          </table:table-cell>
          <table:table-cell table:style-name="Table1.A1" office:value-type="string">
            <text:p text:style-name="P123"/>
          </table:table-cell>
        </table:table-row>
      </table:table>
      <text:p text:style-name="Text_20_body"/>
      <table:table table:name="Table2" table:style-name="Table2">
        <table:table-column table:style-name="Table2.A"/>
        <table:table-column table:style-name="Table2.B"/>
        <text:soft-page-break/>
        <table:table-row table:style-name="Table2.1">
          <table:table-cell table:style-name="Table2.A1" office:value-type="string">
            <text:p text:style-name="P36"><text:span text:style-name="AncientGreek_3a__20_Ἀρχαία_20_ἑλληνικά"><text:span text:style-name="T1">200. Λέων καὶ ἄρκτος καὶ ἀλώπηξ.</text:span></text:span></text:p>
            <text:p text:style-name="P99"><text:span text:style-name="AncientGreek_3a__20_Ἀρχαία_20_ἑλληνικά"><text:span text:style-name="T9">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span></text:p>
            <text:p text:style-name="P36"><text:span text:style-name="AncientGreek_3a__20_Ἀρχαία_20_ἑλληνικά"><text:span text:style-name="T9">Ὁ λόγος δηλοῖ ὅτι εὐλόγως ἐκεῖνοι ἄχθονται οἳ τῶν ἰδίων πόνων τοὺς τυχόντας ὁρῶσι τὰς ἐπικαρπίας ἀποφερομένους.</text:span></text:span></text:p>
          </table:table-cell>
          <table:table-cell table:style-name="Table2.A1" office:value-type="string">
            <text:p text:style-name="P123"/>
          </table:table-cell>
        </table:table-row>
        <table:table-row table:style-name="Table2.1">
          <table:table-cell table:style-name="Table2.A2" office:value-type="string">
            <text:p text:style-name="P37"><text:span text:style-name="AncientGreek_3a__20_Ἀρχαία_20_ἑλληνικά"><text:span text:style-name="T1">201. Λέων καὶ βάτραχος.<text:line-break/></text:span></text:span><text:span text:style-name="AncientGreek_3a__20_Ἀρχαία_20_ἑλληνικά"><text:span text:style-name="T9">Λέων ἀκούσας βατράχου κεκραγότος ἐπεστράφη πρὸς</text:span></text:span></text:p>
            <text:p text:style-name="P99"><text:span text:style-name="AncientGreek_3a__20_Ἀρχαία_20_ἑλληνικά"><text:span text:style-name="T9">τὴν φωνήν, οἰόμενος μέγα τι ζῷον εἶναι. Προσμείνας δὲ μικρὸν χρόνον, ὡς ἐθεάσατο αὐτὸν ἀπὸ τῆς λίμνης ἐξελθόντα, προσελθὼν καταπάτησεν εἰπών· « Εἶτα τηλικοῦτος ὢν τηλικαῦτα βοᾷς; »</text:span></text:span></text:p>
            <text:p text:style-name="P99"><text:span text:style-name="AncientGreek_3a__20_Ἀρχαία_20_ἑλληνικά"><text:span text:style-name="T9">Πρὸς ἄνδρα γλωσσαλγίαν οὐδὲν πλέον τοῦ λαλεῖν δυνάμενον ὁ λόγος εὔκαιρος.</text:span></text:span></text:p>
          </table:table-cell>
          <table:table-cell table:style-name="Table2.A2" office:value-type="string">
            <text:p text:style-name="P123"/>
          </table:table-cell>
        </table:table-row>
        <table:table-row table:style-name="Table2.1">
          <table:table-cell table:style-name="Table2.A1" office:value-type="string">
            <text:p text:style-name="P66"><text:span text:style-name="AncientGreek_3a__20_Ἀρχαία_20_ἑλληνικά"><text:span text:style-name="T1">202. Λέων καὶ δελφίς.</text:span></text:span></text:p>
            <text:p text:style-name="P122"><text:span text:style-name="AncientGreek_3a__20_Ἀρχαία_20_ἑλληνικά"><text:span text:style-name="T9">Λέων ἐπί τινι αἰγιαλῷ πλαζόμενος, ὡς ἐθεάσατο δελφῖνα παρακύψαντα, [ ὡς ] ἐπὶ συμμαχίαν τοῦτον παρεκάλεσε λέγων ὅτι ἁρμόττει μάλιστα φίλους αὐτοὺς καὶ βοηθοὺς γενέσθαι· ὁ μὲν γὰρ τῶν θαλαττίων ζῴων, αὐτὸς δὲ τῶν χερσαίων βασιλεύει. Τοῦ δὲ ἀσμένως ἐπινεύσαντος, ὁ λέων ἐπὶ πολὺν χρόνον μάχην ἔχων πρὸς ταῦρον ἄγριον ἐπεκαλεῖτο τὸν δελφῖνα ἐπὶ βοήθειαν. Ὡς δὲ ἐκεῖνος καίπερ βουλόμενος ἐκβῆναι τῆς θαλάσσης οὐκ ἠδύνατο, ᾐτιᾶτο αὐτὸν ὁ λέων ὡς προδότην. Ὁ δὲ ὑποτυχὼν εἶπεν· « Ἀλλὰ μὴ ἐμὲ μέμφου, ἀλλὰ τὴν φύσιν, ἥτις με θαλάττιον ποιήσασα γῆς οὐκ ἐᾷ ἐπιβαίνειν. »</text:span></text:span></text:p>
            <text:p text:style-name="P122"><text:span text:style-name="AncientGreek_3a__20_Ἀρχαία_20_ἑλληνικά"><text:span text:style-name="T9">Οὕτως καὶ ἡμᾶς δεῖ φιλίαν σπενδομένους τοιούτους ἐπιλέγεσθαι συμμάχους οἳ ἐν κινδύνοις παρεῖναι ἡμῖν δύναν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6"><text:span text:style-name="AncientGreek_3a__20_Ἀρχαία_20_ἑλληνικά"><text:span text:style-name="T1">203. Λέων καὶ κάπρος.</text:span></text:span></text:p>
            <text:p text:style-name="P122"><text:span text:style-name="AncientGreek_3a__20_Ἀρχαία_20_ἑλληνικά"><text:span text:style-name="T9">Θέρους ἐν ὥρᾳ, ὅτε τὸ καῦμα δίψαν ἐμποιεῖ, εἰς μικρὰν πηγὴν λέων καὶ κάπρος ἦλθον πιεῖν. Ἤριζον δὲ τίς πρῶτος αὐτῶν πίῃ· ἐκ τούτου δὲ πρὸς φόνον ἀλλήλων διηγέρθησαν. Ἄφνω δὲ ἐπιστραφέντες πρὸς τὸ ἀναπνεῦσαι, εἶδον γῦπας ἐκδεχομένους ὃς ἂν αὐτῶν πέσῃ, τοῦτον καταφαγεῖν. Διὰ</text:span></text:span></text:p>
            <text:p text:style-name="P122"><text:span text:style-name="AncientGreek_3a__20_Ἀρχαία_20_ἑλληνικά"><text:span text:style-name="T9">τοῦτο λύσαντες τὴν ἔχθραν εἶπον· « Κρεῖσσόν ἐστιν ἡμᾶς φίλους γενέσθαι ἢ βρῶμα γυψὶ καὶ κόραξιν. »</text:span></text:span></text:p>
            <text:p text:style-name="P122"><text:span text:style-name="AncientGreek_3a__20_Ἀρχαία_20_ἑλληνικά"><text:span text:style-name="T9">Ὅτι τὰς πονηρὰς ἔριδας καὶ τὰς φιλονεικίας καλόν ἐστι διαλύειν, ἐπειδὴ πᾶσιν ἐπικίνδυνον τέλος ἄγουσιν.</text:span></text:span></text:p>
          </table:table-cell>
          <table:table-cell table:style-name="Table2.A1" office:value-type="string">
            <text:p text:style-name="P123"/>
          </table:table-cell>
        </table:table-row>
        <table:table-row table:style-name="Table2.1">
          <table:table-cell table:style-name="Table2.A1" office:value-type="string">
            <text:p text:style-name="P38"><text:span text:style-name="AncientGreek_3a__20_Ἀρχαία_20_ἑλληνικά"><text:span text:style-name="T1">204. Λέων καὶ λαγωός.</text:span></text:span></text:p>
            <text:p text:style-name="P100"><text:span text:style-name="AncientGreek_3a__20_Ἀρχαία_20_ἑλληνικά"><text:span text:style-name="T9">Λέων περιτυχὼν λαγωῷ κοιμωμένῳ, τοῦτον ἔμελλε καταφαγεῖν· μεταξὺ δὲ θεασάμενος ἔλαφον παριοῦσαν, ἀφεὶς τὸν λαγωόν, ἐκείνην ἐδίωκεν. Ὁ μὲν οὖν παρὰ τὸν ψόφον ἐξαναστὰς ἔφυγεν. Ὁ δὲ λέων ἐπὶ πολὺ διώξας τὴν ἔλαφον, ἐπειδὴ καταλαβεῖν οὐκ ἠδυνήθη, ἐπανῆλθεν ἐπὶ τὸν λαγωόν· εὑρὼν δὲ καὶ αὐτὸν πεφευγότα ἔφη· « Ἀλλ᾿ ἐγὼ δίκαια πέπονθα, ὅτι ἀφεὶς τὴν ἐν χερσὶ βοράν, ἐλπίδα μείζονα προέκρινα. »</text:span></text:span></text:p>
            <text:p text:style-name="P100"><text:span text:style-name="AncientGreek_3a__20_Ἀρχαία_20_ἑλληνικά"><text:span text:style-name="T9">Οὕτως ἔνιοι τῶν ἀνθρώπων μετρίοις κέρδεσι μὴ ἀρκούμενοι, μείζονας δὲ ἐλπίδας διώκοντες λανθάνουσι καὶ τὰ ἐν χερσὶ προϊέμενο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21"><text:span text:style-name="AncientGreek_3a__20_Ἀρχαία_20_ἑλληνικά"><text:span text:style-name="T1">205. Λέων καὶ λύκος καὶ ἀλώπηξ.</text:span></text:span></text:p>
            <text:p text:style-name="P85"><text:span text:style-name="AncientGreek_3a__20_Ἀρχαία_20_ἑλληνικά"><text:span text:style-name="T9">Λέων γηράσας ἐνόσει κατακεκλιμένος ἐν ἄντρῳ. Παρῆσαν δ᾿ ἐπισκεψόμενα τὸν βασιλέα, πλὴν ἀλώπεκος, τἄλλα τῶν ζῴων. Ὁ τοίνυν λύκος λαβόν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span></text:p>
            <text:p text:style-name="P85"><text:span text:style-name="AncientGreek_3a__20_Ἀρχαία_20_ἑλληνικά"><text:span text:style-name="T9">Ὁ μῦθος δηλοῖ ὅτι ὁ καθ᾿ ἑτέρου μηχανώμενος καθ᾿ ἑαυτοῦ τὴν μηχανὴν περιτρέπει.</text:span></text:span></text:p>
          </table:table-cell>
          <table:table-cell table:style-name="Table2.A1" office:value-type="string">
            <text:p text:style-name="P123"/>
          </table:table-cell>
        </table:table-row>
        <table:table-row table:style-name="Table2.1">
          <table:table-cell table:style-name="Table2.A1" office:value-type="string">
            <text:p text:style-name="P39"><text:span text:style-name="AncientGreek_3a__20_Ἀρχαία_20_ἑλληνικά"><text:span text:style-name="T1">206. Λέων καὶ μῦς <text:s/>ἀντευεργέτης .<text:line-break/></text:span></text:span><text:span text:style-name="AncientGreek_3a__20_Ἀρχαία_20_ἑλληνικά"><text:span text:style-name="T9">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span></text:p>
            <text:p text:style-name="P101"><text:span text:style-name="AncientGreek_3a__20_Ἀρχαία_20_ἑλληνικά"><text:span text:style-name="T9">Ὁ λόγος δηλοῖ ὅτι καιρῶν μεταβολαῖς οἱ σφόδρα δυνατοὶ τῶν ἀσθενεστέρων ἐνδεεῖς γίνον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6"><text:span text:style-name="AncientGreek_3a__20_Ἀρχαία_20_ἑλληνικά"><text:span text:style-name="T1">207. Λέων καὶ ὄναγρος.</text:span></text:span></text:p>
            <text:p text:style-name="P122"><text:span text:style-name="AncientGreek_3a__20_Ἀρχαία_20_ἑλληνικά"><text:span text:style-name="T9">Θῆρας ἐθήρευον λέων καὶ ὄναγρος, ὁ μὲν λέων διὰ τῆς δυνάμεως ὁ δὲ ὄναγρος διὰ τῆς ἐν ποσὶ ταχύτητος. Ἐπεὶ δὲ ζῷά τινα ἐθήρευσαν, ὁ λέων μερίζει καὶ τίθησι τρεῖς μοίρας, καί· « Τὴν μὲν μίαν, εἶπεν, λήψομαι ὡς πρῶτος· βασιλεὺς γάρ εἰμι· τὴν δὲ δευτέραν, ὡς ἐξ ἰσοῦ κοινωνός· ἡ δὲ τρίτη μοῖρα αὕτη κακὸν μέγα σοι ποιήσει, εἰ μὴ θελήσεις φυγεῖν. »</text:span></text:span></text:p>
            <text:p text:style-name="P122"><text:span text:style-name="AncientGreek_3a__20_Ἀρχαία_20_ἑλληνικά"><text:span text:style-name="T9">Ὅτι καλὸν ἑαυτὸν μετρεῖν ἐν πᾶσι κατὰ τὴν ἑαυτοῦ ἰσχὺν καὶ δυνατωτέροις ἑαυτοῦ μὴ συνάπτειν μηδὲ κοινωνεῖ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08. Λέων καὶ ὄνος <text:s/>ὁμοῦ θηρεύοντες .<text:line-break/></text:span></text:span><text:span text:style-name="AncientGreek_3a__20_Ἀρχαία_20_ἑλληνικά"><text:span text:style-name="T9">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span></text:p>
            <text:p text:style-name="P122"><text:span text:style-name="AncientGreek_3a__20_Ἀρχαία_20_ἑλληνικά"><text:span text:style-name="T9">Οὕτως οἱ παρὰ τοῖς εἰδόσιν ἀλαζονευόμενοι εἰκότως γέλωτα ὀφλισκάνουσι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09. Λέων καὶ ὄνος καὶ ἄλωπηξ.<text:line-break/></text:span></text:span><text:span text:style-name="AncientGreek_3a__20_Ἀρχαία_20_ἑλληνικά"><text:span text:style-name="T9">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span></text:p>
            <text:p text:style-name="P122"><text:span text:style-name="AncientGreek_3a__20_Ἀρχαία_20_ἑλληνικά"><text:span text:style-name="T9">Ὁ λόγος δηλοῖ ὅτι σωφρονισμὸς γίνεται τοῖς ἀνθρώποις τὰ τῶν πέλας δυστυχήματα.</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10. Λέων καὶ Προμηθεὺς καὶ ἐλέφας.<text:line-break/></text:span></text:span><text:span text:style-name="AncientGreek_3a__20_Ἀρχαία_20_ἑλληνικά"><text:span text:style-name="T9">Λέων κατεμέμφετο Προμηθέα πολλάκις ὅτι μέγαν αὐτὸν ἔπλασε καὶ καλόν, καὶ τὴν μὲν γένυν ὥπλισε τοῖς ὀδοῦσι, τοὺς δὲ πόδας ἐκράτυνε τοῖς ὄνυξιν, ἐποίησέ τε τῶν ἄλλων θηρίων δυνατώτερον. « ὁ δὲ τοιοῦτος, ἔφασκε, τὸν ἀλεκτρυόνα φοβοῦμαι. » Καὶ ὁ Προμηθεὺς ἔφη· « Τί με μάτην αἰτιᾷ; τὰ γὰρ ἐμὰ πάντα ἔχεις ὅσα πλάττειν ἐδυνάμην· ἡ δέ σου ψυχὴ πρὸς τοῦτο μόνον μαλακίζεται. » Ἔκλαιεν οὖν ἑαυτὸν ὁ λέων καὶ τῆς δειλίας κατεμέμφετο καὶ τέλος ἀποθανεῖν ἤθελεν. Οὕτω δὲ γνώμης ἔχων ἐλέφαντι περιτυγχάνει, καὶ προσαγορεύσας εἱστήκει διαλεγόμενος, καὶ ὁρῶν διαπαντὸς τὰ ὦτα κινοῦντα· « Τί πάσχεις; ἔφη, καὶ τί ποτε οὐδὲ μικρὸν ἀτρεμεῖ σου τὸ οὖς; » Καὶ ὁ ἐλέφας, κατὰ τυχὴν περιπτάντος αὐτῷ κώνωπος· « Ὁρᾷς, ἔφη, τοῦτο τὸ βραχύ, τὸ βομβοῦν; ἢν εἰσδύνῃ μου &lt;τῇ&gt; τῆς ἀκοῆς ὁδῷ, τέθνηκα. » Καὶ ὁ λέων· « Τί οὖν ἔτι ἀποθνῄσκειν, ἔφη, με δεῖ τοσοῦτον ὄντα καὶ ἐλέφαντος εὐτυχέστερον ὅσῳ κρείττων κώνωπος ὁ ἀλεκτρυών; »</text:span></text:span></text:p>
            <text:p text:style-name="P122"><text:span text:style-name="AncientGreek_3a__20_Ἀρχαία_20_ἑλληνικά"><text:span text:style-name="T9">Ὁρᾷς ὅσον ἰσχύος ὁ κώνωψ ἔχει, ὡς καὶ ἐλέφαντα φοβεῖ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11. Λέων καὶ ταῦρος.<text:line-break/></text:span></text:span><text:span text:style-name="AncientGreek_3a__20_Ἀρχαία_20_ἑλληνικά"><text:span text:style-name="T9">Λέων ταύρῳ παμμεγέθει ἐπιβουλεύων ἐβουλήθη δόλῳ αὐτοῦ περιγενέσθαι. 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span></text:p>
            <text:p text:style-name="P122"><text:span text:style-name="AncientGreek_3a__20_Ἀρχαία_20_ἑλληνικά"><text:span text:style-name="T9">Ὁ λόγος δηλοῖ ὅτι τοὺς φρονίμους τῶν ἀνθρώπων αἱ τῶν πονηρῶν τέχναι οὐ λανθάνουσι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12. Λέων <text:s/>λυσσῶν <text:s/>καὶ ἔλαφος.<text:line-break/></text:span></text:span><text:span text:style-name="AncientGreek_3a__20_Ἀρχαία_20_ἑλληνικά"><text:span text:style-name="T9">Λέων ἐλύσσα. Τοῦτον δὲ ἔλαφος ἐξ ὕλης ἰδὼν εἶπεν· « Οὐαὶ ἡμῖν τοῖς ταλαιπώροις· τί γὰρ μαινόμενος οὗτος οὐχὶ ποιήσει, ὃς καὶ σωφρονῶν οὐκ ἦν ἡμῖν φορητός; »</text:span></text:span></text:p>
            <text:p text:style-name="P122"><text:span text:style-name="AncientGreek_3a__20_Ἀρχαία_20_ἑλληνικά"><text:span text:style-name="T9">Ὅτι τοὺς θυμώδεις ἄνδρας καὶ ἀδικεῖν εἰθισμένους πάντες φευγέτωσαν ἀρχὴν λαβόντας καὶ δυναστεύσαντας.</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13. Λέων <text:s/>μῦν φοβηθεὶς <text:s/>καὶ ἀλώπηξ.<text:line-break/></text:span></text:span><text:span text:style-name="AncientGreek_3a__20_Ἀρχαία_20_ἑλληνικά"><text:span text:style-name="T9">Λέοντος κοιμωμένου μῦς τὸ σῶμα διέδραμεν. Ὁ δὲ ἐξαναστὰς πανταχόθεν περιειλίττετο ζητῶν τὸν προσεληλυθότα. Ἀλώπηξ δὲ αὐτὸν θεασαμένη ὠνείδιζεν, εἰ λέων ὢν μῦν ηὐλαβήθη. Καὶ ὃς ἀπεκρίνατο· « Οὐ τὸν μῦν ἐφοβήθην, ἐθαύμασα δὲ εἴ τις λέοντος κοιμωμένου τὸ σῶμα ἐπιδραμεῖν ἐτόλμησεν. »</text:span></text:span></text:p>
            <text:p text:style-name="P122"><text:span text:style-name="AncientGreek_3a__20_Ἀρχαία_20_ἑλληνικά"><text:span text:style-name="T9">Ὁ λόγος διδάσκει τοὺς φρονίμους τῶν ἀνθρώπων μηδὲ τῶν μετρίων πραγμάτων καταφρονεῖν.</text:span></text:span></text:p>
          </table:table-cell>
          <table:table-cell table:style-name="Table2.A1" office:value-type="string">
            <text:p text:style-name="P123"/>
          </table:table-cell>
        </table:table-row>
        <table:table-row table:style-name="Table2.1">
          <table:table-cell table:style-name="Table2.A1" office:value-type="string">
            <text:p text:style-name="P40"><text:span text:style-name="AncientGreek_3a__20_Ἀρχαία_20_ἑλληνικά"><text:span text:style-name="T1">214. Λῃστὴς καὶ συκάμινος.<text:line-break/></text:span></text:span><text:span text:style-name="AncientGreek_3a__20_Ἀρχαία_20_ἑλληνικά"><text:span text:style-name="T9">Λῃστὴς ἐν ὁδῷ τινα ἀποκτείνας, ἐπειδὴ ὑπὸ τῶν παρατυχόντων ἐδιώκετο, καταλιπὼν αὐτὸν ᾑμαγμένον, ἔφευγε. Τῶν δὲ ἀντικρὺς ὁδευόντων πυνθανομένων αὐτοῦ τίνι μεμολυσμένας ἔχει τὰς χεῖρας, ἔλεγεν ἀπὸ συκαμίνου νεωστὶ καταβεβηκέναι. Καὶ ὡς ταῦτα ἔλεγεν, οἱ διώκοντες αὐτὸν ἐπελθόντες καὶ συλλαβόντες ἀπό τινος συκαμίνου ἀνεσταύρωσαν. Ἡ δὲ ἔφη πρὸς αὐτόν· « Ἀλλ᾿ ἔγωγε οὐκ ἄχθομαι πρὸς τὸν σὸν θάνατον ὑπηρετοῦσα· καὶ γὰρ ὃν αὐτὸς φόνον ἀπειργάσω, τοῦτον εἰς ἐμὲ ἀπεμάττου. »</text:span></text:span></text:p>
            <text:p text:style-name="P97"><text:span text:style-name="AncientGreek_3a__20_Ἀρχαία_20_ἑλληνικά"><text:span text:style-name="T9">Οὕτω πολλάκις καὶ οἱ φύσει χρηστοί, ὅταν ὑπ᾿ ἐνίων ὡς φαῦλοι διαβάλλωνται, κατ᾿ αὐτῶν πονηρεύεσθαι οὐκ ὀκνοῦσι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15. Λύκοι καὶ κύνες <text:s/>ἀλλήλοις πολεμοῦντες .<text:line-break/></text:span></text:span><text:span text:style-name="AncientGreek_3a__20_Ἀρχαία_20_ἑλληνικά"><text:span text:style-name="T9">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span></text:p>
            <text:p text:style-name="P122"><text:span text:style-name="AncientGreek_3a__20_Ἀρχαία_20_ἑλληνικά"><text:span text:style-name="T9">Ὅτι ἐν μιᾷ βουλῇ καὶ γνώμῃ πάντων τῶν στρατευμάτων ὄντων κατὰ τῶν ἐναντίων νίκην ποιοῦνται.</text:span></text:span></text:p>
            <text:p text:style-name="P156"><text:span text:style-name="AncientGreek_3a__20_Ἀρχαία_20_ἑλληνικά"><text:span text:style-name="T9"/></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16. Λύκοι καὶ κύνες <text:s/>πρὸς αὐτοὺς καταλλαγέντες .<text:line-break/></text:span></text:span><text:span text:style-name="AncientGreek_3a__20_Ἀρχαία_20_ἑλληνικά"><text:span text:style-name="T9">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span></text:p>
            <text:p text:style-name="P122"><text:span text:style-name="AncientGreek_3a__20_Ἀρχαία_20_ἑλληνικά"><text:span text:style-name="T9">Ὅτι οἱ τὰς ἑαυτῶν πατρίδας προδιδόντες τοιούτους μισθοὺς λαμβάνουσ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17. Λύκοι καὶ πρόβατα.<text:line-break/></text:span></text:span><text:span text:style-name="AncientGreek_3a__20_Ἀρχαία_20_ἑλληνικά"><text:span text:style-name="T9">Λύκοι ἐπιβουλεύοντες ποίμνῃ προβάτων, ἐπειδὴ οὐκ ἠδύναντο αὐτῶν περιγενέσθαι διὰ τοὺς φυλάττοντας αὐτὰ κύνας, ἔγνωσαν δεῖν διὰ δόλου τοῦτο πρᾶξαι. Καὶ πέμψαντες πρέσβεις ἐξῄτουν παρ᾿ αὐτῶν τοὺς κύνας, λέγοντες ὡς ἐκεῖνοι τῆς ἔχθρας αἴτιοί εἰσιν, καί, εἰ ἐγχειρίσουσιν αὐτούς, εἰρήνη μεταξὺ αὐτῶν γενήσεται. Τὰ δὲ πρόβατα μὴ προϊδόμενα τὸ μέλλον ἐξέδωκαν αὐτούς, καὶ οἱ λύκοι περιγενόμενοι ἐκείνων ῥᾳδίως καὶ τὴν ποίμνην ἀφύλακτον οὖσαν διέφθειραν.</text:span></text:span></text:p>
            <text:p text:style-name="P122"><text:span text:style-name="AncientGreek_3a__20_Ἀρχαία_20_ἑλληνικά"><text:span text:style-name="T9">Οὗτω καὶ τῶν πόλεων αἱ τοὺς δημαγωγοὺς ῥᾳδίως προδιδοῦσαι λανθάνουσι καὶ αὐταὶ ταχέως πολεμίοις χειρούμεναι. .</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18. Λύκοι καὶ πρόβατα καὶ κριός.<text:line-break/></text:span></text:span><text:span text:style-name="AncientGreek_3a__20_Ἀρχαία_20_ἑλληνικά"><text:span text:style-name="T9">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span></text:p>
            <text:p text:style-name="P122"><text:span text:style-name="AncientGreek_3a__20_Ἀρχαία_20_ἑλληνικά"><text:span text:style-name="T9">Ὅτι οὐ δεῖ τινα ἀσφαλείας τῆς ἑαυτοῦ γυμνωθῆναι, τοῖς ἀκαταλλάκτοις ἐχθροῖς δι᾿ ὅρκων πεισθέντα</text:span></text:span></text:p>
          </table:table-cell>
          <table:table-cell table:style-name="Table2.A1" office:value-type="string">
            <text:p text:style-name="P123"/>
          </table:table-cell>
        </table:table-row>
        <table:table-row table:style-name="Table2.1">
          <table:table-cell table:style-name="Table2.A1" office:value-type="string">
            <text:p text:style-name="P41"><text:span text:style-name="AncientGreek_3a__20_Ἀρχαία_20_ἑλληνικά"><text:span text:style-name="T1">219. Λύκος διὰ τὴν ἑαυτοῦ σκιὰν γαυρωθεὶς καὶ λέων.<text:line-break/></text:span></text:span><text:span text:style-name="AncientGreek_3a__20_Ἀρχαία_20_ἑλληνικά"><text:span text:style-name="T9">Λύκος πλανώμενος &lt;ποτ᾿&gt; ἐν ἐρήμοις τόποις,</text:span></text:span></text:p>
            <text:p text:style-name="P102"><text:span text:style-name="AncientGreek_3a__20_Ἀρχαία_20_ἑλληνικά"><text:span text:style-name="T9">κλίνοντος ἤδη πρὸς δύσιν Ὑπερίονος,</text:span></text:span></text:p>
            <text:p text:style-name="P102"><text:span text:style-name="AncientGreek_3a__20_Ἀρχαία_20_ἑλληνικά"><text:span text:style-name="T9">δολιχὴν ἑαυτοῦ τὴν σκιὰν ἰδὼν ἔφη·</text:span></text:span></text:p>
            <text:p text:style-name="P102"><text:span text:style-name="AncientGreek_3a__20_Ἀρχαία_20_ἑλληνικά"><text:span text:style-name="T9">« Λέοντ᾿ ἐγὼ δέδοικα, τηλικοῦτος ὤν;</text:span></text:span></text:p>
            <text:p text:style-name="P102"><text:span text:style-name="AncientGreek_3a__20_Ἀρχαία_20_ἑλληνικά"><text:span text:style-name="T9">πλέθρου τ᾿ ἔχων τὸ μῆκος, οὐ θηρῶν ἁπλῶς</text:span></text:span></text:p>
            <text:p text:style-name="P102"><text:span text:style-name="AncientGreek_3a__20_Ἀρχαία_20_ἑλληνικά"><text:span text:style-name="T9">πάντων δυνάστης ἀθρόων γενήσομαι; »</text:span></text:span></text:p>
            <text:p text:style-name="P102"><text:span text:style-name="AncientGreek_3a__20_Ἀρχαία_20_ἑλληνικά"><text:span text:style-name="T9">Λύκον δὲ γαυρωθέντα καρτερὸς λέων</text:span></text:span></text:p>
            <text:p text:style-name="P102"><text:span text:style-name="AncientGreek_3a__20_Ἀρχαία_20_ἑλληνικά"><text:span text:style-name="T9">ἑλὼν κατήσθι᾿· ὁ δ᾿ ἐβόησε μετανοῶν·</text:span></text:span></text:p>
            <text:p text:style-name="P102"><text:span text:style-name="AncientGreek_3a__20_Ἀρχαία_20_ἑλληνικά"><text:span text:style-name="T9">« Οἴησις ἡμῖν πημάτων παραιτία. »</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3">220.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αἴξ</text:span></text:span><text:span text:style-name="AncientGreek_3a__20_Ἀρχαία_20_ἑλληνικά"><text:span text:style-name="T3">.<text:line-break/></text:span></text:span><text:span text:style-name="AncientGreek_3a__20_Ἀρχαία_20_ἑλληνικά"><text:span text:style-name="T9">Λύκος</text:span></text:span><text:span text:style-name="AncientGreek_3a__20_Ἀρχαία_20_ἑλληνικά"><text:span text:style-name="T10"> </text:span></text:span><text:span text:style-name="AncientGreek_3a__20_Ἀρχαία_20_ἑλληνικά"><text:span text:style-name="T9">θεασάμενος</text:span></text:span><text:span text:style-name="AncientGreek_3a__20_Ἀρχαία_20_ἑλληνικά"><text:span text:style-name="T10"> </text:span></text:span><text:span text:style-name="AncientGreek_3a__20_Ἀρχαία_20_ἑλληνικά"><text:span text:style-name="T9">αἶγα</text:span></text:span><text:span text:style-name="AncientGreek_3a__20_Ἀρχαία_20_ἑλληνικά"><text:span text:style-name="T10"> </text:span></text:span><text:span text:style-name="AncientGreek_3a__20_Ἀρχαία_20_ἑλληνικά"><text:span text:style-name="T9">ἐπί</text:span></text:span><text:span text:style-name="AncientGreek_3a__20_Ἀρχαία_20_ἑλληνικά"><text:span text:style-name="T10"> </text:span></text:span><text:span text:style-name="AncientGreek_3a__20_Ἀρχαία_20_ἑλληνικά"><text:span text:style-name="T9">τινος</text:span></text:span><text:span text:style-name="AncientGreek_3a__20_Ἀρχαία_20_ἑλληνικά"><text:span text:style-name="T10"> </text:span></text:span><text:span text:style-name="AncientGreek_3a__20_Ἀρχαία_20_ἑλληνικά"><text:span text:style-name="T9">κρημνώδους</text:span></text:span><text:span text:style-name="AncientGreek_3a__20_Ἀρχαία_20_ἑλληνικά"><text:span text:style-name="T10"> </text:span></text:span><text:span text:style-name="AncientGreek_3a__20_Ἀρχαία_20_ἑλληνικά"><text:span text:style-name="T9">ἄντρου</text:span></text:span><text:span text:style-name="AncientGreek_3a__20_Ἀρχαία_20_ἑλληνικά"><text:span text:style-name="T10"> </text:span></text:span><text:span text:style-name="AncientGreek_3a__20_Ἀρχαία_20_ἑλληνικά"><text:span text:style-name="T9">νεμομένην</text:span></text:span><text:span text:style-name="AncientGreek_3a__20_Ἀρχαία_20_ἑλληνικά"><text:span text:style-name="T10">, </text:span></text:span><text:span text:style-name="AncientGreek_3a__20_Ἀρχαία_20_ἑλληνικά"><text:span text:style-name="T9">ἐπειδὴ</text:span></text:span><text:span text:style-name="AncientGreek_3a__20_Ἀρχαία_20_ἑλληνικά"><text:span text:style-name="T10"> </text:span></text:span><text:span text:style-name="AncientGreek_3a__20_Ἀρχαία_20_ἑλληνικά"><text:span text:style-name="T9">οὐκ</text:span></text:span><text:span text:style-name="AncientGreek_3a__20_Ἀρχαία_20_ἑλληνικά"><text:span text:style-name="T10"> </text:span></text:span><text:span text:style-name="AncientGreek_3a__20_Ἀρχαία_20_ἑλληνικά"><text:span text:style-name="T9">ἠδύνατο</text:span></text:span><text:span text:style-name="AncientGreek_3a__20_Ἀρχαία_20_ἑλληνικά"><text:span text:style-name="T10"> </text:span></text:span><text:span text:style-name="AncientGreek_3a__20_Ἀρχαία_20_ἑλληνικά"><text:span text:style-name="T9">αὐτῆς</text:span></text:span><text:span text:style-name="AncientGreek_3a__20_Ἀρχαία_20_ἑλληνικά"><text:span text:style-name="T10"> </text:span></text:span><text:span text:style-name="AncientGreek_3a__20_Ἀρχαία_20_ἑλληνικά"><text:span text:style-name="T9">ἐφικέσθαι</text:span></text:span><text:span text:style-name="AncientGreek_3a__20_Ἀρχαία_20_ἑλληνικά"><text:span text:style-name="T10">, </text:span></text:span><text:span text:style-name="AncientGreek_3a__20_Ἀρχαία_20_ἑλληνικά"><text:span text:style-name="T9">κατωτέρω</text:span></text:span><text:span text:style-name="AncientGreek_3a__20_Ἀρχαία_20_ἑλληνικά"><text:span text:style-name="T10"> </text:span></text:span><text:span text:style-name="AncientGreek_3a__20_Ἀρχαία_20_ἑλληνικά"><text:span text:style-name="T9">παρῄνει</text:span></text:span><text:span text:style-name="AncientGreek_3a__20_Ἀρχαία_20_ἑλληνικά"><text:span text:style-name="T10"> </text:span></text:span><text:span text:style-name="AncientGreek_3a__20_Ἀρχαία_20_ἑλληνικά"><text:span text:style-name="T9">αὐτῇ</text:span></text:span><text:span text:style-name="AncientGreek_3a__20_Ἀρχαία_20_ἑλληνικά"><text:span text:style-name="T10"> </text:span></text:span><text:span text:style-name="AncientGreek_3a__20_Ἀρχαία_20_ἑλληνικά"><text:span text:style-name="T9">καταβῆναι</text:span></text:span><text:span text:style-name="AncientGreek_3a__20_Ἀρχαία_20_ἑλληνικά"><text:span text:style-name="T10">, </text:span></text:span><text:span text:style-name="AncientGreek_3a__20_Ἀρχαία_20_ἑλληνικά"><text:span text:style-name="T9">μὴ</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πέσῃ</text:span></text:span><text:span text:style-name="AncientGreek_3a__20_Ἀρχαία_20_ἑλληνικά"><text:span text:style-name="T10"> </text:span></text:span><text:span text:style-name="AncientGreek_3a__20_Ἀρχαία_20_ἑλληνικά"><text:span text:style-name="T9">λαθοῦσα</text:span></text:span><text:span text:style-name="AncientGreek_3a__20_Ἀρχαία_20_ἑλληνικά"><text:span text:style-name="T10">, </text:span></text:span><text:span text:style-name="AncientGreek_3a__20_Ἀρχαία_20_ἑλληνικά"><text:span text:style-name="T9">λέγων</text:span></text:span><text:span text:style-name="AncientGreek_3a__20_Ἀρχαία_20_ἑλληνικά"><text:span text:style-name="T10"> </text:span></text:span><text:span text:style-name="AncientGreek_3a__20_Ἀρχαία_20_ἑλληνικά"><text:span text:style-name="T9">ὡς</text:span></text:span><text:span text:style-name="AncientGreek_3a__20_Ἀρχαία_20_ἑλληνικά"><text:span text:style-name="T10"> </text:span></text:span><text:span text:style-name="AncientGreek_3a__20_Ἀρχαία_20_ἑλληνικά"><text:span text:style-name="T9">ἀμείνων</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παρ᾿</text:span></text:span><text:span text:style-name="AncientGreek_3a__20_Ἀρχαία_20_ἑλληνικά"><text:span text:style-name="T10"> </text:span></text:span><text:span text:style-name="AncientGreek_3a__20_Ἀρχαία_20_ἑλληνικά"><text:span text:style-name="T9">αὐτῷ</text:span></text:span><text:span text:style-name="AncientGreek_3a__20_Ἀρχαία_20_ἑλληνικά"><text:span text:style-name="T10"> </text:span></text:span><text:span text:style-name="AncientGreek_3a__20_Ἀρχαία_20_ἑλληνικά"><text:span text:style-name="T9">λειμών</text:span></text:span><text:span text:style-name="AncientGreek_3a__20_Ἀρχαία_20_ἑλληνικά"><text:span text:style-name="T10"> </text:span></text:span><text:span text:style-name="AncientGreek_3a__20_Ἀρχαία_20_ἑλληνικά"><text:span text:style-name="T9">ἐστι</text:span></text:span><text:span text:style-name="AncientGreek_3a__20_Ἀρχαία_20_ἑλληνικά"><text:span text:style-name="T10">, </text:span></text:span><text:span text:style-name="AncientGreek_3a__20_Ἀρχαία_20_ἑλληνικά"><text:span text:style-name="T9">ἐπεὶ</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ἡ</text:span></text:span><text:span text:style-name="AncientGreek_3a__20_Ἀρχαία_20_ἑλληνικά"><text:span text:style-name="T10"> </text:span></text:span><text:span text:style-name="AncientGreek_3a__20_Ἀρχαία_20_ἑλληνικά"><text:span text:style-name="T9">πόα</text:span></text:span><text:span text:style-name="AncientGreek_3a__20_Ἀρχαία_20_ἑλληνικά"><text:span text:style-name="T10"> </text:span></text:span><text:span text:style-name="AncientGreek_3a__20_Ἀρχαία_20_ἑλληνικά"><text:span text:style-name="T9">σφόδρα</text:span></text:span><text:span text:style-name="AncientGreek_3a__20_Ἀρχαία_20_ἑλληνικά"><text:span text:style-name="T10"> </text:span></text:span><text:span text:style-name="AncientGreek_3a__20_Ἀρχαία_20_ἑλληνικά"><text:span text:style-name="T9">εὐανθής</text:span></text:span><text:span text:style-name="AncientGreek_3a__20_Ἀρχαία_20_ἑλληνικά"><text:span text:style-name="T10">. </text:span></text:span><text:span text:style-name="AncientGreek_3a__20_Ἀρχαία_20_ἑλληνικά"><text:span text:style-name="T9">Ἡ</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ἀπεκρίνατο</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αὐτόν</text:span></text:span><text:span text:style-name="AncientGreek_3a__20_Ἀρχαία_20_ἑλληνικά"><text:span text:style-name="T10">· « </text:span></text:span><text:span text:style-name="AncientGreek_3a__20_Ἀρχαία_20_ἑλληνικά"><text:span text:style-name="T9">Ἀλλ᾿</text:span></text:span><text:span text:style-name="AncientGreek_3a__20_Ἀρχαία_20_ἑλληνικά"><text:span text:style-name="T10"> </text:span></text:span><text:span text:style-name="AncientGreek_3a__20_Ἀρχαία_20_ἑλληνικά"><text:span text:style-name="T9">οὐκ</text:span></text:span><text:span text:style-name="AncientGreek_3a__20_Ἀρχαία_20_ἑλληνικά"><text:span text:style-name="T10"> </text:span></text:span><text:span text:style-name="AncientGreek_3a__20_Ἀρχαία_20_ἑλληνικά"><text:span text:style-name="T9">ἐμὲ</text:span></text:span><text:span text:style-name="AncientGreek_3a__20_Ἀρχαία_20_ἑλληνικά"><text:span text:style-name="T10"> </text:span></text:span><text:span text:style-name="AncientGreek_3a__20_Ἀρχαία_20_ἑλληνικά"><text:span text:style-name="T9">ἐπὶ</text:span></text:span><text:span text:style-name="AncientGreek_3a__20_Ἀρχαία_20_ἑλληνικά"><text:span text:style-name="T10"> </text:span></text:span><text:span text:style-name="AncientGreek_3a__20_Ἀρχαία_20_ἑλληνικά"><text:span text:style-name="T9">νομὴν</text:span></text:span><text:span text:style-name="AncientGreek_3a__20_Ἀρχαία_20_ἑλληνικά"><text:span text:style-name="T10"> </text:span></text:span><text:span text:style-name="AncientGreek_3a__20_Ἀρχαία_20_ἑλληνικά"><text:span text:style-name="T9">καλεῖς</text:span></text:span><text:span text:style-name="AncientGreek_3a__20_Ἀρχαία_20_ἑλληνικά"><text:span text:style-name="T10">, </text:span></text:span><text:span text:style-name="AncientGreek_3a__20_Ἀρχαία_20_ἑλληνικά"><text:span text:style-name="T9">αὐτὸς</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τροφῆς</text:span></text:span><text:span text:style-name="AncientGreek_3a__20_Ἀρχαία_20_ἑλληνικά"><text:span text:style-name="T10"> </text:span></text:span><text:span text:style-name="AncientGreek_3a__20_Ἀρχαία_20_ἑλληνικά"><text:span text:style-name="T9">ἀπορεῖς</text:span></text:span><text:span text:style-name="AncientGreek_3a__20_Ἀρχαία_20_ἑλληνικά"><text:span text:style-name="T10">. »</text:span></text:span></text:p>
            <text:p text:style-name="P122"><text:span text:style-name="AncientGreek_3a__20_Ἀρχαία_20_ἑλληνικά"><text:span text:style-name="T9">Οὕτω</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ἀνθρώπων</text:span></text:span><text:span text:style-name="AncientGreek_3a__20_Ἀρχαία_20_ἑλληνικά"><text:span text:style-name="T10"> </text:span></text:span><text:span text:style-name="AncientGreek_3a__20_Ἀρχαία_20_ἑλληνικά"><text:span text:style-name="T9">οἱ</text:span></text:span><text:span text:style-name="AncientGreek_3a__20_Ἀρχαία_20_ἑλληνικά"><text:span text:style-name="T10"> </text:span></text:span><text:span text:style-name="AncientGreek_3a__20_Ἀρχαία_20_ἑλληνικά"><text:span text:style-name="T9">κακοῦργοι</text:span></text:span><text:span text:style-name="AncientGreek_3a__20_Ἀρχαία_20_ἑλληνικά"><text:span text:style-name="T10">, </text:span></text:span><text:span text:style-name="AncientGreek_3a__20_Ἀρχαία_20_ἑλληνικά"><text:span text:style-name="T9">ὅταν</text:span></text:span><text:span text:style-name="AncientGreek_3a__20_Ἀρχαία_20_ἑλληνικά"><text:span text:style-name="T10"> </text:span></text:span><text:span text:style-name="AncientGreek_3a__20_Ἀρχαία_20_ἑλληνικά"><text:span text:style-name="T9">παρὰ</text:span></text:span><text:span text:style-name="AncientGreek_3a__20_Ἀρχαία_20_ἑλληνικά"><text:span text:style-name="T10"> </text:span></text:span><text:span text:style-name="AncientGreek_3a__20_Ἀρχαία_20_ἑλληνικά"><text:span text:style-name="T9">τοῖς</text:span></text:span><text:span text:style-name="AncientGreek_3a__20_Ἀρχαία_20_ἑλληνικά"><text:span text:style-name="T10"> </text:span></text:span><text:span text:style-name="AncientGreek_3a__20_Ἀρχαία_20_ἑλληνικά"><text:span text:style-name="T9">εἰδόσι</text:span></text:span><text:span text:style-name="AncientGreek_3a__20_Ἀρχαία_20_ἑλληνικά"><text:span text:style-name="T10"> </text:span></text:span><text:span text:style-name="AncientGreek_3a__20_Ἀρχαία_20_ἑλληνικά"><text:span text:style-name="T9">πονηρεύωνται</text:span></text:span><text:span text:style-name="AncientGreek_3a__20_Ἀρχαία_20_ἑλληνικά"><text:span text:style-name="T10"> </text:span></text:span><text:span text:style-name="AncientGreek_3a__20_Ἀρχαία_20_ἑλληνικά"><text:span text:style-name="T9">ἀνόητοι</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τεχνασμάτων</text:span></text:span><text:span text:style-name="AncientGreek_3a__20_Ἀρχαία_20_ἑλληνικά"><text:span text:style-name="T10"> </text:span></text:span><text:span text:style-name="AncientGreek_3a__20_Ἀρχαία_20_ἑλληνικά"><text:span text:style-name="T9">γίνονται</text:span></text:span><text:span text:style-name="AncientGreek_3a__20_Ἀρχαία_20_ἑλληνικά"><text:span text:style-name="T10">.</text:span></text:span></text:p>
          </table:table-cell>
          <table:table-cell table:style-name="Table2.A1" office:value-type="string">
            <text:p text:style-name="P124"/>
          </table:table-cell>
        </table:table-row>
        <table:table-row table:style-name="Table2.1">
          <table:table-cell table:style-name="Table2.A1" office:value-type="string">
            <text:p text:style-name="P42"><text:span text:style-name="AncientGreek_3a__20_Ἀρχαία_20_ἑλληνικά"><text:span text:style-name="T1">221. Λύκος καὶ ἀρήν.<text:line-break/></text:span></text:span><text:span text:style-name="AncientGreek_3a__20_Ἀρχαία_20_ἑλληνικά"><text:span text:style-name="T9">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σὺ ἀπολογιῶν εὐπορῇς, ἐγώ σε οὐχ ἧττον κατέδομαι. »</text:span></text:span></text:p>
            <text:p text:style-name="P93"><text:span text:style-name="AncientGreek_3a__20_Ἀρχαία_20_ἑλληνικά"><text:span text:style-name="T9">Ὁ λόγος δηλοῖ ὅτι οἷα ἡ πρόθεσίς ἐστιν ἀδικεῖν, παρ᾿ αὐτοῖς οὐδὲ δικαία ἀπολογία ἰσχύει.</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22. Λύκος καὶ ἀρνίον <text:s/>εἰς ἱερὸν καταφυγόν .<text:line-break/></text:span></text:span><text:span text:style-name="AncientGreek_3a__20_Ἀρχαία_20_ἑλληνικά"><text:span text:style-name="T9">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span></text:p>
            <text:p text:style-name="P122"><text:span text:style-name="AncientGreek_3a__20_Ἀρχαία_20_ἑλληνικά"><text:span text:style-name="T9">Ὁ λόγος δηλοῖ ὅτι οἷς ἐπίκειται τὸ ἀποθανεῖν κρείττων ἐστὶν ὁ μετὰ δόξης θάνατος.</text:span></text:span></text:p>
            <text:p text:style-name="P156"><text:span text:style-name="AncientGreek_3a__20_Ἀρχαία_20_ἑλληνικά"><text:span text:style-name="T9"/></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23. Λύκος καὶ γραῦς.<text:line-break/></text:span></text:span><text:span text:style-name="AncientGreek_3a__20_Ἀρχαία_20_ἑλληνικά"><text:span text:style-name="T9">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span></text:p>
            <text:p text:style-name="P122"><text:span text:style-name="AncientGreek_3a__20_Ἀρχαία_20_ἑλληνικά"><text:span text:style-name="T9">Ὁ μῦθος πρὸς ἀνθρώπους οἵτινες τὰ ἔργα τοῖς λόγοις οὐκ ἔχουσιν ὅμοια.</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24. Λύκος καὶ ἐρωδιός.<text:line-break/></text:span></text:span><text:span text:style-name="AncientGreek_3a__20_Ἀρχαία_20_ἑλληνικά"><text:span text:style-name="T9">Λύκος καταπιὼν ὀστοῦν περιῄει τὸν ἰασόμενον αὐτὸν ζητῶν. Περιτυχὼν δὲ ἐρωδιῷ, τοῦτον παρεκάλει ἐπὶ μισθῷ τὸ ὀστοῦν ἐκβαλεῖν. Κἀκεῖνος καθεὶς τὴν ἑαυτοῦ κεφαλὴν εἰς τὴν φάρυγγα αὐτοῦ τὸ ὀστοῦν ἐξέσπασε καὶ τὸν ὡμολογημένον μισθὸν ἀπῄτει. Ὁ δὲ ὑποτυχὼν εἶπεν· « Ὦ οὗτος, οὐκ ἀγαπᾷς ἐκ λύκου στόματος σώαν τὴν κεφαλὴν ἐξενεγκών, ἀλλὰ καὶ μισθὸν ἀπαιτεῖς; »</text:span></text:span></text:p>
            <text:p text:style-name="P122"><text:span text:style-name="AncientGreek_3a__20_Ἀρχαία_20_ἑλληνικά"><text:span text:style-name="T9">Ὁ λόγος δηλοῖ ὅτι μεγίστη παρὰ τοῖς πονηροῖς εὐεργεσίας ἀμοιβὴ τὸ μὴ προσαδικεῖσθαι ὑπ᾿ αὐτῶν.</text:span></text:span></text:p>
          </table:table-cell>
          <table:table-cell table:style-name="Table2.A1" office:value-type="string">
            <text:p text:style-name="P123"/>
          </table:table-cell>
        </table:table-row>
        <table:table-row table:style-name="Table2.1">
          <table:table-cell table:style-name="Table2.A1" office:value-type="string">
            <text:p text:style-name="P43"><text:span text:style-name="AncientGreek_3a__20_Ἀρχαία_20_ἑλληνικά"><text:span text:style-name="T1">225. Λύκος καὶ ἵππος.<text:line-break/></text:span></text:span><text:span text:style-name="AncientGreek_3a__20_Ἀρχαία_20_ἑλληνικά"><text:span text:style-name="T9">Λύκος κατά τινα ἄρουραν ὁδεύων κριθὰς εὗρε· μὴ δυνά-μενος δὲ αὐταῖς τροφῇ χρήσασθαι, καταλιπὼν ἀπῄει. Ἵππῳ δὲ συντυχών, τοῦτον ἐπὶ τὴν ἄρουραν ἐπήγαγε λέγων ὡς εὑρὼν κριθὰς αὐτὸς μὲν οὐκ ἔφαγεν, αὐτῷ δὲ ἐφύλαξεν, ἐπεὶ καὶ ἡδέως αὐτοῦ τὸν ψόφον τῶν ὀδόντων ἀκούει. Καὶ ὁ ἵππος ὑποτυχὼν εἶπεν· « Ἀλλ᾿, ὦ οὗτος, εἰ λύκοι κριθῶν τροφῇ χρῆσθαι ἠδύναντο, οὐκ ἄν ποτε τὰ ὦτα τῆς γαστρὸς προέκρινας. »</text:span></text:span></text:p>
            <text:p text:style-name="P103"><text:span text:style-name="AncientGreek_3a__20_Ἀρχαία_20_ἑλληνικά"><text:span text:style-name="T9">Ὁ λόγος δηλοῖ ὅτι οἱ φύσει πονηροί, κἂν χρηστότητα ἐπαγγέλλωνται, οὐ πιστεύονται.</text:span></text:span></text:p>
          </table:table-cell>
          <table:table-cell table:style-name="Table2.A1" office:value-type="string">
            <text:p text:style-name="P123"/>
          </table:table-cell>
        </table:table-row>
        <table:table-row table:style-name="Table2.1">
          <table:table-cell table:style-name="Table2.A1" office:value-type="string">
            <text:p text:style-name="P44"><text:span text:style-name="AncientGreek_3a__20_Ἀρχαία_20_ἑλληνικά"><text:span text:style-name="T1">226. Λύκος καὶ κύων.<text:line-break/></text:span></text:span><text:span text:style-name="AncientGreek_3a__20_Ἀρχαία_20_ἑλληνικά"><text:span text:style-name="T9">Λύκος ἐν κλοιῷ δεδεμένον ὁρῶν μέγιστον κύνα ἤρετο· « Δήσας τίς σ᾿ ἐξέθρεψε τοῦτον; » Ὁ δὲ ἔφη· « Κυνηγός. -- Ἀλλὰ τοῦτο μὴ πάθοι λύκος ἐμοὶ φίλος· λιμὸς γὰρ ἡ κλοιοῦ βαρύτης. »</text:span></text:span></text:p>
            <text:p text:style-name="P104"><text:span text:style-name="AncientGreek_3a__20_Ἀρχαία_20_ἑλληνικά"><text:span text:style-name="T9">Ὁ λόγος δηλοῖ τὸ ἐν ταῖς συμφοραῖς οὐδὲ γαστρίζεσθ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18"><text:span text:style-name="AncientGreek_3a__20_Ἀρχαία_20_ἑλληνικά"><text:span text:style-name="T1">227. Λύκος καὶ λέων.<text:line-break/></text:span></text:span><text:span text:style-name="AncientGreek_3a__20_Ἀρχαία_20_ἑλληνικά"><text:span text:style-name="T9">Λύκος ποτὲ ἄρας πρόβατον ἐκ ποίμνης ἐκόμιζεν εἰς κοίτην. Λέων δὲ αὐτῷ συναντήσας ἀφεῖλε τὸ πρόβατον. Ὁ δὲ πόρρωθεν σταθεὶς εἶπεν· « Ἀδίκως ἀφείλου τὸ ἐμόν. » Ὁ δὲ λέων γελάσας ἔφη· « Σοὶ γὰρ δικαίως ὑπὸ φίλου ἐδόθη; »</text:span></text:span></text:p>
            <text:p text:style-name="P82"><text:span text:style-name="AncientGreek_3a__20_Ἀρχαία_20_ἑλληνικά"><text:span text:style-name="T9">[Ὅτι] ἅρπαγας καὶ πλεονέκτας λῃστὰς ἔν τινι πταίσματι κειμένους καὶ ἀλλήλους μεμφομένους ὁ μῦθος ἐλέγχει.</text:span></text:span></text:p>
          </table:table-cell>
          <table:table-cell table:style-name="Table2.A1" office:value-type="string">
            <text:p text:style-name="P123"/>
          </table:table-cell>
        </table:table-row>
        <table:table-row table:style-name="Table2.1">
          <table:table-cell table:style-name="Table2.A1" office:value-type="string">
            <text:p text:style-name="P45"><text:span text:style-name="AncientGreek_3a__20_Ἀρχαία_20_ἑλληνικά"><text:span text:style-name="T1">228. Λύκος καὶ ὄνος.<text:line-break/></text:span></text:span><text:span text:style-name="AncientGreek_3a__20_Ἀρχαία_20_ἑλληνικά"><text:span text:style-name="T9">Λύκος τῶν λοιπῶν στρατηγήσας λύκων νόμους ἔταξε πᾶσιν, ἵνα ὅ τι ἂν ἕκαστος κυνηγήσῃ, πάντα εἰς μέσον ἄξῃ καὶ μερίδα ἴσην ἑκάστῳ δώσῃ, ὅπως μὴ οἱ λοιποὶ ἐνδεεῖς ὄντες ἀλλήλους κατεσθίωσιν. Ὄνος δὲ παρελθὼν τὴν χαίτην σείσας ἔφη· « Ἐκ φρενὸς λύκου καλὴ γνώμη· ἀλλὰ πῶς σὺ τὴν χθεσινὴν ἄγραν τῇ κοίτῃ ἐναπέθου; Ἄγε ταύτην εἰς μέσον ἀπομερίσας. » Ὁ δὲ ἐλεγχθεὶς τοὺς νόμους ἀνέλυσεν.</text:span></text:span></text:p>
            <text:p text:style-name="P105"><text:span text:style-name="AncientGreek_3a__20_Ἀρχαία_20_ἑλληνικά"><text:span text:style-name="T9">Ὅτι αὐτοὶ οἱ τοὺς νόμους δικαίως ὁρίζειν δοκοῦντες καὶ ἐν οἷς ὁρίζουσιν καὶ δικάζουσιν οὐκ ἐμμένουσι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29. Λύκος καὶ ποιμήν.<text:line-break/></text:span></text:span><text:span text:style-name="AncientGreek_3a__20_Ἀρχαία_20_ἑλληνικά"><text:span text:style-name="T9">Λύκος ἀκολουθῶν ποίμνῃ προβάτων οὐδὲν ἠδίκει. Ὁ δὲ ποιμὴν κατὰ μὲν ἀρχὰς ἐφυλάττετο αὐτὸν ὡς πολέμιον καὶ δεδοικὼς παρετηρεῖτο. Ἐπεὶ δὲ συνεχῶς ἐκεῖνος παρεπόμενος οὐδ᾿ ἀρχὴ ἁρπάζειν ἐπεχείρει, τὸ τηνικαῦτα νοήσας φύλακα μᾶλλον αὐτὸν εἶναι ἢ ἐπίβουλον, ἐπειδὴ χρεία τις αὐτὸν κατέλαβεν εἰς ἄστυ παραγενέσθαι, καταλιπὼν παρ᾿ αὐτῷ τὰ πρόβατα ἀπηλλάγη. Καὶ ὃς καιρὸν ἔχειν ὑπολαβὼν τὰ πλεῖστα εἰσπεσὼν διεφόρησεν. Ὁ δὲ ποιμὴν ἐπανελθὼν καὶ θεασάμενος τὴν ποίμνην διεφθαρμένην ἔφη· « Ἀλλ᾿ ἔγωγε δίκαια πέπονθα· τί γὰρ λύκῳ πρόβατα ἐπίστευον; »</text:span></text:span></text:p>
            <text:p text:style-name="P122"><text:span text:style-name="AncientGreek_3a__20_Ἀρχαία_20_ἑλληνικά"><text:span text:style-name="T9">Οὕτω καὶ τῶν ἀνθρώπων οἱ τοῖς φιλαργύροις τὴν παρακαταθήκην ἐγχειρίζοντες εἰκότως ἀποστεροῦν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30. Λύκος <text:s/>κεκορεσμένος <text:s/>καὶ πρόβατον.<text:line-break/></text:span></text:span><text:span text:style-name="AncientGreek_3a__20_Ἀρχαία_20_ἑλληνικά"><text:span text:style-name="T9">Λύκος τροφῆς κεκορεσμένος, ἐπειδὴ ἐθεάσατο πρόβατον ἐπὶ γῆς βεβλημένον, αἰσθόμενος ὅτι διὰ τὸν ἑαυτοῦ φόβον πέπτωκε, προσελθὼν παρεθάρσυνεν αὐτό, λέγων ὡς, ἐὰν αὐτῷ τρεῖς λόγους ἀληθεῖς εἴπῃ, ἀπολύσει αὐτό. &lt;Τὸ&gt; δὲ ἀρξάμενον ἔλεγε πρῶτον μὲν μὴ βεβουλῆσθαι αὐτῷ περιτυχεῖν, δεύτερον δέ, εἰ ἄρα τοῦτο ἥμαρτε, τυφλῷ, τρίτον δὲ ὅτι « κακοὶ κακῶς ἀπόλοισθε πάντες οἱ λύκοι, ὅτι μηδὲν παθόντες ὑφ᾿ ἡμῶν κακῶς πολεμεῖτε ἡμᾶς. » Καὶ ὁ λύκος ἀποδεξάμενος αὐτοῦ τὸ ἀψευδὲς ἀπέλυσεν αὐτό.</text:span></text:span></text:p>
            <text:p text:style-name="P122"><text:span text:style-name="AncientGreek_3a__20_Ἀρχαία_20_ἑλληνικά"><text:span text:style-name="T9">Ὁ λόγος δηλοῖ ὅτι πολλάκις ἀλήθεια καὶ παρὰ πολεμίοις ἰσχύει.</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1. Λύκος <text:s/>τετρωμένος <text:s/>καὶ πρόβατον<text:line-break/></text:span></text:span><text:span text:style-name="AncientGreek_3a__20_Ἀρχαία_20_ἑλληνικά"><text:span text:style-name="T9">Λύκος ὑπὸ κυνῶν δηχθεὶς καὶ κακῶς διατεθεὶς ἐβέβλητο τροφὴν ἑαυτῷ περιποιεῖσθαι μὴ δυνάμενος· καὶ δὴ θεασάμενος πρόβατον, τούτου ἐδεήθη ποτὸν αὐτῷ ὀρέξαι ἐκ τοῦ παραρρέοντος ποταμοῦ· « Ἐὰν γὰρ σύ μοι ποτὸν δῷς, ἐγὼ τὴν τροφὴν ἐμαυτῷ εὑρήσω. » Τὸ δὲ ὑποτυχὸν ἔφη· « Ἐὰν ποτόν σοι ἐπιδώσω ἐγώ, σὺ καὶ τροφῇ μοι χρήσῃ. »</text:span></text:span></text:p>
            <text:p text:style-name="P122"><text:span text:style-name="AncientGreek_3a__20_Ἀρχαία_20_ἑλληνικά"><text:span text:style-name="T9">Πρὸς ἄνδρα κακοῦργον δι᾿ ὑποκρίσεως ἐνεδρεύοντα ὁ λόγος εὔκαιρος.</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2. Λύχνος<text:line-break/></text:span></text:span><text:span text:style-name="AncientGreek_3a__20_Ἀρχαία_20_ἑλληνικά"><text:span text:style-name="T9">Μεθύων λύχνος ἐλαίῳ καὶ φέγγων ἐκαυχᾶτο ὡς ὑπὲρ ἥλιον πλέον λάμπει. Ἀνέμου δὲ πνοῆς συρισάσης, εὐθὺς ἐσβέσθη. Ἐκ δευτέρου δὲ ἅπτων τις εἶπεν αὐτῷ· « Φαῖνει, λύχνε, καὶ σίγα· τῶν ἀστέρων τὸ φέγγος οὔποτε ἐκλείπει. »</text:span></text:span></text:p>
            <text:p text:style-name="P122"><text:span text:style-name="AncientGreek_3a__20_Ἀρχαία_20_ἑλληνικά"><text:span text:style-name="T9">Ὅτι οὐ δεῖ τινα ἐν ταῖς δόξαις καὶ τοῖς λαμπροῖς τοῦ βίου τυφοῦσθαι· ὅσα γὰρ ἂν κτήσηταί τις, ξένα τυγχάνε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33. Μάντις<text:line-break/></text:span></text:span><text:span text:style-name="AncientGreek_3a__20_Ἀρχαία_20_ἑλληνικά"><text:span text:style-name="T9">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span></text:p>
            <text:p text:style-name="P122"><text:span text:style-name="AncientGreek_3a__20_Ἀρχαία_20_ἑλληνικά"><text:span text:style-name="T9">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4. Μέλισσαι καὶ Ζεύς.<text:line-break/></text:span></text:span><text:span text:style-name="AncientGreek_3a__20_Ἀρχαία_20_ἑλληνικά"><text:span text:style-name="T9">Μέλισσαι φθονήσασαι ἀνθρώποις τοῦ ἰδίου μέλιτος ἧκον πρὸς τὸν Δία καὶ τούτου ἐδέοντο ὅπως αὐταῖς ἰσχὺν παράσχηται παιούσαις τοῖς κέντροις τοὺς προσιόντας τοῖς κηρίοις ἀναιρεῖν. Καὶ ὁ Ζεὺς ἀγανακτήσας κατ᾿ αὐτῶν διὰ τὴν βασκανίαν παρεσκεύασεν αὐτάς, ἡνίκα ἂν τύπτωσί τινα, τὸ κέντρον ἀποβαλεῖν, μετὰ δὲ τοῦτο καὶ τῆς σωτηρίας στερίσκεσθαι.</text:span></text:span></text:p>
            <text:p text:style-name="P122"><text:span text:style-name="AncientGreek_3a__20_Ἀρχαία_20_ἑλληνικά"><text:span text:style-name="T9">Οὗτος ὁ λόγος ἁρμόσειεν ἂν πρὸς ἄνδρας βασκάνους οἳ καὶ αὐτοὶ βλάπτεσθαι ὑπομένουσι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5. Μελισσουργός.<text:line-break/></text:span></text:span><text:span text:style-name="AncientGreek_3a__20_Ἀρχαία_20_ἑλληνικά"><text:span text:style-name="T9">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span></text:p>
            <text:p text:style-name="P122"><text:span text:style-name="AncientGreek_3a__20_Ἀρχαία_20_ἑλληνικά"><text:span text:style-name="T9">Οὕτως ἔνιοι τῶν ἀνθρώπων δι᾿ ἄγνοιαν τοὺς ἐχθροὺς μὴ φυλαττόμενοι, τοὺς φίλους ὡς ἐπιβούλους ἀπωθοῦν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36. Μηναγύρται.<text:line-break/></text:span></text:span><text:span text:style-name="AncientGreek_3a__20_Ἀρχαία_20_ἑλληνικά"><text:span text:style-name="T9">Μηναγύρται ὄνον ἔχοντες τούτῳ εἰώθεσαν τὰ σκεύη ἐπιτιθέντες ὁδοιπορεῖν. Καὶ δή ποτε ἀποθανόντος αὐτοῦ ἀπὸ κόπου, ἐκδείραντες αὐτόν, ἐκ τοῦ δέρματος τύμπανα κατεσκεύασαν καὶ τούτοις ἐχρῶντο. Ἑτέρων δὲ αὐτοῖς μηναγυρτῶν ἀπαντησάντων καὶ πυνθανομένων αὐτῶν ποῦ εἴη ὁ ὄνος, ἔφασαν τεθνηκέναι μὲν αὐτόν, πληγὰς δὲ τοσαύτας λαμβάνειν ὅσας ποτὲ οὐδὲ ζῶν ὑπέμεινεν.</text:span></text:span></text:p>
            <text:p text:style-name="P122"><text:span text:style-name="AncientGreek_3a__20_Ἀρχαία_20_ἑλληνικά"><text:span text:style-name="T9">Οὕτω καὶ τῶν οἰκετῶν ἕνιοι, καίπερ τῆς δουλείας ἀφειμένοι, τῶν δουλικῶν ἀρχῶν οὐκ ἀπαλλάττονται.</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7. Μύες καὶ γαλαῖ.<text:line-break/></text:span></text:span><text:span text:style-name="AncientGreek_3a__20_Ἀρχαία_20_ἑλληνικά"><text:span text:style-name="T9">Μυσὶ καὶ γαλαῖς πόλεμος ἦν. Ἀεὶ δὲ οἱ μύες ἡττώμενοι, ἐπειδὴ συνῆλθον εἰς ταὐτόν, ὑπέλαβον ὅτι δι᾿ ἀναρχίαν τοῦτο πάσχουσιν· ὅθεν ἐπιλεξάμενοί τινας ἑαυτῶν στρατηγοὺς ἐχειροτόνησαν. 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span></text:p>
            <text:p text:style-name="P122"><text:span text:style-name="AncientGreek_3a__20_Ἀρχαία_20_ἑλληνικά"><text:span text:style-name="T9">Οὕτω πολλοῖς ἡ κενοδοξία κακῶν αἰτία γίνεται.</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8. Μυῖα.<text:line-break/></text:span></text:span><text:span text:style-name="AncientGreek_3a__20_Ἀρχαία_20_ἑλληνικά"><text:span text:style-name="T9">Μυῖα ἐμπεσοῦσα εἰς χύτραν κρέως, ἐπειδὴ ὑπὸ τοῦ ζωμοῦ ἀποπνίγεσθαι ἔμελλεν, ἔφη πρὸς ἑαυτήν· « Ἀλλ᾿ ἔγωγε καὶ βέβρωκα καὶ πέπωκα καὶ λέλουμαι· κἂν ἀποθάνω, οὐδέν μοι μέλει. »</text:span></text:span></text:p>
            <text:p text:style-name="P122"><text:span text:style-name="AncientGreek_3a__20_Ἀρχαία_20_ἑλληνικά"><text:span text:style-name="T9">Ὁ λόγος δηλοῖ ὅτι ῥᾴδιον φέρουσι τὸν θάνατον οἱ ἄνθρωποι, ὅταν ἀβασανίστως παρακολουθήσῃ.</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9. Μυῖαι.<text:line-break/></text:span></text:span><text:span text:style-name="AncientGreek_3a__20_Ἀρχαία_20_ἑλληνικά"><text:span text:style-name="T9">Ἔν τινι ταμιείῳ μέλιτος ἐπεκχυθέντος, μυῖαι προσπτᾶσαι κατήσθιον· διὰ δὲ τὴν γλυκύτητα τοῦ καρποῦ οὐκ ἀφίσταντο. Ἐμπαγέντων δὲ αὐτῶν τῶν ποδῶν, ὡς οὐκ ἐδύναντο ἀναπτῆναι, ἀποπνιγόμεναι ἔφασαν· « Ἄθλιαι ἡμεῖς, αἳ διὰ βραχεῖαν ἡδονὴν ἀπολλύμεθα. »</text:span></text:span></text:p>
            <text:p text:style-name="P122"><text:span text:style-name="AncientGreek_3a__20_Ἀρχαία_20_ἑλληνικά"><text:span text:style-name="T9">Οὕτω πολλοῖς ἡ λιχνεία πολλῶν αἰτία κακῶν γίνε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40. Μύρμηξ.<text:line-break/></text:span></text:span><text:span text:style-name="AncientGreek_3a__20_Ἀρχαία_20_ἑλληνικά"><text:span text:style-name="T9">Μύρμηξ ὁ νῦν τὸ πάλαι ἄνθρωπος ἦν· καὶ τῇ γεωργίᾳ προσέχων τοῖς ἰδίοις πόνοις οὐκ ἠρκεῖτο, ἀλλὰ καὶ τοῖς ἀλλοτρίοις ἐποφθαλμιῶν διετέλει τοὺς τῶν γειτόνων καρποὺς ὑφαιρούμενος. Ζεὺς δὲ ἀγανακτήσας κατὰ τῆς πλεονεξίας αὐτοῦ μετεμόρφωσεν αὐτὸν εἰς τοῦτο τὸ ζῷον ὃς μύρμηξ καλεῖται. Ὁ δὲ καὶ τὴν μορφὴν ἀλλάξας τὴν διάθεσιν οὐ μετεβάλετο· μέχρι γὰρ νῦν κατὰ τὰς ἀρούρας περιιὼν τοὺς ἄλλων πυροὺς καὶ κριθὰς συλλέγει καὶ ἑαυτῷ ἀποθησαυρίζει. Ὁ λόγος δηλοῖ ὅτι οἱ φύσει πονηροί, κἂν τὰ μάλιστα κολάζωνται, τὸν τρόπον οὐ μετατίθενται.</text:span></text:span></text:p>
          </table:table-cell>
          <table:table-cell table:style-name="Table2.A1" office:value-type="string">
            <text:p text:style-name="P123"/>
          </table:table-cell>
        </table:table-row>
        <table:table-row table:style-name="Table2.1">
          <table:table-cell table:style-name="Table2.A1" office:value-type="string">
            <text:p text:style-name="P14"><text:span text:style-name="AncientGreek_3a__20_Ἀρχαία_20_ἑλληνικά"><text:span text:style-name="T1">41. Μύρμηξ καὶ κάνθαρος.<text:line-break/></text:span></text:span><text:span text:style-name="AncientGreek_3a__20_Ἀρχαία_20_ἑλληνικά"><text:span text:style-name="T9">Θέρους ὥρᾳ μύρμηξ περιπατῶν κατὰ τὴν ἄρουραν πυροὺς καὶ κριθὰς συνέλεγεν, ἀποθησαυριζόμενος ἑαυτῷ τροφὴν εἰς τὸν χειμῶνα. Κάνθαρος δὲ τοῦτον θεασάμενος ἐθαύμασεν ὡς ἐπιπονώτατον, εἴγε παρ᾿ αὐτὸν τὸν καιρὸν μοχθεῖ παρ᾿ ὃν τὰ ἄλλα ζῷα πόνων ἀφειμένα ῥᾳστώνην ἄγει. Ὁ δὲ τότε μὲν ἡσύχαζεν· ὕστερον δέ, ὅτε χειμὼν ἐνέστη, τῆς κόπρου ὑπὸ τοῦ ὄμβρου ἐκλυθείσης, ὁ κάνθαρος ἧκε πρὸς αὐτὸν λιμώττων καὶ τροφῆς μεταλαβεῖν δεόμενος. Ὁ δὲ ἔφη πρὸς αὐτόν· « Ὦ κάνθαρε, ἀλλ᾿ εἰ τότε ἐπόνεις, ὅτε ἐμόχθουν καὶ ἐμὲ ὠνείδιζες, οὐκ ἂν νῦν τροφῆς ἐπεδέου. »</text:span></text:span></text:p>
            <text:p text:style-name="P79"><text:span text:style-name="AncientGreek_3a__20_Ἀρχαία_20_ἑλληνικά"><text:span text:style-name="T9">Οὕτως οἱ παρὰ τὰς εὐθηνείας τοῦ μέλλοντος μὴ προνοούμενοι παρὰ τὰς τῶν καιρῶν μεταβολὰς τὰ μέγιστα δυστυχοῦσι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42. Μύρμηξ καὶ περιστερά.<text:line-break/></text:span></text:span><text:span text:style-name="AncientGreek_3a__20_Ἀρχαία_20_ἑλληνικά"><text:span text:style-name="T9">Μύρμηξ διψήσας, κατελθὼν εἰς πηγήν, παρασυρεὶς ὑπὸ τοῦ ῥεύματος ἀπεπνίγετο. Περιστερὰ δὲ τοῦτο θεασαμένη κλῶνα δένδρου περιελοῦσα εἰς τὴν πηγὴν ἔρριψεν, ἐφ᾿ οὗ καὶ καθίσας ὁ μύρμηξ διεσώθη. Ἰξευτὴς δέ τις μετὰ τοῦτο τοὺς καλάμους συνθεὶς ἐπὶ τὸ τὴν περιστερὰν συλλαβεῖν ᾔει. Τοῦτο δ᾿ ὁ μύρμηξ ἑωρακὼς τὸν τοῦ ἰξευτοῦ πόδα ἔδακεν. Ὁ δὲ ἀλγήσας τούς τε καλάμους ἔρριψε καὶ τὴν περιστερὰν αὐτίκα φυγεῖν ἐποίησεν.</text:span></text:span></text:p>
            <text:p text:style-name="P122"><text:span text:style-name="AncientGreek_3a__20_Ἀρχαία_20_ἑλληνικά"><text:span text:style-name="T9">Ὁ μῦθος δηλοῖ ὅτι δεῖ τοῖς εὐεργέταις χάριν ἀποδιδόν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43. Μῦς ἀρουραῖος καὶ μῦς ἀστικός.<text:line-break/></text:span></text:span><text:span text:style-name="AncientGreek_3a__20_Ἀρχαία_20_ἑλληνικά"><text:span text:style-name="T9">Μῦς ἀρουραῖος τὸν ἐν οἴκῳ ἐφίλει.</text:span></text:span></text:p>
            <text:p text:style-name="P122"><text:span text:style-name="AncientGreek_3a__20_Ἀρχαία_20_ἑλληνικά"><text:span text:style-name="T9">Ὁ δὲ τοῦ οἴκου κληθεὶς ὑπὸ τοῦ φίλου</text:span></text:span></text:p>
            <text:p text:style-name="P122"><text:span text:style-name="AncientGreek_3a__20_Ἀρχαία_20_ἑλληνικά"><text:span text:style-name="T9">ἦλθεν εὐθέως δειπνήσων εἰς ἀρούρας.</text:span></text:span></text:p>
            <text:p text:style-name="P122"><text:span text:style-name="AncientGreek_3a__20_Ἀρχαία_20_ἑλληνικά"><text:span text:style-name="T9">Ὁ δὲ ἐσθίων κριθὰς καὶ σῖτον ἔφη·</text:span></text:span></text:p>
            <text:p text:style-name="P122"><text:span text:style-name="AncientGreek_3a__20_Ἀρχαία_20_ἑλληνικά"><text:span text:style-name="T9">« Γίνωσκε, φίλε, μυρμήκων ζῇς τὸν βίον·</text:span></text:span></text:p>
            <text:p text:style-name="P122"><text:span text:style-name="AncientGreek_3a__20_Ἀρχαία_20_ἑλληνικά"><text:span text:style-name="T9">ἐπείπερ δ᾿ ἐμοὶ ἀγαθῶν ἐστι πλῆθος,</text:span></text:span></text:p>
            <text:p text:style-name="P122"><text:span text:style-name="AncientGreek_3a__20_Ἀρχαία_20_ἑλληνικά"><text:span text:style-name="T9">ἐμοὶ σύνελθε καὶ ἀπολαύσεις πάντων. »</text:span></text:span></text:p>
            <text:p text:style-name="P122"><text:span text:style-name="AncientGreek_3a__20_Ἀρχαία_20_ἑλληνικά"><text:span text:style-name="T9">Καὶ παραχρῆμα ἀπῄεσαν οἱ δύο.</text:span></text:span></text:p>
            <text:p text:style-name="P122"><text:span text:style-name="AncientGreek_3a__20_Ἀρχαία_20_ἑλληνικά"><text:span text:style-name="T9">Καὶ ὃς ὑπεδείκνυ ὄσπρια καὶ σῖτον,</text:span></text:span></text:p>
            <text:p text:style-name="P122"><text:span text:style-name="AncientGreek_3a__20_Ἀρχαία_20_ἑλληνικά"><text:span text:style-name="T9">φοίνικας ἅμα, τυρόν, μέλι ὁπώρας.</text:span></text:span></text:p>
            <text:p text:style-name="P122"><text:span text:style-name="AncientGreek_3a__20_Ἀρχαία_20_ἑλληνικά"><text:span text:style-name="T9">Ὁ δ᾿ αὖ θαυμάζων αὐτὸν ηὐλόγει σφόδρα</text:span></text:span></text:p>
            <text:p text:style-name="P122"><text:span text:style-name="AncientGreek_3a__20_Ἀρχαία_20_ἑλληνικά"><text:span text:style-name="T9">καὶ τὴν ἑαυτοῦ κατεμέμφετο τύχην.</text:span></text:span></text:p>
            <text:p text:style-name="P122"><text:span text:style-name="AncientGreek_3a__20_Ἀρχαία_20_ἑλληνικά"><text:span text:style-name="T9">Βουλομένων δὲ ἀπάρξασθαι ἐσθίειν,</text:span></text:span></text:p>
            <text:p text:style-name="P122"><text:span text:style-name="AncientGreek_3a__20_Ἀρχαία_20_ἑλληνικά"><text:span text:style-name="T9">ᾔνοιξεν εὐθὺς ἄνθρωπός τις τὴν θύραν.</text:span></text:span></text:p>
            <text:p text:style-name="P122"><text:span text:style-name="AncientGreek_3a__20_Ἀρχαία_20_ἑλληνικά"><text:span text:style-name="T9">Φοβηθέντες δὲ οἱ δειλαῖοι τὸν κτύπον</text:span></text:span></text:p>
            <text:p text:style-name="P122"><text:span text:style-name="AncientGreek_3a__20_Ἀρχαία_20_ἑλληνικά"><text:span text:style-name="T9">εἰσεπήδησαν οἱ μῦς εἰς τὰς ῥαγάδας.</text:span></text:span></text:p>
            <text:p text:style-name="P122"><text:span text:style-name="AncientGreek_3a__20_Ἀρχαία_20_ἑλληνικά"><text:span text:style-name="T9">Ὡς δὲ ἤθελον πάλιν ἰσχάδας ἆραι,</text:span></text:span></text:p>
            <text:p text:style-name="P122"><text:span text:style-name="AncientGreek_3a__20_Ἀρχαία_20_ἑλληνικά"><text:span text:style-name="T9">ἧκεν ἕτερος τοῦ λαβεῖν τι τῶν ἔνδον.</text:span></text:span></text:p>
            <text:p text:style-name="P122"><text:span text:style-name="AncientGreek_3a__20_Ἀρχαία_20_ἑλληνικά"><text:span text:style-name="T9">Οἱ δὲ καὶ πάλιν θεασάμενοι τοῦτον</text:span></text:span></text:p>
            <text:p text:style-name="P122"><text:span text:style-name="AncientGreek_3a__20_Ἀρχαία_20_ἑλληνικά"><text:span text:style-name="T9">εἰσεπήδησαν κρυβέντες ἐπὶ τρώγλης.</text:span></text:span></text:p>
            <text:p text:style-name="P122"><text:span text:style-name="AncientGreek_3a__20_Ἀρχαία_20_ἑλληνικά"><text:span text:style-name="T9">Ὁ δ᾿ ἀρουραῖος ὀλιγωρῶν τῇ πείνῃ</text:span></text:span></text:p>
            <text:p text:style-name="P122"><text:span text:style-name="AncientGreek_3a__20_Ἀρχαία_20_ἑλληνικά"><text:span text:style-name="T9">ἀνεστέναξε καὶ πρὸς τὸν ἄλλον ἔφη·</text:span></text:span></text:p>
            <text:p text:style-name="P122"><text:span text:style-name="AncientGreek_3a__20_Ἀρχαία_20_ἑλληνικά"><text:span text:style-name="T9">« Χαῖρε σύ, φίλε, κατεσθίων εἰς κόρον</text:span></text:span></text:p>
            <text:p text:style-name="P122"><text:span text:style-name="AncientGreek_3a__20_Ἀρχαία_20_ἑλληνικά"><text:span text:style-name="T9">ἐπαπολαύων αὐτὰ μετ᾿ εὐφροσύνης</text:span></text:span></text:p>
            <text:p text:style-name="P122"><text:span text:style-name="AncientGreek_3a__20_Ἀρχαία_20_ἑλληνικά"><text:span text:style-name="T9">καὶ τοῦ κινδύνου καὶ τοῦ πολλοῦ τοῦ φόβου·</text:span></text:span></text:p>
            <text:p text:style-name="P122"><text:span text:style-name="AncientGreek_3a__20_Ἀρχαία_20_ἑλληνικά"><text:span text:style-name="T9">ἐγὼ δ᾿ ὁ τάλας κριθὴν καὶ σῖτον τρώγων</text:span></text:span></text:p>
            <text:p text:style-name="P122"><text:span text:style-name="AncientGreek_3a__20_Ἀρχαία_20_ἑλληνικά"><text:span text:style-name="T9">ζήσω ἀφόβως μηδένα ὑποπτεύων. »</text:span></text:span></text:p>
            <text:p text:style-name="P122"><text:span text:style-name="AncientGreek_3a__20_Ἀρχαία_20_ἑλληνικά"><text:span text:style-name="T9"><text:s text:c="10"/>Ὁ μῦθος δηλοῖ ὅτι</text:span></text:span></text:p>
            <text:p text:style-name="P122"><text:span text:style-name="AncientGreek_3a__20_Ἀρχαία_20_ἑλληνικά"><text:span text:style-name="T9">τὸ λιτῶς διάγειν καὶ ζῆν ἀταράχως</text:span></text:span></text:p>
            <text:p text:style-name="P122"><text:span text:style-name="AncientGreek_3a__20_Ἀρχαία_20_ἑλληνικά"><text:span text:style-name="T9">ὑπὲρ τὸ τρυφᾶν ἐν φόβῳ μετ᾿ ὀδύνης.</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44. Μῦς καὶ βάτραχος.<text:line-break/></text:span></text:span><text:span text:style-name="AncientGreek_3a__20_Ἀρχαία_20_ἑλληνικά"><text:span text:style-name="T9">Χερσαῖος μῦς κακῇ μοίρᾳ βατράχῳ ἐφιλιώθη. Ὁ δὲ βάτραχος κακῶς βουλευσάμενος τὸν πόδα τοῦ μυὸς τῷ ἑαυτοῦ ποδὶ συνέδησε. Καὶ πρῶτον μὲν ἐπὶ τῆς χώρας ἦλθον σῖτον δειπνήσοντες· ἔπειτα δὲ τῷ χείλει τῆς λίμνης πλησιάσαντες, ὁ μὲν βάτραχος τὸν μῦν εἰς τὸ βάθος κατῆγεν, αὐτὸς βρυάζων τῷ ὕδατι καὶ τὸ βρεκεκεκὲξ ἀνακράζων. Ὁ δὲ ἄθλιος μῦς τῷ ὕδατι φυσηθεὶς ἐτεθνήκει· ἐπέπλει δὲ τῷ ποδὶ τοῦ βατράχου συνδεδεμένος. Ἰκτῖνος δὲ τοῦτον ἰδὼν τοῖς ὄνυξιν ἣρπασεν· βάτραχος δὲ δεσμώτης ἐπηκολούθει, δεῖπνον καὶ αὐτὸς τῷ ἰκτίνῳ γενόμενος.</text:span></text:span></text:p>
            <text:p text:style-name="P122"><text:span text:style-name="AncientGreek_3a__20_Ἀρχαία_20_ἑλληνικά"><text:span text:style-name="T9">Ὅτι, κἂν νεκρὸς ᾖ τις ἰσχύει πρὸς ἄμυναν· ἡ γὰρ θεία δίκη ἐφορᾷ πάντα καὶ τὸ ἴσον ἀποδίδωσι ζυγοστατοῦσα.</text:span></text:span></text:p>
          </table:table-cell>
          <table:table-cell table:style-name="Table2.A1" office:value-type="string">
            <text:p text:style-name="P123"/>
          </table:table-cell>
        </table:table-row>
        <table:table-row table:style-name="Table2.1">
          <table:table-cell table:style-name="Table2.A1" office:value-type="string">
            <text:p text:style-name="P46"><text:span text:style-name="AncientGreek_3a__20_Ἀρχαία_20_ἑλληνικά"><text:span text:style-name="T1">245. Ναυαγὸς καὶ θάλασσα.<text:line-break/></text:span></text:span><text:span text:style-name="AncientGreek_3a__20_Ἀρχαία_20_ἑλληνικά"><text:span text:style-name="T9">Ναυαγὸς ἐκβρασθεὶς εἰς τὸν αἰγιαλὸν ἐκοιμᾶτο διὰ τὸν κόπον· μετὰ μικρὸν δὲ ἐξαναστάς, ὡς ἐθεάσατο τὴν θάλασσαν, ἐμέμφετο αὐτῇ ὅτι γε δελεάζουσα τοὺς ἀνθρώπους τῇ πραότητι τῆς συνόψεως, ἡνίκα ἂν αὐτοὺς προσδέξηται, ἀπαγριουμένη διαφθείρει. Ἡ δὲ ὁμοιωθεῖσα γυναικὶ ἔφη πρὸς αὐτόν· « Ἀλλ᾿, ὦ οὗτος, μὴ ἐμὲ μέμφου, ἀλλὰ τοὺς ἀνέμους· ἐγὼ μὲν γὰρ φύσει τοιαύτη εἰμὶ ὁποίαν καὶ νῦν με ὁρᾷς· οἱ δὲ αἰφνίδιόν με ἐπέρχονται καὶ κυματοῦσι καὶ ἐξαγριοῦσιν. »</text:span></text:span></text:p>
            <text:p text:style-name="P106"><text:span text:style-name="AncientGreek_3a__20_Ἀρχαία_20_ἑλληνικά"><text:span text:style-name="T9">Ἀτὰρ οὖν καὶ ἡμᾶς ἐπὶ τῶν ἀδικημάτων οὐ δεῖ τοὺς δρῶντας αἰτιᾶσθαι, ὅταν ἑτέροις ὑποτεταγμένοι ὦσι, τοὺς δὲ τούτοις ἐπιστατοῦντας.</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46. Νεανίσκοι καὶ μάγειρος.<text:line-break/></text:span></text:span><text:span text:style-name="AncientGreek_3a__20_Ἀρχαία_20_ἑλληνικά"><text:span text:style-name="T9">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span></text:p>
            <text:p text:style-name="P107"><text:span text:style-name="AncientGreek_3a__20_Ἀρχαία_20_ἑλληνικά"><text:span text:style-name="T9">Ὁ λόγος δηλοῖ ὅτι ἡ αὐτή ἐστιν ἡ ἀσέβεια τῆς ἐπιορκίας, κἂν αὐτήν τις κατασοφίζη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8"><text:span text:style-name="AncientGreek_3a__20_Ἀρχαία_20_ἑλληνικά"><text:span text:style-name="T1">247. Νεβρὸς καὶ ἔλαφος</text:span></text:span></text:p>
            <text:p text:style-name="P108"><text:span text:style-name="AncientGreek_3a__20_Ἀρχαία_20_ἑλληνικά"><text:span text:style-name="T9">Νεβρός ποτε πρὸς τὸν ἔλαφον εἶπε· « Πάτερ, σὺ καὶ μείζων καὶ ταχύτερος κυνῶν πέφυκας, καὶ κέρατα πρὸς τούτοις ὑπερφυᾶ φέρεις εἰς ἄμυναν. Τί δή ποτ᾿ οὖν οὕτω τούτους φοβῇ; » Κἀκεῖνος γελῶν εἶπεν· « Ἀληθῆ μὲν ταῦτα φῇς, τέκνον· ἓν δ᾿ οἶδα, ὡς, ἐπειδὰν κυνὸς ὑλακὴν ἀκούσω, αὐτίκα πρὸς φυγὴν οὐκ οἶδ᾿ ὅπως ἐκφέρομαι. »<text:line-break/>Ὁ μῦθος δηλοῖ ὅτι τοὺς φύσει δειλοὺς οὐδεμία παραίνεσις ῥώννυ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48. Νέος ἄσωτος καὶ χελιδών.<text:line-break/></text:span></text:span><text:span text:style-name="AncientGreek_3a__20_Ἀρχαία_20_ἑλληνικά"><text:span text:style-name="T9">Νέος ἄσωτος καταφαγὼν τὰ πατρῷα, ἱματίου αὐτῷ μόνου περιλειφθέντος, ὡς ἐθεάσατο χελιδόνα παρὰ καιρὸν ἐλθοῦσαν, οἰόμενος ἤδη θέρος εἶναι, ὡς μηκέτι δεόμενος τοῦ ἱματίου, καὶ τοῦτο φέρων ἀπημπόλησεν. Ὕστερον δὲ χειμῶνος ἐπιλανόντος καὶ σφοδροῦ τοῦ κρύους γενομένου, περιιών, ἐπειδὴ εἶδε τὴν χελιδόνα νεκρὰν ἐρριγωμένην, ἔφη πρὸς αὐτήν· « Ὦ αὕτη, σὺ κἀμὲ καὶ σὲ ἀπώλεσας. »</text:span></text:span></text:p>
            <text:p text:style-name="P107"><text:span text:style-name="AncientGreek_3a__20_Ἀρχαία_20_ἑλληνικά"><text:span text:style-name="T9">Ὁ λόγος δηλοῖ ὅτι πάντα τὰ παρὰ καιρὸν δρώμενα ἐπισφαλῆ τυγχάνουσιν.</text:span></text:span></text:p>
          </table:table-cell>
          <table:table-cell table:style-name="Table2.A1" office:value-type="string">
            <text:p text:style-name="P123"/>
          </table:table-cell>
        </table:table-row>
        <table:table-row table:style-name="Table2.1">
          <table:table-cell table:style-name="Table2.A1" office:value-type="string">
            <text:p text:style-name="P49"><text:span text:style-name="AncientGreek_3a__20_Ἀρχαία_20_ἑλληνικά"><text:span text:style-name="T1">249. Νοσῶν καὶ ἰατρός.<text:line-break/></text:span></text:span><text:span text:style-name="AncientGreek_3a__20_Ἀρχαία_20_ἑλληνικά"><text:span text:style-name="T9">Νοσῶν τις καὶ ἐπερωτώμενος ὑπὸ τοῦ ἰατροῦ πῶς διετέθη, ἔλεγε πλέον τοῦ δέοντος ἱδρωκέναι. Ὁ δὲ ἔφη· Ἀγαθὸν τοῦτο. Ἐκ δευτέρου δὲ ἐρωτώμενος πῶς ἔχοι, ἔφη φρίκῃ συνεχόμενος διατετινάχθαι. Ὁ δέ· « Καὶ τοῦτο, ἔφη, ἀγαθόν. » Τὸ δὲ τρίτον ὡς παρεγένετο καὶ ἐπηρώτα αὐτὸν περὶ τῆς νόσου, διαρροίᾳ περιπεπτωκέναι ἔφασκε. Κἀκεῖνος ἀγαθὸν καὶ τοῦτο φήσας ἀπηλλάγη. Τῶν δὲ οἰκείων τινὸς παραγενομένου πρὸς αὐτὸν καὶ πυνθανομένου πῶς ἔχοι, ἔφη πρὸς αὐτόν· « Ἐγώ σοι ὑπὸ τῶν ἀγαθῶν ἀπόλωλα. »</text:span></text:span></text:p>
            <text:p text:style-name="P109"><text:span text:style-name="AncientGreek_3a__20_Ἀρχαία_20_ἑλληνικά"><text:span text:style-name="T9">Οὕτω πολλοὶ τῶν ἀνθρώπων ἐπὶ τούτοις ὑπὸ τῶν πέλας μακαρίζονται τῇ ἔξωθεν οἰήσει, ἐφ᾿ οἷς αὐτοὶ παρ᾿ ἑαυτοῖς τὰ μάλιστα δυσφοροῦσι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0"><text:span text:style-name="AncientGreek_3a__20_Ἀρχαία_20_ἑλληνικά"><text:span text:style-name="T1">250. Νυκτερὶς καὶ βάτος καὶ αἴθυια.</text:span></text:span></text:p>
            <text:p text:style-name="P110"><text:span text:style-name="AncientGreek_3a__20_Ἀρχαία_20_ἑλληνικά"><text:span text:style-name="T9">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span></text:p>
            <text:p text:style-name="P110"><text:span text:style-name="AncientGreek_3a__20_Ἀρχαία_20_ἑλληνικά"><text:span text:style-name="T9">Ὁ μῦθος δηλοῖ ὅτι περὶ ἃ σπουδάζομεν, τούτοις ἐς ὕστερον περιπίπτομε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51. Νυκτερὶς καὶ γαλαῖ.</text:span></text:span></text:p>
            <text:p text:style-name="P107"><text:span text:style-name="AncientGreek_3a__20_Ἀρχαία_20_ἑλληνικά"><text:span text:style-name="T9">Νυκτερὶς ἐπὶ γῆς πεσοῦσα ὑπὸ γαλῆς συνελήφθη, καὶ μέλλουσα ἀναιρεῖσθαι περὶ σωτηρίας ἐδεῖτο. Τῆς δὲ φαμένης μὴ δύνασθαι αὐτὴν ἀπολῦσαι, φύσει γὰρ πᾶσι τοῖς πτηνοῖς πολεμεῖν, αὐτὴ ἔλεγεν οὐκ ὄρνις, ἀλλὰ μῦς εἶναι, καὶ οὕτως ἀφείθη. Ὕστερον δὲ πάλιν πεσοῦσα καὶ ὑφ᾿ ἑτέρας συλληφθεῖσα γαλῆς μὴ βρωθῆναι ἐδεῖτο. Τῆς δὲ εἰπούσης ἅπασιν ἐχθραίνειν μυσίν, αὐτὴ μὴ μῦς, ἀλλὰ νυκτερὶς ἔλεγεν εἶναι, καὶ πάλιν ἀπελύθη. Καὶ οὕτω συνέβη δὶς αὐτὴν ἀλλαξαμένην τὸ ὄνομα σωτηρίας τυχεῖν.</text:span></text:span></text:p>
            <text:p text:style-name="P107"><text:span text:style-name="AncientGreek_3a__20_Ἀρχαία_20_ἑλληνικά"><text:span text:style-name="T9">Ὁ μῦθος δηλοῖ ὅτι δεῖ καὶ ἡμᾶς μὴ τοῖς αὐτοῖς ἀεὶ ἐπιμένειν, λογιζομένους ὡς οἱ τοῖς καιροῖς συμμετασχηματιζόμενοι πολλάκις τοὺς κινδύνους ἐκφεύγουσι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1"><text:span text:style-name="AncientGreek_3a__20_Ἀρχαία_20_ἑλληνικά"><text:span text:style-name="T1">252. Ξύλα καὶ ἐλαία.<text:line-break/></text:span></text:span><text:span text:style-name="AncientGreek_3a__20_Ἀρχαία_20_ἑλληνικά"><text:span text:style-name="T9">Ξύλα ποτὲ ἐπορεύθη τοῦ χειροτονῆσαι ἐφ᾿ ἑαυτῶν βασιλέα καὶ εἶπαν τῇ ἐλαίᾳ· « Βασίλευσον ἐφ᾿ ἡμῶν. » Καὶ εἶπεν αὐτοῖς ἡ ἐλαία· « Ἀφεῖσα τὴν πιότητά μου ἣν ἐδόξασεν ἐν ἐμοὶ ὁ θεὸς καὶ οἱ ἄνθρωποι, πορευθῶ ἄρχειν τῶν ξύλων; » Καὶ εἶπαν τὰ ξύλα τῇ συκῇ· « Δεῦρο, βασίλευσον ἐφ᾿ ἡμῶν. » Καὶ εἶπεν αὐτὴ ἡ συκῆ· « Ἀφεῖσα τὴν γλυκύτητά μου καὶ τὸ γέννημά μου τὸ ἀγαθόν, πορευθῶ τοῦ ἄρχειν τῶν ξύλων; » Καὶ εἶπαν τὰ ξύλα πρὸς τὴν ῥάμνον· « Δεῦρο, βασίλευσον ἐφ᾿ ἡμῶν. » Καὶ εἶπεν ἡ ῥάμνος </text:span></text:span><text:span text:style-name="AncientGreek_3a__20_Ἀρχαία_20_ἑλληνικά"><text:span text:style-name="T11">⟨</text:span></text:span><text:span text:style-name="AncientGreek_3a__20_Ἀρχαία_20_ἑλληνικά"><text:span text:style-name="T9">πρὸς</text:span></text:span><text:span text:style-name="AncientGreek_3a__20_Ἀρχαία_20_ἑλληνικά"><text:span text:style-name="T11">⟩</text:span></text:span><text:span text:style-name="AncientGreek_3a__20_Ἀρχαία_20_ἑλληνικά"><text:span text:style-name="T9"> 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53. Ξυλευόμενος καὶ Ἑρμῆς.<text:line-break/></text:span></text:span><text:span text:style-name="AncientGreek_3a__20_Ἀρχαία_20_ἑλληνικά"><text:span text:style-name="T9">Ξυλευόμενός τις παρὰ ποταμῷ τὸν οἰκεῖον ἀπέβαλε πέλεκυν. Ἀμηχανῶν τοίνυν παρὰ τὴν ὄχθην καθίσας ὠδύρετο. Ἑρμῆς δὲ μαθὼν τὴν αἰτίαν καὶ οἰκτείρας τὸν ἄνθρωπον, καταδὺς εἰς τὸν ποταμὸν χρυσοῦν ἀνήνεγκε πέλεκυν, καὶ εἰ οὗτός ἐστιν ὃν ἀπώλεσεν ἤρετο. Τοῦ δὲ μὴ τοῦτον εἶναι φαμένου, αὖθις καταβὰς ἀργυροῦν ἀνεκόμισε. Τοῦ δὲ μηδὲ τοῦτον εἶναι τὸν οἰκεῖον εἰπόντος, ἐκ τρίτου καταβὰς ἐκεῖνον τὸν οἰκεῖον ἀνήνεγκε. Τοῦ δὲ τοῦτον ἀληθῶς εἶναι τὸν ἀπολωλότα φαμένου, Ἑρμῆς ἀποδεξάμενος αὐτοῦ τὴν δικαιοσύνην, πάντας αὐτῷ ἐδωρήσατο. Ὁ δὲ παραγενόμενος πρὸς τοὺς ἑταίρους τὰ συμβάντα αὐτοῖς διεξελήλυθεν· ὧν εἷς τις τὰ ἴσα διαπράξασθαι ἐβουλεύσατο, καὶ παρὰ τὸν ποταμὸν ἐλθὼν καὶ τὴν οἰκείαν ἀξίνην ἐξεπίτηδες ἀφεὶς εἰς τὸ ῥεῦμα κλαίων ἐκάθητο. Ἐπιφανεὶς οὖν ὁ Ἑρμῆς κἀκείνῳ καὶ τὴν αἰτίαν μαθὼν τοῦ θρήνου, καταβὰς ὁμοίως χρυσῆν ἀξίνην ἐξήνεγκε καὶ ἤρετο εἰ ταύτην ἀπέβαλε. Τοῦ δὲ σὺν ἡδονῇ· « Ναὶ ἀληθῶς ἥδ᾿ ἐστί » φήσαντος, μισήσας ὁ θεὸς τὴν τοσαύτην ἀναίδειαν, οὐ μόνον ἐκείνην κατέσχεν, ἀλλ᾿ οὐδὲ τὴν οἰκείαν ἀπέδωκεν.</text:span></text:span></text:p>
            <text:p text:style-name="P107"><text:span text:style-name="AncientGreek_3a__20_Ἀρχαία_20_ἑλληνικά"><text:span text:style-name="T9">Ὁ μῦθος δηλοῖ ὅτι, ὅσον τοῖς δικαίοις τὸ θεῖον συναίρεται, τοσοῦτον τοῖς ἀδίκοις ἐναντιοῦ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2"><text:span text:style-name="AncientGreek_3a__20_Ἀρχαία_20_ἑλληνικά"><text:span text:style-name="T1">254. Ὁδοιπόροι καὶ ἄρκτος.<text:line-break/></text:span></text:span><text:span text:style-name="AncientGreek_3a__20_Ἀρχαία_20_ἑλληνικά"><text:span text:style-name="T9">Δύο φίλοι τὴν αὐτὴν ὁδὸν ἐβάδιζον. Ἄρκτου δὲ αὐτοῖς ἐπιφανείσης, ὁ μὲν ἕτερος φθάσας ἀνέβη ἐπί τι δένδρον καὶ ἐνταῦθα ἐκρύπτετο, ὁ δὲ ἕτερος μέλλων περικατάληπτος γίνεσθαι, πεσὼν κατὰ τοῦ ἐδάφους τὸν νεκρὸν προσεποιεῖτο. Τῆς δὲ ἄρκτου προσενεγκούσης αὐτῷ τὸ ῥύγχος καὶ περιοσφραινομένης τὰς ἀναπνοὰς συνεῖχε· φασὶ γὰρ νεκροῦ μὴ ἅπτεσθαι τὸ ζῷον. Ὑποχωρησάσης δέ, ὁ ἀπὸ τοῦ δένδρου καταβὰς ἐπυνθάνετο αὐτοῦ τί ἡ ἄρκτος πρὸς τὸ οὖς εἴρηκεν. Ὁ δὲ εἶπε· « Τοῦ λοιποῦ τοιούτοις μὴ συνοδοιπορεῖν φίλοις οἳ ἐν κινδύνοις οὐ παραμένουσιν. »</text:span></text:span></text:p>
            <text:p text:style-name="P111"><text:span text:style-name="AncientGreek_3a__20_Ἀρχαία_20_ἑλληνικά"><text:span text:style-name="T9">Ὁ λόγος δηλοῖ ὅτι τοὺς γνησίους τῶν φίλων αἱ συμφοραὶ δοκιμάζου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55. Ὁδοιπόροι καὶ κόραξ.<text:line-break/></text:span></text:span><text:span text:style-name="AncientGreek_3a__20_Ἀρχαία_20_ἑλληνικά"><text:span text:style-name="T9">Πορευομένοις τισὶν ἐπὶ πρᾶξίν τινα κόραξ ὑπήντησε τὸν ἕτερον τῶν ὀφθαλμῶν πεπηρωμένος. Ἐπιστραφέντων δὲ αὐτῶν καί τινος ὑποστρέψαι παραινοῦντος, τοῦτο γὰρ σημαίνειν τὸν οἰωνόν, ἕτερος ὑποτυχὼν εἶπε· « Καὶ πῶς οὗτος ἡμῖν δύναται τὰ μέλλοντα μαντεύεσθαι, ὃς οὐδὲ τὴν ἰδίαν πήρωσιν προεῖδεν, ἵνα φυλάξηται; »</text:span></text:span></text:p>
            <text:p text:style-name="P107"><text:span text:style-name="AncientGreek_3a__20_Ἀρχαία_20_ἑλληνικά"><text:span text:style-name="T9">Οὕτω καὶ τῶν ἀνθρώπων οἱ ἐν τοῖς ἰδίοις ἄβουλοι καὶ εἰς τὰς τῶν πέλας συμβουλίας ἀδόκιμοί εἰ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56. Ὁδοιπόροι καὶ πέλεκυς.<text:line-break/></text:span></text:span><text:span text:style-name="AncientGreek_3a__20_Ἀρχαία_20_ἑλληνικά"><text:span text:style-name="T9">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span></text:p>
            <text:p text:style-name="P107"><text:span text:style-name="AncientGreek_3a__20_Ἀρχαία_20_ἑλληνικά"><text:span text:style-name="T9">Ὁ λόγος δηλοῖ ὅτι οἱ μὴ μεταλαβόντες τῶν εὐτυχημάτων οὐδὲ ἐν ταῖς συμφοραῖς βέβαιοί εἰσι φίλο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3"><text:span text:style-name="AncientGreek_3a__20_Ἀρχαία_20_ἑλληνικά"><text:span text:style-name="T1">257. Ὁδοιπόροι καὶ πλάτανος.<text:line-break/></text:span></text:span><text:span text:style-name="AncientGreek_3a__20_Ἀρχαία_20_ἑλληνικά"><text:span text:style-name="T9">Ὁδοιπόροι θέρους ὥρᾳ περὶ μεσημβρίαν ὑπὸ καύματος τρυχόμενοι, ὡς ἐθεάσαντο πλάτανον, ὑπὸ ταύτην καταντήσαντες καὶ ἐν τῇ σκιᾷ κατακλιθέντες ἀνεπαύοντο. Ἀναβλέψαντες δὲ εἰς τὴν πλάτανον ἔλεγον πρὸς ἀλλήλους ὡς ἀνωφελές ἐστιν ἀνθρώποις τοῦτο ἄκαρπον τὸ δένδρον. Ἡ δὲ ὑποτυχοῦσα ἔφη· « Ὦ ἀχάριστοι, ἔτι τῆς ἐξ ἐμοῦ εὐεργεσίας ἀπολαύοντες, ἀχρείαν με καὶ ἄκαρπον ἀποκαλεῖτε. »</text:span></text:span></text:p>
            <text:p text:style-name="P112"><text:span text:style-name="AncientGreek_3a__20_Ἀρχαία_20_ἑλληνικά"><text:span text:style-name="T9">Οὕτω καὶ τῶν ἀνθρώπων τινὲς ἀτυχεῖς εἰσιν ὡς καὶ εὐεργετοῦντες τοὺς πέλας ἐπὶ τῇ χρηστότητι ἀπιστεῖσθαι.</text:span></text:span></text:p>
          </table:table-cell>
          <table:table-cell table:style-name="Table2.A1" office:value-type="string">
            <text:p text:style-name="P123"/>
          </table:table-cell>
        </table:table-row>
        <table:table-row table:style-name="Table2.1">
          <table:table-cell table:style-name="Table2.A1" office:value-type="string">
            <text:p text:style-name="P54"><text:span text:style-name="AncientGreek_3a__20_Ἀρχαία_20_ἑλληνικά"><text:span text:style-name="T1">258. Ὁδοιπόροι καὶ φρύγανα.<text:line-break/></text:span></text:span><text:span text:style-name="AncientGreek_3a__20_Ἀρχαία_20_ἑλληνικά"><text:span text:style-name="T9">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span></text:p>
            <text:p text:style-name="P113"><text:span text:style-name="AncientGreek_3a__20_Ἀρχαία_20_ἑλληνικά"><text:span text:style-name="T9">Ὁ μῦθος δηλοῖ ὅτι τῶν ἀνθρώπων ἔνιοι ἐξ ἀπροόπτου δοκοῦντες φοβεροὶ εἶναι, ὅταν εἰς πεῖραν ἔλθωσιν, οὐδενὸς εὑρίσκονται ἄξιοι.</text:span></text:span></text:p>
          </table:table-cell>
          <table:table-cell table:style-name="Table2.A1" office:value-type="string">
            <text:p text:style-name="P123"/>
          </table:table-cell>
        </table:table-row>
        <table:table-row table:style-name="Table2.1">
          <table:table-cell table:style-name="Table2.A1" office:value-type="string">
            <text:p text:style-name="P55"><text:span text:style-name="AncientGreek_3a__20_Ἀρχαία_20_ἑλληνικά"><text:span text:style-name="T1">259. Ὁδοιπόρος καὶ Ἀλήθεια.<text:line-break/></text:span></text:span><text:span text:style-name="AncientGreek_3a__20_Ἀρχαία_20_ἑλληνικά"><text:span text:style-name="T9">Ὁδοιπορῶν τις ἐν ἐρήμῳ εἷρε γυναῖκα μόνην κατηφῆ ἑστῶσαν, καί φησιν αὐτῇ· « Τίς εἶ; » Ἡ δὲ ἔφη· « Ἀλήθεια. – καὶ διὰ ποίαν αἰτίαν τὴν πόλιν ἀφεῖσα τὴν ἐρημίαν οἰκεῖς; » Ἡ δὲ εἶπεν· « Ὅτι τοῖς πάλαι καιροῖς παρ᾿ ὀλίγοις ἦν τὸ ψεῦδος· νῦν δὲ εἰς πάντας ἀνθρώπους ἐστίν, ἐάν τι ἀκούειν καὶ λέγειν θέλῃς. »</text:span></text:span></text:p>
            <text:p text:style-name="P114"><text:span text:style-name="AncientGreek_3a__20_Ἀρχαία_20_ἑλληνικά"><text:span text:style-name="T9">Ὅτι κάκιστος βίος καὶ πονηρὸς τοῖς ἀνθρώποις ἐστίν, ὅτε τὸ ψεῦδος προκρίνεται τῆς ἀληθείας.</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60. Ὁδοιπόρος καὶ Ἑρμῆς.<text:line-break/></text:span></text:span><text:span text:style-name="AncientGreek_3a__20_Ἀρχαία_20_ἑλληνικά"><text:span text:style-name="T9">Ὁδοιπόρος πολλὴν ὁδὸν ἀνύων ηὔξατο, ἐὰν εὕρῃ τι, τούτου τὸ ἥμισυ τῷ Ἑρμῇ ἀναθήσειν. Περιτυχὼν δὲ πήρᾳ, ἐν ᾗ ἀμύγδαλά τε ἦν καὶ φοίνικες, ταῦτα ἀνείλατο οἰόμενος ἀργύριον εἶναι. Ἐκτινάξας δέ, ὡς εὗρε τὰ ἐνόντα, ταῦτα καταφαγὼν καὶ λαβὼν τῶν τε ἀμυγδάλων τὰ κελύφη καὶ τῶν φοινίκων τὰ ὀστᾶ, ταῦτα ἐπί τινος βωμοῦ ἔθηκεν, εἰπών· « Ἀπέχεις, ὦ Ἑρμῆ, τὴν εὐχήν· καὶ γὰρ τὰ ἐντὸς ὧν εὗρον καὶ τὰ ἐκτὸς πρὸς σὲ διανενέμημαι. »</text:span></text:span></text:p>
            <text:p text:style-name="P107"><text:span text:style-name="AncientGreek_3a__20_Ἀρχαία_20_ἑλληνικά"><text:span text:style-name="T9">Πρὸς ἄνδρα φιλάργυρον διὰ πλεονεξίαν καὶ θεοὺς κατασοφιζόμενον ὁ λόγος εὔκαιρος.</text:span></text:span></text:p>
          </table:table-cell>
          <table:table-cell table:style-name="Table2.A1" office:value-type="string">
            <text:p text:style-name="P123"/>
          </table:table-cell>
        </table:table-row>
        <table:table-row table:style-name="Table2.1">
          <table:table-cell table:style-name="Table2.A1" office:value-type="string">
            <text:p text:style-name="P67"><text:span text:style-name="AncientGreek_3a__20_Ἀρχαία_20_ἑλληνικά"><text:span text:style-name="T9"/></text:span></text:p>
            <text:p text:style-name="P157"><text:span text:style-name="AncientGreek_3a__20_Ἀρχαία_20_ἑλληνικά"><text:span text:style-name="T1">261. Ὁδοιπόρος καὶ Τύχη.<text:line-break/></text:span></text:span><text:span text:style-name="AncientGreek_3a__20_Ἀρχαία_20_ἑλληνικά"><text:span text:style-name="T9">Ὁδοιπόρος, πολλὴν ὁδὸν διανύσας, ἐπειδὴ κόπῳ συνείχετο, πεσὼν παρά τι φρέαρ ἐκοιμᾶτο. Μέλλοντος δὲ αὐτοῦ ὅσον οὔπω καταπίπτειν, ἡ Τύχη ἐπιστᾶσα καὶ διεγείρασα αὐτὸν εἶπεν· « Ὦ οὗτος, εἴγε ἐπεπτώκεις, οὐκ ἂν τὴν σεαυτοῦ ἀβουλίαν, ἀλλ᾿ ἐμὲ ᾐτιῶ. »</text:span></text:span></text:p>
            <text:p text:style-name="P107"><text:span text:style-name="AncientGreek_3a__20_Ἀρχαία_20_ἑλληνικά"><text:span text:style-name="T9">Οὕτω πολλοὶ τῶν ἀνθρώπων δι' ἑαυτοὺς δυστυχήσαντες τοὺς θεοὺς αἰτιῶντα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62. Ὄνοι πρὸς τὸν Δία.<text:line-break/></text:span></text:span><text:span text:style-name="AncientGreek_3a__20_Ἀρχαία_20_ἑλληνικά"><text:span text:style-name="T9">Ὄνοι ποτὲ ἀχθόμενοι ἐπὶ τῷ συνεχῶς ἀχθοφορεῖν καὶ ταλαιπωρεῖν πρέσβεις ἔπεμψαν πρὸς τὸν Δία, λύσιν τινὰ αἰτούμενοι τῶν πόνων. Ὁ δὲ αὐτοῖς ἐπιδεῖξαι βουλόμενος ὅτι τοῦτο ἀδύνατόν ἐστιν, ἔφη τότε αὐτοὺς ἀπαλλαγήσεσθαι τῆς κακοπαθείας, ὅταν οὐροῦντες ποταμὸν ποιήσωσι. Κἀκεῖνοι αὐτὸν ἀληθεύειν ὑπολαβόντες ἀπ᾿ ἐκείνου καὶ μέχρι νῦν ἔνθα ἂν ἀλλήλων οὖρον ἴδωσιν, ἐνταῦθα καὶ αὐτοὶ περιιστάμενοι οὐροῦσιν.</text:span></text:span></text:p>
            <text:p text:style-name="P107"><text:span text:style-name="AncientGreek_3a__20_Ἀρχαία_20_ἑλληνικά"><text:span text:style-name="T9">Ὁ λόγος δηλοῖ ὅτι τὸ ἑκάστῳ πεπρωμένον ἀθεράπευτόν ἐστ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7"><text:span text:style-name="AncientGreek_3a__20_Ἀρχαία_20_ἑλληνικά"><text:span text:style-name="T9"/></text:span></text:p>
            <text:p text:style-name="P157"><text:span text:style-name="AncientGreek_3a__20_Ἀρχαία_20_ἑλληνικά"><text:span text:style-name="T1">263. Ὄνον ἀγοράζων.<text:line-break/></text:span></text:span><text:span text:style-name="AncientGreek_3a__20_Ἀρχαία_20_ἑλληνικά"><text:span text:style-name="T9">Ὄνον τις ἀγοράσαι μέλλων ἐπὶ πείρᾳ αὐτὸν ἔλαβε· καὶ εἰσαγαγὼν εἰς τοὺς ἰδίους ἐπὶ τῆς φάτνης αὐτὸν ἔστησεν. Ὁ δὲ καταλιπὼν τοὺς ἄλλους παρὰ τῷ ἀργοτάτῳ καὶ ἀδηφάγῳ ἔστη. Καὶ ὡς οὐδὲν ἐποίει, δήσας καὶ ἀπαγαγὼν τῷ δεσπότῃ αὐτὸν ἀπέδωκε. Τοῦ δὲ διερωτῶντος εἰ οὕτως ἀξίαν αὐτοῦ τὴν δοκιμασίαν ἐποιήσατο, ὑποτυχὼν εἶπεν· « Ἀλλ᾿ ἔγωγε οὐδὲν ἐπιδέομαι πείρας· οἶδα γὰρ ὅτι τοιοῦτός ἐστιν ὁποῖον ἐξ ἁπάντων τὸν συνήθη ἐπελέξατο. »</text:span></text:span></text:p>
            <text:p text:style-name="P107"><text:span text:style-name="AncientGreek_3a__20_Ἀρχαία_20_ἑλληνικά"><text:span text:style-name="T9">Ὁ λόγος δηλοῖ ὅτι τοιοῦτος εἶναί τις ὑπολαμβάνεται ὁποίοις ἂν ἥδηται τοῖς ἑταίροις.</text:span></text:span></text:p>
          </table:table-cell>
          <table:table-cell table:style-name="Table2.A1" office:value-type="string">
            <text:p text:style-name="P123"/>
          </table:table-cell>
        </table:table-row>
        <table:table-row table:style-name="Table2.1">
          <table:table-cell table:style-name="Table2.A1" office:value-type="string">
            <text:p text:style-name="P56"><text:span text:style-name="AncientGreek_3a__20_Ἀρχαία_20_ἑλληνικά"><text:span text:style-name="T1">264. Ὄνος </text:span></text:span><text:span text:style-name="AncientGreek_3a__20_Ἀρχαία_20_ἑλληνικά"><text:span text:style-name="T12">⟨</text:span></text:span><text:span text:style-name="AncientGreek_3a__20_Ἀρχαία_20_ἑλληνικά"><text:span text:style-name="T1">ἄγριος καὶ ὄνος ἥμερος</text:span></text:span><text:span text:style-name="AncientGreek_3a__20_Ἀρχαία_20_ἑλληνικά"><text:span text:style-name="T12">⟩</text:span></text:span><text:span text:style-name="AncientGreek_3a__20_Ἀρχαία_20_ἑλληνικά"><text:span text:style-name="T1">.<text:line-break/></text:span></text:span><text:span text:style-name="AncientGreek_3a__20_Ἀρχαία_20_ἑλληνικά"><text:span text:style-name="T9">Ὄνος ἄγριος ὄνον ἥμερον θεασάμενος ἔν τινι εὐηλίῳ τόπῳ προσελθὼν ἐμακάριζεν αὐτὸν ἐπὶ τῇ εὐεξίᾳ τοῦ σώματος καὶ τῇ τῆς τροφῆς ἀπολαύσει. 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span></text:p>
            <text:p text:style-name="P115"><text:span text:style-name="AncientGreek_3a__20_Ἀρχαία_20_ἑλληνικά"><text:span text:style-name="T9">Οὕτως οὐκ ἔστι ζηλωτὰ τὰ μετὰ κινδύνων καὶ ταλαιπωριῶν περιγινόμενα κέρδη.</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65. Ὄνος ἅλας βαστάζων.<text:line-break/></text:span></text:span><text:span text:style-name="AncientGreek_3a__20_Ἀρχαία_20_ἑλληνικά"><text:span text:style-name="T9">Ὄνος ἅλας ἔχων ποταμὸν διέβαινεν. Ὀλισθήσας δέ, ὡς κατέπεσεν εἰς τὸ ὕδωρ, ἐκτακέντος τοῦ ἅλατος, κουφότερος ἐξανέστη. Ἡσθεὶς δὲ ἐπὶ τούτῳ, ἐπειδὴ ὕστερόν ποτε σπόγγους ἐμπεφορτισμένος κατά τινα ποταμὸν ἐγένετο, ᾠήθη ὅτι, ἐὰν πάλιν πέσῃ, ἐλαφρότερος διεγερθήσεται, καὶ δὴ ἑκὼν ὤλισθε. Συνέβη δὲ αὐτῷ, τῶν σπόγγων ἀνασπασάντων τὸ ὕδωρ, μὴ δυνάμενον ἐξαναστῆναι ἐνταῦθα ἀποπνιγῆναι.</text:span></text:span></text:p>
            <text:p text:style-name="P107"><text:span text:style-name="AncientGreek_3a__20_Ἀρχαία_20_ἑλληνικά"><text:span text:style-name="T9">Οὕτω καὶ τῶν ἀνθρώπων ἔνιοι διὰ τὰς ἰδίας ἐπινοίας λανθάνουσιν εἰς συμφορὰς ἐνσειόμενο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0"><text:span text:style-name="AncientGreek_3a__20_Ἀρχαία_20_ἑλληνικά"><text:span text:style-name="T1">266. Ὄνος βαστάζων ἄγαλμα.<text:line-break/></text:span></text:span><text:span text:style-name="AncientGreek_3a__20_Ἀρχαία_20_ἑλληνικά"><text:span text:style-name="T9">Ὄνῳ τις ἐπιθεὶς ἄγαλμα ἤλαυνεν εἰς ἄστυ. Τῶν δὲ συναντώντων προσκυνούντων τὸ ἄγαλμα, ὁ ὄνος ὑπολαβὼν ὅτι αὐτὸν προσκυνοῦσιν, ἀναπτερωθεὶς ὠγκᾶτό τε καὶ οὐκέτι περαιτέρω προϊέναι ἐβούλετο. Καὶ ὁ ὀνηλάτης αἰσθόμενος τὸ γεγονὸς τῷ ῥοπάλῳ αὐτὸν παίων ἔφη· « Ὦ κακὴ κεφαλή, ἔτι καὶ τοῦτο λοιπὸν ἦν ὄνον ὑπ’ ἀνθρώπων προσκυνεῖσθαι. »</text:span></text:span></text:p>
            <text:p text:style-name="P110"><text:span text:style-name="AncientGreek_3a__20_Ἀρχαία_20_ἑλληνικά"><text:span text:style-name="T9">Ὁ λόγος δηλοῖ ὅτι οἱ τοῖς ἀλλοτρίοις ἀγαθοῖς ἐπαλαζονευόμενοι παρὰ τοῖς εἰδόσιν αὐτοὺς γέλωτα ὀφλισκάνουσιν.</text:span></text:span></text:p>
          </table:table-cell>
          <table:table-cell table:style-name="Table2.A1" office:value-type="string">
            <text:p text:style-name="P123"/>
          </table:table-cell>
        </table:table-row>
        <table:table-row table:style-name="Table2.1">
          <table:table-cell table:style-name="Table2.A1" office:value-type="string">
            <text:p text:style-name="P57"><text:span text:style-name="AncientGreek_3a__20_Ἀρχαία_20_ἑλληνικά"><text:span text:style-name="T1">267. Ὄνος <text:s/>ἐνδυσάμενος λεοντῆν <text:s/>καὶ ἀλώπηξ.<text:line-break/></text:span></text:span><text:span text:style-name="AncientGreek_3a__20_Ἀρχαία_20_ἑλληνικά"><text:span text:style-name="T9">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span></text:p>
            <text:p text:style-name="P69"><text:span text:style-name="AncientGreek_3a__20_Ἀρχαία_20_ἑλληνικά"><text:span text:style-name="T9">Οὕτως ἔνιοι τῶν ἀπαιδεύτων τοῖς ἔξωθεν τύφοις δοκοῦντές τινες εἶναι ὑπὸ τῆς ἰδίας γλωσσαλγίας ἐλέγχονται.</text:span></text:span></text:p>
          </table:table-cell>
          <table:table-cell table:style-name="Table2.A1" office:value-type="string">
            <text:p text:style-name="P123"/>
          </table:table-cell>
        </table:table-row>
        <table:table-row table:style-name="Table2.1">
          <table:table-cell table:style-name="Table2.A1" office:value-type="string">
            <text:p text:style-name="P58"><text:span text:style-name="AncientGreek_3a__20_Ἀρχαία_20_ἑλληνικά"><text:span text:style-name="T1">268. Ὄνος ἵππον μακαρίζων.<text:line-break/></text:span></text:span><text:span text:style-name="AncientGreek_3a__20_Ἀρχαία_20_ἑλληνικά"><text:span text:style-name="T9">Ὄνος ἵππον ἐμακάριζεν, ὡς ἀφθόνως τρεφόμενον καὶ ἐπιμελῶς, αὐτὸς μηδ᾿ ἀχύρων ἅλις ἔχων, καὶ ταῦτα πλεῖστα ταλαιπωρῶν. Ἐπεὶ δὲ καιρὸς ἐπέστη πολέμου, καὶ ὁ στρατιώτης ἔνοπλος ἀνέβη τὸν ἵππον, πανταχόσε τοῦτον ἐλαύνων, καὶ δὴ καὶ μέσον τῶν πολεμίων εἰσήλασε, καὶ ὁ ἵππος πληγεὶς ἔκειτο. Ταῦτα ἑωρακὼς ὁ ὄνος τὸν ἵππον μεταβαλλόμενος ἐταλάνιζεν.</text:span></text:span></text:p>
            <text:p text:style-name="P116"><text:span text:style-name="AncientGreek_3a__20_Ἀρχαία_20_ἑλληνικά"><text:span text:style-name="T9">Ὁ μῦθος δηλοῖ ὅτι οὐ δεῖ τοὺς ἄρχοντας καὶ πλουσίους ζηλοῦν, ἀλλὰ τὸν κατ᾿ ἐκείνων φθόνον καὶ τὸν κίνδυνον ἀναλογιζομένους τὴν πενίαν ἀγαπᾶ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9"><text:span text:style-name="AncientGreek_3a__20_Ἀρχαία_20_ἑλληνικά"><text:span text:style-name="T1">269. Ὄνος καὶ ἀλεκτρυὼν καὶ λέων.<text:line-break/></text:span></text:span><text:span text:style-name="AncientGreek_3a__20_Ἀρχαία_20_ἑλληνικά"><text:span text:style-name="T9">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span></text:p>
            <text:p text:style-name="P75"><text:span text:style-name="AncientGreek_3a__20_Ἀρχαία_20_ἑλληνικά"><text:span text:style-name="T9">Ὁ μῦθος δηλοῖ ὅτι πολλοὶ τῶν ἀνθρώπων ταπεινουμένοις ἐπίτηδες τοῖς ἐχθροῖς ἐπιτίθενται, καὶ οὕτως ὑπ᾿ ἐκείνων ἀπόλλυντα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70. Ὄνος καὶ ἀλώπηξ καὶ λέων.<text:line-break/></text:span></text:span><text:span text:style-name="AncientGreek_3a__20_Ἀρχαία_20_ἑλληνικά"><text:span text:style-name="T9">Ὄνος καὶ ἀλώπηξ κοινωνίαν συνθέμενοι πρὸς ἀλλήλους ἐξῆλθον ἐπὶ ἄγραν. 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span></text:p>
            <text:p text:style-name="P107"><text:span text:style-name="AncientGreek_3a__20_Ἀρχαία_20_ἑλληνικά"><text:span text:style-name="T9">Οὕτως οἱ τοῖς κοινωνοῖς ἐπιβουλεύοντες λανθάνουσι πολλάκις καὶ ἑαυτοὺς συναπολλύντες.</text:span></text:span></text:p>
          </table:table-cell>
          <table:table-cell table:style-name="Table2.A1" office:value-type="string">
            <text:p text:style-name="P123"/>
          </table:table-cell>
        </table:table-row>
        <table:table-row table:style-name="Table2.1">
          <table:table-cell table:style-name="Table2.A1" office:value-type="string">
            <text:p text:style-name="P60"><text:span text:style-name="AncientGreek_3a__20_Ἀρχαία_20_ἑλληνικά"><text:span text:style-name="T1">271. Ὄνος καὶ βάτραχοι.<text:line-break/></text:span></text:span><text:span text:style-name="AncientGreek_3a__20_Ἀρχαία_20_ἑλληνικά"><text:span text:style-name="T9">Ὄνος ξύλων γόμον φέρων λίμνην διέβαινεν· ὀλισθὼν δέ, ὡς κατέπεσεν, ἐξαναστῆναι μὴ δυνάμενος ὠδύρετό τε καὶ ἔστενεν. Οἱ δὲ ἐν τῇ λίμνῃ βάτραχοι ἀκούσαντες αὐτοῦ τῶν στεναγμῶν ἔφασαν· « Ὦ οὗτος, καὶ τί ἂν ἐποίησας, εἰ τοσοῦτον ἐνταῦθα χρόνον διέτριβες ὅσον ἡμεῖς, ὅτε πρὸς ὀλίγον πεσὼν οὕτως ὀδύρῃ; »</text:span></text:span></text:p>
            <text:p text:style-name="P117"><text:span text:style-name="AncientGreek_3a__20_Ἀρχαία_20_ἑλληνικά"><text:span text:style-name="T9">Τούτῳ τῷ λόγῳ χρήσαιτο ἄν τις πρὸς ἄνδρα ῥᾴθυμον ἐπ᾿ ἐλαχίστοις πόνοις δυσφοροῦντα, αὐτὸς τοὺς πλείονας ῥᾳδίως ὑφιστάμενος.</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72. Ὄνος καὶ ἡμίονος </text:span></text:span><text:span text:style-name="AncientGreek_3a__20_Ἀρχαία_20_ἑλληνικά"><text:span text:style-name="T12">⟨</text:span></text:span><text:span text:style-name="AncientGreek_3a__20_Ἀρχαία_20_ἑλληνικά"><text:span text:style-name="T1">ἐξ ἴσου ἐμπεφορτισμένοι</text:span></text:span><text:span text:style-name="AncientGreek_3a__20_Ἀρχαία_20_ἑλληνικά"><text:span text:style-name="T12">⟩</text:span></text:span><text:span text:style-name="AncientGreek_3a__20_Ἀρχαία_20_ἑλληνικά"><text:span text:style-name="T1">.<text:line-break/></text:span></text:span><text:span text:style-name="AncientGreek_3a__20_Ἀρχαία_20_ἑλληνικά"><text:span text:style-name="T9">Ὄνος καὶ ἡμίονος ἐν ταὐτῷ ἐβάδιζον. Καὶ δὴ ὁ ὄνος ὁρῶν τὸ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span></text:p>
            <text:p text:style-name="P107"><text:span text:style-name="AncientGreek_3a__20_Ἀρχαία_20_ἑλληνικά"><text:span text:style-name="T9">Ἀτὰρ οὖν καὶ ἡμᾶς προσήκει μὴ ἀπὸ τῆς ἀρχῆς, ἀλλ᾿ ἀπὸ τοῦ τέλους τὴν ἑκάστου δοκιμάζειν διάθε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73. Ὄνος καὶ κηπουρός.<text:line-break/></text:span></text:span><text:span text:style-name="AncientGreek_3a__20_Ἀρχαία_20_ἑλληνικά"><text:span text:style-name="T9">Ὄνος ὑπηρετούμενος κηπωρῷ, ἐπειδὴ ὀλίγα μὲν ἤσθιε, πλεῖστα δ᾿ ἐμόχθει, ηὔξατο τῷ Διὶ ὥστε τοῦ κηπωροῦ ἀπαλλαγεὶς ἑτέρῳ ἀπεμποληθῆναι δεσπότῃ. Τοῦ δὲ Διὸς ἐπακούσαντος καὶ κελεύσαντος αὐτὸν κεραμεῖ πραθῆναι, πάλιν ἐδυσφόρει, πλέον ἢ πρότερον ἀχθοφορῶν καὶ τόν τε πηλὸν καὶ τοὺς κεράμους κομίζων. Πάλιν οὖν ἀμεῖψαι τὸν δεσπότην ἱκέτευε, καὶ βυρσοδέψῃ ἀπεμπολεῖται. Εἰς χείρονα τοίνυν τῶν προτέρων δεσπότην ἐμπεσὼν καὶ ὁρῶν τὰ παρ᾿ αὐτοῦ πραττόμενα, μετὰ στεναγμῶν ἔφη· « Οἴμοι τῷ ταλαιπωρῷ, βέλτιον ἦν μοι παρὰ τοῖς προτέροις δεσπόταις μένειν· οὗτος γάρ, ὡς ὁρῶ, καὶ τὸ δέρμα μου κατεργάσεται. »</text:span></text:span></text:p>
            <text:p text:style-name="P107"><text:span text:style-name="AncientGreek_3a__20_Ἀρχαία_20_ἑλληνικά"><text:span text:style-name="T9">Ὁ μῦθος δηλοῖ ὅτι τότε μάλιστα τοὺς προτέρους δεσπότας οἱ οἰκέται ποθοῦσιν, ὅταν τῶν δευτέρων λάβωσι πεῖρα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8"><text:span text:style-name="AncientGreek_3a__20_Ἀρχαία_20_ἑλληνικά"><text:span text:style-name="T1">274. Ὄνος καὶ κόραξ καὶ λύκος.</text:span></text:span></text:p>
            <text:p text:style-name="P107"><text:span text:style-name="AncientGreek_3a__20_Ἀρχαία_20_ἑλληνικά"><text:span text:style-name="T9">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αὐτὸ μόνον ὀφθῶμεν, διωκόμεθα, τούτους δὲ καὶ προσιόντας προσγελῶσιν ». Ὁ λόγος δηλοῖ ὅτι οἱ κακοῦργοι τῶν ἀνθρώπων καὶ ἐξ αὐτῶν τῶν προσώπων καὶ ἐξ ἀπροόπτου δῆλοί εἰ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75. Ὄνος καὶ κυνίδιον</text:span></text:span></text:p>
            <text:p text:style-name="P107"><text:span text:style-name="AncientGreek_3a__20_Ἀρχαία_20_ἑλληνικά"><text:span text:style-name="T9">siue Κύων καὶ δεσπότης.</text:span></text:span></text:p>
            <text:p text:style-name="P107"><text:span text:style-name="AncientGreek_3a__20_Ἀρχαία_20_ἑλληνικά"><text:span text:style-name="T9">Ἔχων τις κύνα Μελιταῖον καὶ ὄνον διετέλει ἀεὶ τῷ κυνὶ προσπαίζων· καὶ δή, εἴ ποτε ἔξω ἐδείπνει, διεκόμιζέ τι αὐτῷ, καὶ προσιόντι καὶ σαίνοντι παρέβαλλεν. Ὁ δὲ ὄνος φθονήσας προσέδραμε καὶ σκιρτῶν ἐλάκτιζεν αὐτόν. Καὶ ὃς ἀγανακτήσας ἐκέλευσε παίοντας αὐτὸν ἀπαγαγεῖν καὶ τῇ φάτνῃ προσδῆσαι.</text:span></text:span></text:p>
            <text:p text:style-name="P107"><text:span text:style-name="AncientGreek_3a__20_Ἀρχαία_20_ἑλληνικά"><text:span text:style-name="T9">Ὁ λόγος δηλοῖ ὅτι οὐ πάντες πρὸς πάντα πεφύκασιν.</text:span></text:span></text:p>
          </table:table-cell>
          <table:table-cell table:style-name="Table2.A1" office:value-type="string">
            <text:p text:style-name="P123"/>
          </table:table-cell>
        </table:table-row>
        <table:table-row table:style-name="Table2.1">
          <table:table-cell table:style-name="Table2.A1" office:value-type="string">
            <text:p text:style-name="P54"><text:span text:style-name="AncientGreek_3a__20_Ἀρχαία_20_ἑλληνικά"><text:span text:style-name="T1">276. Ὄνος καὶ κύων συνοδοιποροῦντες.<text:line-break/></text:span></text:span><text:span text:style-name="AncientGreek_3a__20_Ἀρχαία_20_ἑλληνικά"><text:span text:style-name="T9">Ὄνος καὶ κύων ἐν ταὐτῷ ὡδοιπόρουν. Εὑρόντες δὲ ἐπὶ γῆς ἐσφραγισμένον γραμμάτιον, ὁ ὄνος λαβὼν καὶ ἀναρρήξας τὴν σφραγῖδα καὶ ἀναπτύξας, διεξῄει εἰς ἐπήκοον τοῦ κυνός. Περὶ βοσκημάτων δὲ ἐτύγχανε τὰ γράμματα χόρτου τε, φημί, καὶ κριθῆς καὶ ἀχύρου. Ἀηδῶς οὖν ὁ κύων, τοῦ ὄνου ταῦτα διεξιόντος, διέκειτο· ἔνθεν δὴ καὶ ἔφησε τῷ ὄνῳ· « Ὑπόβαθι, φίλτατε, μικρόν, μή τι καὶ περὶ κρεῶν καὶ ὀστέων εὕρῃς διαλαμβάνων. » Ὁ δὲ ὄνος ἅπαν τὸ γραμμάτιον διεξελθὼν καὶ μηδὲν εὑρηκὼς ὧν ὁ κύων ἐζήτει, ἀντέφησεν αὖθις ὁ κύων· « Βάλε κατὰ γῆς, ὡς ἀδόκιμον πάντη, φίλε, τυγχάνον. »</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77. Ὄνος καὶ ὀνηλάτης.<text:line-break/></text:span></text:span><text:span text:style-name="AncientGreek_3a__20_Ἀρχαία_20_ἑλληνικά"><text:span text:style-name="T9">Ὄνος ὑπὸ ὀνηλάτου ἀγόμενος, ὡς μικρὸν τῆς ὁδοῦ προῆλθεν, ἀφεὶς τὴν λείαν ἀτραπὸν διὰ κρημνῶν ἐφέρετο. Μέλλοντος δὲ αὐτοῦ κατακρημνίζεσθαι, ὁ ὀνηλάτης ἐπιλα-βόμενος τῆς οὐρᾶς, ἐπειρᾶτο μεταπεριάγειν αὐτόν. Τοῦ δὲ εὐτόνως ἀντιπίπτοντος, ἀφεὶς αὐτὸν ἔφη· « Νίκα· κακὴν γὰρ νίκην νικᾷς. »</text:span></text:span></text:p>
            <text:p text:style-name="P107"><text:span text:style-name="AncientGreek_3a__20_Ἀρχαία_20_ἑλληνικά"><text:span text:style-name="T9">Πρὸς ἄνδρα φιλόνεικον ὁ λόγος εὔκαιρος.</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78. Ὄνος καὶ τέττιγες.<text:line-break/></text:span></text:span><text:span text:style-name="AncientGreek_3a__20_Ἀρχαία_20_ἑλληνικά"><text:span text:style-name="T9">Ὄνος ἀκούσας τεττίγων ᾀδόντων [ἥσθη ἐπὶ τῇ εὐφωνίᾳ] καὶ ζηλώσας αὐτῶν τὴν εὐφωνίαν ἐπυνθάνετο τί σιτούμενοι τοιαύτην φωνὴν ἀφιᾶσι. Τῶν δὲ εἰπόντων· « Δρόσον, » ὁ ὄνος προσμένων δρόσον λιμῷ διεφθάρη.</text:span></text:span></text:p>
            <text:p text:style-name="P107"><text:span text:style-name="AncientGreek_3a__20_Ἀρχαία_20_ἑλληνικά"><text:span text:style-name="T9">Οὕτω καὶ οἱ τῶν παρὰ φύσιν ἐπιθυμοῦντες πρὸς τῷ μὴ ἐφικνεῖσθαι καὶ τὰ μέγιστα δυστυχοῦ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79. Ὄνος <text:s/>νομιζόμενος λέων εἶναι .<text:line-break/></text:span></text:span><text:span text:style-name="AncientGreek_3a__20_Ἀρχαία_20_ἑλληνικά"><text:span text:style-name="T9">Ὄνος δορὰν λέοντος ἐπενδυθεὶς λέων ἐνομίζετο πᾶσιν, καὶ φυγὴ μὲν ἦν ἀνθρώπων, φυγὴ δὲ ποιμνίων. Ὡς δὲ ἀνέμου πνεύσαντος ἡ δορὰ περιῃρέθη καὶ γυμνὸς ὁ ὄνος ἦν, τότε δὴ πάντες ἐπιδραμόντες ξύλοις καὶ ῥοπάλοις αὐτὸν ἔπαιον.</text:span></text:span></text:p>
            <text:p text:style-name="P107"><text:span text:style-name="AncientGreek_3a__20_Ἀρχαία_20_ἑλληνικά"><text:span text:style-name="T9">Ὅτι πένης καὶ ἰδιώτης ὢν μὴ μιμοῦ τὰ τῶν πλουσίων, μή ποτε κατεγελασθῇς καὶ κινδυνεύσῃς· τὸ γὰρ ξένον ἀνοίκειο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0. Ὄνος <text:s/>παλιούρους ἐσθίων <text:s/>καὶ ἀλώπηξ.<text:line-break/></text:span></text:span><text:span text:style-name="AncientGreek_3a__20_Ἀρχαία_20_ἑλληνικά"><text:span text:style-name="T9">Ὄνος παλιούρων ἤσθιεν ὀξείην χαίτην.</text:span></text:span></text:p>
            <text:p text:style-name="P107"><text:span text:style-name="AncientGreek_3a__20_Ἀρχαία_20_ἑλληνικά"><text:span text:style-name="T9">Τὸν δ’ εἶδεν ἀλώπηξ, κερτομοῦσα δ’ εἰρήκει·</text:span></text:span></text:p>
            <text:p text:style-name="P107"><text:span text:style-name="AncientGreek_3a__20_Ἀρχαία_20_ἑλληνικά"><text:span text:style-name="T9">« Πῶς οὕτως ἁπαλῇ καὶ ἀνειμένῃ γλώσσῃ</text:span></text:span></text:p>
            <text:p text:style-name="P107"><text:span text:style-name="AncientGreek_3a__20_Ἀρχαία_20_ἑλληνικά"><text:span text:style-name="T9">σκληρὸν μαλάσσεις προσφάγημα καὶ τρώγεις ; »</text:span></text:span></text:p>
            <text:p text:style-name="P107"><text:span text:style-name="AncientGreek_3a__20_Ἀρχαία_20_ἑλληνικά"><text:span text:style-name="T9">Ὁ μῦθος πρὸς τοὺς σκληροὺς καὶ ἐπικινδύνους προφέροντας διὰ γλώσσης λόγους.</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81. Ὄνος <text:s/>χωλαίνειν προσποιούμενος <text:s/>καὶ λύκος.<text:line-break/></text:span></text:span><text:span text:style-name="AncientGreek_3a__20_Ἀρχαία_20_ἑλληνικά"><text:span text:style-name="T9">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span></text:p>
            <text:p text:style-name="P107"><text:span text:style-name="AncientGreek_3a__20_Ἀρχαία_20_ἑλληνικά"><text:span text:style-name="T9">Οὕτω καὶ τῶν ἀνθρώπων οἱ μηδὲν προσήκουσιν ἐπιχειροῦντες εἰκότως δυστυχοῦ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2. Ὀρνιθοθήρας καὶ ἄγριαι καὶ ἥμεραι περιστεραί.<text:line-break/></text:span></text:span><text:span text:style-name="AncientGreek_3a__20_Ἀρχαία_20_ἑλληνικά"><text:span text:style-name="T9">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span></text:p>
            <text:p text:style-name="P107"><text:span text:style-name="AncientGreek_3a__20_Ἀρχαία_20_ἑλληνικά"><text:span text:style-name="T9">Οὕτω καὶ τῶν οἰκετῶν οὐ μεμπτέοι εἰσὶν ὅσοι δι’ ἀγάπην τῶν οἰκείων δεσποτῶν παραπίπτουσι τῆς τῶν οἰκείων συγγενῶν φιλίας.</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1"><text:span text:style-name="AncientGreek_3a__20_Ἀρχαία_20_ἑλληνικά"><text:span text:style-name="T1">283. Ὀρνιθοθήρας καὶ κορύδαλος.<text:line-break/></text:span></text:span><text:span text:style-name="AncientGreek_3a__20_Ἀρχαία_20_ἑλληνικά"><text:span text:style-name="T9">Ὀρνιθορήρας ὄρνισιν ἵστη παγίδας. Κορύδαλος δὲ τοῦτον πόρρωθεν ἰδὼν ἐπυνθάνετο τί ποτ’ ἐργάζοιτο. Τοῦ δὲ πόλιν κτίζειν φαμένου, εἶτα δὲ πορρωτέρω ἀποχωρήσαντος καὶ κρυβέντος, ὁ κορύδαλος τοῖς τοῦ ἀνδρὸς λόγοις πιστεύσας, προσελθὼν εἰς τὸν βρόχον ἑάλω. Τοῦ δὲ ὀρνιθοθήρα ἐπιδραμόντος, ἐκεῖνος εἶπεν· « Ὦ οὗτος, εἰ τοιαύτην πόλιν κτίζεις, οὐ πολλοὺς εὑρήσεις τοὺς ἐνοικοῦντας. »</text:span></text:span></text:p>
            <text:p text:style-name="P118"><text:span text:style-name="AncientGreek_3a__20_Ἀρχαία_20_ἑλληνικά"><text:span text:style-name="T9">Ὁ μῦθος δηλοῖ ὅτι τότε μάλιστα οἶκοι καὶ πόλεις ἐρημοῦνται, ὅταν οἱ προεστῶτες χαλεπαίνω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4. Ὀρνιθοθήρας καὶ πελαργός.<text:line-break/></text:span></text:span><text:span text:style-name="AncientGreek_3a__20_Ἀρχαία_20_ἑλληνικά"><text:span text:style-name="T9">Ὀρνιθοθήρας δίκτυα γεράνοις ἀναπετάσας πόρρωθεν ἀπεκαραδόκει τὴν ἄγραν. Πελαργοῦ δὲ σὺν ταῖς γεράνοις ἐπικαθίσαντος, ἐπιδραμὼν μετ’ ἐκείνων καὶ αὐτὸν συνέλαβε. Τοῦ δὲ δεομένου μεθεῖναι αὐτὸν καὶ λέγοντος ὡς οὐ μόνον αὐτὸς ἀβλαβής ἐστι τοῖς ἀνθρώποις, ἀλλὰ καὶ ὠφελιμώτατος, τοὺς γὰρ ὄφεις καὶ τὰ λοιπὰ ἑρπετὰ συλλαμβάνων κατεσθίει, ὁ ὀρνιθοθήρας ἀπεκρίνατο· « Ἀλλ’ εἰ τὰ μάλιστα μὴ φαῦλος σὺ εἶ, δι’ αὐτὸ τοῦτο γοῦν ἄξιος εἶ κολάσεως, ὅτι μετὰ πονηρῶν κεκάθικας. »</text:span></text:span></text:p>
            <text:p text:style-name="P107"><text:span text:style-name="AncientGreek_3a__20_Ἀρχαία_20_ἑλληνικά"><text:span text:style-name="T9">Ἀτὰρ οὖν καὶ ἡμᾶς δεῖ τὰς τῶν πονηρῶν συνηθείας περιφεύγειν, ἵνα μὴ καὶ αὐτοὶ τῆς ἐκείνων κακίας κοινωνεῖν δόξωμεν.</text:span></text:span></text:p>
          </table:table-cell>
          <table:table-cell table:style-name="Table2.A1" office:value-type="string">
            <text:p text:style-name="P123"/>
          </table:table-cell>
        </table:table-row>
        <table:table-row table:style-name="Table2.1">
          <table:table-cell table:style-name="Table2.A1" office:value-type="string">
            <text:p text:style-name="P62"><text:span text:style-name="AncientGreek_3a__20_Ἀρχαία_20_ἑλληνικά"><text:span text:style-name="T1">285. Ὀρνιθοθήρας καὶ πέρδιξ.<text:line-break/></text:span></text:span><text:span text:style-name="AncientGreek_3a__20_Ἀρχαία_20_ἑλληνικά"><text:span text:style-name="T9">Ὀρνιθοθήρας, ὀψιαίτερον αὐτῷ ξένου παραγενομένου, μὴ ἔχων ὅ τι αὐτῷ παραθείη, ὥρμησεν ἐπὶ τὸν τιθασσὸν πέρδικα καὶ τοῦτον θύειν ἔμελλε. Τοῦ δὲ αἰτιωμένου αὐτὸν ὡς ἀχάριστον, εἴγε πολλὰ ὠφελούμενος παρ’ αὐτοῦ τοὺς ὁμοφύλους ἐκκαλουμένου καὶ παραδιδόντος, αὐτὸς ἀναιρεῖν αὐτὸν μέλλει, ἔφη· « Ἀλλὰ διὰ τοῦτό σε μᾶλλον θύσω, εἰ μηδὲ τῶν ὁμοφύλων ἀπέχῃ. »</text:span></text:span></text:p>
            <text:p text:style-name="P78"><text:span text:style-name="AncientGreek_3a__20_Ἀρχαία_20_ἑλληνικά"><text:span text:style-name="T9">Ὁ λόγος δηλοῖ ὅτι οἱ τοὺς οἰκείους προδιδόντες οὐ μόνον ὑπὸ τῶν ἀδικουμένων μισοῦνται, ἀλλὰ καὶ ὑπὸ τούτων οἷς προδίδον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3"><text:span text:style-name="AncientGreek_3a__20_Ἀρχαία_20_ἑλληνικά"><text:span text:style-name="T1">286. Ὄρνις καὶ χελιδών .<text:line-break/></text:span></text:span><text:span text:style-name="AncientGreek_3a__20_Ἀρχαία_20_ἑλληνικά"><text:span text:style-name="T9">Ὄρνις ὄφεως ὠὰ εὑροῦσα, ταῦτα ἐπιμελῶς ἐθέρμαινε καὶ μετὰ τὸ θερμᾶναι ἐξεκόλαψε. Χελιδὼν δὲ θεασαμένη αὐτὴν ἔφη· « Ὦ ματαία, τί ταῦτα ἀνατρέφεις ἅπερ, ἂν αὐξηθῇ, ἀπὸ σοῦ πρώτης τοῦ ἀδικεῖν ἄρξεται ; »</text:span></text:span></text:p>
            <text:p text:style-name="P119"><text:span text:style-name="AncientGreek_3a__20_Ἀρχαία_20_ἑλληνικά"><text:span text:style-name="T9">Οὕτως ἀτιθάσσευτός ἐστιν ἡ πονηρία, κἂν τὰ μάλιστα εὐεργετῆτα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7. Ὄρνις χρυσοτόκος.<text:line-break/></text:span></text:span><text:span text:style-name="AncientGreek_3a__20_Ἀρχαία_20_ἑλληνικά"><text:span text:style-name="T9">Ὄρνιν τις εἶχε καλὴν χρυσᾶ ὠὰ τίκτουσαν· νομίσας δὲ ἔνδον αὐτῆς ὄγκον χρυσίου εἶναι καὶ θύσας εὗρεν οὖσαν ὁμοίαν τῶν λοιπῶν ὀρνίθων. Ὁ δὲ ἀθρόον πλοῦτον ἐλπίσας εὑρεῖν καὶ τοῦ μικροῦ κέρδους ἐστερήθη.</text:span></text:span></text:p>
            <text:p text:style-name="P107"><text:span text:style-name="AncientGreek_3a__20_Ἀρχαία_20_ἑλληνικά"><text:span text:style-name="T9">Ὅτι τοῖς παροῦσιν ἀρκείσθω τις καὶ τὴν ἀπληστίαν φευγέτω.</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8. Οὐρὰ καὶ μέλη ὄφεως.<text:line-break/></text:span></text:span><text:span text:style-name="AncientGreek_3a__20_Ἀρχαία_20_ἑλληνικά"><text:span text:style-name="T9">Οὐρά ποτε ὄφεως ἠξίου πρώτη προάγειν καὶ βαδίζειν. Τὰ δὲ λοιπὰ μέλη ἔλεγον· « Πῶς χωρὶς ὀμμάτων καὶ ῥινὸς ἡμᾶς ἄξεις, ὡς καὶ τὰ λοιπὰ ζῷα ; » Ταύτην δὲ οὐκ ἔπειθον, ἕως τὸ φρονοῦν ἐνικήθη. Ἡ οὐρὰ δὲ ἦρχε καὶ ἦγε, σύρουσα τυφλὴ πᾶν τὸ σῶμα, ἕως, εἰς βάραθρον πετρῶν ἐνεχθεῖσης, &lt;ὁ ὄφις&gt; τὴν ῥάχιν καὶ πᾶν τὸ σῶμα ἐπλήγη. Σαίνουσα δὲ ἱκέτευε τὴν κεφαλὴν λέγουσα· « Σῶσον ἡμᾶς, εἰ θέλεις, δέσποινα· τῆς γὰρ κακῆς ἔριδος ἐπειράθην. »</text:span></text:span></text:p>
            <text:p text:style-name="P107"><text:span text:style-name="AncientGreek_3a__20_Ἀρχαία_20_ἑλληνικά"><text:span text:style-name="T9">Ἄνδρας δολίους καὶ κακοὺς καὶ τοῖς δεσπόταις ἐπανισταμένους ὁ μῦθος ἐλέγχε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9. Ὄφις καὶ γαλῆ καὶ μύες.<text:line-break/></text:span></text:span><text:span text:style-name="AncientGreek_3a__20_Ἀρχαία_20_ἑλληνικά"><text:span text:style-name="T9">Ὄφις καὶ γαλῆ ἔν τινι οἰκίᾳ ἐμάχοντο. Οἱ δὲ ἐνταῦθα μύες ἀεὶ καταναλισκόμενοι ὑπὸ ἀμφοτέρων, ὡς ἐθεάσαντο αὐτοὺς μαχομένους, ἐξῆλθον βαδίζοντες. Ἰδόντες δὲ τοὺς μύας, τότε ἀφέντες τὴν πρὸς ἑαυτοὺς μάχην, ἐπ’ ἐκείνους ἐτράπησαν.</text:span></text:span></text:p>
            <text:p text:style-name="P107"><text:span text:style-name="AncientGreek_3a__20_Ἀρχαία_20_ἑλληνικά"><text:span text:style-name="T9">Οὕτω καὶ ἐπὶ τῶν πόλεων οἱ ἐν ταῖς τῶν δημαγωγῶν στάσεσιν ἑαυτοὺς παρεισβάλλοντες λανθάνουσιν αὐτοὶ ἑκατέρων παρανάλωμα γινόμενο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90. Ὄφις καὶ καρκῖνος.<text:line-break/></text:span></text:span><text:span text:style-name="AncientGreek_3a__20_Ἀρχαία_20_ἑλληνικά"><text:span text:style-name="T9">Ὄφις καὶ καρκῖνος ἐν ταὐτῷ διέτριβον. Καὶ ὁ μὲν καρκῖνος ἁπλῶς τῷ ὄφει καὶ εὐνοϊκῶς προσεφέρετο· ὁ δὲ ἀεὶ ὕπουλός τε καὶ πονηρὸς ἦν. Τοῦ δὲ καρκίνου συνεχῶς αὐτῷ παραινοῦντος ἐξαπλοῦσθαι τὰ πρὸς αὐτὸν καὶ τὴν αὐτοῦ διάβεσιν μιμεῖσθαι, ἐκεῖνος οὐκ ἐπείθετο. Διόπερ ἀγανακτήσας, παρατηρησάμενος αὐτὸν κοιμώμενον, τοῦ φάρυγγος ἐπιλαβόμενος ἀνεῖλε καὶ ἰδὼν αὐτὸν ἐκτεταμένον, εἶπεν· « Ὦ οὗτος, οὐ νῦν σε ἐχρῆν ἁπλοῦν εἶναι, ὅτε τέθνηκας, ὅτε δέ σοι παρῄνουν· καὶ οὐκ &lt;ἂν&gt; ἀνῄρησο. »</text:span></text:span></text:p>
            <text:p text:style-name="P107"><text:span text:style-name="AncientGreek_3a__20_Ἀρχαία_20_ἑλληνικά"><text:span text:style-name="T9">Οὕτος ὁ λόγος εἰκότως ἂν λέγοιτο ἐπ’ ἐκείνων τῶν ἀνθρώπων οἳ παρὰ τὸν ἑαυτῶν βίον εἰς τοὺς φίλους πονηρευόμενοι μετὰ τὸν θάνατον εὐεργεσίας κατατίθεντα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91. Ὄφις πατούμενος καὶ Ζεύς.<text:line-break/></text:span></text:span><text:span text:style-name="AncientGreek_3a__20_Ἀρχαία_20_ἑλληνικά"><text:span text:style-name="T9">Ὄφις ὑπὸ πολλῶν πατούμενος ἀνθρώπων τῷ Διὶ ἐνετύγχανε περὶ τούτου. Ὁ δὲ Ζεὺς πρὸς αὐτὸν εἶπεν· « Ἀλλ’ εἰ τὸν πρότερόν σε πατήσαντα ἔπληξας, οὐκ ἂν ὁ δεύτερος ἐπεχείρησε τοῦτο ποιῆσαι. »</text:span></text:span></text:p>
            <text:p text:style-name="P107"><text:span text:style-name="AncientGreek_3a__20_Ἀρχαία_20_ἑλληνικά"><text:span text:style-name="T9">Ὁ λόγος δηλοῖ ὅτι οἱ τοῖς πρώτοις ἐπιβαίνουσιν ἀνθιστάμενοι τοῖς ἄλλοις φοβεροὶ γίνονται.</text:span></text:span></text:p>
          </table:table-cell>
          <table:table-cell table:style-name="Table2.A1" office:value-type="string">
            <text:p text:style-name="P123"/>
          </table:table-cell>
        </table:table-row>
        <table:table-row table:style-name="Table2.1">
          <table:table-cell table:style-name="Table2.A1" office:value-type="string">
            <text:p text:style-name="P64"><text:span text:style-name="AncientGreek_3a__20_Ἀρχαία_20_ἑλληνικά"><text:span text:style-name="T1">292. Παιδίον ἐσθίον σπλάγχνα.<text:line-break/></text:span></text:span><text:span text:style-name="AncientGreek_3a__20_Ἀρχαία_20_ἑλληνικά"><text:span text:style-name="T9">Βοτῆρες ἐπ’ ἀγρῷ θύοντες αἶγα τοὺς σύνεγγυς ἐκάλεσαν. Σὺν αὐτοῖς δὲ ἦν καὶ γυνὴ πενιχρά, μεθ’ ἧς καὶ ὁ παῖς αὐτῆς. Προϊούσης δὲ τῆς εὐωχίας, τὸ παιδίον ὀγκωθὲν τὴν γαστέρα ἐκ τῶν κρεῶν, ὀδυνώμενον ἔλεγεν· « Ὦ μῆτερ, τὰ σπλάγχνα ἐμῶ. » Ἡ δὲ μήτηρ αὐτοῦ εἶπεν· « Οὐχὶ τὰ σά, τέκνον, ἃ δὲ κατέφαγες. »</text:span></text:span></text:p>
            <text:p text:style-name="P120"><text:span text:style-name="AncientGreek_3a__20_Ἀρχαία_20_ἑλληνικά"><text:span text:style-name="T9">Ὁ μῦθος οὗτος πρὸς ἄνδρα χρεωφειλέτην, ὅστις ἑτοίμως τὰ ἀλλότρια λαμβάνων, ὅταν ἀπαιτηθῇ ταῦτα, οὕτως ἄχθεται ὥσπερ ἐὰν οἴκοθεν ταῦτα ἐδίδου.</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4"><text:span text:style-name="AncientGreek_3a__20_Ἀρχαία_20_ἑλληνικά"><text:span text:style-name="T1">293. Παῖς <text:s/>ἀκρίδας θηρεύων <text:s/>καὶ σκορπίος.<text:line-break/></text:span></text:span><text:span text:style-name="AncientGreek_3a__20_Ἀρχαία_20_ἑλληνικά"><text:span text:style-name="T9">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span></text:p>
            <text:p text:style-name="P120"><text:span text:style-name="AncientGreek_3a__20_Ἀρχαία_20_ἑλληνικά"><text:span text:style-name="T9">Οὗτος ὁ λόγος διδάσκει μὴ δεῖν πᾶσι τοῖς χρηστοῖς καὶ τοῖς πονηροῖς κατὰ ταὐτὰ προσφέρεσθαι.</text:span></text:span></text:p>
          </table:table-cell>
          <table:table-cell table:style-name="Table2.A1" office:value-type="string">
            <text:p text:style-name="P123"/>
          </table:table-cell>
        </table:table-row>
        <table:table-row table:style-name="Table2.1">
          <table:table-cell table:style-name="Table2.A1" office:value-type="string">
            <text:p text:style-name="P64"><text:span text:style-name="AncientGreek_3a__20_Ἀρχαία_20_ἑλληνικά"><text:span text:style-name="T1">294. Παῖς καὶ κόραξ.<text:line-break/></text:span></text:span><text:span text:style-name="AncientGreek_3a__20_Ἀρχαία_20_ἑλληνικά"><text:span text:style-name="T9">Μαντευομένης τινὸς περὶ τοῦ ἑαυτῆς παιδὸς νηπίου ὄντος, οἱ μάντεις προέλεγον ὅτι ὑπὸ κόρακος ἀναιρεθήσεται. Διόπερ φοβουμένη λάρνακα μεγίστην κατασκευάσασα ἐν ταύτῃ αὐτὸν καθεῖρξε, φυλαττομένη μὴ ὑπὸ κόρακος ἀναιρεθῇ. Καὶ διετέλει τεταγμέναις ὥραις ἀναπεταννῦσα καὶ τὰς ἐπιτηδείους αὐτῷ τροφὰς παρεχομένη. Καί ποτε ἀνοιξάσης αὐτῆς καὶ τὸ πόμα ἐπιθείσης, ὁ παῖς ἀπροφυλάκτως παρέκυψεν. Οὕτω τε συνέβη τῆς λάρνακος τὸν κόρακα κατὰ τοῦ βρέγματος κατενεχθέντα ἀποκτεῖναι αὐτόν.</text:span></text:span></text:p>
          </table:table-cell>
          <table:table-cell table:style-name="Table2.A1" office:value-type="string">
            <text:p text:style-name="P123"/>
          </table:table-cell>
        </table:table-row>
        <table:table-row table:style-name="Table2.1">
          <table:table-cell table:style-name="Table2.A1" office:value-type="string">
            <text:p text:style-name="P65"><text:span text:style-name="AncientGreek_3a__20_Ἀρχαία_20_ἑλληνικά"><text:span text:style-name="T1">295. Παῖς καὶ λέων <text:s/>γεγραμμένος .<text:line-break/></text:span></text:span><text:span text:style-name="AncientGreek_3a__20_Ἀρχαία_20_ἑλληνικά"><text:span text:style-name="T9">Υἱόν τις μονογενῆ γέρων δειλὸς ἔχων γενναῖον καὶ κυνηγεῖν ἐφιέμενον, τοῦτον καθ’ ὕπνους εἶδεν ὑπὸ λέοντος θανατωθέντα. Φοβηθεὶς δὲ μὴ ὕπαρ γένηται καὶ ἀληθεύσῃ ὁ ὄνειρος, οἴκημα κάλλιστον καὶ μετέωρον κατασκευάσας, ἐκεῖσε τὸν υἱὸν παρεφύλαττε. Ἐζωγράφησε δὲ καὶ τὸ οἴκημα πρὸς τέρψιν παντοίοις ζῴοις, ἐν οἷς καὶ λέων ἐμορφώθη. Ὁ δὲ ταῦτα μᾶλλον ὁρῶν πλείω τὴν λύπην εἶχε. Καὶ δήποτε πλησίον τοῦ λέοντος στάς· « Ὦ κάκιστον θηρίον, εἶπε, διὰ σὲ καὶ τὸν ψεύστην ὄνειρον τοῦ ἐμοῦ πατρὸς γυναικείᾳ ἐνεκλείσθην φρουρᾷ· τί σοι ποιήσω ; » Καὶ εἰπὼν ἐπέβαλε τὴν χεῖρα τῷ τοίχῳ ὡς τυφλώσων τὸν λέοντα. Σκόλοψ δὲ τῷ ὄνυχι αὐτοῦ ὑπεισδὺς ἄλγημα ὀξὺ καὶ φλεγμονὴν μέχρι βουβώνων εἰργάσατο· πυρετός τε ἐπὶ τούτοις ἀνάψας τὸν παῖδα θᾶττον τοῦ βίου ὑπεξήγαγεν. Ὁ δὲ λέων καίπερ γραπτὸς ὢν τοῦτον ἀνῃρήκει, μηδὲν τῷ τοῦ πατρὸς ὠφεληθέντα σοφίσματι.</text:span></text:span></text:p>
            <text:p text:style-name="P121"><text:span text:style-name="AncientGreek_3a__20_Ἀρχαία_20_ἑλληνικά"><text:span text:style-name="T9">Ὅτι ἃ δὴ μέλλει συμβαίνειν τινί, ἐγκαρτερείτω τούτοις γενναίως καὶ μὴ σοφιζέσθω· οὐ γὰρ ἐκφεύξε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96. Παῖς κλέπτης καὶ μήτηρ.<text:line-break/></text:span></text:span><text:span text:style-name="AncientGreek_3a__20_Ἀρχαία_20_ἑλληνικά"><text:span text:style-name="T9">Παῖς ἐκ διδασκαλείου τὴν τοῦ συμφοιτητοῦ δέλτον ὑφελόμενος τῇ μητρὶ ἐκόμισε. Τῆς δὲ οὐ μόνον αὐτῷ μὴ ἐπιπληξάσης, ἀλλὰ μᾶλλον ἐπαινεσάσης αὐτὸν, ἐκ δευτέρου ἱμάτιον κλέψας ἤνεγκεν αὐτῇ. Ἔτι δὲ μᾶλλον ἐπαινεσάσης αὐτὸν ἐκείνης, προϊὼν τοῖς χρόνοις, ὡς νεανίας ἐγένετο, ἤδη καὶ τὰ μείζονα κλέπτειν ἐπεχείρει. Ληφθεὶς δέ ποτε ἐπ’ αὐτοφώρῳ καὶ περιαγκωνισθεὶς ἐπὶ τὸν δήμιον ἀπήγετο. Τῆς δὲ ἐπακολουθούσης αὐτῷ καὶ στερνοκοπουμένης, εἶπε βούλεσθαί τι αὐτῇ εἰπεῖν πρὸς τὸ οὖς· καὶ ἐπεὶ τάχιστα αὐτῷ προσῆλθε, τοῦ ὠτίου ἐπιλαβόμενος, κατέδακεν αὐτό. Τῆς δὲ κατηγορούσης αὐτοῦ δυσσέβειαν, εἴπερ μὴ ἀρκεσθεὶς οἷς ἤδη πεπλημμέληκε, καὶ τὴν μητέρα ἐλωβήσατο, ἐκεῖνος ὑποτυχὼν εἶπεν· « Ἀλλὰ τότε ὅτε σοι πρῶτον τὴν δέλτον κλέψας ἤνεγκα, εἰ ἐπέπληξάς μοι, οὐκ ἂν μέχρι τούτου ἐχώρησα, ὡς καὶ ἐπὶ θάνατον ἀπάγεσθαι. »</text:span></text:span></text:p>
            <text:p text:style-name="P107"><text:span text:style-name="AncientGreek_3a__20_Ἀρχαία_20_ἑλληνικά"><text:span text:style-name="T9">Ὁ λόγος δηλοῖ ὅτι τὸ κατ’ ἀρχὰς κολαζόμενον ἐπὶ μεῖζον αὔξετα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97. Παῖς λουόμενος.<text:line-break/></text:span></text:span><text:span text:style-name="AncientGreek_3a__20_Ἀρχαία_20_ἑλληνικά"><text:span text:style-name="T9">Παῖς ποτε λουόμενος ἔν τινι ποταμῷ ἐκινδύνευσεν ἀποπνιγῆναι. Ἰδὼν δέ τινα ὁδοιπόρον, τοῦτον ἐπὶ βοηθείᾳ ἐκάλει. Ὁ δὲ ἐμέμφετο τῷ παιδὶ ὡς τολμηρῷ. Τὸ δὲ μειράκιον εἶπε πρὸς αὐτόν· « Ἀλλὰ νῦν μοι βοήθει, ὕστερον δὲ σωθέντι μέμψῃ. »</text:span></text:span></text:p>
            <text:p text:style-name="P107"><text:span text:style-name="AncientGreek_3a__20_Ἀρχαία_20_ἑλληνικά"><text:span text:style-name="T9">Ὁ λόγος εἴρηται πρὸς τοὺς ἀφορμὴν καθ’ ἑαυτῶν διδόντας ἀδικεῖσθ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98. Παρακαταθήκην εἰληφὼς καὶ Ὅρκος.<text:line-break/></text:span></text:span><text:span text:style-name="AncientGreek_3a__20_Ἀρχαία_20_ἑλληνικά"><text:span text:style-name="T9">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span></text:p>
            <text:p text:style-name="P107"><text:span text:style-name="AncientGreek_3a__20_Ἀρχαία_20_ἑλληνικά"><text:span text:style-name="T9">Ὁ λόγος δηλοῖ ὅτι ἀδιόριστός ἐστιν ἡ κατὰ τῶν ἀσεβῶν ἐκ θεοῦ τιμωρία.</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99. Πάτηρ καὶ θυγατέρες.<text:line-break/></text:span></text:span><text:span text:style-name="AncientGreek_3a__20_Ἀρχαία_20_ἑλληνικά"><text:span text:style-name="T9">Ἔχων τις δύο θυγατέρας, τὴν μὲν κηπουρῷ ἐξέδωκε πρὸς γάμον, τὴν δὲ ἑτέραν κεραμεῖ. Χρόνου δὲ προελθόντος, ἧκεν ὡς τὴν τοῦ κηπουροῦ καὶ ταύτην ἠρώτα πῶς ἔχοι καὶ ἐν τίνι αὐτοῖς εἴη τὰ πράγματα. Τῆς δὲ εἰπούσης πάντα μὲν αὐτοῖς παρεῖναι, ἓν δὲ τοῦτο εὔχεσθαι τοῖς θεοῖς, ὅπως χειμὼν γένηται καὶ ὄμβρος, ἵνα τὰ λάχανα ἀρδευθῇ, μετ’ οὐ πολὺ παρεγένετο πρὸς τὴν τοῦ κεραμέως καὶ αὐτῆς ἐπυνθάνετο πῶς ἔχοι. Τῆς δὲ τὰ μὲν ἄλλα μὴ ἐνδεῖσθαι εἰπούσης, τοῦτο δὲ μόνον εὔχεσθαι, ὅπως αἰθρία τε λαμπρὰ ἐπιμείνῃ καὶ λαμρπὸς ἥλιος, ἵνα ξηρανθῇ ὁ κέραμος, εἶπε πρὸς αὐτήν· « Ἐὰν σὺ μὲν εὐδίαν ἐπιζητῇς, ἡ δὲ ἀδελφή σου χειμῶνα, ποτέρᾳ ὑμῶν συνεύξομαι ; »</text:span></text:span></text:p>
            <text:p text:style-name="P107"><text:span text:style-name="AncientGreek_3a__20_Ἀρχαία_20_ἑλληνικά"><text:span text:style-name="T9">Οὕτως οἱ ἐν ταὐτῷ τοῖς ἀνομίοις πράγμασιν ἐπειχειροῦντες εἰκότως περὶ τὰ ἑκάτερα πταίουσιν.</text:span></text:span></text:p>
          </table:table-cell>
          <table:table-cell table:style-name="Table2.A1" office:value-type="string">
            <text:p text:style-name="P123"/>
          </table:table-cell>
        </table:table-row>
      </table:table>
      <text:p text:style-name="Text_20_body"/>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elvetica Neue" svg:font-family="'Helvetica Neue', 'Nimbus Sans', Helvetica, Arial, sans-serif"/>
    <style:font-face style:name="Mangal1" svg:font-family="Mangal"/>
    <style:font-face style:name="New Athena Unicode" svg:font-family="'New Athena Unicode', Gentium, 'Palatino Linotype', 'Lucida Grande', Galilee, 'Arial Unicode MS', sans-serif"/>
    <style:font-face style:name="S hne" svg:font-family="'S hne', ui-sans-serif, system-ui, apple-system, 'Segoe UI', Roboto, Ubuntu, Cantarell, 'Noto Sans', sans-serif, 'Helvetica Neue', Arial, 'Apple Color Emoji', 'Segoe UI Emoji', 'Segoe UI Symbol', 'Noto Color Emoji'"/>
    <style:font-face style:name="sans-serif" svg:font-family="sans-serif"/>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0T09:27:14.843000000</meta:creation-date>
    <dc:date>2023-06-16T21:03:28.296000000</dc:date>
    <meta:editing-duration>PT40M3S</meta:editing-duration>
    <meta:editing-cycles>9</meta:editing-cycles>
    <meta:generator>LibreOffice/7.1.5.2$Windows_X86_64 LibreOffice_project/85f04e9f809797b8199d13c421bd8a2b025d52b5</meta:generator>
    <meta:document-statistic meta:table-count="2" meta:image-count="0" meta:object-count="0" meta:page-count="68" meta:paragraph-count="602" meta:word-count="18528" meta:character-count="113468" meta:non-whitespace-character-count="95468"/>
  </office:meta>
</office:document-meta>
</file>